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rench Script MT" svg:font-family="'French Script MT', 'Courier New'" style:font-family-generic="script" style:font-pitch="variable"/>
    <style:font-face style:name="Linux Libertine S.O.Cist." svg:font-family="'Linux Libertine S.O.Cist.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la" fo:country="VA" style:font-name-complex="Linux Libertine S.O.Cist."/>
    </style:style>
    <style:style style:name="P2" style:family="paragraph" style:parent-style-name="Standard">
      <style:paragraph-properties fo:margin-left="0in" fo:margin-right="0in" fo:text-align="center" style:justify-single-word="false" fo:text-indent="0.2953in" style:auto-text-indent="false"/>
      <style:text-properties style:font-name="Linux Libertine S.O.Cist." fo:language="la" fo:country="VA" style:font-name-complex="Linux Libertine S.O.Cist."/>
    </style:style>
    <style:style style:name="P3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/>
      <style:text-properties style:font-name="Linux Libertine S.O.Cist." fo:language="la" fo:country="VA" style:font-name-complex="Linux Libertine S.O.Cist.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>
        <style:tab-stops>
          <style:tab-stop style:position="4.3047in"/>
        </style:tab-stops>
      </style:paragraph-properties>
      <style:text-properties style:font-name="Linux Libertine S.O.Cist." fo:language="la" fo:country="VA" style:font-name-complex="Linux Libertine S.O.Cist."/>
    </style:style>
    <style:style style:name="P5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>
        <style:tab-stops>
          <style:tab-stop style:position="4.1799in"/>
        </style:tab-stops>
      </style:paragraph-properties>
      <style:text-properties style:font-name="Linux Libertine S.O.Cist." fo:language="la" fo:country="VA" style:font-name-complex="Linux Libertine S.O.Cist."/>
    </style:style>
    <style:style style:name="P6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>
        <style:tab-stops>
          <style:tab-stop style:position="1.8201in"/>
        </style:tab-stops>
      </style:paragraph-properties>
      <style:text-properties style:font-name="Linux Libertine S.O.Cist." fo:language="la" fo:country="VA" style:font-name-complex="Linux Libertine S.O.Cist.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background-color="#ffffff">
        <style:tab-stops>
          <style:tab-stop style:position="1.8598in"/>
        </style:tab-stops>
      </style:paragraph-properties>
      <style:text-properties style:font-name="Linux Libertine S.O.Cist." fo:language="la" fo:country="VA" style:font-name-complex="Linux Libertine S.O.Cist."/>
    </style:style>
    <style:style style:name="P8" style:family="paragraph" style:parent-style-name="Standard">
      <style:paragraph-properties fo:margin-left="0in" fo:margin-right="0in" fo:text-align="justify" style:justify-single-word="false" fo:text-indent="0.2953in" style:auto-text-indent="false"/>
      <style:text-properties style:font-name="Linux Libertine S.O.Cist." fo:language="la" fo:country="VA" style:font-name-complex="Linux Libertine S.O.Cist."/>
    </style:style>
    <style:style style:name="P9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language="la" fo:country="VA" style:font-name-complex="Linux Libertine S.O.Cist."/>
    </style:style>
    <style:style style:name="P10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style:font-name="Linux Libertine S.O.Cist." fo:language="la" fo:country="VA" style:font-name-complex="Linux Libertine S.O.Cist."/>
    </style:style>
    <style:style style:name="P11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4.4154in"/>
        </style:tab-stops>
      </style:paragraph-properties>
      <style:text-properties style:font-name="Linux Libertine S.O.Cist." fo:language="la" fo:country="VA" style:font-name-complex="Linux Libertine S.O.Cist."/>
    </style:style>
    <style:style style:name="P12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2953in"/>
        </style:tab-stops>
      </style:paragraph-properties>
      <style:text-properties style:font-name="Linux Libertine S.O.Cist." fo:language="la" fo:country="VA" style:font-name-complex="Linux Libertine S.O.Cist."/>
    </style:style>
    <style:style style:name="P13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4.5799in"/>
        </style:tab-stops>
      </style:paragraph-properties>
      <style:text-properties style:font-name="Linux Libertine S.O.Cist." fo:language="la" fo:country="VA" style:font-name-complex="Linux Libertine S.O.Cist."/>
    </style:style>
    <style:style style:name="P14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8547in"/>
        </style:tab-stops>
      </style:paragraph-properties>
      <style:text-properties style:font-name="Linux Libertine S.O.Cist." fo:language="la" fo:country="VA" style:font-name-complex="Linux Libertine S.O.Cist.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Linux Libertine S.O.Cist." fo:language="la" fo:country="VA" style:font-name-complex="Linux Libertine S.O.Cist."/>
    </style:style>
    <style:style style:name="P16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5in" style:auto-text-indent="false" fo:background-color="#ffffff"/>
      <style:text-properties style:font-name="Linux Libertine S.O.Cist." fo:language="la" fo:country="VA" style:font-name-complex="Linux Libertine S.O.Cist."/>
    </style:style>
    <style:style style:name="P17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3902in"/>
        </style:tab-stops>
      </style:paragraph-properties>
      <style:text-properties style:font-name="Linux Libertine S.O.Cist." fo:language="la" fo:country="VA" style:font-name-complex="Linux Libertine S.O.Cist."/>
    </style:style>
    <style:style style:name="P18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5654in"/>
        </style:tab-stops>
      </style:paragraph-properties>
      <style:text-properties style:font-name="Linux Libertine S.O.Cist." fo:language="la" fo:country="VA" style:font-name-complex="Linux Libertine S.O.Cist."/>
    </style:style>
    <style:style style:name="P19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2.5654in"/>
        </style:tab-stops>
      </style:paragraph-properties>
      <style:text-properties style:font-name="Linux Libertine S.O.Cist." fo:language="la" fo:country="VA" style:font-name-complex="Linux Libertine S.O.Cist."/>
    </style:style>
    <style:style style:name="P20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2598in"/>
        </style:tab-stops>
      </style:paragraph-properties>
      <style:text-properties style:font-name="Linux Libertine S.O.Cist." fo:language="la" fo:country="VA" style:font-name-complex="Linux Libertine S.O.Cist."/>
    </style:style>
    <style:style style:name="P21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1.8201in"/>
        </style:tab-stops>
      </style:paragraph-properties>
      <style:text-properties style:font-name="Linux Libertine S.O.Cist." fo:language="la" fo:country="VA" style:font-name-complex="Linux Libertine S.O.Cist."/>
    </style:style>
    <style:style style:name="P22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3547in"/>
        </style:tab-stops>
      </style:paragraph-properties>
      <style:text-properties style:font-name="Linux Libertine S.O.Cist." fo:language="la" fo:country="VA" style:font-name-complex="Linux Libertine S.O.Cist."/>
    </style:style>
    <style:style style:name="P23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1299in"/>
        </style:tab-stops>
      </style:paragraph-properties>
      <style:text-properties style:font-name="Linux Libertine S.O.Cist." fo:language="la" fo:country="VA" style:font-name-complex="Linux Libertine S.O.Cist."/>
    </style:style>
    <style:style style:name="P24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1.2701in"/>
        </style:tab-stops>
      </style:paragraph-properties>
      <style:text-properties style:font-name="Linux Libertine S.O.Cist." fo:language="la" fo:country="VA" style:font-name-complex="Linux Libertine S.O.Cist."/>
    </style:style>
    <style:style style:name="P25" style:family="paragraph" style:parent-style-name="Standard">
      <loext:graphic-properties draw:fill="solid" draw:fill-color="#ffffff"/>
      <style:paragraph-properties fo:background-color="#ffffff"/>
      <style:text-properties style:font-name="Linux Libertine S.O.Cist." fo:language="la" fo:country="VA" style:font-name-complex="Linux Libertine S.O.Cist."/>
    </style:style>
    <style:style style:name="P26" style:family="paragraph" style:parent-style-name="Standard">
      <loext:graphic-properties draw:fill="solid" draw:fill-color="#ffffff"/>
      <style:paragraph-properties fo:margin-left="0in" fo:margin-right="0in" fo:text-indent="0.2953in" style:auto-text-indent="false" fo:background-color="#ffffff"/>
      <style:text-properties style:font-name="Linux Libertine S.O.Cist." fo:language="la" fo:country="VA" style:font-name-complex="Linux Libertine S.O.Cist."/>
    </style:style>
    <style:style style:name="P27" style:family="paragraph" style:parent-style-name="Text_20_body_20_indent">
      <style:text-properties style:font-name="Linux Libertine S.O.Cist." fo:language="la" fo:country="VA" style:font-name-complex="Linux Libertine S.O.Cist."/>
    </style:style>
    <style:style style:name="P28" style:family="paragraph" style:parent-style-name="Text_20_body_20_indent">
      <style:paragraph-properties>
        <style:tab-stops>
          <style:tab-stop style:position="3.2598in"/>
        </style:tab-stops>
      </style:paragraph-properties>
      <style:text-properties style:font-name="Linux Libertine S.O.Cist." fo:language="la" fo:country="VA" style:font-name-complex="Linux Libertine S.O.Cist."/>
    </style:style>
    <style:style style:name="P2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la" fo:country="VA" fo:font-style="italic" style:font-style-asian="italic" style:font-name-complex="Linux Libertine S.O.Cist."/>
    </style:style>
    <style:style style:name="P30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/>
      <style:text-properties style:font-name="Linux Libertine S.O.Cist." fo:language="la" fo:country="VA" fo:font-style="italic" style:font-style-asian="italic" style:font-name-complex="Linux Libertine S.O.Cist."/>
    </style:style>
    <style:style style:name="P31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language="la" fo:country="VA" fo:font-style="italic" style:font-style-asian="italic" style:font-name-complex="Linux Libertine S.O.Cist."/>
    </style:style>
    <style:style style:name="P3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la" fo:country="VA" fo:font-weight="bold" style:font-weight-asian="bold" style:font-name-complex="Linux Libertine S.O.Cist."/>
    </style:style>
    <style:style style:name="P3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fr" fo:country="FR" style:font-name-complex="Linux Libertine S.O.Cist." style:language-complex="ar" style:country-complex="SA"/>
    </style:style>
    <style:style style:name="P34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font-size="10pt" fo:language="la" fo:country="VA" style:font-size-asian="10pt" style:font-name-complex="Linux Libertine S.O.Cist."/>
    </style:style>
    <style:style style:name="P3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font-size="10pt" fo:language="la" fo:country="VA" style:font-size-asian="10pt" style:font-name-complex="Linux Libertine S.O.Cist."/>
    </style:style>
    <style:style style:name="P36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font-size="11pt" fo:language="la" fo:country="VA" style:font-size-asian="11pt" style:font-name-complex="Linux Libertine S.O.Cist."/>
    </style:style>
    <style:style style:name="P37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/>
      <style:text-properties style:font-name="Linux Libertine S.O.Cist." fo:font-size="11pt" fo:language="la" fo:country="VA" style:font-size-asian="11pt" style:font-name-complex="Linux Libertine S.O.Cist."/>
    </style:style>
    <style:style style:name="P38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fo:font-variant="small-caps" style:font-name="Linux Libertine S.O.Cist." fo:font-size="10pt" fo:language="la" fo:country="VA" style:font-size-asian="10pt" style:font-name-complex="Linux Libertine S.O.Cist."/>
    </style:style>
    <style:style style:name="P39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fo:font-variant="small-caps" style:font-name="Linux Libertine S.O.Cist." fo:font-size="10pt" fo:language="la" fo:country="VA" fo:font-weight="bold" style:font-size-asian="10pt" style:font-weight-asian="bold" style:font-name-complex="Linux Libertine S.O.Cist."/>
    </style:style>
    <style:style style:name="P40" style:family="paragraph" style:parent-style-name="Heading_20_1">
      <style:text-properties style:font-name="Linux Libertine S.O.Cist." fo:language="la" fo:country="VA" style:font-name-complex="Linux Libertine S.O.Cist.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 style:font-weight-asian="bold"/>
    </style:style>
    <style:style style:name="T3" style:family="text">
      <style:text-properties fo:font-variant="small-caps" officeooo:rsid="000efa07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font-weight="bold" style:font-size-asian="10pt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style:font-name="French Script MT" style:font-name-complex="French Script MT"/>
    </style:style>
    <style:style style:name="T10" style:family="text">
      <style:text-properties fo:language="pt" fo:country="PT"/>
    </style:style>
    <style:style style:name="T11" style:family="text">
      <style:text-properties fo:language="fr" fo:country="FR"/>
    </style:style>
    <style:style style:name="T12" style:family="text">
      <style:text-properties officeooo:rsid="000efa07"/>
    </style:style>
    <style:style style:name="T13" style:family="text">
      <style:text-properties officeooo:rsid="000fcc53"/>
    </style:style>
    <style:style style:name="T14" style:family="text">
      <style:text-properties officeooo:rsid="00107436"/>
    </style:style>
    <style:style style:name="T15" style:family="text">
      <style:text-properties officeooo:rsid="001077aa"/>
    </style:style>
    <style:style style:name="T16" style:family="text">
      <style:text-properties officeooo:rsid="001078fb"/>
    </style:style>
    <style:style style:name="T17" style:family="text">
      <style:text-properties officeooo:rsid="0011f6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Vulgate – texte scanné du psautier de Westmalle</text:p>
      <text:p text:style-name="P1"/>
      <text:p text:style-name="P1">Psalmus 1.</text:p>
      <text:p text:style-name="P29">De Christi ac pii bonitate et perfectione : et impiorum damnatione.</text:p>
      <text:p text:style-name="P9"><text:span text:style-name="T1">Beátus </text:span>vir, qui non ábiit in consílio impiórum, <text:span text:style-name="T12">§</text:span> et in via peccatórum non stetit, * et in cáthedra pestiléntiæ non sedit :</text:p>
      <text:p text:style-name="P9">Sed in lege Dómini volúntas ejus, * et in lege ejus meditábitur die ac nocte.</text:p>
      <text:p text:style-name="P9">Et erit tamquam lignum, quod plantátum est secus decúrsus aquárum, * quod fructum suum dabit in témpore suo :</text:p>
      <text:p text:style-name="P9">Et fólium ejus non défluet : * et ómnia quæcúmque fáciet, prosperabúntur.</text:p>
      <text:p text:style-name="P27">Non sic ímpii, non sic : * sed tamquam pulvis, quem prójicit ventus a fácie terræ.</text:p>
      <text:p text:style-name="P9">Ideo non resúrgent impii in judício: * neque peccatóres in concílio justórum.</text:p>
      <text:p text:style-name="P9">Quóniam novit Dóminus viam justórum: * et iter impiórum períbit.</text:p>
      <text:p text:style-name="P34">Glória Patri, et Fílio, * et Spirítui sancto.</text:p>
      <text:p text:style-name="P34">Sicut erat in principio, et nunc, et semper: * et in sæcula sæculórum. Amen.</text:p>
      <text:p text:style-name="P9"><text:span text:style-name="T4">Hic V/. Glória Patri.</text:span><text:span text:style-name="T5"> </text:span><text:span text:style-name="T4">semper dicitur in fine omnium Psalmorum, nisi aliter notetur.</text:span></text:p>
      <text:p text:style-name="P35"/>
      <text:p text:style-name="P1">Psalmus 2.</text:p>
      <text:p text:style-name="P29">De persecutione in Christum, et ejus regno in Ecclesiam.</text:p>
      <text:p text:style-name="P9"><text:span text:style-name="T1">Quare </text:span>fremuérunt gentes, * et pópuli meditáti sunt inánia ?</text:p>
      <text:p text:style-name="P9">Astitérunt reges terræ, § et príncipes convenérunt in unum * advérsus Dóminum, et advérsus Christum ejus.</text:p>
      <text:p text:style-name="P9">Dirumpámus víncula eórum : * et projiciámus a nobis jugum ipsórum.</text:p>
      <text:p text:style-name="P9">Qui hábitat in cœlis irridébit eos : * et Dóminus subsannábit eos.</text:p>
      <text:p text:style-name="P9">Tunc loquétur ad eos in ira sua, * et in furóre suo conturbábit eos.</text:p>
      <text:p text:style-name="P9">Ego autem constitútus sum Rex ab eo super Sion montem sanctum ejus, * prædicans præcéptum ejus.</text:p>
      <text:p text:style-name="P9">Dóminus dixit ad me : * Fílius meus es tu, ego hódie génui te.</text:p>
      <text:p text:style-name="P9">Póstula a me, et dabo tibi gentes hæreditátem tuam, * et possessiónem tuam términos terræ.</text:p>
      <text:p text:style-name="P9">Reges eos in virga férrea, * et tamquam vas fíguli confrínges eos.</text:p>
      <text:p text:style-name="P9">Et nunc reges intellígite : * erudímini qui judicátis terram.</text:p>
      <text:p text:style-name="P9">Servíte Dómino in timóre : * et exultáte ei cum tremóre.</text:p>
      <text:p text:style-name="P9">Apprehéndite disciplínam § nequándo irascátur Dóminus, * et pereátis de via justa.</text:p>
      <text:p text:style-name="P9">Cum exárserit in brevi ira ejus, * beáti omnes, qui confídunt in eo.</text:p>
      <text:p text:style-name="P10"/>
      <text:p text:style-name="P1">Psalmus 6.</text:p>
      <text:p text:style-name="P29">De confessione et deploratione peccatorum.</text:p>
      <text:p text:style-name="P9"><text:span text:style-name="T1">Dómine, </text:span>ne in furóre tuo árguas me, * neque in ira tua corrípias me,</text:p>
      <text:p text:style-name="P9">Miserére mei Dómine quóniam infírmus sum : * sana me Dómine quóniam conturbáta sunt ossa mea.</text:p>
      <text:p text:style-name="P9">Et ánima mea turbáta est valde : * sed tu Dómine úsquequo ?</text:p>
      <text:p text:style-name="P9">Convértere Dómine, et éripe ánimam meam : * salvum me fac propter misericórdiam tuam.</text:p>
      <text:p text:style-name="P9">Quóniam non est in morte qui memor sit tui : * in inférno autem quis confitébitur tibi ?</text:p>
      <text:p text:style-name="P9">Laborávi in gémitu meo, <text:span text:style-name="T7">§ </text:span>lavábo per síngulas noctes lectum meum : * lácrymis meis stratum meum rigábo.</text:p>
      <text:p text:style-name="P9">Turbátus est a furóre óculus meus : * inveterávi inter omnes inimícos meos.</text:p>
      <text:p text:style-name="P9">Discédite a me omnes qui operámini iniquitátem: * quóniam exaudívit Dóminus vocem fletus mei.</text:p>
      <text:p text:style-name="P9">Exaudívit Dóminus deprecatiónem meam, * Dóminus oratiónem meam suscépit.</text:p>
      <text:p text:style-name="P9">Erubéscant, et conturbéntur veheménter omnes inimíci mei : * convertántur et erubéscant valde velóciter.</text:p>
      <text:p text:style-name="P1"/>
      <text:p text:style-name="P1"><text:soft-page-break/>Psalmus 7.</text:p>
      <text:p text:style-name="P29">De divino auxilio in persecutione quærendo.</text:p>
      <text:p text:style-name="P9"><text:span text:style-name="T1">Dómine</text:span> Deus meus in te sperávi : * salvum me fac ex ómnibus persequéntibus me, et líbera me.</text:p>
      <text:p text:style-name="P9">Nequándo rápiat ut leo ánimam meam, * dum non est qui rédimat, neque qui salvum fáciat.</text:p>
      <text:p text:style-name="P9">Dómine Deus meus, si feci istud, * si est iníquitas in mánibus meis :</text:p>
      <text:p text:style-name="P9">Si réddidi retribuéntibus mihi mala, * décidam mérito ab inimícis meis inánis.</text:p>
      <text:p text:style-name="P9">Persequátur inimícus ánimam meam, § et comprehéndat et concúlcet in terra vitam meam, * et glóriam meam in púlverem dedúcat.</text:p>
      <text:p text:style-name="P9"/>
      <text:p text:style-name="P3">Divisio Psalmi 7.</text:p>
      <text:p text:style-name="P27"><text:span text:style-name="T1">Exúrge</text:span> Dómine in ira tua : * et exaltáre in fínibus inimicórum meórum.</text:p>
      <text:p text:style-name="P9">Et exúrge Dómine Deus meus in præcépto quod mandásti : * et synagóga populórum circúmdabit te.</text:p>
      <text:p text:style-name="P9">Et propter hanc in altum regrédere : * Dóminus júdicat pópulos.</text:p>
      <text:p text:style-name="P9">Júdica me Dómine secúndum justítiam meam, * et secúndum innocéntiam meam super me.</text:p>
      <text:p text:style-name="P9">Consumétur nequítia peccatórum, et díriges justum, * scrutans corda et renes Deus.</text:p>
      <text:p text:style-name="P9"/>
      <text:p text:style-name="P3">Divisio Psalmi 7.</text:p>
      <text:p text:style-name="P9"><text:span text:style-name="T1">Justum</text:span> adjutórium meum a Dómino, * qui salvos facit rectos corde.</text:p>
      <text:p text:style-name="P9">Deus judex justus, fortis, et pátiens : * numquid iráscitur per síngulos dies ?</text:p>
      <text:p text:style-name="P9">Nisi convérsi fuéritis, gládium suum vibrábit : * arcum suum teténdit, et parávit illum.</text:p>
      <text:p text:style-name="P9">Et in eo parávit vasa mortis, * sagíttas suas ardéntibus effécit.</text:p>
      <text:p text:style-name="P9">Ecce partúriit injustítiam : * concépit dolórem, et péperit iniquitátem.</text:p>
      <text:p text:style-name="P9">Lacum apéruit, et effódit eum : * et íncidit in fóveam, quam fecit.</text:p>
      <text:p text:style-name="P9">Convertétur dolor ejus in caput ejus : * et in vérticem ipsíus iníquitas ejus descéndet.</text:p>
      <text:p text:style-name="P9">Confitébor Dómino secúndum justítiam ejus : * et psallam nómini Dómini altíssimi.</text:p>
      <text:p text:style-name="P1"/>
      <text:p text:style-name="P1">Psalmus 8.</text:p>
      <text:p text:style-name="P29">De Christi magnificentia et exaltatione.</text:p>
      <text:p text:style-name="P9"><text:span text:style-name="T1">Dómine </text:span>Dóminus noster, * quam admirábile est nomen tuum in univérsa terra !</text:p>
      <text:p text:style-name="P9">Quóniam eleváta est magnificéntia tua, * super cœlos.</text:p>
      <text:p text:style-name="P9">Ex ore infántium et lacténtium perfecísti laudem propter inimícos tuos, * ut déstruas inimícum et ultórem.</text:p>
      <text:p text:style-name="P9">Quóniam vidébo cœlos tuos, ópera digitórum tuórum : * lunam et stellas, quæ tu fundásti.</text:p>
      <text:p text:style-name="P9">Quid est homo, quod memor es ejus ? * aut fílius hóminis, quóniam vísitas eum ?</text:p>
      <text:p text:style-name="P27">Minuísti eum paulóminus ab Angelis, § glória et honóre coronásti eum : * et constituísti eum super ópera mánuum tuárum.</text:p>
      <text:p text:style-name="P27">Omnia subjecísti sub pédibus ejus, § oves et boves univérsas : * ínsuper et pécora campi.</text:p>
      <text:p text:style-name="P9">Vólucres cœli, et pisces maris, * qui perámbulant sémitas maris.</text:p>
      <text:p text:style-name="P9">Dómine Dóminus noster, * quam admirábile est nomen tuum in univérsa terra !</text:p>
      <text:p text:style-name="P1"/>
      <text:p text:style-name="P1">Psalmus 9.</text:p>
      <text:p text:style-name="P1"><text:span text:style-name="T7">De Christi</text:span><text:span text:style-name="T8"> </text:span><text:span text:style-name="T7">judicio bonos liberante et malos puniente.</text:span></text:p>
      <text:p text:style-name="P9"><text:span text:style-name="T1">Confitébor </text:span>tibi Dómine in toto corde meo : * narrábo ómnia mirabília tua.</text:p>
      <text:p text:style-name="P9">Lætábor et exultábo in te : * psallam nómini tuo Altíssime,</text:p>
      <text:p text:style-name="P27">In converténdo inimícum meum retrórsum : * infirmabúntur, et períbunt a fácie tua.</text:p>
      <text:p text:style-name="P9">Quóniam fecísti judícium meum et causam meam : * sedísti super thronum qui júdicas justítiam.</text:p>
      <text:p text:style-name="P9">Increpásti gentes, et périit ímpius : * nomen eórum delésti in ætérnum et in sæculum sæculi.</text:p>
      <text:p text:style-name="P9">Inimíci defecérunt frámeæ in finem : * et civitátes eórum destruxísti.</text:p>
      <text:p text:style-name="P9">Périit memória eórum cum sónitu : * et Dóminus in ætérnum pérmanet.</text:p>
      <text:p text:style-name="P9"><text:soft-page-break/></text:p>
      <text:p text:style-name="P3">Divisio Psalmi 9.</text:p>
      <text:p text:style-name="P9"><text:span text:style-name="T1">Parávit</text:span> in judício thronum suum : § et ipse judicábit orbem terræ in æquitáte, * judicábit pópulos in justítia.</text:p>
      <text:p text:style-name="P9">Et factus est Dóminus refúgium páuperi : * adjútor in opportunitátibus, in tribulatióne.</text:p>
      <text:p text:style-name="P9">Et sperent in te qui novérunt nomen tuum : * quóniam non dereliquísti quæréntes te Dómine.</text:p>
      <text:p text:style-name="P9">Psállite Dómino, qui hábitat in Sion : * annuntiáte inter gentes stúdia ejus :</text:p>
      <text:p text:style-name="P9">Quóniam requírens sánguinem eórum recordátus est : * non est oblítus clamórem páuperum.</text:p>
      <text:p text:style-name="P9"/>
      <text:p text:style-name="P3">Divisio Psalmi 9.</text:p>
      <text:p text:style-name="P27"><text:span text:style-name="T1">Miserére</text:span> mei Dómine : * vide humilitátem meam de inimícis meis.</text:p>
      <text:p text:style-name="P9">Qui exáltas me de portis mortis, * ut annúntiem omnes laudatiónes tuas in portis fíliæ Sion :</text:p>
      <text:p text:style-name="P9">Exultábo in salutári tuo : * infíxæ sunt gentes in intéritu, quem fecérunt.</text:p>
      <text:p text:style-name="P9">In láqueo isto, quem abscondérunt, * comprehénsus est pes eórum.</text:p>
      <text:p text:style-name="P9">Cognoscétur Dóminus judícia fáciens : * in opéribus mánuum suárum comprehénsus est peccátor.</text:p>
      <text:p text:style-name="P9">Convertántur peccatóres in inférnum, * omnes gentes quæ obliviscúntur Deum.</text:p>
      <text:p text:style-name="P9">Quóniam non in finem oblívio erit páuperis : * patiéntia páuperum non períbit in finem.</text:p>
      <text:p text:style-name="P9"><text:span text:style-name="T1">E</text:span>xúrge Dómine, non confortétur homo : * judicéntur gentes in conspéctu tuo :</text:p>
      <text:p text:style-name="P9">Constítue Dómine legislatórem super eos : * ut sciant gentes quóniam hómines sunt.</text:p>
      <text:p text:style-name="P9"/>
      <text:p text:style-name="P3">Divisio Psalmi 9.</text:p>
      <text:p text:style-name="P9"><text:span text:style-name="T1">Ut</text:span> quid Dómine recessísti longe, * déspicis in opportunitátibus, in tribulatióne ?</text:p>
      <text:p text:style-name="P9">Dum súperbit ímpius, incénditur pauper : * comprehendúntur in consíliis quibus cógitant.</text:p>
      <text:p text:style-name="P9">Quóniam laudátur peccátor in desidériis ánimæ suæ : * et iníquus benedícitur.</text:p>
      <text:p text:style-name="P9">Exacerbávit Dóminum peccátor, * secúndum multitúdinem iræ suæ non quæret.</text:p>
      <text:p text:style-name="P9">Non est Deus in conspéctu ejus : * inquinátæ sunt viæ illíus in omni témpore.</text:p>
      <text:p text:style-name="P9">Auferúntur judícia tua a fácie ejus : * ómnium inimicórum suórum dominábitur.</text:p>
      <text:p text:style-name="P9">Dixit enim in corde suo : * Non movébor a generatióne in generatiónem, sine malo.</text:p>
      <text:p text:style-name="P9">Cujus maledictióne os plenum est, et amaritúdine, et dolo : * sub lingua ejus labor et dolor.</text:p>
      <text:p text:style-name="P27">Sedet in insídiis cum divítibus in occúltis, * ut interfíciat innocéntem.</text:p>
      <text:p text:style-name="P9">Oculi ejus in páuperem respíciunt : * insidiátur in abscóndito, quasi leo in spelúnca sua.</text:p>
      <text:p text:style-name="P9">Insidiátur ut rápiat páuperem : * rápere páuperem dum áttrahit eum.</text:p>
      <text:p text:style-name="P9">In láqueo suo humiliábit eum, * inclinábit se, et cadet cum dominátus fúerit páuperum.</text:p>
      <text:p text:style-name="P9">Dixit enim in corde suo : Oblítus est Deus, * avértit fáciem suam ne vídeat in finem.</text:p>
      <text:p text:style-name="P9"/>
      <text:p text:style-name="P3">Divisio Psalmi 9.</text:p>
      <text:p text:style-name="P9"><text:span text:style-name="T1">Exúrge</text:span> Dómine Deus, exaltétur manus tua : * ne obliviscáris páuperum,</text:p>
      <text:p text:style-name="P9">Propter quid irritávit ímpius Deum ? * dixit enim in corde suo : Non requíret.</text:p>
      <text:p text:style-name="P9">Vides, quóniam tu labórem et dolórem consíderas : * ut tradas eos in manus tuas.</text:p>
      <text:p text:style-name="P9">Tibi derelíctus est pauper : * órphano tu eris adjútor.</text:p>
      <text:p text:style-name="P27">Cóntere bráchium peccatóris et malígni : * quærétur peccátum illíus, et non inveniétur.</text:p>
      <text:p text:style-name="P9">Dóminus regnábit in ætérnum, et in sæculum sæculi : * períbitis gentes de terra illíus.</text:p>
      <text:p text:style-name="P9">Desidérium páuperum exaudívit Dóminus : * præparatiónem cordis eórum audívit auris tua.</text:p>
      <text:p text:style-name="P9">Judicáre pupíllo et húmili, * ut non appónat ultra magnificáre se homo super terram.</text:p>
      <text:p text:style-name="P1"/>
      <text:p text:style-name="P1">Psalmus 10.</text:p>
      <text:p text:style-name="P29">De sævitia malorum in pios, et illorum ultione.</text:p>
      <text:p text:style-name="P9"><text:span text:style-name="T1">In</text:span> Dómino confido : § quómodo dícitis ánimæ meæ : * Tránsmigra in montem sicut passer ?</text:p>
      <text:p text:style-name="P9">Quóniam ecce peccatóres intendérunt arcum, § paravérunt sagíttas suas in pháretra, * ut sagíttent in obscúro rectos corde.</text:p>
      <text:p text:style-name="P9">Quóniam quæ perfecísti, destruxérunt: * justus autem quid fecit ?</text:p>
      <text:p text:style-name="P9"><text:soft-page-break/>Dóminus in templo sancto suo, * Dóminus in cœlo sedes ejus :</text:p>
      <text:p text:style-name="P9">Oculi ejus in páuperem respíciunt : * pálpebræ ejus intérrogant fílios hóminum.</text:p>
      <text:p text:style-name="P9">Dóminus intérrogat justum et ímpium : * qui autem díligit iniquitátem, odit ánimam suam.</text:p>
      <text:p text:style-name="P9">Pluet super peccatóres láqueos : * ignis, et sulphur, et spíritus procellárum pars cálicis eórum.</text:p>
      <text:p text:style-name="P9">Quóniam justus Dóminus et justítias diléxit : * æquitátem vidit vultus ejus.</text:p>
      <text:p text:style-name="P1"/>
      <text:p text:style-name="P1">Psalmus 11.</text:p>
      <text:p text:style-name="P29">De malis hujus mundi a quibus cupimus liberari.</text:p>
      <text:p text:style-name="P9"><text:span text:style-name="T1">Salvum </text:span>me fac Dómine, quóniam defécit sanctus : * quóniam diminútæ sunt veritátes a fíliis hóminum. </text:p>
      <text:p text:style-name="P9">Vana locúti sunt unusquísque ad próximum suum : * lábia dolósa, in corde et corde locúti sunt.</text:p>
      <text:p text:style-name="P9">Dispérdat Dóminus univérsa lábia dolósa, * et linguam magníloquam.</text:p>
      <text:p text:style-name="P9">Qui dixérunt : Linguam nostram magnificábimus, § lábia nostra a nobis sunt, * quis noster Dóminus est ?</text:p>
      <text:p text:style-name="P9">Propter misériam ínopum, et gémitum páuperum, * nunc exúrgam, dicit Dóminus. </text:p>
      <text:p text:style-name="P9">Ponam in salutári : * fiduciáliter agam in eo. </text:p>
      <text:p text:style-name="P9">Elóquia Dómini, elóquia casta : * argéntum igne examinátum, probátum terræ purgátum séptuplum.</text:p>
      <text:p text:style-name="P9">Tu Dómine servábis nos : et custódies nos * a generatióne hac in ætérnum.</text:p>
      <text:p text:style-name="P9">In circúitu ímpii ámbulant : * secúndum altitúdinem tuam multiplicásti fílios hóminum.</text:p>
      <text:p text:style-name="P1"/>
      <text:p text:style-name="P1">Psalmus 12.</text:p>
      <text:p text:style-name="P29">Oratio ad Deum dum tribulamur.</text:p>
      <text:p text:style-name="P9"><text:span text:style-name="T1">Usqu</text:span><text:span text:style-name="T3">e</text:span><text:span text:style-name="T1">quo </text:span>Dómine obliviscéris me in finem ? * Usqu<text:span text:style-name="T12">e</text:span>quo avértis fáciem tuam a me ?</text:p>
      <text:p text:style-name="P9">Quámdiu ponam consília in ánima mea, * dolórem in corde meo per diem ?</text:p>
      <text:p text:style-name="P9">Usqu<text:span text:style-name="T12">e</text:span>quo exaltábitur inimícus meus super me ? * réspice, et exáudi me Dómine Deus meus.</text:p>
      <text:p text:style-name="P9">Illúmina óculos meos ne umquam obdórmiam in morte : * nequándo dicat inimícus meus : Præválui advérsus eum.</text:p>
      <text:p text:style-name="P9">Qui tríbulant me, exultábunt si motus fúero : * ego autem in misericórdia tua sperávi.</text:p>
      <text:p text:style-name="P9">Exultábit cor meum in salutári tuo : § cantábo Dómino qui bona tríbuit mihi : * et psallam nómini Dómini altíssimi.</text:p>
      <text:p text:style-name="P1"/>
      <text:p text:style-name="P1">Psalmus 13.</text:p>
      <text:p text:style-name="P29">De Judæis et Gentibus Dei contemptoribus.</text:p>
      <text:p text:style-name="P9"><text:span text:style-name="T1">Dixit</text:span> insípiens in corde suo : * Non est Deus. </text:p>
      <text:p text:style-name="P9">Corrúpti sunt, et abominábiles facti sunt in stúdiis suis : * non est qui fáciat bonum, non est usque ad unum.</text:p>
      <text:p text:style-name="P9">Dóminus de cœlo prospéxit super filios hóminum, * ut videat sí est intélligens, aut requ<text:span text:style-name="T14">í</text:span>rens Deum.</text:p>
      <text:p text:style-name="P9">Omnes declinavérunt, simul inútiles facti sunt: * non est qui fáciat bonum, non est usque ad unum.</text:p>
      <text:p text:style-name="P9">Sepúlchrum patens est guttur eórum : <text:span text:style-name="T12">§</text:span> linguis suis dolóse agébant, * venénum áspídum sub lábiis eórum.</text:p>
      <text:p text:style-name="P9">Quorum os maledictióne et amaritúdine plenum est: * velóces pedes eórum ad effundéndum sánguinem.</text:p>
      <text:p text:style-name="P9">Contrítio et infelícitas in viis eórum, <text:span text:style-name="T12">§</text:span> et viam pacis non cognovérunt : * non est timor Dei ante óculos eórum.</text:p>
      <text:p text:style-name="P9">Nonne cognóscent omnes qui operántur iniquitátem, * qui dévorant plebem meam sicut escam panis ?</text:p>
      <text:p text:style-name="P9">Dóminum non invocavérunt, * illic trepidavérunt timóre, ubi non erat timor.</text:p>
      <text:p text:style-name="P9"><text:soft-page-break/>Quóniam Dóminus in generatióne justa est, consílium ínopis confudístis : * quóniam Dóminus spes ejus est.</text:p>
      <text:p text:style-name="P9">Quis dabit ex Sion salutáre Israël ? cum avérterit Dóminus captivitátem plebis suæ, * exultábit Jacob, et lætábitur Israël.</text:p>
      <text:p text:style-name="P1"><text:s/></text:p>
      <text:p text:style-name="P1">Psalmus 14.</text:p>
      <text:p text:style-name="P29">De via ducente ad beatitudinem.</text:p>
      <text:p text:style-name="P9"><text:span text:style-name="T1">Dómine</text:span> quis habitábit in tabernáculo tuo ? * aut quis requiéscet in monte sancto tuo ?</text:p>
      <text:p text:style-name="P9">Qui ingréditur sine mácula, * et operátur justítiam :</text:p>
      <text:p text:style-name="P9">Qui lóquitur veritátem in corde suo, * qui non egit dolum in lingua sua :</text:p>
      <text:p text:style-name="P9">Nec fecit próximo suo malum, * et oppróbrium non accépit advérsus próximos suos.</text:p>
      <text:p text:style-name="P9">Ad níhilum dedúctus est in conspéctu ejus malígnus : * timéntes autem Dóminum gloríficat :</text:p>
      <text:p text:style-name="P27">Qui jurat próximo suo, et non décipit, § qui pecúniam suam non dedit ad usúram, * et múnera super innocéntem non accépit.</text:p>
      <text:p text:style-name="P9">Qui facit hæc, * non movébitur in ætérnum.</text:p>
      <text:p text:style-name="P8"/>
      <text:p text:style-name="P1">Psalmus 15.</text:p>
      <text:p text:style-name="P29">De Christi Resurrectione et Ascensione.</text:p>
      <text:p text:style-name="P9"><text:span text:style-name="T1">Consérva</text:span> me Dómine, quóniam sperávi in te. § Dixi Dómino : Deus meus es tu, * quóniam bonórum meórum non eges.</text:p>
      <text:p text:style-name="P9">Sanctis, qui sunt in terra ejus, * mirificávit omnes voluntátes meas in eis.</text:p>
      <text:p text:style-name="P9">Multiplicátæ sunt infirmitátes eórum : * póstea acceleravérunt.</text:p>
      <text:p text:style-name="P9">Non congregábo conventícula eórum de sanguínibus, * nec memor ero nóminum eórum per lábia mea.</text:p>
      <text:p text:style-name="P9">Dóminus pars hæreditátis meæ, et cálicis mei : * tu es, qui restítues hæreditátem meam mihi.</text:p>
      <text:p text:style-name="P9">Funes cecidérunt mihi in præcláris : * étenim hæréditas mea præclára est mihi.</text:p>
      <text:p text:style-name="P9"/>
      <text:p text:style-name="P3">Divisio Psalmi 15.</text:p>
      <text:p text:style-name="P9"><text:span text:style-name="T1">Benedícam</text:span> Dóminum, qui tríbuit mihi intelléctum : * ínsuper et usque ad noctem increpuérunt me renes mei.</text:p>
      <text:p text:style-name="P9">Providébam Dóminum in conspéctu meo semper : * quóniam a dextris est mihi, ne commóvear.</text:p>
      <text:p text:style-name="P9">Propter hoc lætátum est cor meum, § et exultávit lingua mea : * ínsuper et caro mea requiéscet in spe.</text:p>
      <text:p text:style-name="P9">Quóniam non derelínques ánimam meam in inférno : * nec dabis sanctum tuum vidére corruptiónem.</text:p>
      <text:p text:style-name="P9">Notas mihi fecísti vias vitæ, § adimplébis me lætítia cum vultu tuo : * delectatiónes in déxtera tua usque in finem.</text:p>
      <text:p text:style-name="P11"/>
      <text:p text:style-name="P1">Psalmus 16.</text:p>
      <text:p text:style-name="P29">Oratio Ecclesia<text:span text:style-name="T15">e</text:span> ut liberetur a tribulatione.</text:p>
      <text:p text:style-name="P9"><text:span text:style-name="T1">Exáudi </text:span>Dómine justítiam meam : * inténde deprecatiónem meam.</text:p>
      <text:p text:style-name="P9">Auribus pércipe oratiónem meam, * non in lábiis dolósis.</text:p>
      <text:p text:style-name="P9">De vultu tuo judícium meum pródeat : * óculi tui vídeant æquitátes.</text:p>
      <text:p text:style-name="P9">Probásti cor meum, et visitásti nocte : § igne me examinásti, * et non est invénta in me iníquitas.</text:p>
      <text:p text:style-name="P9">Ut non loquátur os meum ópera hóminum : * propter verba labiórum tuórum ego custodívi vias duras.</text:p>
      <text:p text:style-name="P9">Pérfice gressus meos in sémitis tuis : * ut non moveántur vestígia mea.</text:p>
      <text:p text:style-name="P9"/>
      <text:p text:style-name="P1">Divisio Psalmi 16.</text:p>
      <text:p text:style-name="P26"><text:span text:style-name="T1">Ego</text:span> clamávi, quóniam exaudísti me Deus : * inclína aurem tuam mihi, et exáudi verba mea.</text:p>
      <text:p text:style-name="P9"><text:soft-page-break/>Mirífica misericórdias tuas, * qui salvos facis sperántes in te.</text:p>
      <text:p text:style-name="P9">A resisténtibus déxteræ tuæ custódi me, * ut pupíllam óculi.</text:p>
      <text:p text:style-name="P9">Sub umbra alárum tuárum prótege me : * a fácie impiórum qui me afflixérunt</text:p>
      <text:p text:style-name="P9">Inimíci mei ánimam meam circumdedérunt, § ádipem suum conclusérunt : * os eórum locútum est supérbiam.</text:p>
      <text:p text:style-name="P9">Projiciéntes me nunc circumdedérunt me : * óculos suos statuérunt declináre in terram.</text:p>
      <text:p text:style-name="P9">Suscepérunt me sicut leo parátus ad prædam : * et sicut cátulus leónis hábitans in ábditis.</text:p>
      <text:p text:style-name="P9"/>
      <text:p text:style-name="P1">Divisio Psalmi 16.</text:p>
      <text:p text:style-name="P9"><text:span text:style-name="T1">Exúrge</text:span> Dómine, præveni eum, et supplánta eum : § éripe ánimam meam ab ímpio, * frámeam tuam ab inimícis manus tuæ.</text:p>
      <text:p text:style-name="P9">Dómine a paucis de terra divíde eos in vita eórum : * de abscónditis tuis adimplétus est venter eórum.</text:p>
      <text:p text:style-name="P9">Saturáti sunt fíliis : * et dimisérunt relíquias suas párvulis suis.</text:p>
      <text:p text:style-name="P9">Ego autem in justítia apparébo conspéctui tuo : * satiábor cum apparúerit glória tua.</text:p>
      <text:p text:style-name="P4"/>
      <text:p text:style-name="P4">Psalmus 17.</text:p>
      <text:p text:style-name="P29">Gratiarum actio pro liberatione ab inimicis.</text:p>
      <text:p text:style-name="P9"><text:span text:style-name="T1">Díligam</text:span> te Dómine fortitúdo mea : § Dóminus firmaméntum meum, et refúgium meum, * et liberátor meus.</text:p>
      <text:p text:style-name="P9">Deus meus adjútor meus, * et sperábo in eum.</text:p>
      <text:p text:style-name="P9">Protéctor meus, et cornu salútis meæ, * et suscéptor meus.</text:p>
      <text:p text:style-name="P9">Láudans invocábo Dóminum : * et ab inimícis meis salvus ero.</text:p>
      <text:p text:style-name="P9"/>
      <text:p text:style-name="P3">Divisio Psalmi 17.</text:p>
      <text:p text:style-name="P9"><text:span text:style-name="T1">Circumdedérunt</text:span> me dolóres mortis : * et torréntes iniquitátis conturbavérunt me.</text:p>
      <text:p text:style-name="P27">Dolóres inférni circumdedérunt me : * præoccupavérunt me láquei mortis.</text:p>
      <text:p text:style-name="P9">In tribulatióne mea invocávi Dóminum, * et ad Deum meum clamávi :</text:p>
      <text:p text:style-name="P9">Et exaudívit de templo sancto suo vocem meam : * et clamor meus in conspéctu ejus, introívit in aures ejus.</text:p>
      <text:p text:style-name="P9">Commóta est, et contrémuit terra : § fundaménta móntium conturbáta sunt, et commóta sunt, * quóniam irátus est eis.</text:p>
      <text:p text:style-name="P9">Ascéndit fumus in ira ejus : § et ignis a fácie ejus exársit : * carbónes succénsi sunt ab eo.</text:p>
      <text:p text:style-name="P9"/>
      <text:p text:style-name="P3">Divisio Psalmi 17.</text:p>
      <text:p text:style-name="P9"><text:span text:style-name="T1">Inclinávit</text:span> cœlos, et descéndit : * et calígo sub pédibus ejus.</text:p>
      <text:p text:style-name="P9">Et ascéndit super Chérubim, et volávit : * volávit super pennas ventórum.</text:p>
      <text:p text:style-name="P9">Et pósuit ténebras latíbulum suum, § in circúitu ejus tabernáculum ejus : * tenebrósa aqua in núbibus áëris.</text:p>
      <text:p text:style-name="P9">Præ fulgóre in conspéctu ejus nubes transiérunt, * grando et carbónes ignis.</text:p>
      <text:p text:style-name="P27">Et intónuit de cœlo Dóminus, § et Altíssimus dedit vocem suam : * grando et carbónes ignis.</text:p>
      <text:p text:style-name="P9">Et misit sagíttas suas, et dissipávit eos : * fúlgura multiplicávit, et conturbávit eos.</text:p>
      <text:p text:style-name="P9">Et apparuérunt fontes aquárum, * et reveláta sunt fundaménta orbis terrárum :</text:p>
      <text:p text:style-name="P9">Ab increpatióne tua Dómine, * ab inspiratióne spíritus iræ tuæ.</text:p>
      <text:p text:style-name="P9"/>
      <text:p text:style-name="P3">Divisio Psalmi 17.</text:p>
      <text:p text:style-name="P9"><text:span text:style-name="T1">Misit</text:span> de summo, et accépit me : * et assúmpsit me de aquis multis.</text:p>
      <text:p text:style-name="P9">Erípuit me de inimícis meis fortíssimis, § et ab his qui odérunt me : * quóniam confortáti sunt super me.</text:p>
      <text:p text:style-name="P9">Prævenérunt me in die afflictiónis meæ : * et factus est Dóminus protéctor meus.</text:p>
      <text:p text:style-name="P9">Et edúxit me in latitúdinem : * salvum me fecit, quóniam vóluit me.</text:p>
      <text:p text:style-name="P9"><text:soft-page-break/>Et retríbuet mihi Dóminus secúndum justítiam meam, * et secúndum puritátem mánuum meárum retríbuet mihi :</text:p>
      <text:p text:style-name="P9">Quia custodívi vias Dómini, * nec ímpie gessi a Deo meo.</text:p>
      <text:p text:style-name="P9">Quóniam ómnia judícia ejus in conspéctu meo : * et justítias ejus non répuli a me.</text:p>
      <text:p text:style-name="P27">Et ero immaculátus cum eo : * et observábo me ab iniquitáte mea.</text:p>
      <text:p text:style-name="P9">Et retríbuet mihi Dóminus secúndum justítiam meam : * et secúndum puritátem mánuum meárum in conspéctu oculórum ejus.</text:p>
      <text:p text:style-name="P9"/>
      <text:p text:style-name="P1">Divisio Psalmi 17.</text:p>
      <text:p text:style-name="P9"><text:span text:style-name="T1">Cum</text:span> sancto sanctus eris, * et cum viro innocénte ínnocens eris :</text:p>
      <text:p text:style-name="P9">Et cum elécto eléctus eris : * et cum pervérso pervertéris</text:p>
      <text:p text:style-name="P9">Quóniam tu pópulum húmilem salvum fácies : * et óculos superbórum humiliábis.</text:p>
      <text:p text:style-name="P9">Quóniam tu illúminas lucérnam meam Dómine:* Deus meus illúmina ténebras meas.</text:p>
      <text:p text:style-name="P9">Quóniam in te erípiar a tentatióne, * et in Deo meo transgrédiar murum.</text:p>
      <text:p text:style-name="P9">Deus meus impollúta via ejus : § elóquia Dómini igne examináta : * protéctor est ómnium sperántium in se.</text:p>
      <text:p text:style-name="P9"/>
      <text:p text:style-name="P3">Divisio Psalmi 17.</text:p>
      <text:p text:style-name="P27"><text:span text:style-name="T1">Quóniam</text:span> quis Deus præter Dóminum ? * aut quis Deus præter Deum nostrum ?</text:p>
      <text:p text:style-name="P27">Deus qui præcínxit me virtúte : * et pósuit immaculátam viam meam.</text:p>
      <text:p text:style-name="P9">Qui perfécit pedes meos tamquam cervórum, * et super excélsa státuens me.</text:p>
      <text:p text:style-name="P9">Qui docet manus meas ad prælium : * et posuísti, ut arcum æreum, bráchia mea.</text:p>
      <text:p text:style-name="P9">Et dedísti mihi protectiónem salútis tuæ : * et déxtera tua suscépit me :</text:p>
      <text:p text:style-name="P9">Et disciplína tua corréxit me in finem : * et disciplína tua ipsa me docébit.</text:p>
      <text:p text:style-name="P9">Dilatásti gressus meos subtus me : * et non sunt infirmáta vestígia mea :</text:p>
      <text:p text:style-name="P9">Pérsequar inimícos meos, et comprehéndam illos : * et non convértar donec defíciant.</text:p>
      <text:p text:style-name="P9">Confríngam illos, nec póterunt stare : * cadent subtus pedes meos.</text:p>
      <text:p text:style-name="P9"/>
      <text:p text:style-name="P3">Divisio Psalmi 17.</text:p>
      <text:p text:style-name="P9"><text:span text:style-name="T1">Et</text:span> præcinxísti me virtúte ad bellum : * et supplantásti insurgéntes in me subtus me.</text:p>
      <text:p text:style-name="P9">Et inimícos meos dedísti mihi dorsum, * et odiéntes me disperdidísti.</text:p>
      <text:p text:style-name="P9">Clamavérunt, nec erat qui salvos fáceret, ad Dóminum : * nec exaudívit eos.</text:p>
      <text:p text:style-name="P9">Et commínuam eos, ut púlverem ante fáciem venti : * ut lutum plateárum delébo eos.</text:p>
      <text:p text:style-name="P9">Erípies me de contradictiónibus pópuli : * constítues me in caput géntium.</text:p>
      <text:p text:style-name="P9">Pópulus, quem non cognóvi, servívit mihi : * in audítu auris obedívit mihi.</text:p>
      <text:p text:style-name="P27">Fílii aliéni mentíti sunt mihi, § fílii aliéni inveteráti sunt, * et claudicavérunt a sémitis suis.</text:p>
      <text:p text:style-name="P3"/>
      <text:p text:style-name="P3">Divisio Psalmi 17.</text:p>
      <text:p text:style-name="P9"><text:span text:style-name="T1">Vivit</text:span> Dóminus, et benedíctus Deus meus, * et exaltétur Deus salútis meæ.</text:p>
      <text:p text:style-name="P9">Deus, qui das vindíctas mihi, et subdis pópulos sub me, * liberátor meus de inimícis meis iracúndis.</text:p>
      <text:p text:style-name="P9">Et ab insurgéntibus in me exaltábis me ; * a viro iníquo erípies me.</text:p>
      <text:p text:style-name="P9">Proptérea confitébor tibi in natiónibus Dómine : * et nómini tuo psalmum dicam,</text:p>
      <text:p text:style-name="P27">Magníficans salútes regis ejus, § et fáciens misericórdiam christo suo David, * et sémini ejus usque in sæculum.</text:p>
      <text:p text:style-name="P10"/>
      <text:p text:style-name="P1">Psalmus 18.</text:p>
      <text:p text:style-name="P29">De Christi Incarnatione et Novæ Legis commendatione.</text:p>
      <text:p text:style-name="P9"><text:span text:style-name="T1">Cœli </text:span>enárrant glóriam Dei, * et ópera mánuum ejus annúntiat firmaméntum. </text:p>
      <text:p text:style-name="P9">Dies diéi erúctat verbum, * et nox nocti índicat sciéntiam.</text:p>
      <text:p text:style-name="P9">Non sunt loquélæ, neque sermónes, * quorum non audiántur voces eórum.</text:p>
      <text:p text:style-name="P9">In omnem terram exívit sonus eórum : * et in fines orbis terræ verba eórum.</text:p>
      <text:p text:style-name="P9"><text:soft-page-break/>In sole pósuit tabernáculum suum : * et ipse tamquam sponsus procédens de thálamo suo :</text:p>
      <text:p text:style-name="P9">Exultávit ut gigas ad curréndam viam, * a summo cœlo egréssio ejus :</text:p>
      <text:p text:style-name="P9">Et occúrsus ejus usque ad summum ejus : * nec est qui se abscóndat a calóre ejus.</text:p>
      <text:p text:style-name="P9"/>
      <text:p text:style-name="P3">Divisio Psalmi 18.</text:p>
      <text:p text:style-name="P9"><text:span text:style-name="T1">Lex</text:span> Dómini immaculáta convértens ánimas : * testimónium Dómini fidéle, sapiéntiam præstans párvulis.</text:p>
      <text:p text:style-name="P9">Justítiæ Dómini rectæ, lætificántes corda : * præcéptum Dómini lúcidum, illúminans óculos.</text:p>
      <text:p text:style-name="P9">Timor Dómini sanctus, pérmanens in sæculum sæculi : * judícia Dómini vera, justificáta in semetípsa.<text:span text:style-name="T9"/></text:p>
      <text:p text:style-name="P9">Desiderabília super aurum et lápidem pretiósum multum : * et dulcióra super mel et favum.</text:p>
      <text:p text:style-name="P9">Etenim servus tuus custódit ea, * in custodiéndis illis retribútio multa.</text:p>
      <text:p text:style-name="P9">Delícta quis intélligit ? § ab occúltis meis munda me : * et ab aliénis parce servo tuo.</text:p>
      <text:p text:style-name="P9">Si mei non fúerint domináti, tunc immaculátus ero : * et emundábor a delícto máximo.</text:p>
      <text:p text:style-name="P9">Et erunt ut compláceant elóquia oris mei : * et meditátio cordis mei in conspéctu tuo semper.</text:p>
      <text:p text:style-name="P9">Dómine adjútor meus, * et redémptor meus.</text:p>
      <text:p text:style-name="P1"/>
      <text:p text:style-name="P1">Psalmus 19.</text:p>
      <text:p text:style-name="P29">Ecclesiæ oratio ut magnificetur Christus.</text:p>
      <text:p text:style-name="P9"><text:span text:style-name="T1">Exáudiat</text:span> te Dóminus in die tribulatiónis : * prótegat te nomen Dei Jacob. </text:p>
      <text:p text:style-name="P9">Mittat tibi auxílium de sancto : * et de Sion tueátur te.</text:p>
      <text:p text:style-name="P9">Memor sit omnis sacrifícii tui : * et holocáustum tuum pingue fiat.</text:p>
      <text:p text:style-name="P9">Tríbuat tibi secúndum cor tuum : * et omne consílium tuum confírmet.</text:p>
      <text:p text:style-name="P9">Lætábimur in salutári tuo : * et in nómine Dei nostri magnificábimur.</text:p>
      <text:p text:style-name="P9">Impleat Dóminus omnes petitiónes tuas : * nunc cognóvi quóniam salvum fecit Dóminus Christum suum.</text:p>
      <text:p text:style-name="P9">Exáudiet illum de cœlo sancto suo : * in potentátibus salus déxteræ ejus.</text:p>
      <text:p text:style-name="P9">Hi in cúrribus, et hi in equis : * nos autem in nómine Dómini Dei nostri invocábimus.</text:p>
      <text:p text:style-name="P9">Ipsi obligáti sunt, et cecidérunt : * nos autem surréximus et erécti sumus.</text:p>
      <text:p text:style-name="P9">Dómine salvum fac regem : * et exáudi nos in die, qua invocavérimus te.</text:p>
      <text:p text:style-name="P9"/>
      <text:p text:style-name="P1">Psalmus 3. </text:p>
      <text:p text:style-name="P29">De Passione et Resurrectione Christi.</text:p>
      <text:p text:style-name="P9"><text:span text:style-name="T1">Dómine </text:span>quid multiplicáti sunt qui tríbulant me ? * multi insúrgunt advérsum me.</text:p>
      <text:p text:style-name="P9">Multi dicunt ánimæ meæ : * Non est salus ipsi in Deo ejus.</text:p>
      <text:p text:style-name="P9">Tu autem Dómine suscéptor meus es, * glória mea, et exáltans caput meum.</text:p>
      <text:p text:style-name="P9">Voce mea ad Dóminum clamávi : * et exaudívit me de monte sancto suo.</text:p>
      <text:p text:style-name="P9">Ego dormívi, et soporátus sum : * et exurréxi, quia Dóminus suscépit me,</text:p>
      <text:p text:style-name="P9">Non timébo míllia pópuli circumdántis me : * exúrge Dómine, salvum me fac Deus meus.</text:p>
      <text:p text:style-name="P9">Quóniam tu percussísti omnes adversántes mihi sine causa : * dentes peccatórum contrivísti.</text:p>
      <text:p text:style-name="P9">Dómini est salus : * et super pópulum tuum benedíctio tua.</text:p>
      <text:p text:style-name="P34">Glória Patri.</text:p>
      <text:p text:style-name="P34"/>
      <text:p text:style-name="P1">Psalmus 94.</text:p>
      <text:p text:style-name="P9"><text:span text:style-name="T1">Veníte, </text:span>exultémus Dómino, jubilémus Deo salutári nostro : præoccupémus fáciem ejus in confessióne, et in psalmis jubilémus ei.</text:p>
      <text:p text:style-name="P27">Adorémus Dóminum, qui fecit nos.</text:p>
      <text:p text:style-name="P9">Quóniam Deus magnus Dóminus, et Rex magnus super omnes deos : quóniam non repéllet Dóminus plebem suam, quia in manu ejus sunt omnes fines terræ, et altitúdines móntium ipse cónspicit.</text:p>
      <text:p text:style-name="P27">Qui fecit nos.</text:p>
      <text:p text:style-name="P9"><text:soft-page-break/>Quóniam ipsíus est mare, et ipse fecit illud, et áridam fundavérunt manus ejus : veníte adorémus, et procidámus ante Deum : plorémus coram Dómino, qui fecit nos, quia ipse est Dóminus Deus noster : nos autem pópulus ejus, et oves páscuæ ejus.</text:p>
      <text:p text:style-name="P27">Adorémus Dóminum, qui fecit nos.</text:p>
      <text:p text:style-name="P9">Hódie si vocem ejus audiéritis, nolíte obduráre corda vestra, sicut in exacerbatióne secúndum diem tentatiónis in déserto : ubi tentavérunt me patres vestri, probavérunt, et vidérunt ópera mea.</text:p>
      <text:p text:style-name="P27">Qui fecit nos.</text:p>
      <text:p text:style-name="P9">Quadragínta annis próximus fui generatióni huic, et dixi : Semper hi errant corde : ipsi vero non cognovérunt vias meas, quibus jurávi in ira mea, si introíbunt in réquiem meam.</text:p>
      <text:p text:style-name="P27">Adorémus Dóminum, qui fecit nos.</text:p>
      <text:p text:style-name="P9">Glória Patri, et Fílio, et Spirítui sancto. Sicut erat in princípio, et nunc, et semper, et in sæcula sæculórum. Amen.</text:p>
      <text:p text:style-name="P27">Qui fecit nos.</text:p>
      <text:p text:style-name="P9">Adorémus Dóminum.</text:p>
      <text:p text:style-name="P27">Qui fecit nos.</text:p>
      <text:p text:style-name="P1"/>
      <text:p text:style-name="P1">Psalmus 20.</text:p>
      <text:p text:style-name="P30">De Christi magnificentia et inimicorum ejus miseria.</text:p>
      <text:p text:style-name="P9"><text:span text:style-name="T1">Dómine</text:span> in virtúte tua lætábitur rex : * et super salutáre tuum exultábit veheménter.</text:p>
      <text:p text:style-name="P9">Desidérium cordis ejus tribuísti ei : * et voluntáte labiórum ejus non fraudásti eum.</text:p>
      <text:p text:style-name="P9">Quóniam præ<text:span text:style-name="T12">ve</text:span>nísti eum in benedictiónibus dulcédinis : * posuísti in cápite ejus corónam de lápide pretióso.</text:p>
      <text:p text:style-name="P9">Vitam pétiit a te : * et tribuísti ei longitúdinem diérum in sæculum, et in sæculum sæculi.</text:p>
      <text:p text:style-name="P9">Magna est glória ejus in salutári tuo : * glóriam et magnum decórem impónes super eum.</text:p>
      <text:p text:style-name="P9">Quóniam dabis eum in benedictiónem in sæculum sæculi : * lætificábis eum in gáudio cum vultu tuo.</text:p>
      <text:p text:style-name="P9">Quóniam rex sperat in Dómino : * et in misericórdia Altíssimi non commovébitur.</text:p>
      <text:p text:style-name="P9">Inveniátur manus tua ómnibus inimícis tuis : * déxtera tua invéniat omnes, qui te odérunt.</text:p>
      <text:p text:style-name="P9">Pones eos ut clíbanum ignis in témpore vultus tui : § Dóminus in ira sua conturbábit eos, * et devorábit eos ignis.</text:p>
      <text:p text:style-name="P9">Fructum eórum de terra perdes : * et semen eórum a fíliis hóminum.</text:p>
      <text:p text:style-name="P9">Quóniam declinavérunt in te mala : * cogitavérunt consília, quæ non potuérunt stabilíre.</text:p>
      <text:p text:style-name="P9">Quóniam pones eos dorsum : * in relíquiis tuis præparábis vultum eórum.</text:p>
      <text:p text:style-name="P9">Exaltáre Dómine in virtúte tua : * cantábimus et psallémus virtútes tuas.</text:p>
      <text:p text:style-name="P1"/>
      <text:p text:style-name="P1">Psalmus 21.</text:p>
      <text:p text:style-name="P29">De Christi Passione et populi sui salute.</text:p>
      <text:p text:style-name="P9"><text:span text:style-name="T1">Deus</text:span> Deus meus réspice in me : quare me dereliquísti ? * longe a salúte mea verba delictórum meórum.</text:p>
      <text:p text:style-name="P9">Deus meus clamábo per diem, et non exáudies : * et nocte, et non ad insipiéntiam mihi.</text:p>
      <text:p text:style-name="P9">Tu autem in sancto hábitas, * laus Israël.</text:p>
      <text:p text:style-name="P27">In te speravérunt patres nostri : * speravérunt, et liberásti eos.</text:p>
      <text:p text:style-name="P9">Ad te clamavérunt, et salvi facti sunt : * in te speravérunt, et non sunt confúsi.</text:p>
      <text:p text:style-name="P9">Ego autem sum vermis, et non homo : * oppróbrium hóminum, et abjéctio plebis.</text:p>
      <text:p text:style-name="P9">Omnes vidéntes me, derisérunt me : * locúti sunt lábiis, et movérunt caput.</text:p>
      <text:p text:style-name="P9">Sperávit in Dómino, erípiat eum : * salvum fáciat eum, quóniam vult eum.</text:p>
      <text:p text:style-name="P9">Quóniam tu es, qui extraxísti me de ventre : * spes mea ab ubéribus matris meæ.</text:p>
      <text:p text:style-name="P27">In te projéctus sum ex útero : § de ventre matris meæ Deus meus es tu, * ne discésseris a me :</text:p>
      <text:p text:style-name="P9">Quóniam tribulátio próxima est : * quóniam non est qui ádjuvet.</text:p>
      <text:p text:style-name="P9">Circumdedérunt me vítuli multi : * tauri pingues obsedérunt me.</text:p>
      <text:p text:style-name="P9">Aperuérunt super me os suum, * sicut leo rápiens et rúgiens.</text:p>
      <text:p text:style-name="P9">Sicut aqua effúsus sum : * et dispérsa sunt ómnia ossa mea.</text:p>
      <text:p text:style-name="P9"><text:soft-page-break/>Factum est cor meum tamquam cera liquéscens * in médio ventris mei.</text:p>
      <text:p text:style-name="P9">Aruit tamquam testa virtus mea, § et lingua mea adhæsit fáucibus meis : * et in púlverem mortis deduxísti me.</text:p>
      <text:p text:style-name="P9">Quóniam circumdedérunt me canes multi : * concílium malignántium obsédit me.</text:p>
      <text:p text:style-name="P9">Fodérunt manus meas et pedes meos : * dinumeravérunt ómnia ossa mea.</text:p>
      <text:p text:style-name="P9">Ipsi vero consideravérunt et inspexérunt me : * divisérunt sibi vestiménta mea, et super vestem meam misérunt sortem.</text:p>
      <text:p text:style-name="P9">Tu autem Dómine ne elongáveris auxílium tuum a me : * ad defensiónem meam cónspice.</text:p>
      <text:p text:style-name="P9">Erue a frámea Deus ánimam meam : * et de manu canis únicam meam :</text:p>
      <text:p text:style-name="P9">Salva me ex ore leónis : * et a córnibus unicórnium humilitátem meam.</text:p>
      <text:p text:style-name="P9">Narrábo nomen tuum frátribus meis : * in médio ecclésiæ laudábo te.</text:p>
      <text:p text:style-name="P9">Qui timétis Dóminum laudáte eum : * univérsum semen Jacob glorificáte eum :</text:p>
      <text:p text:style-name="P9">Tímeat eum omne semen Israël : * quóniam non sprevit, neque despéxit deprecatiónem páuperis :</text:p>
      <text:p text:style-name="P9">Nec avértit fáciem suam a me : * et cum clamárem ad eum exaudívit me.</text:p>
      <text:p text:style-name="P9">Apud te laus mea in ecclésia magna : * vota mea reddam in conspéctu timéntium eum.</text:p>
      <text:p text:style-name="P9">Edent páuperes, et saturabúntur : § et laudábunt Dóminum qui requírunt eum : * vivent corda eórum in sæculum sæculi.</text:p>
      <text:p text:style-name="P9">Reminiscéntur et converténtur ad Dóminum * univérsi fines terræ :</text:p>
      <text:p text:style-name="P9">Et adorábunt in conspéctu ejus * univérsæ famíliæ géntium.</text:p>
      <text:p text:style-name="P9">Quóniam Dómini est regnum : * et ipse dominábitur géntium.</text:p>
      <text:p text:style-name="P9">Manducavérunt et adoravérunt omnes pingues terræ : * in conspéctu ejus cadent omnes qui descéndunt in terram.</text:p>
      <text:p text:style-name="P9">Et ánima mea illi vivet : * et semen meum sérviet ipsi.</text:p>
      <text:p text:style-name="P9">Annuntiábitur Dómino generátio ventúra : § et annuntiábunt cœli justítiam ejus pópulo qui nascétur, * quem fecit Dóminus.</text:p>
      <text:p text:style-name="P8"/>
      <text:p text:style-name="P1">Psalmus 22.</text:p>
      <text:p text:style-name="P29">Gratiarum actio de beneficiis Dei et Sacramentis Ecclesiæ.</text:p>
      <text:p text:style-name="P9"><text:span text:style-name="T1">Dóminus </text:span>regit me, et nihil mihi déerit : * in loco páscuæ ibi me collocávit.</text:p>
      <text:p text:style-name="P9">Super aquam refectiónis educávit me : * ánimam meam convértit.</text:p>
      <text:p text:style-name="P9">Dedúxit me super sémitas justítiæ, * propter nomen suum.</text:p>
      <text:p text:style-name="P9">Nam, et si ambulávero in médio umbræ mortis, non timébo mala : * quóniam tu mecum es.</text:p>
      <text:p text:style-name="P9">Virga tua, et báculus tuus : * ipsa me consoláta sunt. </text:p>
      <text:p text:style-name="P9">Parásti in conspéctu meo mensam, * advérsus eos, qui tríbulant me.</text:p>
      <text:p text:style-name="P9">Impinguásti in óleo caput meum : * et calix meus inébrians quam præclárus est !</text:p>
      <text:p text:style-name="P9">Et misericórdia tua subsequétur me * ómnibus diébus vitæ meæ :</text:p>
      <text:p text:style-name="P9">Et ut inhábitem in domo Dómini, * in longitúdinem diérum.</text:p>
      <text:p text:style-name="P1"/>
      <text:p text:style-name="P1">Psalmus 23.</text:p>
      <text:p text:style-name="P29">De Christi dominio et ejus Ascensione.</text:p>
      <text:p text:style-name="P9"><text:span text:style-name="T1">Dómini </text:span>est terra, et plenitúdo ejus : * orbis terrárum, et univérsi, qui hábitant in eo.</text:p>
      <text:p text:style-name="P9">Quia ipse super mária fundávit eum : * et super flúmina præparávit eum.</text:p>
      <text:p text:style-name="P9">Quis ascéndet in montem Dómini ? * aut quis stabit in loco sancto ejus ?</text:p>
      <text:p text:style-name="P27">Innocens mánibus et mundo corde, § qui non accépit in vano ánimam suam, * nec jurávit in dolo próximo suo.</text:p>
      <text:p text:style-name="P9">Hic accípiet benedictiónem a Dómino : * et misericórdiam a Deo salutári suo.</text:p>
      <text:p text:style-name="P9">Hæc est generátio quæréntium eum, * quæréntium fáciem Dei Jacob.</text:p>
      <text:p text:style-name="P9">Attóllite portas príncipes vestras, § et elevámini portæ æternáles : * et introíbit Rex glóriæ.</text:p>
      <text:p text:style-name="P9">Quis est iste Rex glóriæ ? § Dóminus fortis et potens : * Dóminus potens in prælio.</text:p>
      <text:p text:style-name="P9">Attóllite portas príncipes vestras, § et elevámini portæ æternáles : * et introíbit Rex glóriæ.</text:p>
      <text:p text:style-name="P9">Quis est iste Rex glóriæ ? * Dóminus virtútum ipse est Rex glóriæ.</text:p>
      <text:p text:style-name="P9"><text:soft-page-break/></text:p>
      <text:p text:style-name="P1">Psalmus 24.</text:p>
      <text:p text:style-name="P29">Oratio Ecclesiæ afflictæ pro Dei auxilio obtinendo.</text:p>
      <text:p text:style-name="P9"><text:span text:style-name="T1">Ad</text:span><text:span text:style-name="T6"> </text:span>te Dómine levávi ánimam meam : * Deus meus in te confído, non erubéscam :</text:p>
      <text:p text:style-name="P9">Neque irrídeant me inimíci mei : * étenim univérsi, qui sústinent te, non confundéntur.</text:p>
      <text:p text:style-name="P9">Confundántur omnes iníqua agentes * supervácue.</text:p>
      <text:p text:style-name="P9">Vias tuas Dómine demónstra mihi : * et sémitas tuas édoce me.</text:p>
      <text:p text:style-name="P9">Dírige me in veritáte tua, et doce me : * quia tu es Deus salvátor meus, et te sustínui tota die.</text:p>
      <text:p text:style-name="P9">Reminíscere miseratiónum tuárum Dómine, * et misericordiárum tuárum, quæ a sæculo sunt.</text:p>
      <text:p text:style-name="P9">Delícta juventútis meæ, * et ignorántias meas ne memíneris.</text:p>
      <text:p text:style-name="P9">Secúndum misericórdiam tuam meménto mei tu : * propter bonitátem tuam Dómine.</text:p>
      <text:p text:style-name="P9">Dulcis et rectus Dóminus : * propter hoc legem dabit delinquéntibus in via.</text:p>
      <text:p text:style-name="P9">Díriget mansuétos in judício : * docébit mites vias suas.</text:p>
      <text:p text:style-name="P9">Univérsæ viæ Dómini, misericórdia et véritas, * requiréntibus testaméntum ejus et testimónia ejus.</text:p>
      <text:p text:style-name="P9">Propter nomen tuum Dómine propitiáberis peccáto meo : * multum est enim.</text:p>
      <text:p text:style-name="P9">Quis est homo qui timet Dóminum ? * legem státuit ei in via, quam elégit.</text:p>
      <text:p text:style-name="P9">Anima ejus in bonis demorábitur : * et semen ejus hæreditábit terram.</text:p>
      <text:p text:style-name="P9">Firmaméntum est Dóminus timéntibus eum : * et testaméntum ipsíus ut manifestétur illis.</text:p>
      <text:p text:style-name="P9">Oculi mei semper ad Dóminum : * quóniam ipse evéllet de láqueo pedes meos.</text:p>
      <text:p text:style-name="P9">Réspice in me, et miserére mei : * quia únicus et pauper sum ego.</text:p>
      <text:p text:style-name="P9">Tribulatiónes cordis mei multiplicátæ sunt : * de necessitátibus meis érue me.</text:p>
      <text:p text:style-name="P9">Vide humilitátem meam, et labórem meum : * et dimítte univérsa delícta mea.</text:p>
      <text:p text:style-name="P9">Réspice inimícos meos quóniam multiplicáti sunt, * et ódio iníquo odérunt me.</text:p>
      <text:p text:style-name="P9">Custódi ánimam meam, et érue me : * non erubéscam quóniam sperávi in te.</text:p>
      <text:p text:style-name="P9">Innocéntes et recti adhæsérunt mihi : * quia sustínui te.</text:p>
      <text:p text:style-name="P9">Líbera Deus Israël, * ex ómnibus tribulatiónibus suis.</text:p>
      <text:p text:style-name="P1"/>
      <text:p text:style-name="P1">Psalmus 25.</text:p>
      <text:p text:style-name="P29">Christi innocentis et justi ad Patrem oratio.</text:p>
      <text:p text:style-name="P9"><text:span text:style-name="T1">Júdica </text:span>me Dómine, quóniam ego in innocéntia mea ingréssus sum : * et in Dómino sperans non infirmábor.</text:p>
      <text:p text:style-name="P9">Proba me Dómine, et tenta me : * ure renes meos et cor meum.</text:p>
      <text:p text:style-name="P12">Quóniam misericórdia tua ante óculos meos est : * et complácui in veritáte tua.</text:p>
      <text:p text:style-name="P9">Non sedi cum concílio vanitátis : * et cum iníqua geréntibus non introíbo.</text:p>
      <text:p text:style-name="P9">Odívi ecclésiam malignántium : * et cum ímpiis non sedébo.</text:p>
      <text:p text:style-name="P9">Lavábo inter innocéntes manus meas : * et circúmdabo altáre tuum Dómine :</text:p>
      <text:p text:style-name="P9">Ut áudiam vocem laudis, * et enárrem univérsa mirabília tua.</text:p>
      <text:p text:style-name="P9">Dómine diléxi decórem domus tuæ, * et locum habitatiónis glóriæ tuæ.</text:p>
      <text:p text:style-name="P9">Ne perdas cum ímpiis Deus ánimam meam, * et cum viris sánguinum vitam meam :</text:p>
      <text:p text:style-name="P9">In quorum mánibus iniquitátes sunt: * déxtera eórum repléta est munéribus.</text:p>
      <text:p text:style-name="P9">Ego autem in innocéntia mea ingréssus sum : * redíme me, et miserére mei.</text:p>
      <text:p text:style-name="P9">Pes meus stetit in dirécto : * in ecclésiis benedícam te Dómine.</text:p>
      <text:p text:style-name="P1"/>
      <text:p text:style-name="P1">Psalmus 26.</text:p>
      <text:p text:style-name="P29">De Christi fortitudine et constantia.</text:p>
      <text:p text:style-name="P9"><text:span text:style-name="T1">Dóminus </text:span>illuminátio mea, et salus mea, * quem timébo ?</text:p>
      <text:p text:style-name="P9">Dóminus protéctor vitæ meæ, * a quo trepidábo ?</text:p>
      <text:p text:style-name="P9">Dum apprópiant super me nocéntes, * ut edant carnes meas :</text:p>
      <text:p text:style-name="P9">Qui tríbulant me inimíci mei, * ipsi infirmáti sunt et cecidérunt.</text:p>
      <text:p text:style-name="P9">Si consístant advérsum me castra, * non timébit cor meum.</text:p>
      <text:p text:style-name="P9">Si exúrgat advérsum me prælium, * in hoc ego sperábo.</text:p>
      <text:p text:style-name="P9"><text:soft-page-break/>Unam pétii a Dómino, hanc requíram, * ut inhábitem in domo Dómini ómnibus diébus vitæ meæ :</text:p>
      <text:p text:style-name="P9">Ut vídeam voluptátem Dómini, * et visítem templum ejus.</text:p>
      <text:p text:style-name="P9">Quóniam abscóndit me in tabernáculo suo : * in die malórum protéxit me in abscóndito tabernáculi sui.</text:p>
      <text:p text:style-name="P9">In petra exaltávit me ; * et nunc exaltávit caput meum super inimícos meos.</text:p>
      <text:p text:style-name="P9">Circuívi, et immolávi in tabernáculo ejus hóstiam vociferatiónis : * cantábo, et psalmum dicam Dómino.</text:p>
      <text:p text:style-name="P9">Exáudi Dómine vocem meam, qua clamávi ad te : * miserére mei, et exáudi me.</text:p>
      <text:p text:style-name="P9">Tibi dixit cor meum, exquisívit te fácies mea : * fáciem tuam Dómine requíram.</text:p>
      <text:p text:style-name="P9">Ne avértas fáciem tuam a me : * ne declínes in ira a servo tuo.</text:p>
      <text:p text:style-name="P9">Adjútor meus esto : * ne derelínquas me, neque despícias me Deus salutáris meus.</text:p>
      <text:p text:style-name="P9">Quóniam pater meus, et mater mea dereliquérunt me : * Dóminus autem assúmpsit me.</text:p>
      <text:p text:style-name="P9">Legem pone mihi Dómine in via tua : * et dírige me in sémitam rectam propter inimícos meos.</text:p>
      <text:p text:style-name="P9">Ne tradíderis me in ánimas tribulántium me : quóniam insurrexérunt in me testes iníqui, * et mentíta est iníquitas sibi.</text:p>
      <text:p text:style-name="P9">Credo vidére bona Dómini * in terra vivéntium.</text:p>
      <text:p text:style-name="P9">Expécta Dóminum, viríliter age : * et confortétur cor tuum, et sústine Dóminum.</text:p>
      <text:p text:style-name="P1"/>
      <text:p text:style-name="P1">Psalmus 27.</text:p>
      <text:p text:style-name="P29">Christi oratio ad Patrem ut ab inimicis servetur.</text:p>
      <text:p text:style-name="P9"><text:span text:style-name="T1">Ad</text:span> te Dómine clamábo, Deus meus ne síleas a me : nequándo táceas a me, * et assimilábor descendéntibus in lacum.</text:p>
      <text:p text:style-name="P9">Exáudi Dómine vocem deprecatiónis meæ dum oro ad te : * dum extóllo manus meas ad templum sanctum tuum.</text:p>
      <text:p text:style-name="P9">Ne simul trahas me cum peccatóribus : * et cum operántibus iniquitátem ne perdas me :</text:p>
      <text:p text:style-name="P9">Qui loquúntur pacem cum próximo suo, * mala autem in córdibus eórum.</text:p>
      <text:p text:style-name="P9">Da illis secúndum ópera eórum, * et secúndum nequítiam adinventiónum ipsórum.</text:p>
      <text:p text:style-name="P9">Secúndum ópera mánuum eórum tríbue illis : * redde retributiónem eórum ipsis.</text:p>
      <text:p text:style-name="P9">Quóniam non intellexérunt ópera Dómini, § et in ópera mánuum ejus * déstrues illos, et non ædificábis eos,</text:p>
      <text:p text:style-name="P9">Benedíctus Dóminus : * quóniam exaudívit vocem deprecatiónis meæ.</text:p>
      <text:p text:style-name="P9">Dóminus adjútor meus, et protéctor meus : * in ipso sperávit cor meum, et adjútus sum.</text:p>
      <text:p text:style-name="P9">Et reflóruit caro mea ; * et ex voluntáte mea confitébor ei.</text:p>
      <text:p text:style-name="P9">Dóminus fortitúdo plebis suæ : * et protéctor salvatiónum christi sui est.</text:p>
      <text:p text:style-name="P9">Salvum fac pópulum tuum Dómine, § et bénedic hæreditáti tuæ : * et rege eos, et extólle illos usque in ætérnum.</text:p>
      <text:p text:style-name="P9"/>
      <text:p text:style-name="P1">Psalmus 28.</text:p>
      <text:p text:style-name="P29">De beneficiis a Deo Ecclesiæ collatis.</text:p>
      <text:p text:style-name="P9"><text:span text:style-name="T1">Afférte </text:span>Dómino fílii Dei : * afférte Dómino fílios aríetum :</text:p>
      <text:p text:style-name="P9">Afférte Dómino glóriam et honórem, § afférte Dómino glóriam nómini ejus : * adoráte Dóminum in átrio sancto ejus.</text:p>
      <text:p text:style-name="P27">Vox Dómini super aquas, § Deus majestátis intónuit : * Dóminus super aquas multas.</text:p>
      <text:p text:style-name="P9">Vox Dómini in virtúte : * vox Dómini in magnificéntia.</text:p>
      <text:p text:style-name="P9">Vox Dómini confringéntis cedros : * et confrínget Dóminus cedros Líbani :</text:p>
      <text:p text:style-name="P9">Et commínuet eas tamquam vítulum Líbani : * et diléctus quemádmodum fílius unicórnium</text:p>
      <text:p text:style-name="P9">Vox Dómini intercidéntis flammam ignis : § vox Dómini concutiéntis desértum : * et commovébit Dóminus desértum Cades.</text:p>
      <text:p text:style-name="P9">Vox Dómini præparántis cervos, et revelábit condénsa : * et in templo ejus omnes dicent glóriam.</text:p>
      <text:p text:style-name="P9">Dóminus dilúvium inhabitáre facit : * et sedébit Dóminus Rex in ætérnum.</text:p>
      <text:p text:style-name="P9"><text:soft-page-break/>Dóminus virtútem pópulo suo dabit : * Dóminus benedícet pópulo suo in pace.</text:p>
      <text:p text:style-name="P1"/>
      <text:p text:style-name="P1">Psalmus 29.</text:p>
      <text:p text:style-name="P29">De Christi Resurrectione.</text:p>
      <text:p text:style-name="P9"><text:span text:style-name="T1">Exaltábo </text:span>te Dómine quóniam suscepísti me : * nec delectásti inimícos meos super me.</text:p>
      <text:p text:style-name="P9">Dómine Deus meus clamávi ad te, * et sanásti me.</text:p>
      <text:p text:style-name="P9">Dómine eduxísti ab inférno ánimam meam : * salvásti me a descendéntibus in lacum.</text:p>
      <text:p text:style-name="P13">Psállite Dómino sancti ejus : * et confitémini memóriæ sanctitátis ejus.</text:p>
      <text:p text:style-name="P9">Quóniam ira in indignatióne ejus : * et vita in voluntáte ejus.</text:p>
      <text:p text:style-name="P9">Ad vésperum demorábitur : * et ad matutínum lætítia.</text:p>
      <text:p text:style-name="P9">Ego autem dixi in abundántia mea : * Non movébor in ætérnum.</text:p>
      <text:p text:style-name="P9">Dómine in voluntáte tua, * præstitísti decóri meo virtútem.</text:p>
      <text:p text:style-name="P9">Avertísti fáciem tuam a me, * et factus sum conturbátus.</text:p>
      <text:p text:style-name="P9">Ad te Dómine clamábo ; * et ad Deum meum deprecábor.</text:p>
      <text:p text:style-name="P9">Quæ utílitas in sánguine meo, * dum descéndo in corruptiónem ?</text:p>
      <text:p text:style-name="P9">Numquid confitébitur tibi pulvis, * aut annuntiábit veritátem tuam ?</text:p>
      <text:p text:style-name="P9">Audívit Dóminus, et misértus est mei : * Dóminus factus est adjútor meus.</text:p>
      <text:p text:style-name="P9">Convertísti planctum meum in gáudium mihi : * conscidísti saccum meum, et circumdedísti me lætítia :</text:p>
      <text:p text:style-name="P9">Ut cantet tibi glória mea, et non compúngar : * Dómine Deus meus in ætérnum confitébor tibi.</text:p>
      <text:p text:style-name="P9"/>
      <text:p text:style-name="P1">Psalmus 30.</text:p>
      <text:p text:style-name="P29">Christi oratio ad Patrem de sua Passione.</text:p>
      <text:p text:style-name="P9"><text:span text:style-name="T1">In </text:span>te Dómine sperávi non confúndar in ætérnum : * in justítia tua líbera me.</text:p>
      <text:p text:style-name="P9">Inclína ad me aurem tuam, * accélera ut éruas me.</text:p>
      <text:p text:style-name="P9">Esto mihi in Deum protectórem : et in domum refúgii, * ut salvum me fácias.</text:p>
      <text:p text:style-name="P9">Quóniam fortitúdo mea, et refúgium meum es tu : * et propter nomen tuum dedúces me, et enútries me.</text:p>
      <text:p text:style-name="P9">Edúces me de láqueo hoc, quem abscondérunt mihi : * quóniam tu es protéctor meus.</text:p>
      <text:p text:style-name="P9">In manus tuas comméndo spíritum meum : * redemísti me Dómine Deus veritátis.</text:p>
      <text:p text:style-name="P9">Odísti observántes vanitátes, * supervácue.</text:p>
      <text:p text:style-name="P9">Ego autem in Dómino sperávi : * exultábo, et lætábor in misericórdia tua.</text:p>
      <text:p text:style-name="P9">Quóniam respexísti humilitátem meam, * salvásti de necessitátibus ánimam meam.</text:p>
      <text:p text:style-name="P9">Nec conclusísti me in mánibus inimíci : * statuísti in loco spatióso pedes meos.</text:p>
      <text:p text:style-name="P9">Miserére mei Dómine quóniam tribulor : § conturbátus est in ira óculus meus, * ánima mea, et venter meus :</text:p>
      <text:p text:style-name="P9">Quóniam defécit in dolóre vita mea : * et anni mei in gemítibus.</text:p>
      <text:p text:style-name="P9">Infirmáta est in paupertáte virtus mea : * et ossa mea conturbáta sunt.</text:p>
      <text:p text:style-name="P9">Super omnes inimícos meos factus sum oppróbrium et vicínis meis valde : <text:s/>* et timor notis meis.</text:p>
      <text:p text:style-name="P9">Qui vidébant me, foras fugérunt a me : * oblivióni datus sum tamquam mórtuus a corde.</text:p>
      <text:p text:style-name="P9">Factus sum tamquam vas pérditum : * quóniam audívi vituperatiónem multórum commorántium in circúitu :</text:p>
      <text:p text:style-name="P9">In eo dum convenírent simul advérsum me, * accípere ánimam meam consiliáti sunt.</text:p>
      <text:p text:style-name="P9">Ego autem in te sperávi Dómine : § dixi : Deus meus es tu : * in mánibus tuis sortes meæ.</text:p>
      <text:p text:style-name="P9">Eripe me de manu inimicórum meórum, * et a persequéntibus me.</text:p>
      <text:p text:style-name="P9">Illústra fáciem tuam super servum tuum, § salvum me fac in misericórdia tua : * Dómine non confúndar, quóniam invocávi te.</text:p>
      <text:p text:style-name="P9">Erubéscant ímpii, et deducántur in inférnum : * muta fiant lábia dolósa.</text:p>
      <text:p text:style-name="P9">Quæ loquúntur advérsus justum iniquitátem, * in supérbia, et in abusióne.</text:p>
      <text:p text:style-name="P9">Quam magna multitúdo dulcédinis tuæ Dómine, * quam abscondísti timéntibus te.</text:p>
      <text:p text:style-name="P9"><text:soft-page-break/>Perfecísti eis, qui sperant in te, * in conspéctu filiórum hóminum.</text:p>
      <text:p text:style-name="P9">Abscóndes eos in abscóndito faciéi tuæ * a conturbatióne hóminum.</text:p>
      <text:p text:style-name="P9">Próteges eos in tabernáculo tuo * a contradictióne linguárum.</text:p>
      <text:p text:style-name="P9">Benedíctus Dóminus : * quóniam mirificávit misericórdiam suam mihi in civitáte muníta.</text:p>
      <text:p text:style-name="P9">Ego autem dixi in excéssu mentis meæ : * Projéctus sum a fácie oculórum tuórum.</text:p>
      <text:p text:style-name="P9">Ideo exaudísti vocem oratiónis meæ, * dum clamárem ad te.</text:p>
      <text:p text:style-name="P9">Dilígite Dóminum omnes sancti ejus : § quóniam veritátem requíret Dóminus, * et retríbuet abundánter faciéntibus supérbiam.</text:p>
      <text:p text:style-name="P9">Viríliter ágite, et confortétur cor vestrum, * omnes qui sperátis in Dómino.</text:p>
      <text:p text:style-name="P1"/>
      <text:p text:style-name="P1">Psalmus 31.</text:p>
      <text:p text:style-name="P29">De pœnitentia pro peccatis agenda ad eorum remissionem obtinendam.</text:p>
      <text:p text:style-name="P9"><text:span text:style-name="T1">Beáti</text:span>, quorum remíssæ sunt iniquitátes : * et quorum tecta sunt peccáta.</text:p>
      <text:p text:style-name="P9">Beátus vir, cui non imputávit Dóminus peccátum, * nec est in spíritu ejus dolus.</text:p>
      <text:p text:style-name="P9">Quóniam tácui, inveteravérunt ossa mea, * dum clamárem tota die.</text:p>
      <text:p text:style-name="P9">Quóniam die ac nocte graváta est super me manus tua : * convérsus sum in ærúmna mea, dum confígitur spina.</text:p>
      <text:p text:style-name="P9">Delíctum meum cógnitum tibi feci : * et injustítiam meam non abscóndi.</text:p>
      <text:p text:style-name="P9">Dixi : Confitébor advérsum me injustítiam meam Dómino : * et tu remisísti impietátem peccáti mei.</text:p>
      <text:p text:style-name="P9">Pro hac orábit ad te omnis sanctus, * in témpore opportúno.</text:p>
      <text:p text:style-name="P9">Verúmtamen in dilúvio aquárum multárum, * ad eum non approximábunt.</text:p>
      <text:p text:style-name="P9">Tu es refúgium meum a tribulatióne, quæ circúmdedit me : * exultátio mea érue me a circumdántibus me.</text:p>
      <text:p text:style-name="P9">Intelléctum tibi dabo, et ínstruam te in via hac, qua gradiéris : * firmábo super te óculos meos.</text:p>
      <text:p text:style-name="P9">Nolíte fíeri sicut equus et mulus, * quibus non est intelléctus.</text:p>
      <text:p text:style-name="P9">In camo et fræno maxíllas eórum constrínge, * qui non appróximant ad te.</text:p>
      <text:p text:style-name="P9">Multa flagélla peccatóris, * sperántem autem in Dómino misericórdia circúmdabit.</text:p>
      <text:p text:style-name="P9">Lætámini in Dómino et exultáte justi, * et gloriámini omnes recti corde.</text:p>
      <text:p text:style-name="P9"/>
      <text:p text:style-name="P1">Psalmus 66.</text:p>
      <text:p text:style-name="P30">De Christi Incarnatione et manifestatione in toto orbe.</text:p>
      <text:p text:style-name="P9"><text:span text:style-name="T1">Deus </text:span>misereátur nostri, et benedícat nobis : * illúminet vultum suum super nos, et misereátur nostri.</text:p>
      <text:p text:style-name="P9">Ut cognoscámus in terra viam tuam : * in ómnibus géntibus salutáre tuum.</text:p>
      <text:p text:style-name="P9">Confiteántur tibi pópuli Deus : * confiteántur tibi pópuli omnes.</text:p>
      <text:p text:style-name="P9">Læténtur et exúltent gentes : quóniam júdicas pópulos in æquitáte, * et gentes in terra dírigis.</text:p>
      <text:p text:style-name="P9">Confiteántur tibi pópuli Deus : § confiteántur tibi pópuli omnes : * terra dedit fructum suum.</text:p>
      <text:p text:style-name="P9">Benedícat nos Deus, Deus noster, benedicat nos Deus : * et métuant eum omnes fines terræ.</text:p>
      <text:p text:style-name="P10"/>
      <text:p text:style-name="P1"><text:bookmark-start text:name="stop"/>Psalmus 50.</text:p>
      <text:p text:style-name="P29"><text:bookmark-end text:name="stop"/>Oratio vere pœnitentis pro divina misericordia imploranda.</text:p>
      <text:p text:style-name="P9">M<text:span text:style-name="T1">iserére</text:span> mei Deus, * secúndum magnam misericórdiam tuam.</text:p>
      <text:p text:style-name="P9">Et secúndum multitúdinem miseratiónum tuárum, * dele iniquitátem meam.</text:p>
      <text:p text:style-name="P9">Amplius lava me ab iniquitáte mea ; * et a peccáto meo munda me.</text:p>
      <text:p text:style-name="P9">Quóniam iniquitátem meam ego cognósco : * et peccátum meum contra me est semper.</text:p>
      <text:p text:style-name="P9">Tibi soli peccávi, et malum coram te feci : * ut justificéris in sermónibus tuis, et vincas cum judicáris.</text:p>
      <text:p text:style-name="P9">Ecce eni<text:span text:style-name="T16">m</text:span> in iniquitátibus concéptus sum : * et in peccátis concépit me mater mea.</text:p>
      <text:p text:style-name="P9">Ecce enim veritátem dilexísti : * incérta, et occúlta sapiéntiæ tuæ manifestásti mihi.</text:p>
      <text:p text:style-name="P9">Aspérges me hyssópo, et mundábor : * lavábis me, et super nivem dealbábor.</text:p>
      <text:p text:style-name="P9">Audítui meo dabis gáudium et lætítiam : * et exultábunt ossa humiliáta.</text:p>
      <text:p text:style-name="P9"><text:soft-page-break/>Avérte fáciem tuam a peccátis meis : * et omnes iniquitátes meas dele.</text:p>
      <text:p text:style-name="P9">Cor mundum crea in me Deus : * et spíritum rectum ínnova in viscéribus meis.</text:p>
      <text:p text:style-name="P9">Ne projícias me a fácie tua : * et spíritum sanctum tuum ne áuferas a me.</text:p>
      <text:p text:style-name="P9">Redde mihi lætítiam salutáris tui : * et spíritu principáli confírma me.</text:p>
      <text:p text:style-name="P9">Docébo iníquos vias tuas : * et ímpii ad te converténtur.</text:p>
      <text:p text:style-name="P9">Líbera me de sanguínibus Deus, Deus salútis meæ: * et exultábit lingua mea justítiam tuam.</text:p>
      <text:p text:style-name="P9">Dómine, lábia mea apéries : * et os meum annuntiábit laudem tuam.</text:p>
      <text:p text:style-name="P9">Quóniam si voluísses sacrifícium, dedíssem útique : * holocáustis non delectáberis.</text:p>
      <text:p text:style-name="P9">Sacrifícium Deo spíritus contribulátus : * cor contrítum, et humiliátum Deus non despícies.</text:p>
      <text:p text:style-name="P9">Benígne fac Dómine in bona voluntáte tua Sion : * ut ædificéntur muri Jerúsalem.</text:p>
      <text:p text:style-name="P9">Tunc acceptábis sacrifícium justítiæ, oblatiónes, et holocáusta : * tunc impónent super altáre tuum vítulos.</text:p>
      <text:p text:style-name="P1"/>
      <text:p text:style-name="P1">Psalmus 117.</text:p>
      <text:p text:style-name="P29">Gratiarum actio ob ereptionem a periculis, et ob Salvatorem missum.</text:p>
      <text:p text:style-name="P9"><text:span text:style-name="T1">Confitémini </text:span>Dómino quóniam bonus : * quóniam in sæculum misericórdia ejus.</text:p>
      <text:p text:style-name="P9">Dicat nunc Israël quóniam bonus ; * quóniam in sæculum misericórdia ejus.</text:p>
      <text:p text:style-name="P9">Dicat nunc domus Aaron : * quóniam in sæculum misericórdia ejus.</text:p>
      <text:p text:style-name="P9">Dicant nunc qui timent Dóminum : * quóniam in sæculum misericórdia ejus.</text:p>
      <text:p text:style-name="P9">De tribulatióne invocávi Dóminum : * et exaudívit me in latitúdine Dóminus.</text:p>
      <text:p text:style-name="P9">Dóminus mihi adjútor : * non timébo quid fáciat mihi homo.</text:p>
      <text:p text:style-name="P9">Dóminus mihi adjútor : * et ego despíciam inimícos meos.</text:p>
      <text:p text:style-name="P9">Bonum est confídere in Dómino, * quam confídere in hómine :</text:p>
      <text:p text:style-name="P9">Bonum est speráre in Dómino, * quam speráre in príncípibus.</text:p>
      <text:p text:style-name="P9">Omnes gentes circuiérunt me : * et in nómine Dómini quia ultus sum in eos.</text:p>
      <text:p text:style-name="P9">Circumdántes circumdedérunt me : * et in nómine Dómini quia ultus sum in eos.</text:p>
      <text:p text:style-name="P9">Circumdedérunt me sicut apes, § et exarsérunt sicut ignis in spinis : * et in nómine Dómini quia ultus sum in eos.</text:p>
      <text:p text:style-name="P9">Impúlsus evérsus sum ut cáderem : * et Dóminus suscépit me.</text:p>
      <text:p text:style-name="P9">Fortitúdo mea, et laus mea Dóminus : * et factus est mihi in salútem.</text:p>
      <text:p text:style-name="P9">Vox exultatiónis, et salútis * in tabernáculis justórum.</text:p>
      <text:p text:style-name="P9">Déxtera Dómini fecit virtútem : § déxtera Dómini exaltávit me, * déxtera Dómini fecit virtútem.</text:p>
      <text:p text:style-name="P9">Non móriar, sed vivam : * et narrábo ópera Dómini.</text:p>
      <text:p text:style-name="P9">Castígans castigávit me Dóminus : * et morti non trádidit me.</text:p>
      <text:p text:style-name="P9">Aperíte mihi portas justítiæ, §<text:span text:style-name="T6"> </text:span>ingréssus in eas confitébor Dómino : * hæc porta Dómini, justi intrábunt in eam.</text:p>
      <text:p text:style-name="P9">Confitébor tibi quóniam exaudísti me : * et factus es mihi in salútem.</text:p>
      <text:p text:style-name="P9">Lápidem, quem reprobavérunt ædificántes : * hic factus est in caput ánguli.</text:p>
      <text:p text:style-name="P9">A Dómino factum est istud: * et est mirábile in óculis nostris.</text:p>
      <text:p text:style-name="P9">Hæc est dies, quam fecit Dóminus : * exultémus, et lætémur in ea.</text:p>
      <text:p text:style-name="P9">O Dómine salvum me fac, o Dómine, bene prosperáre : * benedíctus qui venit in nómine Dómini.</text:p>
      <text:p text:style-name="P9">Benedíximus vobis de domo Dómini : * Deus Dóminus, et illúxit nobis.</text:p>
      <text:p text:style-name="P9">Constitúite diem solémnem in condénsis, * usque ad cornu altáris.</text:p>
      <text:p text:style-name="P9">Deus meus es tu, et confitébor tibi : * Deus meus es tu, et exaltábo te.</text:p>
      <text:p text:style-name="P9">Confitébor tibi quóniam exaudísti me : * et factus es mihi in salútem.</text:p>
      <text:p text:style-name="P9">Confitémini Dómino quóniam bonus : * quóniam in sæculum misericórdia ejus.</text:p>
      <text:p text:style-name="P1"/>
      <text:p text:style-name="P1">Psalmus 62.</text:p>
      <text:p text:style-name="P30">De suspiratione Ecclesiæ militantis ad divinam consolationem.</text:p>
      <text:p text:style-name="P9">D<text:span text:style-name="T1">eus </text:span>Deus meus * ad te de luce vígilo.</text:p>
      <text:p text:style-name="P9"><text:soft-page-break/>Sitívit in te ánima mea, * quam multiplíciter tibi caro mea.</text:p>
      <text:p text:style-name="P27">In terra desérta, et ínvia, et inaquósa : § sic in sancto appárui tibi, * ut vidérem virtútem tuam, et glóriam tuam.</text:p>
      <text:p text:style-name="P9">Quóniam mélior est misericórdia tua super vitas : * lábia mea laudábunt te.</text:p>
      <text:p text:style-name="P9">Sic benedícam te in vita mea : * et in nómine tuo levábo manus meas.</text:p>
      <text:p text:style-name="P9">Sicut ádipe et pinguédine repleátur ánima mea : * et lábiis exultatiónis laudábit os meum.</text:p>
      <text:p text:style-name="P9">Si memor fui tui super stratum meum, § in matutínis meditábor in te : * quia fuísti adjútor meus.</text:p>
      <text:p text:style-name="P9">Et in velaménto alárum tuárum exultábo, § adhæsit ánima mea post te : * me suscépit déxtera tua.</text:p>
      <text:p text:style-name="P9">Ipsi vero in vanum quæsiérunt ánimam meam, <text:span text:style-name="T7">§ </text:span>introíbunt in inferióra terræ : * tradéntur in manus gládii, partes vúlpium erunt.</text:p>
      <text:p text:style-name="P9">Rex vero lætábitur in Deo, § laudabúntur omnes qui jurant in eo : * quia obstrúctum est os loquéntium iníqua.</text:p>
      <text:p text:style-name="P1"/>
      <text:p text:style-name="P1">Psalmus 148.</text:p>
      <text:p text:style-name="P30">De invitatione omnium creaturam ad laudandum Deum.</text:p>
      <text:p text:style-name="P9"><text:span text:style-name="T1">Laudáte </text:span>Dóminum de cœlis : * laudáte eum in excélsis.</text:p>
      <text:p text:style-name="P14">Laudáte eum omnes Angeli ejus : .* laudáte eum omnes virtútes ejus.</text:p>
      <text:p text:style-name="P9">Laudáte eum sol et luna : * laudáte eum omnes stellæ, et lumen.</text:p>
      <text:p text:style-name="P9">Laudáte eum cœli cœlórum : * et aquæ omnes, quæ super cœlos sunt, laudent nomen Dómini.</text:p>
      <text:p text:style-name="P9">Quia ipse dixit, et facta sunt : * ipse mandávit, et creáta sunt.</text:p>
      <text:p text:style-name="P9">Státuit ea in ætérnum, et in sæculum sæculi : * præcéptum pósuit, et non præteríbit.</text:p>
      <text:p text:style-name="P9">Laudáte Dóminum de terra, * dracónes, et omnes abyssi.</text:p>
      <text:p text:style-name="P9">Ignis, grando, nix, glácies, spíritus procellárum : * quæ fáciunt verbum ejus :</text:p>
      <text:p text:style-name="P9">Montes, et omnes colles : * ligna fructífera, et omnes cedri.</text:p>
      <text:p text:style-name="P9">Béstiæ, et univérsa pécora : * serpéntes, et vólucres pennátæ :</text:p>
      <text:p text:style-name="P9">Reges terræ, et omnes pópuli : * príncipes, et omnes júdices terræ.</text:p>
      <text:p text:style-name="P9">Júvenes, et vírgines : senes cum junióribus laudent nomen Dómini : * quia exaltátum est nomen ejus solíus.</text:p>
      <text:p text:style-name="P9">Conféssio ejus super cœlum, et terram : * et exaltávit cornu pópuli sui.</text:p>
      <text:p text:style-name="P9">Hymnus ómnibus sanctis ejus : * fíliis Israël, pópulo appropinquánti sibi.</text:p>
      <text:p text:style-name="P34">Hic non dicitur: Gloria Patri.</text:p>
      <text:p text:style-name="P34"/>
      <text:p text:style-name="P3">Psalmus 149.</text:p>
      <text:p text:style-name="P30">De exhortatione omnium creaturarum ad Deum laudandum.</text:p>
      <text:p text:style-name="P9"><text:span text:style-name="T1">Cantáte </text:span>Dómino cánticum novum : * laus ejus in<text:span text:style-name="T7"> </text:span>ecclésia sanctórum.</text:p>
      <text:p text:style-name="P9">Lætétur Israël in eo, qui fecit eum : * et fílii Sion exúltent in rege suo,</text:p>
      <text:p text:style-name="P9">Laudent nomen ejus in choro : * in tympano, et psaltério psallant ei :</text:p>
      <text:p text:style-name="P9">Quia beneplácitum est Dómino in pópulo suo : * et exaltábit mansuétos in salútem.</text:p>
      <text:p text:style-name="P9">Exultábunt sancti in glória : * lætabúntur in cubílibus suis.</text:p>
      <text:p text:style-name="P9">Exaltatiónes Dei in gútture eórum : * et gládii ancípites in mánibus eórum.</text:p>
      <text:p text:style-name="P9">Ad faciéndam vindíctam in natiónibus : * increpatiónes in pópulis.</text:p>
      <text:p text:style-name="P9">Ad alligándos reges eórum in compédibus : * et nóbiles eórum in mánicis férreis.</text:p>
      <text:p text:style-name="P9">Ut fáciant in eis judícium conscríptum : * glória hæc est ómnibus sanctis ejus.</text:p>
      <text:p text:style-name="P34">Hic non dicitur: Gloria Patri.</text:p>
      <text:p text:style-name="P34"/>
      <text:p text:style-name="P1">Psalmus 150.</text:p>
      <text:p text:style-name="P29">De invitatione omnium ad Deum laudandum.</text:p>
      <text:p text:style-name="P16"><text:span text:style-name="T1">Laudáte </text:span>Dóminum in sanctis ejus : * laudáte eum in firmaménto virtútis ejus.</text:p>
      <text:p text:style-name="P16">Laudáte eum in virtútibus ejus : * laudáte eum secúndum multitúdinem magnitúdinis ejus.</text:p>
      <text:p text:style-name="P16">Laudáte eum in sono tubæ : * laudáte eum in psaltério, et cíthara.</text:p>
      <text:p text:style-name="P16"><text:soft-page-break/>Laudáte eum in tympano, et choro : * laudáte eum in chordis, et órgano.</text:p>
      <text:p text:style-name="P27">Laudáte eum in cymbalis benesonántibus : § laudáte eum in cymbalis jubilatiónis : * omnis spíritus laudet Dóminum.</text:p>
      <text:p text:style-name="P16">Glória Patri.</text:p>
      <text:p text:style-name="P1"/>
      <text:p text:style-name="P1">Psalmus 94.</text:p>
      <text:p text:style-name="P29">Invitatio Fidelium ad laudem et venerationem Dei.</text:p>
      <text:p text:style-name="P16"><text:span text:style-name="T1">Veníte, </text:span>exultémus Dómino : * jubilémus Deo salutári nostro :</text:p>
      <text:p text:style-name="P16">Præoccupémus fáciem ejus in confessióne : * et in psalmis jubilémus ei.</text:p>
      <text:p text:style-name="P16">Quóniam Deus magnus Dóminus : * et Rex magnus super omnes deos.</text:p>
      <text:p text:style-name="P16">Quia in manu ejus sunt omnes fines terræ : * et altitúdines móntium ipsíius sunt.</text:p>
      <text:p text:style-name="P16">Quóniam ipsíus est mare, et ipse fecit illud : * et siccam manus ejus formavérunt.</text:p>
      <text:p text:style-name="P16">Veníte adorémus, et procidámus : et plorémus ante Dóminum, qui fecit nos. * Quia ipse est Dóminus Deus noster :</text:p>
      <text:p text:style-name="P16">Et nos pópulus páscuæ ejus, et oves manus ejus. * Hódie si vocem ejus audiéritis, nolíite obduráre corda vestra ;</text:p>
      <text:p text:style-name="P16">Sicut in irritatióne secúndum diem tentatiónis in desérto : * ubi tentavérunt me patres vestri, probavérunt me, et vidérunt ópera mea.</text:p>
      <text:p text:style-name="P16">Quadragínta annis offénsus fui generatióni illi, * et dixi : Semper hi errant corde.</text:p>
      <text:p text:style-name="P16">Et isti non cognovérunt vias meas : * ut jurávi in ira mea : Si introíbunt in réquiem meam.</text:p>
      <text:p text:style-name="P32"/>
      <text:p text:style-name="P1">Psalmus 32.</text:p>
      <text:p text:style-name="P29">Exhortatio justorum ad laudandum Deum propter ejus potentiam.<text:span text:style-name="T10"/></text:p>
      <text:p text:style-name="P16"><text:span text:style-name="T1">Exultáte </text:span>justi in Dómino : * rectos decet collaudátio.</text:p>
      <text:p text:style-name="P16">Confitémini Dómino in cíthara : * in psaltério decem chordárum psállite illi.</text:p>
      <text:p text:style-name="P16">Cantáte ei cánticum novum : * bene psállite ei in vociferatióne.</text:p>
      <text:p text:style-name="P16">Quia rectum est verbum Dómini, * et ómnia ópera ejus in fide.</text:p>
      <text:p text:style-name="P16">Díligit misericórdiam et judícium : * misericórdia Dómini plena est terra.</text:p>
      <text:p text:style-name="P16">Verbo Dómini cœli firmáti sunt : * et spíritu oris ejus omnis virtus eórum.</text:p>
      <text:p text:style-name="P16">Cóngregans sicut in utre aquas maris : * ponens in thesáuris abyssos.</text:p>
      <text:p text:style-name="P16">Tímeat Dóminum omnis terra : * ab eo autem commoveántur omnes inhabitántes orbem.</text:p>
      <text:p text:style-name="P16">Quóniam ipse dixit, et facta sunt : * ipse mandávit, et creáta sunt.</text:p>
      <text:p text:style-name="P16">Dóminus díssipat consília géntium : § réprobat autem cogitatiónes populórum, * et réprobat consília príncipum.</text:p>
      <text:p text:style-name="P16">Consílium autem Dómini in ætérnum manet : * cogitatiónes cordis ejus in generatióne et generatiónem.</text:p>
      <text:p text:style-name="P16">Beáta gens, cujus est Dóminus, Deus ejus : * pópulus, quem elégit in hæreditátem sibi.</text:p>
      <text:p text:style-name="P16">De cœlo respéxit Dóminus : <text:span text:style-name="T7">* </text:span>vidit omnes fílios hóminum.</text:p>
      <text:p text:style-name="P16">De præparáto habitáculo suo * respéxit super omnes, qui hábitant terram.</text:p>
      <text:p text:style-name="P16">Qui finxit sigillátim corda eórum : * qui intélligit ómnia ópera eórum.</text:p>
      <text:p text:style-name="P16">Non salvátur rex per multam virtútem : * et gigas non salvábitur in multitúdine virtútis suæ.</text:p>
      <text:p text:style-name="P16">Fallax equus ad salútem : * in abundántia autem virtútis suæ non salvábitur.</text:p>
      <text:p text:style-name="P16">Ecce óculi Dómini super metuéntes eum : * et in eis, qui sperant super misericórdia ejus.</text:p>
      <text:p text:style-name="P16">Ut éruat a morte ánimas eórum : * et alat eos in fame.</text:p>
      <text:p text:style-name="P16">Anima nostra sústinet Dóminum : * quóniam adjútor et protéctor noster est.</text:p>
      <text:p text:style-name="P16">Quia in eo lætábitur cor nostrum : * et in nómine sancto ejus sperávimus.</text:p>
      <text:p text:style-name="P16">Fiat misericórdia tua Dómine super nos : * quemádmodum sperávimus in te.</text:p>
      <text:p text:style-name="P1"/>
      <text:p text:style-name="P1">Psalmus 33.</text:p>
      <text:p text:style-name="P29">Exaltatio ad bonum et revocatio a malo.<text:span text:style-name="T10"/></text:p>
      <text:p text:style-name="P16"><text:span text:style-name="T1">Benedícam </text:span>Dóminum in omni témpore : * semper laus ejus in ore meo.</text:p>
      <text:p text:style-name="P16"><text:soft-page-break/>In Dómino laudábitur ánima mea : * áudiant mansuéti, et læténtur.</text:p>
      <text:p text:style-name="P16">Magnificáte Dóminum mecum : * et exaltémus nomen ejus in idípsum.</text:p>
      <text:p text:style-name="P16">Exquisívi Dóminum, et exaudívit me : * et ex ómnibus tribulatiónibus meis erípuit me.</text:p>
      <text:p text:style-name="P16">Accédite ad eum, et illuminámini : * et fácies vestræ non confundéntur.</text:p>
      <text:p text:style-name="P16">Iste pauper clamávit, et Dóminus exaudívit eum : * et de ómnibus tribulatiónibus ejus salvávit eum.</text:p>
      <text:p text:style-name="P16">Immíttet Angelus Dómini in circúitu timéntium eum : * et erípiet eos.</text:p>
      <text:p text:style-name="P16">Gustáte, et vidéte quóniam suávis est Dóminus : * beátus vir, qui sperat in eo.</text:p>
      <text:p text:style-name="P16">Timéte Dóminum omnes sancti ejus : * quóniam non est inópia timéntibus eum.</text:p>
      <text:p text:style-name="P16">Dívites eguérunt et esuriérunt : * inquiréntes autem Dóminum non minuéntur omni bono.</text:p>
      <text:p text:style-name="P16">Veníte fílii, audíte me : timórem Dómini docébo vos.</text:p>
      <text:p text:style-name="P16">Quis est homo qui vult vitam : * díligit dies vidére bonos ?</text:p>
      <text:p text:style-name="P16">Próhibe linguam tuam a malo : * et lábia tua ne loquántur dolum.</text:p>
      <text:p text:style-name="P16">Divérte a malo, et fac bonum : * inquíre pacem, et perséquere eam.</text:p>
      <text:p text:style-name="P16">Oculi Dómini super justos : * et aures ejus in preces eórum.</text:p>
      <text:p text:style-name="P16">Vultus autem Dómini super faciéntes mala : <text:span text:style-name="T7">* </text:span>ut perdat de terra memóriam eórum.</text:p>
      <text:p text:style-name="P16">Clamavérunt justi, et Dóminus exaudívit eos : * et ex ómnibus tribulatiónibus eórum liberávit eos.</text:p>
      <text:p text:style-name="P16">Juxta est Dóminus iis, qui tribuláto sunt corde : * et húmiles spíritu salvábit.</text:p>
      <text:p text:style-name="P16">Multæ tribulatiónes justórum : * et de ómnibus his liberábit eos Dóminus.</text:p>
      <text:p text:style-name="P16">Custódit Dóminus ómnia ossa eórum : * unum ex his non conterétur.</text:p>
      <text:p text:style-name="P16">Mors peccatórum péssima : * et qui odérunt justum delínquent.</text:p>
      <text:p text:style-name="P16">Rédimet Dóminus ánimas servórum suórum : * et non delínquent omnes qui sperant in eo.</text:p>
      <text:p text:style-name="P1"/>
      <text:p text:style-name="P1">Psalmus 34.</text:p>
      <text:p text:style-name="P29">De Christi passione, ejusque liberatione ab inimicis.<text:span text:style-name="T11"/></text:p>
      <text:p text:style-name="P16"><text:span text:style-name="T1">Júdica </text:span>Dómine nocéntes me, * expúgna impugnántes me.</text:p>
      <text:p text:style-name="P16">Apprehénde arma et scutum : * et exúrge in adjutórium mihi.</text:p>
      <text:p text:style-name="P16">Effúnde frámeam, et conclúde advérsus eos, qui persequúntur me : * dic ánimæ meæ : Salus tua ego sum.</text:p>
      <text:p text:style-name="P16">Confundántur et revereántur, * quæréntes ánimam meam.</text:p>
      <text:p text:style-name="P16">Avertántur retrórsum, et confundántur * cogitántes mihi mala.</text:p>
      <text:p text:style-name="P16">Fiant tamquam pulvis ante fáciem venti : * et Angelus Dómini coárctans eos.</text:p>
      <text:p text:style-name="P16">Fiat via illórum ténebræ et lúbricum : * et Angelus Dómini pérsequens eos.</text:p>
      <text:p text:style-name="P16">Quóniam gratis abscondérunt mihi intéritum láquei sui : * supervácue exprobravérunt ánimam meam.</text:p>
      <text:p text:style-name="P16">Véniat illi láqueus, quem ignórat : § et cáptio, quam abscóndit, apprehéndat eum : * et in láqueum cadat in ipsum.</text:p>
      <text:p text:style-name="P16">Anima autem mea exultábit in Dómino : * et delectábitur super salutári suo.</text:p>
      <text:p text:style-name="P16">Omnia ossa mea dicent : * Dómine, quis símilis tibi ?</text:p>
      <text:p text:style-name="P16">Erípiens ínopem de manu fortiórum ejus : * egénum et páuperem a diripiéntibus eum.</text:p>
      <text:p text:style-name="P16">Surgéntes testes iníqui, * quæ ignorábam interrogábant me.</text:p>
      <text:p text:style-name="P16">Retribuébant mihi mala pro bonis : * sterilitátem ánimæ meæ.</text:p>
      <text:p text:style-name="P16">Ego autem cum mihi molésti essent, * induébar cilício.</text:p>
      <text:p text:style-name="P16">Humiliábam in jejúnio ánimam meam : * et orátio mea in sinu meo convertétur.</text:p>
      <text:p text:style-name="P16">Quasi próximum, et quasi fratrem nostrum, sic complacébam : * quasi lugens et contristátus, sic humiliábar.</text:p>
      <text:p text:style-name="P16">Et advérsum me lætáti sunt, et convenérunt : * congregáta sunt super me flagélla, et ignorávi.</text:p>
      <text:p text:style-name="P16">Dissipáti sunt, nec compúncti, § tentavérunt me, subsannavérunt me subsannatióne : * frenduérunt super me déntibus suis.</text:p>
      <text:p text:style-name="P16"><text:soft-page-break/>Dómine quando respícies ? § restítue ánimam meam a malignitáte eórum, * a leónibus únicam meam.</text:p>
      <text:p text:style-name="P16">Confitébor tibi in ecclésia magna, * in pópulo gravi laudábo te.</text:p>
      <text:p text:style-name="P16">Non supergáudeant mihi qui adversántur mihi iníque : * qui odérunt me gratis et ánnuunt óculis.</text:p>
      <text:p text:style-name="P16">Quóniam mihi quidem pacífice loquebántur : * et in iracúndia terræ loquéntes, dolos cogitábant.</text:p>
      <text:p text:style-name="P16">Et dilatavérunt super me os suum : * dixérunt : Euge, euge, vidérunt óculi nostri.</text:p>
      <text:p text:style-name="P16">Vidísti Dómine, ne síleas : * Dómine ne discédas a me.</text:p>
      <text:p text:style-name="P16">Exúrge et inténde judício meo : * Deus meus, et Dóminus meus in causam meam.</text:p>
      <text:p text:style-name="P16">Júdica me secúndum justítiam tuam Dómine Deus meus, * et non supergáudeant mihi.</text:p>
      <text:p text:style-name="P16">Non dicant in córdibus suis : Euge, euge, ánimæ nostræ : * nec dicant : Devorávimus eum.</text:p>
      <text:p text:style-name="P16">Erubéscant, et revereántur simul, * qui gratulántur malis meis.</text:p>
      <text:p text:style-name="P16">Induántur confusióne et reveréntia * qui magna loquúntur super me.</text:p>
      <text:p text:style-name="P16">Exúltent et læténtur qui volunt justítiam meam : * et dicant semper : Magnificétur Dóminus, qui volunt pacem servi ejus.</text:p>
      <text:p text:style-name="P16">Et lingua mea meditábitur justítiam tuam, * tota die laudem tuam.</text:p>
      <text:p text:style-name="P1"/>
      <text:p text:style-name="P1">Psalmus 36.</text:p>
      <text:p text:style-name="P29">De statu dispari bonorum et malorum.<text:span text:style-name="T11"/></text:p>
      <text:p text:style-name="P16"><text:span text:style-name="T1">Noli</text:span> æmulári in malignántibus : * neque zeláveris faciéntes iniquitátem.</text:p>
      <text:p text:style-name="P16">Quóniam tamquam fœnum velóciter aréscent : * et quemádmodum ólera herbárum cito décident.</text:p>
      <text:p text:style-name="P16">Spera in Dómino, et fac bonitátem : * et inhábita terram, et pascéris in divítiis ejus.</text:p>
      <text:p text:style-name="P16">Delectáre in Dómino : * et dabit tibi petitiónes cordis tui. </text:p>
      <text:p text:style-name="P16">Revéla Dómino viam tuam, et spera in eo : * et ipse fáciet.</text:p>
      <text:p text:style-name="P27">Et edúcet quasi lumen justítiam tuam : § et judícium tuum tamquam merídiem : * súbditus esto Dómino, et ora eum.</text:p>
      <text:p text:style-name="P16">Noli æmulári in eo, qui prosperátur in via sua : * in hómine faciénte injustítias.</text:p>
      <text:p text:style-name="P16">Désine ab ira, et derelínque furórem : * noli æmulári ut malignéris.</text:p>
      <text:p text:style-name="P16">Quóniam qui malignántur, exterminabúntur : * sustinéntes autem Dóminum, ipsi hæreditábunt terram.</text:p>
      <text:p text:style-name="P16">Et adhuc pusíllum, et non erit peccátor : * et quæres locum ejus, et non invénies.</text:p>
      <text:p text:style-name="P16">Mansuéti autem hæreditábunt terram, * et delectabúntur in multitúdine pacis.</text:p>
      <text:p text:style-name="P16">Observábit peccátor justum : * et stridébit super eum déntibus suis.</text:p>
      <text:p text:style-name="P16">Dóminus autem irridébit eum : * quóniam próspicit quod véniet dies ejus.</text:p>
      <text:p text:style-name="P16">Gládium evaginavérunt peccatóres : * intendérunt arcum suum,</text:p>
      <text:p text:style-name="P16">Ut dejíciant páuperem et ínopem : * ut trucídent rectos corde. </text:p>
      <text:p text:style-name="P16">Gládius eórum intret in corda ipsórum : * et arcus eórum confringátur.</text:p>
      <text:p text:style-name="P16">Mélius est módicum justo, * super divítias peccatórum multas.</text:p>
      <text:p text:style-name="P16">Quóniam bráchia peccatórum conteréntur : * confírmat autem justos Dóminus.</text:p>
      <text:p text:style-name="P16">Novit Dóminus dies immaculatórum : * et hæréditas eórum in ætérnum erit.</text:p>
      <text:p text:style-name="P16">Non confundéntur in témpore malo, § et in diébus famis saturabúntur : * quia peccatóres períbunt.</text:p>
      <text:p text:style-name="P16">Inimíci vero Dómini mox ut honorificáti fúerint et exaltáti : * deficiéntes, quemádmodum fumus defícient.</text:p>
      <text:p text:style-name="P16">Mutuábitur peccátor, et non solvet : * justus autem miserétur et tríbuet.</text:p>
      <text:p text:style-name="P16">Quia benedicéntes ei hæreditábunt terram : * maledicéntes autem ei disperíbunt.</text:p>
      <text:p text:style-name="P16">Apud Dóminum gressus hóminis dirigéntur : * et viam ejus volet.</text:p>
      <text:p text:style-name="P16">Cum cecíderit, non collidétur : * quia Dóminus suppónit manum suam.</text:p>
      <text:p text:style-name="P16">Junior fui, étenim sénui : § et non vidi justum derelíctum, * nec semen ejus quærens panem.</text:p>
      <text:p text:style-name="P16"><text:soft-page-break/>Tota die miserétur et cómmodat : * et semen illíus in benedictióne erit.</text:p>
      <text:p text:style-name="P1"/>
      <text:p text:style-name="P1">Divisio Psalmi 36.</text:p>
      <text:p text:style-name="P16"><text:span text:style-name="T1">Declína</text:span> a malo, et fac bonum : * et inhábita in sæculum sæculi.</text:p>
      <text:p text:style-name="P16">Quia Dóminus amat judícium, § et non derelínquet sanctos suos : * in ætérnum conservabúntur.</text:p>
      <text:p text:style-name="P16">Injústi puniéntur : * et semen impiórum períbit.</text:p>
      <text:p text:style-name="P16">Justi autem hæreditábunt terram :* et inhabitábunt in sæculum sæculi super eam.</text:p>
      <text:p text:style-name="P16">Os justi meditábitur sapiéntiam, * et lingua ejus loquétur judícium.</text:p>
      <text:p text:style-name="P16">Lex Dei ejus in corde ipsíus : * et non supplantabúntur gressus ejus.</text:p>
      <text:p text:style-name="P16">Consíderat peccátor justum : * et quærit mortificáre eum.</text:p>
      <text:p text:style-name="P16">Dóminus autem non derelínquet eum in mánibus ejus : * nec damnábit eum, cum judicábitur illi.</text:p>
      <text:p text:style-name="P16">Expécta Dóminum, et custódi viam ejus : § et exaltábit te ut hæreditáte cápias terram : * cum períerint peccatóres vidébis.</text:p>
      <text:p text:style-name="P16">Vidi ímpium superexaltátum, * et elevátum sicut cedros Líbani.</text:p>
      <text:p text:style-name="P16">Et transívi, et ecce non erat : * et quæsivi eum, et non est invéntus locus ejus.</text:p>
      <text:p text:style-name="P16">Custódi innocéntiam, et vide æquitátem : * quóniam sunt relíquiæ hómini pacífico.</text:p>
      <text:p text:style-name="P16">Injústi autem disperíbunt simul : * relíquias impiórum interíbunt.</text:p>
      <text:p text:style-name="P16">Salus autem justórum a Dómino : * et protéctor eórum in témpore tribulatiónis.</text:p>
      <text:p text:style-name="P16">Et adjuvábit eos Dóminus, et liberábit eos : § et éruet eos a peccatóribus, et salvábit eos : * quia speravérunt in eo.</text:p>
      <text:p text:style-name="P15"/>
      <text:p text:style-name="P1">Psalmus 37.</text:p>
      <text:p text:style-name="P29">De miseria peccatoris, et continua pœnitentia habenda.<text:span text:style-name="T10"/></text:p>
      <text:p text:style-name="P16"><text:span text:style-name="T1">Dómine </text:span>ne in furóre tuo árguas me, * neque in ira tua corrípias me.</text:p>
      <text:p text:style-name="P16">Quóniam sagíttæ tuæ infíxæ sunt mihi : * et confirmásti super me manum tuam.</text:p>
      <text:p text:style-name="P16">Non est sánitas in carne mea a fácie iræ tuæ : * non est pax óssibus meis a fácie peccatórum meórum.</text:p>
      <text:p text:style-name="P16">Quóniam iniquitátes meæ supergréssæ sunt caput meum : * et sicut onus grave gravátæ sunt super me.</text:p>
      <text:p text:style-name="P16">Putruérunt et corrúptæ sunt cicatríces meæ, * a fácie insipiéntiæ meæ.</text:p>
      <text:p text:style-name="P16">Miser factus sum, et curvátus sum usque in finem : * tota die contristátus ingrediébar.</text:p>
      <text:p text:style-name="P16">Quóniam lumbi mei impléti sunt illusiónibus : * et non est sánitas in carne mea.</text:p>
      <text:p text:style-name="P16">Afflíctus sum, et humiliátus sum nimis : * rugiébam a gémitu cordis mei.</text:p>
      <text:p text:style-name="P16">Dómine, ante te omne desidérium meum : * et gémitus meus a te non est abscónditus.</text:p>
      <text:p text:style-name="P16">Cor meum conturbátum est, derelíquit me virtus mea : * et lumen oculórum meórum, et ipsum non est mecum.</text:p>
      <text:p text:style-name="P16">Amíci mei, et próximi mei * advérsum me appropinquavérunt, et stetérunt.</text:p>
      <text:p text:style-name="P16">Et qui juxta me erant, de longe stetérunt : * et vim faciébant qui quærébant ánimam meam.</text:p>
      <text:p text:style-name="P16">Et qui inquirébant mala mihi, locúti sunt vanitátes : * et dolos tota die meditabántur.</text:p>
      <text:p text:style-name="P16">Ego autem tamquam surdus non audiébam : * et sicut mutus non apériens os suum.</text:p>
      <text:p text:style-name="P16">Et factus sum sicut homo non áudiens : * et non habens in ore suo redargutiónes.</text:p>
      <text:p text:style-name="P16">Quóniam in te Dómine sperávi : * tu exáudies me Dómine Deus meus.</text:p>
      <text:p text:style-name="P16">Quia dixi : Nequándo supergáudeant mihi inimíci mei : * et dum commovéntur pedes mei, super me magna locúti sunt.</text:p>
      <text:p text:style-name="P16">Quóniam ego in flagélla parátus sum : * et dolor meus in conspéctu meo semper.</text:p>
      <text:p text:style-name="P16">Quóniam iniquitátem meam annuntiábo : * et cogitábo pro peccáto meo.</text:p>
      <text:p text:style-name="P16">Inimíci autem mei vivunt, et confirmáti sunt super me : * et multiplicáti sunt qui odérunt me iníque.</text:p>
      <text:p text:style-name="P16">Qui retríbuunt mala pro bonis, detrahébant mihi : * quóniam sequébar bonitátem.</text:p>
      <text:p text:style-name="P16">Ne derelínquas me Dómine Deus meus : * ne discésseris a me.</text:p>
      <text:p text:style-name="P16"><text:soft-page-break/>Inténde in adjutórium meum, * Dómine Deus salútis meæ.</text:p>
      <text:p text:style-name="P16"/>
      <text:p text:style-name="P1">Psalmus 38.</text:p>
      <text:p text:style-name="P29">De vanitate et miseria vitæ humanæ.<text:span text:style-name="T10"/></text:p>
      <text:p text:style-name="P16"><text:span text:style-name="T1">Dixi</text:span> : Custódiam vias meas : * ut non delínquam in lingua mea.</text:p>
      <text:p text:style-name="P27">Pósui ori meo custódiam, * cum consísteret peccátor advérsum me.</text:p>
      <text:p text:style-name="P16">Obmútui, et humiliátus sum, et sílui a bonis : * et dolor meus renovátus est.</text:p>
      <text:p text:style-name="P16">Concáluit cor meum intra me : * et in meditatióne mea exardéscet ignis.</text:p>
      <text:p text:style-name="P16">Locútus sum in lingua mea : * Notum fac mihi Dómine finem meum,</text:p>
      <text:p text:style-name="P16">Et númerum diérum meórum quis est : * ut sciam quid desit mihi.</text:p>
      <text:p text:style-name="P16">Ecce mensurábiles posuísti dies meos : * et substántia mea tamquam níhilum ante te.</text:p>
      <text:p text:style-name="P16">Verúmtamen univérsa vánitas, * omnis homo vivens.</text:p>
      <text:p text:style-name="P16">Verúmtamen in imágine pertránsit homo : * sed et frustra conturbátur.</text:p>
      <text:p text:style-name="P16">Thesaurízat : * et ignórat cui congregábit ea.</text:p>
      <text:p text:style-name="P16">Et nunc quæ est expectátio mea ? nonne Dóminus ? * et substántia mea apud te est.</text:p>
      <text:p text:style-name="P16">Ab ómnibus iniquitátibus meis érue me : * oppróbrium insipiénti dedísti me.</text:p>
      <text:p text:style-name="P16">Obmútui, et non apérui os meum, quóniam tu fecísti : * ámove a me plagas tuas.</text:p>
      <text:p text:style-name="P16">A fortitúdine manus tuæ ego deféci in increpatiónibus : * propter iniquitátem corripuísti hóminem.</text:p>
      <text:p text:style-name="P16">Et tabéscere fecísti sicut aráneam ánimam ejus : * verúmtamen vane conturbátur omnis homo.</text:p>
      <text:p text:style-name="P16">Exáudi oratiónem meam Dómine, et deprecatiónem meam : * áuribus pércipe lácrymas meas.</text:p>
      <text:p text:style-name="P16">Ne síleas : quóniam ádvena ego sum apud te, et peregrínus, * sicut omnes patres mei.</text:p>
      <text:p text:style-name="P16">Remítte mihi, ut refrígerer priúsquam ábeam, * et ámplius non ero.</text:p>
      <text:p text:style-name="P1"/>
      <text:p text:style-name="P1">Psalmus 39.</text:p>
      <text:p text:style-name="P29">De adventu Christi in carnem, et lege Evangelica.</text:p>
      <text:p text:style-name="P16"><text:span text:style-name="T1">Expéctans</text:span> expectávi Dóminum, * et inténdit mihi. </text:p>
      <text:p text:style-name="P16">Et exaudívit preces meas : * et edúxit me de lacu misériæ, et de luto fæcis.</text:p>
      <text:p text:style-name="P16">Et státuit super petram pedes meos : * et diréxit gressus meos.</text:p>
      <text:p text:style-name="P16">Et immísit in os meum cánticum novum, * carmen Deo nostro.</text:p>
      <text:p text:style-name="P16">Vidébunt multi et timébunt : * et sperábunt in Dómino.</text:p>
      <text:p text:style-name="P16">Beátus vir, cujus est nomen Dómini spes ejus : * et non respéxit in vanitátes et insánias falsas.</text:p>
      <text:p text:style-name="P16">Multa fecísti tu Dómine Deus meus mirabília tua : * et cogitatiónibus tuis non est qui símilis sit tibi.</text:p>
      <text:p text:style-name="P16">Annuntiávi et locútus sum : * multiplicáti sunt super númerum.</text:p>
      <text:p text:style-name="P16">Sacrifícium et oblatiónem noluísti : * aures autem perfecísti mihi.</text:p>
      <text:p text:style-name="P16">Holocáustum et pro peccáto non postulásti : * tunc dixi : Ecce vénio.</text:p>
      <text:p text:style-name="P16">In cápite libri scriptum est de me ut fácerem voluntátem tuam : * Deus meus vólui, et legem tuam in médio cordis mei.</text:p>
      <text:p text:style-name="P16">Annuntiávi justítiam tuam in ecclésia magna, * ecce lábia mea non prohibébo : Dómine tu scisti.</text:p>
      <text:p text:style-name="P16">Justítiam tuam non abscóndi in corde meo : * veritátem tuam et salutáre tuum dixi.</text:p>
      <text:p text:style-name="P16">Non abscóndi misericórdiam tuam, et veritátem tuam * a concílio multo.</text:p>
      <text:p text:style-name="P16">Tu autem Dómine ne longe fácias miseratiónes tuas a me : * misericórdia tua et véritas tua semper suscepérunt me.</text:p>
      <text:p text:style-name="P27">Quóniam circumdedérunt me mala, quorum non est númerus : § comprehendérunt me iniquitátes meæ, * et non pótui ut vidérem.</text:p>
      <text:p text:style-name="P16">Multiplicátæ sunt super capíllos cápitis mei : * et cor meum derelíquit me.</text:p>
      <text:p text:style-name="P16">Compláceat tibi Dómine ut éruas me : * Dómine, ad adjuvándum me réspice.</text:p>
      <text:p text:style-name="P16"><text:soft-page-break/>Confundántur et revereántur simul, qui quærunt ánimam meam, * ut áuferant eam.</text:p>
      <text:p text:style-name="P16">Convertántur retrórsum, et revereántur * qui volunt mihi mala.</text:p>
      <text:p text:style-name="P16">Ferant conféstim confusiónem suam, * qui dicunt mihi : Euge, euge.</text:p>
      <text:p text:style-name="P16">Exúltent et læténtur super te omnes quæréntes te : * et dicant semper : Magnificétur Dóminus : qui díligunt salutáre tuum. </text:p>
      <text:p text:style-name="P16">Ego autem mendícus sum, et pauper : * Dóminus sollícitus est mei.</text:p>
      <text:p text:style-name="P16">Adjútor meus, et protéctor meus tu es : * Deus meus ne tardáveris.</text:p>
      <text:p text:style-name="P16"/>
      <text:p text:style-name="P34"/>
      <text:p text:style-name="P2">Psalmus 40.</text:p>
      <text:p text:style-name="P30">De Christi traditione, Passione et Resurrectione.</text:p>
      <text:p text:style-name="P9"><text:span text:style-name="T1">Beátus </text:span>qui intélligit super egénum, et páuperem : * in die mala liberábit eum Dóminus.</text:p>
      <text:p text:style-name="P9">Dóminus consérvet eum, et vivíficet eum, §• et beátum fáciat eum in terra : * et non tradat eum in ánimam inimicórum ejus.</text:p>
      <text:p text:style-name="P9">Dóminus opem ferat illi super lectum dolóris ejus : * univérsum stratum ejus versásti in infirmitáte ejus.</text:p>
      <text:p text:style-name="P9">Ego dixi : Dómine miserére mei : * sana ánimam meam, quia peccávi tibi.</text:p>
      <text:p text:style-name="P9">Inimíci mei dixérunt mala mihi : * Quando moriétur, et períbit nomen ejus ?</text:p>
      <text:p text:style-name="P9">Et si ingrediebátur ut vidéret, vana loquebátur, * cor ejus congregávit iniquitátem sibi.</text:p>
      <text:p text:style-name="P9">Egrediebátur foras, * et loquebátur in idípsum.</text:p>
      <text:p text:style-name="P9">Advérsum me susurrábant omnes inimíci mei : * advérsum me cogitábant mala mihi.</text:p>
      <text:p text:style-name="P9">Verbum iníquum constituérunt advérsum me : * Numquid qui dormit non adjíciet ut resúrgat ?</text:p>
      <text:p text:style-name="P9">Etenim homo pacis meæ, in quo sperávi : * qui edébat panes meos, magnificávit super me supplantatiónem.</text:p>
      <text:p text:style-name="P9">Tu autem Dómine miserére mei, et resúscita me : * et retríbuam eis.</text:p>
      <text:p text:style-name="P9">In hoc cognóvi quóniam voluísti me : * quóniam non gaudébit inimícus meus super me.</text:p>
      <text:p text:style-name="P9">Me autem propter innocéntiam suscepísti : * et confirmásti me in conspéctu tuo in ætérnum.</text:p>
      <text:p text:style-name="P9">Benedíctus Dóminus Deus Israël a sæculo, et usque in sæculum : * fiat, fiat.</text:p>
      <text:p text:style-name="P1"/>
      <text:p text:style-name="P1">Psalmus 41.</text:p>
      <text:p text:style-name="P30">De suspiratione animæ fidelis ad claram Dei visionem.</text:p>
      <text:p text:style-name="P9"><text:span text:style-name="T1">Quemádmodum </text:span>desíderat cervus ad fontes aquárum : * ita desíderat ánima mea ad te Deus.</text:p>
      <text:p text:style-name="P9">Sitívit ánima mea ad Deum fortem vivum : * quando véniam et apparébo ante fáciem Dei ?</text:p>
      <text:p text:style-name="P9">Fuérunt mihi lácrymæ meæ panes die ac nocte : * dum dícitur mihi quotídie : Ubi est Deus tuus ?</text:p>
      <text:p text:style-name="P9">Hæc recordátus sum, et effúdi in me ánimam meam : * quóniam transíbo in locum tabernáculi admirábilis, usque ad domum Dei :</text:p>
      <text:p text:style-name="P9">In voce exultatiónis, et confessiónis : * sonus epulántis</text:p>
      <text:p text:style-name="P9">Quare tristis es ánima mea ? * et quare contúrbas me ?</text:p>
      <text:p text:style-name="P9">Spera in Deo, quóniam adhuc confitébor illi : * salutáre vultus mei, et Deus meus.</text:p>
      <text:p text:style-name="P9">Ad meípsum ánima mea conturbáta est : * proptérea memor ero tui de terra Jordánis, et Hermóniim a monte módico. </text:p>
      <text:p text:style-name="P9">Abyssus abyssum ínvocat, * in voce cataractárum tuárum.</text:p>
      <text:p text:style-name="P9">Omnia excélsa tua, et fluctus tui * super me transiérunt.</text:p>
      <text:p text:style-name="P9">In die mandávit Dóminus misericórdiam suam : * et nocte cánticum ejus. </text:p>
      <text:p text:style-name="P9">Apud me orátio Deo vitæ mese, * dicam Deo : Suscéptor meus es,</text:p>
      <text:p text:style-name="P9">Quare oblítus es mei ? * et quare contristátus incédo, dum afflígit me inimícus ?</text:p>
      <text:p text:style-name="P9">Dum confringúntur ossa mea, * exprobravérunt mihi qui tríbulant me inimíci mei :</text:p>
      <text:p text:style-name="P9">Dum dicunt mihi per síngulos dies : Ubi est Deus tuus ? * quare tristis es ánima mea ? et quare contúrbas me ?</text:p>
      <text:p text:style-name="P9">Spera in Deo, quóniam adhuc confitébor illi : * salutáre vultus mei, et Deus meus.</text:p>
      <text:p text:style-name="P8"><text:soft-page-break/></text:p>
      <text:p text:style-name="P2">Psalmus 43.</text:p>
      <text:p text:style-name="P30">De tribulatione fidelium obsecrantium Deum, ut illis subveniat.</text:p>
      <text:p text:style-name="P9">D<text:span text:style-name="T1">eus</text:span> áuribus nostris audívimus : * patres nostri annuntiavérunt nobis.</text:p>
      <text:p text:style-name="P9">Opus, quod operátus es in diébus eórum : * et in diébus antíquis.</text:p>
      <text:p text:style-name="P9">Manus tua gentes dispérdidit, et plantásti eos : * afflixísti pópulos, et expulísti eos :</text:p>
      <text:p text:style-name="P9">Nec enim in gládio suo possedérunt terram, * et bráchium eórum non salvávit eos :</text:p>
      <text:p text:style-name="P9">Sed déxtera tua, et bráchium tuum, et illuminátio vultus tui : * quóniam complacuísti in eis.</text:p>
      <text:p text:style-name="P9">Tu es ipse Rex meus et Deus meus : * qui mandas salútes Jacob.</text:p>
      <text:p text:style-name="P9">In te inimícos nostros ventilábimus cornu, * et in nómine tuo spernémus insurgéntes in nobis.</text:p>
      <text:p text:style-name="P9">Non enim in arcu meo sperábo : * et gládius meus non salvábit me.</text:p>
      <text:p text:style-name="P9">Salvásti enim nos de affligéntibus nos : * et odiéntes nos confudísti.</text:p>
      <text:p text:style-name="P9">In Deo laudábimur tota die : * et in nómine tuo confitébimur in sæculum.</text:p>
      <text:p text:style-name="P9">Nunc autem repulísti et confudísti nos : * et non egrediéris Deus in virtútibus nostris.</text:p>
      <text:p text:style-name="P9">Avertísti nos retrórsum post inimícos nostros : * et qui odérunt nos, diripiébant sibi.</text:p>
      <text:p text:style-name="P9">Dedísti nos tamquam oves escárum : * et in géntibus dispersísti nos.</text:p>
      <text:p text:style-name="P9">Vendidísti pópulum tuum sine prétio : * et non fuit multitúdo in commutatiónibus eórum.</text:p>
      <text:p text:style-name="P9">Posuísti nos oppróbrium vicínis nostris, * subsannatiónem et derísum his, qui sunt in circúitu nostro.</text:p>
      <text:p text:style-name="P9">Posuísti nos in similitúdinem géntibus : * commotiónem cápitis in pópulis.</text:p>
      <text:p text:style-name="P9">Tota die verecúndia mea contra me est, * et confúsio faciéi meæ coopéruit me.</text:p>
      <text:p text:style-name="P9">A voce exprobrántis, et obloquéntis : * a fácie inimíci, et persequéntis.</text:p>
      <text:p text:style-name="P9">Hæc ómnia venérunt super nos, nec oblíti sumus te : * et iníque non égimus in testaménto tuo.</text:p>
      <text:p text:style-name="P9">Et non recéssit retro cor nostrum : * et declinásti sémitas nostras a via tua :</text:p>
      <text:p text:style-name="P9">Quóniam humiliásti nos in loco afflictiónis, * et coopéruit nos umbra mortis.</text:p>
      <text:p text:style-name="P9">Si oblíti sumus nomen Dei nostri, * et si expándimus manus nostras ad deum aliénum :</text:p>
      <text:p text:style-name="P9">Nonne Deus requíret ista ? * ipse enim novit abscóndita cordis. </text:p>
      <text:p text:style-name="P9">Quóniam propter te mortificámur tota die : * æstimáti sumus sicut oves occisiónis.</text:p>
      <text:p text:style-name="P9">Exúrge, quare obdórmis Dómine ? * exúrge, et ne repéllas in finem.</text:p>
      <text:p text:style-name="P9">Quare fáciem tuam avértis, * oblivísceris inópiæ nostræ et tribulatiónis nostræ ?</text:p>
      <text:p text:style-name="P9">Quóniam humiliáta est in púlvere ánima nostra : * conglutinátus est in terra venter noster.</text:p>
      <text:p text:style-name="P9">Exúrge Dómine, ádjuva nos : * et rédime nos propter nomen tuum.</text:p>
      <text:p text:style-name="P1"/>
      <text:p text:style-name="P1">Psalmus 44.</text:p>
      <text:p text:style-name="P30">De commendatione Christi et Ecclesiæ ejus sponsæ.</text:p>
      <text:p text:style-name="P9">E<text:span text:style-name="T1">ructávit</text:span> cor meum verbum bonum: * dico ego ópera mea Regi.</text:p>
      <text:p text:style-name="P9">Lingua mea cálamus scribæ, * velóciter scribéntis.</text:p>
      <text:p text:style-name="P9">Speciósus forma præ fíliis hóminum, § diffúsa est grátia in lábiis tuis : * proptérea benedíxit te Deus in ætérnum.</text:p>
      <text:p text:style-name="P9">Accíngere gládio tuo super femur tuum, * potentíssime,</text:p>
      <text:p text:style-name="P9">Spécie tua et pulchritúdine tua * inténde, próspere procéde, et regna,</text:p>
      <text:p text:style-name="P9">Propter veritátem et mansuetúdinem, et justítiam : * et dedúcet te mirabíliter déxtera tua.</text:p>
      <text:p text:style-name="P9">Sagíttæ tuæ acútæ, pópuli sub te cadent, * in corda inimicórum regis.</text:p>
      <text:p text:style-name="P9">Sedes tua Deus in sæculum sæculi : * virga directiónis virga regni tui.</text:p>
      <text:p text:style-name="P9">Dilexísti justítiam, et odísti iniquitátem : * proptérea unxit te Deus Deus tuus óleo lætítiæ præ consórtibus tuis.</text:p>
      <text:p text:style-name="P9">Myrrha, et gutta, et cásia a vestiméntis tuis, a dómibus ebúrneis : * ex quibus delectavérunt te fíliæ regum in honóre tuo.</text:p>
      <text:p text:style-name="P9">Astitit regína a dextris tuis in vestítu deauráto : * circúmdata varietáte.</text:p>
      <text:p text:style-name="P9">Audi fília, et vide, et inclína aurem tuam : * et oblivíscere pópulum tuum, et domum patris tui.</text:p>
      <text:p text:style-name="P9">Et concupíscet Rex decórem tuum : * quóniam ipse est Dóminus Deus tuus, et adorábunt eum.</text:p>
      <text:p text:style-name="P9"><text:soft-page-break/>Et fíliæ Tyri in munéribus * vultum tuum deprecabúntur : omnes dívites plebis.</text:p>
      <text:p text:style-name="P9">Omnis glória ejus fíliæ Regis ab intus, * in fímbriis áureis circumamícta varietátibus.</text:p>
      <text:p text:style-name="P9">Adducéntur Regi vírgines post eam : * próximæ ejus afferéntur tibi.</text:p>
      <text:p text:style-name="P9">Afferéntur in <text:span text:style-name="T12">l</text:span>ætítia et exultatióne : * adducéntur in templum Regis.</text:p>
      <text:p text:style-name="P9">Pro pátribus tuis nati sunt tibi fílii : * constítues eos príncipes super omnem terram.</text:p>
      <text:p text:style-name="P9">Mémores erunt nóminis tui * in omni generatióne et generatiónem.</text:p>
      <text:p text:style-name="P9">Proptérea pópuli confitebúntur tibi in ætérnum : * et in sæculum sæculi.</text:p>
      <text:p text:style-name="P9"/>
      <text:p text:style-name="P3">Psalmus 5.</text:p>
      <text:p text:style-name="P30">De malorum reprobatione et bonorum salvatione.</text:p>
      <text:p text:style-name="P9"><text:span text:style-name="T1">Verba </text:span>mea áuribus pércipe Dómine, * íntéllige clamórem meum.</text:p>
      <text:p text:style-name="P9">Inténde voci oratiónis <text:span text:style-name="T12">m</text:span>eæ, * Rex meus et Deus meus.</text:p>
      <text:p text:style-name="P9">Quóniam ad te orábo : * Dómine mane exáudies vocem meam.</text:p>
      <text:p text:style-name="P9">Mane astábo tibi et vidébo : * quóniam non Deus volens iniquitátem tu es.</text:p>
      <text:p text:style-name="P9">Neque habitábit juxta te malígnus : * neque permanébunt injústi ante óculos tuos.</text:p>
      <text:p text:style-name="P9">Odísti omnes, qui operántur iniquitátem : * perdes omnes, qui loquúntur mendácium.</text:p>
      <text:p text:style-name="P9">Virum sánguinum et dolósum abominábitur Dóminus : * ego autem in multitúdine misericórdiæ tuæ.</text:p>
      <text:p text:style-name="P9">Introíbo in domum tuam : * adorábo ad templum sanctum tuum in timóre tuo.</text:p>
      <text:p text:style-name="P9">Dómine deduc me in justítia tua : * propter inimícos meos dírige in conspéctu tuo viam meam.</text:p>
      <text:p text:style-name="P9">Quóniam non est in ore eórum véritas : * cor eórum vanum est.</text:p>
      <text:p text:style-name="P9">Sepúlchrum patens est guttur eórum, § linguis suis dolóse agébant, * júdica illos Deus.</text:p>
      <text:p text:style-name="P9">Décidant a cogitatiónibus suis, § secúndum multitúdinem impietátum eórum expélle eos, * quóniam irritavérunt te Dómine.</text:p>
      <text:p text:style-name="P9">Et læténtur omnes, qui sperant in te, * in ætérnum exultábunt : et habitábis in eis.</text:p>
      <text:p text:style-name="P9">Et gloriabúntur in te omnes, qui diligunt nomen tuum, * quóniam tu benedíces justo.</text:p>
      <text:p text:style-name="P9">Dómine, ut scuto bonæ voluntátis tuæ * coronásti nos.</text:p>
      <text:p text:style-name="P1"/>
      <text:p text:style-name="P1">Psalmus 35.</text:p>
      <text:p text:style-name="P30">De malitia iniquorum et gloria justorum,</text:p>
      <text:p text:style-name="P9"><text:span text:style-name="T1">Dixit </text:span>injústus ut delínquat in semetípso : * non est timor Dei ante óculos ejus.</text:p>
      <text:p text:style-name="P9">Quóniam dolóse egit in conspéctu ejus : * ut inveniátur iníquitas ejus ad ódium.</text:p>
      <text:p text:style-name="P9">Verba oris ejus iníquitas, et dolus: * nóluit intellígere ut bene ágeret.</text:p>
      <text:p text:style-name="P9">Iniquitátem meditátus est in cubíli suo: § ástitit omni viæ non bonæ, * malítiam autem non odívit.</text:p>
      <text:p text:style-name="P9">Dómine in cœlo misericórdia tua ; * et véritas tua usque ad nubes.</text:p>
      <text:p text:style-name="P9">Justítia tua sicut montes Dei : * judícia tua abyssus multa.</text:p>
      <text:p text:style-name="P9">Hómines, et juménta salvábis Dómine: * quemádmodum multiplicásti misericórdiam tuam Deus.</text:p>
      <text:p text:style-name="P9">Fílii autem hóminum, * in tégmine alárum tuárum sperábunt.</text:p>
      <text:p text:style-name="P9">Inebriabúntur ab ubertáte domus tuæ : * et torrénte voluptátis tuæ potábis eos.</text:p>
      <text:p text:style-name="P9">Quóniam apud te est fons vitæ : * et in lúmine tuo vidébimus lumen.</text:p>
      <text:p text:style-name="P9">Præténde misericórdiam tuam sciéntibus te, * et justítiam tuam his, qui recto sunt corde.</text:p>
      <text:p text:style-name="P9">Non véniat mihi pes supérbiæ : * et manus peccatóris non móveat me.</text:p>
      <text:p text:style-name="P9">Ibi cecidérunt qui operántur iniquitátem : * expúlsi sunt, nec potuérunt stare.</text:p>
      <text:p text:style-name="P9"/>
      <text:p text:style-name="P3">Psalmus 46.</text:p>
      <text:p text:style-name="P30">De Christi Incarnatione et Gentium vocatione ad fidem.</text:p>
      <text:p text:style-name="P9"><text:span text:style-name="T1">Deus</text:span><text:span text:style-name="T2"> </text:span>noster refúgium, et virtus : * adjútor in tribulatiónibus, quæ invenérunt nos nimis.</text:p>
      <text:p text:style-name="P9">Proptérea non timébimus dum turbábitur terra : * et transferéntur montes in cor maris.</text:p>
      <text:p text:style-name="P9">Sonuérunt, et turbátæ sunt aquæ eórum : * conturbáti sunt montes in fortitúdine ejus.</text:p>
      <text:p text:style-name="P9"><text:soft-page-break/>Flúminis ímpetus lætíficat civitátem Dei : * sanctificávit tabernáculum suum Altíssimus.</text:p>
      <text:p text:style-name="P9">Deus in médio ejus, non commovébitur : * adjuvábit eam Deus mane dilúculo.</text:p>
      <text:p text:style-name="P9">Conturbátæ sunt gentes, et inclináta sunt regna : * dedit vocem suam, mota est terra.</text:p>
      <text:p text:style-name="P9">Dóminus virtútum nobíscum : * suscéptor noster Deus Jacob.</text:p>
      <text:p text:style-name="P9">Veníte, et vidéte ópera Dómini, <text:span text:style-name="T7">§ </text:span>quæ pósuit prodígia super terram : * áuferens bella usque ad finem terræ.</text:p>
      <text:p text:style-name="P9">Arcum cónteret, et confrínget arma : * et scuta combúret igni :</text:p>
      <text:p text:style-name="P9">Vacáte, et vidéte quóniam ego sum Deus : * exaltábor in géntibus, et exaltábor in terra.</text:p>
      <text:p text:style-name="P9">Dóminus virtútum nobíscum ; * suscéptor noster Deus Jacob.</text:p>
      <text:p text:style-name="P1"/>
      <text:p text:style-name="P1">Psalmus 46.</text:p>
      <text:p text:style-name="P30">De Christi in cœlum Ascensione, et salute Gentium.</text:p>
      <text:p text:style-name="P9"><text:span text:style-name="T1">Omnes </text:span>gentes pláudite mánibus : * jubiláte Deo in voce exultatiónis. </text:p>
      <text:p text:style-name="P9">Quóniam Dóminus excélsus, terríbilis: * Rex magnus super omnem terram.</text:p>
      <text:p text:style-name="P9">Subjécit pópulos nobis : * et gentes sub pédibus nostris. </text:p>
      <text:p text:style-name="P9">Elégit nobis hæreditátem suam : * spéciem Jacob, quam diléxit.</text:p>
      <text:p text:style-name="P9">Ascéndit Deus in júbilo : * et Dóminus in voce tubæ.</text:p>
      <text:p text:style-name="P9">Psállite Deo nostro, psállite : * psállite Regi nostro, psállite.</text:p>
      <text:p text:style-name="P9">Quóniam Rex omnis terræ Deus : * psállite sapiénter.</text:p>
      <text:p text:style-name="P9">Regnábit Deus super gentes : * Deus sedet super sedem sanctam suam.</text:p>
      <text:p text:style-name="P9">Príncipes populórum congregáti sunt cum Deo Abraham : * quóniam dii fortes terræ, veheménter eleváti sunt.</text:p>
      <text:p text:style-name="P1"/>
      <text:p text:style-name="P1">Psalmus 47.</text:p>
      <text:p text:style-name="P29">De fundatione Ecclesiæ et ejus dignitate.</text:p>
      <text:p text:style-name="P9"><text:span text:style-name="T1">Magnus </text:span>Dóminus, et laudábilis nimis * in civitáte Dei nostri, in monte sancto ejus.</text:p>
      <text:p text:style-name="P9">Fundátur exultatióne univérsæ terræ mons Sion, * látera Aquilónis, cívitas Regis magni.</text:p>
      <text:p text:style-name="P9">Deus in dómibus ejus cognoscétur, * cum suscípiet eam.</text:p>
      <text:p text:style-name="P9">Quóniam ecce reges terræ congregáti sunt: * convenérunt in unum.</text:p>
      <text:p text:style-name="P9">Ipsi vidéntes sic admiráti sunt, conturbáti sunt, commóti sunt: * tremor apprehéndit eos.</text:p>
      <text:p text:style-name="P9">Ibi dolóres ut parturiéntis, * in spíritu veheménti cónteres naves Tharsis.</text:p>
      <text:p text:style-name="P9">Sicut audívimus, sic vídimus in civitáte Dómini virtútum, § in civitáte Dei nostri: * Deus fundávit eam in ætérnum.</text:p>
      <text:p text:style-name="P9">Suscépimus Deus misericórdiam tuam, * in médio templi tui.</text:p>
      <text:p text:style-name="P9">Secúndum nomen tuum Deus, sic et laus tua in fines terræ: * justitia plena est déxtera tua.</text:p>
      <text:p text:style-name="P9">Lætétur mons Sion, et exúltent fíliæ Judæ, * propter judícia tua Dómine.</text:p>
      <text:p text:style-name="P9">Circúmdate Sion, et complectímini eam: * narráte in túrribus ejus.</text:p>
      <text:p text:style-name="P9">Pónite corda vestra in virtúte ejus: * et distribúite domos ejus, ut enarrétis in progénie áltera.</text:p>
      <text:p text:style-name="P9">Quóniam hic est Deus, Deus noster in ætérnum, et in sæculum sæculi : * ipse reget nos in sæcula.</text:p>
      <text:p text:style-name="P1"/>
      <text:p text:style-name="P1">Psalmus 48.</text:p>
      <text:p text:style-name="P3"><text:span text:style-name="T7">De contemptu mundi cum</text:span><text:span text:style-name="T8"> </text:span><text:span text:style-name="T7">sua gloria perituri.</text:span></text:p>
      <text:p text:style-name="P9">A<text:span text:style-name="T1">udíte</text:span> hæc omnes gentes : * áuribus percípite omnes, qui habitátis orbem :</text:p>
      <text:p text:style-name="P9">Quique terrígenæ, et fí<text:span text:style-name="T12">l</text:span>ii hóminum : * simul in unum dives et pauper.</text:p>
      <text:p text:style-name="P9">Os meum loquétur sapiéntiam : * et meditátio cordis mei prudéntiam.</text:p>
      <text:p text:style-name="P9">Inclinábo in parábolam aurem meam : * apériam in psaltério propositiónem meam.</text:p>
      <text:p text:style-name="P9">Cur timébo in die mala ? * iníquitas calcánei mei circúmdabit me:</text:p>
      <text:p text:style-name="P9">Qui confídunt in virtúte sua : * et in multitúdine divitiárum suárum gloriántur.</text:p>
      <text:p text:style-name="P9">Frater non rédimit, rédimet homo : * non dabit Deo placatiónem suam.</text:p>
      <text:p text:style-name="P9">Et prétium redemptiónis ánimæ suæ : * et laborábit in ætérnum, et vivet adhuc in finem.</text:p>
      <text:p text:style-name="P9">Non vidébit intéritum, cum víderit sapiéntes moriéntes : * simul insípiens, et stultus períbunt.</text:p>
      <text:p text:style-name="P9"><text:soft-page-break/>Et relínquent aliénis divítias suas : * et sepúlchra eórum domus illórum in ætérnum.</text:p>
      <text:p text:style-name="P9">Tabernácula eórum in progénie et progénie : * vocavérunt nómina sua in terris suis.</text:p>
      <text:p text:style-name="P9">Et homo, cum in honóre esset, non intelléxit : § comparátus est juméntis insipiéntibus, * et símilis factus est illis.</text:p>
      <text:p text:style-name="P9">Hæc via illórum scándalum ipsis : * et póstea in ore suo complacébunt.</text:p>
      <text:p text:style-name="P9">Sicut oves in inférno pósiti sunt :* mors depáscet eos.</text:p>
      <text:p text:style-name="P9">Et dominabúntur eórum justi in matutíno : * et auxílium eórum veteráscet in inférno a glória eórum.</text:p>
      <text:p text:style-name="P9">Verúmtamen Deus rédimet ánimam meam de manu ínferi, * cum accéperit me.</text:p>
      <text:p text:style-name="P9">Ne timúeris cum dives factus fúerit homo: * et cum multiplicáta fúerit glória domus ejus.</text:p>
      <text:p text:style-name="P9">Quóniam cum interíerit, non sumet ómnia: * neque descéndet cum eo glória ejus.</text:p>
      <text:p text:style-name="P9">Quia ánima ejus in vita ipsíus benedicétur: * confitébitur tibi cum beneféceris ei.</text:p>
      <text:p text:style-name="P9">Introíbit usque in progénies patrum suórum : * et usque in ætérnum non vidébit lumen.</text:p>
      <text:p text:style-name="P9">Homo, cum in honóre esset, non intelléxit: § comparátus est juméntis insipiéntibus, * et símilis factus est illis.</text:p>
      <text:p text:style-name="P1"/>
      <text:p text:style-name="P1">Psalmus 49.</text:p>
      <text:p text:style-name="P30">De duplici Christi adventu, et mutatione sacrificii veteris in novum.</text:p>
      <text:p text:style-name="P9"><text:span text:style-name="T1">Deus </text:span>deórum Dóminus locútus est : * et vocávit terram,</text:p>
      <text:p text:style-name="P9">A solis ortu usque ad occásum : * ex Sion spécies decóris ejus.</text:p>
      <text:p text:style-name="P9">Deus maniféste véniet : * Deus noster et non silébit.</text:p>
      <text:p text:style-name="P9">Ignis in conspéctu ejus exardéscet : * et in circúitu ejus tempéstas válida.</text:p>
      <text:p text:style-name="P9">Advocábit cœlum desúrsum : * et terram discérnere pópulum suum.</text:p>
      <text:p text:style-name="P9">Congregáte illi sanctos ejus : * qui órdinant testaméntum ejus super sacrifícia.</text:p>
      <text:p text:style-name="P9">Et annuntiábunt cœli justítiam ejus: * quóniam Deus judex est.</text:p>
      <text:p text:style-name="P9">Audi pópulus meus, et loquar : § Israël, et testificábor tibi : * Deus Deus tuus ego sum.</text:p>
      <text:p text:style-name="P9">Non in sacrifíciis tuis árguam te : * holocáusta autem tua in conspéctu meo sunt semper.</text:p>
      <text:p text:style-name="P9">Non accípiam de domo tua vítulos : * neque de grégibus tuis hircos.</text:p>
      <text:p text:style-name="P9">Quóniam meæ sunt omnes feræ silvárum, * juménta in móntibus et boves.</text:p>
      <text:p text:style-name="P9">Cognóvi ómnia volatília cœli : * et pulchritúdo agri mecum est.</text:p>
      <text:p text:style-name="P9">Si esuríero, non dicam tibi : * meus est enim orbis terræ, et plenitúdo ejus.</text:p>
      <text:p text:style-name="P9">Numquid manducábo carnes taurórum ? * aut sánguinem hircórum potábo ?</text:p>
      <text:p text:style-name="P9">Immola Deo sacrifícium laudis : * et redde Altíssimo vota tua.</text:p>
      <text:p text:style-name="P9">Et ínvoca me in die tribulatiónis : * éruam te, et honorificábis me.</text:p>
      <text:p text:style-name="P9">Peccatóri autem dixit Deus : * Quare tu enárras justítias meas, et assúmis testaméntum meum per os tuum ?</text:p>
      <text:p text:style-name="P9">Tu vero odísti disciplínam : * et projecísti sermónes meos retrórsum :</text:p>
      <text:p text:style-name="P9">Si vidébas furem, currébas cum eo : * et cum adúlteris portiónem tuam ponébas.</text:p>
      <text:p text:style-name="P9">Os tuum abundávit malítia : * et lingua tua concinnábat dolos.</text:p>
      <text:p text:style-name="P9">Sedens advérsus fratrem tuum loquebáris, § et advérsus fílium matris tuæ ponébas scándalum : * hæc fecísti, et tácui.</text:p>
      <text:p text:style-name="P9">Existimásti iníque quod ero tui símilis : * árguam te, et státuam contra fáciem tuam.</text:p>
      <text:p text:style-name="P9">Intellígite hæc qui obliviscímini Deum : * nequándo rápiat, et non sit qui erípiat.</text:p>
      <text:p text:style-name="P9">Sacrifícium laudis honorificábit me : * et illic iter, quo osténdam illi salutáre Dei.</text:p>
      <text:p text:style-name="P1"/>
      <text:p text:style-name="P1">Psalmus 51.</text:p>
      <text:p text:style-name="P29">De pœna peccatoris et præmio justi.</text:p>
      <text:p text:style-name="P9"><text:span text:style-name="T1">Quid </text:span>gloriáris in malítia, * qui potens es in iniquitáte ?</text:p>
      <text:p text:style-name="P9">Tota die injustítiam cogitávit lingua tua : * sicut novácula acúta fecísti dolum.</text:p>
      <text:p text:style-name="P9">Dilexísti malítiam super benignitátem : * iniquitátem magis quam loqui æquitátem.</text:p>
      <text:p text:style-name="P9">Dilexísti ómnia verba præcipitatiónis, * lingua dolósa.</text:p>
      <text:p text:style-name="P9"><text:soft-page-break/>Proptérea Deus déstruet te in finem, § evéllet te, et emigrábit te de tabernáculo tuo : * et radícem tuam de terra vivéntium.</text:p>
      <text:p text:style-name="P9">Vidébunt justi, et timébunt, § et super eum ridébunt, et dicent : * Ecce homo, qui non pósuit Deum adjutórem suum :</text:p>
      <text:p text:style-name="P9">Sed sperávit in multitúdine divitiárum suárum : * et præváluit in vanitáte sua.</text:p>
      <text:p text:style-name="P9">Ego autem, sicut olíva fructífera in domo Dei, * sperávi in misericórdia Dei in ætérnum : et in sæculum sæculi.</text:p>
      <text:p text:style-name="P9">Confitébor tibi in sæculum quia fecísti : § et expectábo nomen tuum, * quóniam bonum est in conspéctu sanctórum tuórum.</text:p>
      <text:p text:style-name="P1"/>
      <text:p text:style-name="P1">Psalmus 52.</text:p>
      <text:p text:style-name="P30">De obstinatione peccatorum Deum negantium.</text:p>
      <text:p text:style-name="P9">D<text:span text:style-name="T1">ixit</text:span> insípiens in corde suo : * Non est Deus.</text:p>
      <text:p text:style-name="P9">Corrúpti sunt, et abominábiles facti sunt in iniquitátibus : * non est qui fáciat bonum.</text:p>
      <text:p text:style-name="P27">Deus de cœlo prospéxit super fílios hóminum : * ut vídeat si est intélligens, aut requírens Deum.</text:p>
      <text:p text:style-name="P9">Omnes declinavérunt, simul inútiles facti sunt : * non est qui fáciat bonum, non est usque ad unum.</text:p>
      <text:p text:style-name="P9">Nonne scient omnes qui operántur iniquitátem, * qui dévorant plebem meam ut cibum panis ?</text:p>
      <text:p text:style-name="P9">Deum non invocavérunt : * illic trepidavérunt timóre, ubi non erat timor.</text:p>
      <text:p text:style-name="P9">Quóniam Deus dissipávit ossa eórum qui homínibus placent : * confúsi sunt, quóniam Deus sprevit eos.</text:p>
      <text:p text:style-name="P9">Quis dabit ex Sion salutáre Israël : cum convérterit Deus captivitátem plebis suas, * exultábit Jacob, et lætábitur Israël.</text:p>
      <text:p text:style-name="P1"/>
      <text:p text:style-name="P1">Psalmus 53.</text:p>
      <text:p text:style-name="P30">Oratio pro liberatione ab inimicis.</text:p>
      <text:p text:style-name="P9"><text:span text:style-name="T1">Deus </text:span>in nómine tuo salvum me fac : * et in virtúte tua júdica me. </text:p>
      <text:p text:style-name="P9">Deus exáudi oratiónem meam : * áuribus pércipe verba oris mei.</text:p>
      <text:p text:style-name="P9">Quóniam aliéni insurrexérunt advérsum me, et fortes quæsiérunt ánimam meam : * et non proposuérunt Deum ante conspéctum suum.</text:p>
      <text:p text:style-name="P9">Ecce enim Deus ádjuvat me : * et Dóminus suscéptor est ánimæ meæ.</text:p>
      <text:p text:style-name="P9">Avérte mala inimícis meis : * et in veritáte tua dispérde illos.</text:p>
      <text:p text:style-name="P9">Voluntárie sacrificábo tibi, * et confitébor nomini tuo Dómine : quóniam bonum est :</text:p>
      <text:p text:style-name="P9">Quóniam ex omni tribulatióne eripuísti me: * et super inimícos meos despéxit óculus meus.</text:p>
      <text:p text:style-name="P8"/>
      <text:p text:style-name="P3">Psalmus 54.</text:p>
      <text:p text:style-name="P30">De persecutione Christi a Juda traditore et gente Judæorum.</text:p>
      <text:p text:style-name="P9"><text:span text:style-name="T1">Exáudi </text:span>Deus oratiónem meam, § et ne despéxeris deprecatiónem meam : * inténde mihi, et exáudi me.</text:p>
      <text:p text:style-name="P9">Contristátus sum in exercitatióne mea : * et conturbátus sum a voce inimíci, et a tribulatióne peccatóris.</text:p>
      <text:p text:style-name="P9">Quóniam declinavérunt in me iniquitátes : * et in ira molésti erant mihi.</text:p>
      <text:p text:style-name="P9">Cor meum conturbátum est in me : * et formído mortis cécidit super me.</text:p>
      <text:p text:style-name="P9">Timor et tremor venérunt super me : * et contexérunt me tenebræ :</text:p>
      <text:p text:style-name="P9">Et dixi : Quis dabit mihi pennas sicut colúmbæ, * et volábo, et requiéscam ?</text:p>
      <text:p text:style-name="P9">Ecce elongávi fúgiens : * et mansi in solitúdine.</text:p>
      <text:p text:style-name="P9">Expectábam eum, qui salvum me fecit * a pusillanimitáte spíritus, et tempestáte.</text:p>
      <text:p text:style-name="P9">Præcípita Dómine, dívide linguas eórum : * quóniam vidi iniquitátem, et contradictiónem in civitáte.</text:p>
      <text:p text:style-name="P9">Die ac nocte circúmdabit eam super muros ejus iníquitas : * et labor in médio ejus, et injustítia.</text:p>
      <text:p text:style-name="P9"><text:soft-page-break/>Et non defécit de platéis ejus * usúra; et dolus.</text:p>
      <text:p text:style-name="P9">Quóniam si inimícus meus maledixísset mihi, * sustinuíssem útique.</text:p>
      <text:p text:style-name="P9">Et si is, qui óderat me, super me magna locútus fuísset : * abscondíssem me fórsitan ab eo.</text:p>
      <text:p text:style-name="P9">Tu vero homo unánimis : * dux meus, et notus meus :</text:p>
      <text:p text:style-name="P9">Qui simul mecum dulces capiébas cibos : * in domo Dei ambulávimus cum consénsu.</text:p>
      <text:p text:style-name="P9">Véniat mors super illos : * et descéndant in inférnum vivéntes :</text:p>
      <text:p text:style-name="P9">Quóniam nequítiæ in habitáculis eórum : * in médio eórum.</text:p>
      <text:p text:style-name="P9">Ego autem ad Deum clamávi : * et Dóminus salvábit me.</text:p>
      <text:p text:style-name="P9">Véspere, et mane, et merídie narrábo et annuntiábo : * et exáudiet vocem meam.</text:p>
      <text:p text:style-name="P9">Rédimet in pace ánimam meam ab his, qui appropínquant mihi : * quóniam inter multos erant mecum.</text:p>
      <text:p text:style-name="P9">Exáudiet Deus, et humiliábit illos : * qui est ante sæcula.</text:p>
      <text:p text:style-name="P9">Non enim est illis commutátio, § et non timuérunt Deum : * exténdit manum suam in retribuéndo.</text:p>
      <text:p text:style-name="P9">Contaminavérunt testaméntum ejus, § divísi sunt ab ira vultus ejus : * et appropinquávit cor illíus.</text:p>
      <text:p text:style-name="P9">Mollíti sunt sermónes ejus super óleum : * et ipsi sunt jácula.</text:p>
      <text:p text:style-name="P9">Jacta super Dóminum curam tuam, et ipse te enútriet : * non dabit in ætérnum fluctuatiónem justo.</text:p>
      <text:p text:style-name="P9">Tu vero Deus dedúces eos, * in púteum intéritus.</text:p>
      <text:p text:style-name="P9">Viri sánguinum, et dolósi non dimidiábunt dies suos : * ego autem sperábo in te Dómine.</text:p>
      <text:p text:style-name="P1"/>
      <text:p text:style-name="P1">Psalmus 55.</text:p>
      <text:p text:style-name="P30">Petit liberari ab hostibus, ut Dei laudes celebret.</text:p>
      <text:p text:style-name="P9"><text:span text:style-name="T1">Miserere </text:span>mei Deus, quóniam conculcávit me homo : * tota die impúgnans tribulávit me.</text:p>
      <text:p text:style-name="P9">Conculcavérunt me inimíci mei tota die : * quóniam multi bellántes advérsum me.</text:p>
      <text:p text:style-name="P9">Ab altitúdine diéi timébo : * ego vero in te sperábo.</text:p>
      <text:p text:style-name="P9">In Deo laudábo sermónes meos, in Deo sperávi : * non timébo quid fáciat mihi caro.</text:p>
      <text:p text:style-name="P9">Tota die verba mea execrabántur : * advérsum me omnes cogitatiónes eórum, in malum.</text:p>
      <text:p text:style-name="P9">Inhabitábunt et abscóndent : * ipsi calcáneum meum observábunt.</text:p>
      <text:p text:style-name="P9">Sicut sustinuérunt ánimam meam, pro níhilo salvos fácies illos : * in ira pópulos confrínges.</text:p>
      <text:p text:style-name="P9">Deus, vitam meam annuntiávi tibi: * posuísti lácrymas meas in conspéctu tuo,</text:p>
      <text:p text:style-name="P17">Sicut et in promissióne tua: * tunc converténtur inimíci mei retrórsum :</text:p>
      <text:p text:style-name="P17">In quacúmque die invocávero te : * ecce cognóvi quóniam Deus meus es.</text:p>
      <text:p text:style-name="P9">In Deo laudábo verbum, ^ in Dómino laudábo sermónem: * in Deo sperávi, non timébo quid fáciat mihi homo.</text:p>
      <text:p text:style-name="P9">In me sunt Deus vota tua, * quæ reddam laudatiónes tibi.</text:p>
      <text:p text:style-name="P9">Quóniam eripuísti ánimam meam de morte, § et pedes meos de lapsu : * ut pláceam coram Deo in lúmine vivéntium.</text:p>
      <text:p text:style-name="P1"/>
      <text:p text:style-name="P1">Psalmus 57.</text:p>
      <text:p text:style-name="P3"><text:span text:style-name="T7">De malitia et pœna impiorum justos persequentium</text:span><text:span text:style-name="T8">.</text:span></text:p>
      <text:p text:style-name="P9">S<text:span text:style-name="T1">i</text:span> vere útique justítiam loquímini : * recta judicáte fílii hóminum.</text:p>
      <text:p text:style-name="P9">Etenim in corde iniquitátes operámini : * in terra injustítias manus vestræ concínnant.</text:p>
      <text:p text:style-name="P9">Alienáti sunt peccatóres a vulva, erravérunt ab útero : * locúti sunt falsa.</text:p>
      <text:p text:style-name="P9">Furor illis secúndum similitúdinem serpéntis: * sicut áspidis surdæ, et obturántis aures suas,</text:p>
      <text:p text:style-name="P9">Quæ non exáudiet vocem incantántium : * et venéfici incantántis sapiénter.</text:p>
      <text:p text:style-name="P9">Deus cónteret dentes eórum in ore ipsórum: * molas leónum confrínget Dóminus.</text:p>
      <text:p text:style-name="P9">Ad níhilum devénient tamquam aqua decúrrens : * inténdit arcum suum donec infirméntur.</text:p>
      <text:p text:style-name="P9">Sicut cera, quæ fluit, auferéntur: * supercécidit ignis, et non vidérunt solem.</text:p>
      <text:p text:style-name="P9">Priúsquam intellígerent spinæ vestræ rhamnum : * sicut vivéntes, sic in ira absórbet eos.</text:p>
      <text:p text:style-name="P9">Lætábitur justus cum víderit vindíctam : * manus suas lavábit in sánguine peccatóris.</text:p>
      <text:p text:style-name="P9"><text:soft-page-break/>Et dicet homo: Si útique est fructus justo : * útique est Deus júdicans eos in terra.</text:p>
      <text:p text:style-name="P1"/>
      <text:p text:style-name="P1">Psalmus 58.</text:p>
      <text:p text:style-name="P30">De passione Christi et Judæorum finali conversione.</text:p>
      <text:p text:style-name="P9"><text:span text:style-name="T1">Eripe </text:span>me de inimícis meis Deus meus : * et ab insurgéntibus in me líbera me.</text:p>
      <text:p text:style-name="P9">Eripe me de operántibus iniquitátem : * et de viris sánguinum salva me.</text:p>
      <text:p text:style-name="P9">Quia ecce cepérunt ánimam meam : * irruérunt in me fortes.</text:p>
      <text:p text:style-name="P9">Neque iníquitas mea, neque peccátum meum Dómine : * sine iniquitáte cucúrri, et diréxi.</text:p>
      <text:p text:style-name="P9">Exúrge in occúrsum meum, et vide : * et tu Dómine Deus virtútum, Deus Israël,</text:p>
      <text:p text:style-name="P9">Inténde ad visitándas omnes gentes : * non misereáris ómnibus, qui operántur iniquitátem.</text:p>
      <text:p text:style-name="P9">Converténtur ad vésperam : et fámem patiéntur ut canes, * et circuíbunt civitátem.</text:p>
      <text:p text:style-name="P9">Ecce loquéntur in ore suo, § et gládius in lábiis eórum : * quóniam quis audívit ?</text:p>
      <text:p text:style-name="P9">Et tu Dómine deridébis eos : * ad níhilum dedúces omnes gentes.</text:p>
      <text:p text:style-name="P9">Fortitúdinem meam ad te custódiam, § quia Deus suscéptor meus es : * Deus meus misericórdia ejus prævéniet me.</text:p>
      <text:p text:style-name="P9">Deus osténdet mihi super inimícos meos, ne occídas eos: * nequándo obliviscántur pópuli mei.</text:p>
      <text:p text:style-name="P18">Dispérge illos in virtúte tua: * et depóne eos protéctor meus Dómine :</text:p>
      <text:p text:style-name="P18">Delíctum oris eórum, sermónem labiórum ipsórum : * et comprehendántur in supérbia sua.</text:p>
      <text:p text:style-name="P9">Et de execratióne et mendácio annuntiabúntur in consummatióne : * in ira consummatiónis, et non erunt.</text:p>
      <text:p text:style-name="P9">Et scient quia Deus dominábitur Jacob : * et fínium terræ.</text:p>
      <text:p text:style-name="P9">Converténtur ad vésperam, et famem patiéntur ut canes : * et circuíbunt civitátem.</text:p>
      <text:p text:style-name="P9">Ipsi dispergéntur ad manducándum : * si vero non fúerint saturáti, et murmurábunt.</text:p>
      <text:p text:style-name="P9">Ego autem cantábo fortitúdinem tuam : * et exultábo mane misericórdiam tuam.</text:p>
      <text:p text:style-name="P9">Quia factus es suscéptor meus, * et refúgium meum, in die tribulatiónis meæ.</text:p>
      <text:p text:style-name="P9">Adjútor meus tibi psallam, § quia Deus suscéptor meus es : * Deus meus misericórdia mea.</text:p>
      <text:p text:style-name="P1"/>
      <text:p text:style-name="P1">Psalmus 42.</text:p>
      <text:p text:style-name="P30">De spe habenda in Deo tempore tribulationis.</text:p>
      <text:p text:style-name="P9"><text:span text:style-name="T1">Júdica </text:span>me Deus, et discérne causam meam de gente non sancta, * ab hómine iníquo, et dolóso érue me.</text:p>
      <text:p text:style-name="P9">Quia tu es Deus fortitúdo mea : <text:span text:style-name="T7">§ </text:span>quare me repulísti?* et quare tristis incédo, dum afflígit me inimícus?</text:p>
      <text:p text:style-name="P9">Emítte lucem tuam et veritátem tuam : § ipsa me deduxérunt, et adduxérunt in montem sanctum tuum, * et in tabernácula tua.</text:p>
      <text:p text:style-name="P9">Et introíbo ad altáre Dei : * ad Deum, qui lætíficat juventútem meam.</text:p>
      <text:p text:style-name="P9">Confitébor tibi in cíthara Deus Deus meus : * quare tristis es ánima mea ? et quare contúrbas me ?</text:p>
      <text:p text:style-name="P9">Spera in Deo, quóniam adhuc confitébor illi : * salutáre vultus mei, et Deus meus.</text:p>
      <text:p text:style-name="P1"/>
      <text:p text:style-name="P1">Psalmus 56.</text:p>
      <text:p text:style-name="P30">De Christi Passione, Resurrectione et Ascensione.</text:p>
      <text:p text:style-name="P9"><text:span text:style-name="T1">Miserére</text:span><text:span text:style-name="T2"> </text:span>mei Deus, miserére mei : * quóniam in te confídit ánima mea.</text:p>
      <text:p text:style-name="P9">Et in umbra alárum tuárum sperábo, * donec tránseat iníquitas.</text:p>
      <text:p text:style-name="P9">Clamábo ad Deum altíssimum : * Deum qui benefécit mihi.</text:p>
      <text:p text:style-name="P9">Misit de cœlo, et liberávit me : * dedit in oppróbrium conculcántes me.</text:p>
      <text:p text:style-name="P9">Misit Deus misericórdiam suam, et veritátem suam,§ et erípuit ánimam meam de médio catulórum leónum : * dormívi conturbátus.</text:p>
      <text:p text:style-name="P9">Filii hóminum dentes eórum arma et sagíttæ : * et lingua eórum gládius acútus.</text:p>
      <text:p text:style-name="P9">Exaltáre super cœlos Deus : * et in omnem terram glória tua.</text:p>
      <text:p text:style-name="P9">Láqueum paravérunt pédibus meis : * et incurvavérunt ánimam meam.</text:p>
      <text:p text:style-name="P9">Fodérunt ante fáciem meam fóveam : * et incidérunt in eam.</text:p>
      <text:p text:style-name="P9"><text:soft-page-break/>Parátum cor meum Deus, parátum cor meum : * cantábo, et psalmum dicam.</text:p>
      <text:p text:style-name="P9">Exúrge glória mea, exúrge psaltérium et cíthara ; * exúrgam dilúculo.</text:p>
      <text:p text:style-name="P9">Confitébor tibi in pópulis Dómine : * et psalmum dicam tibi in géntibus:</text:p>
      <text:p text:style-name="P9">Quóniam magnificáta est usque ad cœlos misericórdia tua, * et usque ad nubes véritas tua.</text:p>
      <text:p text:style-name="P9">Exaltáre super cœlos Deus : * et super omnem terram glória tua.</text:p>
      <text:p text:style-name="P1"/>
      <text:p text:style-name="P1">Psalmus 59.</text:p>
      <text:p text:style-name="P30">De placatione Dei in peccatores, et regni David ampliatione.</text:p>
      <text:p text:style-name="P9"><text:span text:style-name="T1">Deus </text:span>repulísti nos, et destruxísti nos : * irátus es, et misértus es nobis.</text:p>
      <text:p text:style-name="P9">Commovísti terram, et conturbásti eam : * sana contritiónes ejus, quia commóta est.</text:p>
      <text:p text:style-name="P9">Ostend<text:span text:style-name="T12">í</text:span>sti pópulo tuo dura : * potasti nos vino compunc<text:span text:style-name="T12">t</text:span>iónis,</text:p>
      <text:p text:style-name="P9">Dedísti metuéntibus te significatiónem : * ut fúgiant a fácie arcus :</text:p>
      <text:p text:style-name="P9">Ut liberéntur dilécti tui : * salvum fac déxtera tua, et exáudi me.</text:p>
      <text:p text:style-name="P9">Deus locútus est in sancto suo : § Lætábor, et partíbor Síchimam :* et convállem tabernaculórum metíbor.</text:p>
      <text:p text:style-name="P9">Meus est Gálaad, et meus est Manásses : * et Ephraim fortitúdo cápitis mei.</text:p>
      <text:p text:style-name="P9">Juda rex meus : * Moab olla spei meæ.</text:p>
      <text:p text:style-name="P9">In Idumæam exténdam calceaméntum meum: * mihi alienígenæ súbditi sunt.</text:p>
      <text:p text:style-name="P9">Quis dedúcet me in civitátem munítam ? * quis dedúcet me usque in Idumæam ?</text:p>
      <text:p text:style-name="P9">Nonne tu Deus, qui repulísti nos : * et non egrediéris Deus in virtútibus nostris ?</text:p>
      <text:p text:style-name="P9">Da nobis auxílium de tribulatióne : * quia vana salus hóminis.</text:p>
      <text:p text:style-name="P9">In Deo faciémus virtútem : * et ipse ad níhilum dedúcet tribulántes nos.</text:p>
      <text:p text:style-name="P1"/>
      <text:p text:style-name="P1">Psalmus 60.</text:p>
      <text:p text:style-name="P30">De multiplici Dei beneficio Ecclesiæ collato.</text:p>
      <text:p text:style-name="P9"><text:span text:style-name="T1">Exáudi </text:span>Deus deprecatiónem meam : * inténde oratióni meæ.</text:p>
      <text:p text:style-name="P9">A fínibus terræ ad te clamávi : * dum anxiarétur cor meum, in petra exaltásti me.</text:p>
      <text:p text:style-name="P9">Deduxísti me, quia factus es spes mea : * turris fortitúdinis a fácie inimíci.</text:p>
      <text:p text:style-name="P9">Inhabitábo in tabernáculo tuo in sæcula : * prótegar in velaménto alárum tuárum.</text:p>
      <text:p text:style-name="P9">Quóniam tu Deus meus exaudísti oratiónem meam : * dedísti hæreditátem timéntibus nomen tuum.</text:p>
      <text:p text:style-name="P9">Dies super dies regis adjícies : * annos ejus usque in diem generatiónis et generatiónis.</text:p>
      <text:p text:style-name="P9">Pérmanet in ætérnum in conspéctu Dei : * misericórdiam et veritátem ejus quis requíret ?</text:p>
      <text:p text:style-name="P9">Sic psalmum dicam nómini tuo in sæculum sæculi : * ut reddam vota mea de die in diem.</text:p>
      <text:p text:style-name="P1"/>
      <text:p text:style-name="P1">Psalmus 61.</text:p>
      <text:p text:style-name="P29">De fiducia in solo Deo habenda.</text:p>
      <text:p text:style-name="P9">N<text:span text:style-name="T1">onne</text:span> Deo subjécta erit ánima mea ? * ab ipso enim salutáre meum.</text:p>
      <text:p text:style-name="P9">Nam et ipse Deus meus, et salutáris meus : * suscéptor meus, non movébor ámplius.</text:p>
      <text:p text:style-name="P9">Quoúsque irrúitis in hóminem ? § interfícitis univérsi vos; * tamquam paríeti inclináto et macériæ depúlsæ ?</text:p>
      <text:p text:style-name="P9">Verúmtamen prétium meum cogitavérunt repéllere, § cucúrri in siti : * ore suo benedicébant, et corde suo maledicébant.</text:p>
      <text:p text:style-name="P9">Verúmtamen Deo subjécta esto ánima mea : * quóniam ab ipso patiéntia mea.</text:p>
      <text:p text:style-name="P9">Quia ipse Deus meus, et salvátor meus : * adjútor meus, non emigrábo.</text:p>
      <text:p text:style-name="P9">In Deo salutáre meum, et glória mea : * Deus auxílii mei, et spes mea in Deo est.</text:p>
      <text:p text:style-name="P9">Speráte in eo omnis congregátio pópuli, <text:span text:style-name="T7">§ </text:span>effúndite coram illo corda vestra : * Deus adjútor noster in ætérnum.</text:p>
      <text:p text:style-name="P9">Verúmtamen vani fílii hóminum, §<text:span text:style-name="T7"> </text:span>mendáces fílii hóminum in statéris : * ut decípiant ipsi de vanitáte in idípsum.</text:p>
      <text:p text:style-name="P9">Nolíte speráre in iniquitáte, et rapínas nolíte concupíscere : * divítiæ si áffluant, nolíte cor appónere.</text:p>
      <text:p text:style-name="P9"><text:soft-page-break/>Semel locútus est Deus, duo hæc audívi, § quia potéstas Dei est, et tibi Dómine misericórdia : * quia tu reddes unicuíque juxta ópera sua.</text:p>
      <text:p text:style-name="P1"/>
      <text:p text:style-name="P1">Psalmus 65.</text:p>
      <text:p text:style-name="P30">De Gentium conversione et Martyrum victoria.</text:p>
      <text:p text:style-name="P9"><text:span text:style-name="T1">Jubilate </text:span>Deo omnis terra, § psalmum dícite nómini ejus : * date glóriam laudi ejus.</text:p>
      <text:p text:style-name="P9">Dícite Deo, quam terribília sunt ópera tua Dómine ! * In multitúdine virtútis tuæ mentiéntur tibi inimíci tui.</text:p>
      <text:p text:style-name="P9">Omnis terra adóret te, et psallat tibi : * psalmum dicat nómini tuo.</text:p>
      <text:p text:style-name="P9">Veníte, et vidéte ópera Dei : * terríbilis in consíliis super fílios hóminum.</text:p>
      <text:p text:style-name="P9">Qui convértit mare in áridam, § in flúmine pertransíbunt pede : * ibi lætábimur in ipso.</text:p>
      <text:p text:style-name="P9">Qui dominátur in virtúte sua in ætérnum, § óculi ejus super gentes respíciunt : * qui exásperant non exalténtur in semetípsis.</text:p>
      <text:p text:style-name="P9">Benedícite gentes Deum nostrum : * et audítam fácite vocem laudis ejus,</text:p>
      <text:p text:style-name="P9">Qui pósuit ánimam meam ad vitam : * et non dedit in commotiónem pedes meos.</text:p>
      <text:p text:style-name="P9">Quóniam probásti nos Deus : * igne nos examinásti, sicut examinátur argéntum.</text:p>
      <text:p text:style-name="P9">Induxísti nos in láqueum, § posuísti tribulatiónes in dorso nostro : * imposuísti hómines super cápita nostra.</text:p>
      <text:p text:style-name="P9">Transívimus per ignem et aquam : * et eduxísti nos in refrigérium.</text:p>
      <text:p text:style-name="P9">Introíbo in domum tuam in holocáustis : * reddam tibi vota mea, quæ distinxérunt lábia mea.</text:p>
      <text:p text:style-name="P9">Et locútum est os meum : * in tribulatióne mea.</text:p>
      <text:p text:style-name="P9">Holocáusta medulláta ófferam tibi cum incénso aríetum : * ófferam tibi boves cum hircis.</text:p>
      <text:p text:style-name="P9">Veníte, audíte, et narrábo, omnes qui timétis Deum, * quanta fecit ánimæ meæ.</text:p>
      <text:p text:style-name="P9">Ad ipsum ore meo clamávi, * et exaltávi sub lingua mea.</text:p>
      <text:p text:style-name="P9">Iniquitátem si aspéxi in corde meo, * non exáudiet Dóminus.</text:p>
      <text:p text:style-name="P9">Proptérea exaudívit Deus, * et atténdit voci deprecatiónis meæ.</text:p>
      <text:p text:style-name="P9">Benedíctus Deus, * qui non amóvit oratiónem meam, et misericórdiam suam a me.</text:p>
      <text:p text:style-name="P1"/>
      <text:p text:style-name="P1">Psalmus 67.</text:p>
      <text:p text:style-name="P30">De Christi Ascensione, Spiritus S. Missione et Evangelii Prædicatione.</text:p>
      <text:p text:style-name="P9">E<text:span text:style-name="T1">xúrgat</text:span> Deus, et dissipéntur inimíci ejus, * et fúgiant qui odérunt eum, a fácie ejus.</text:p>
      <text:p text:style-name="P27">Sicut déficit fumus, defíciant : * sicut fluit cera a facie ignis, sic péreant peccatóres a fácie Dei.</text:p>
      <text:p text:style-name="P9">Et justi epuléntur, et exúltent in conspéctu Dei : * et delecténtur in lætítia.</text:p>
      <text:p text:style-name="P9">Cantáte Deo, psalmum dícite nómini ejus : § iter fácite ei, qui ascéndit super occásum : * Dóminus nomen illi.</text:p>
      <text:p text:style-name="P9">Exultáte in conspéctu ejus, * turbabúntur a fácie ejus, patris orphanórum, et júdicis viduárum.</text:p>
      <text:p text:style-name="P9">Deus in loco sancto suo : * Deus qui inhabitáre facit uníus moris in domo :</text:p>
      <text:p text:style-name="P9">Qui edúcit vinctos in fortitúdine, * simíliter eos, qui exásperant, qui hábitant in sepúlchris.</text:p>
      <text:p text:style-name="P9">Deus, cum egrederéris in conspéctu pópuli tui, * cum pertransíres in desérto :</text:p>
      <text:p text:style-name="P9">Terra mota est, étenim cœli distillavérunt a fácie Dei Sínai, * a fácie Dei Israël.</text:p>
      <text:p text:style-name="P9">Plúviam voluntáriam segregábis Deus hæreditáti tuæ : * et infirmáta est, tu vero perfecísti eam.</text:p>
      <text:p text:style-name="P9">Animália tua habitábunt in ea : * parásti in dulcédine tua páuperi, Deus.</text:p>
      <text:p text:style-name="P9">Dóminus dabit verbum evangelizántibus, * virtúte multa.</text:p>
      <text:p text:style-name="P9">Rex virtútum dilécti dilécti : * et speciéi domus divídere spólia.</text:p>
      <text:p text:style-name="P9">Si dormiátis inter médios cleros, pennæ colúmbæ deargentátæ, * et posterióra dorsi ejus in pallóre auri.</text:p>
      <text:p text:style-name="P9">Dum discérnit cœléstis reges super eam, nive dealbabúntur in Selmon : * mons Dei, mons pinguis.</text:p>
      <text:p text:style-name="P9">Mons coagulátus, mons pinguis : * ut quid suspicámini montes coagulátos ?</text:p>
      <text:p text:style-name="P9">Mons, in quo beneplácítum est Deo habitáre in eo : * étenim Dóminus habitábit in finem.</text:p>
      <text:p text:style-name="P9">Currus Dei decem míllibus múltiplex, míllia lætántium : * Dóminus in eis in Sina in sancto.</text:p>
      <text:p text:style-name="P9"><text:soft-page-break/>Ascendísti in altum, cepísti captivitátem : * accepísti dona in homínibus :</text:p>
      <text:p text:style-name="P9">Etenim non credéntes, * inhabitáre Dóminum Deum.</text:p>
      <text:p text:style-name="P1"/>
      <text:p text:style-name="P1">Divisio Psalmi 67.</text:p>
      <text:p text:style-name="P9"><text:span text:style-name="T1">Benedíctus </text:span>Dóminus die quotídie : * prósperum iter fáciet nobis Deus salutárium nostrórum.</text:p>
      <text:p text:style-name="P9">Deus noster, Deus salvos faciéndi : * et Dómini, Dómini éxitus mortis.</text:p>
      <text:p text:style-name="P9">Verúmtamen Deus confrínget cápita inimicórum suórum : * vérticem capílli perambulántium in delíctis suis.</text:p>
      <text:p text:style-name="P9">Dixit Dóminus : Ex Basan convértam, * convértam in profúndum maris :</text:p>
      <text:p text:style-name="P9">Ut intingátur pes tuus in sánguine : * lingua canum tuórum ex inimícis, ab ipso.</text:p>
      <text:p text:style-name="P9">Vidérunt ingréssus tuos Deus, * ingréssus Dei mei : Regis mei qui est in sancto.</text:p>
      <text:p text:style-name="P9">Prævenérunt príncipes conjúncti psalléntibus, * in médio juvenculárum tympanistriárum.</text:p>
      <text:p text:style-name="P9">In ecclésiis benedícite Deo Dómino, * de fóntibus Israël.</text:p>
      <text:p text:style-name="P9">Ibi Bénjamin adolescéntulus, * in mentis excéssu.</text:p>
      <text:p text:style-name="P9">Príncipes Juda, duces eórum : * príncipes Zábulon, príncipes Néphthali.</text:p>
      <text:p text:style-name="P9">Manda Deus virtúti tuæ : * confírma hoc Deus, quod operátus es in nobis.</text:p>
      <text:p text:style-name="P9">A templo tuo in Jerúsalem, * tibi ófferent reges múnera.</text:p>
      <text:p text:style-name="P9">Increpa feras arúndinis, § congregátio taurórum in vaccis populórum : * ut exclúdant eos, qui probáti sunt argénto.</text:p>
      <text:p text:style-name="P9">Díssipa gentes, quæ bella volunt : <text:span text:style-name="T7">§ </text:span>vénient legáti ex Ægypto : * Æthiópia prævéniet manus ejus Deo.</text:p>
      <text:p text:style-name="P9">Regna terræ, cantáte Deo : * psállite Dómino :</text:p>
      <text:p text:style-name="P8">Psállite Deo, qui ascéndit super cœlum cœli, * ad Oriéntem.</text:p>
      <text:p text:style-name="P9">Ecce dabit voci suæ vocem virtútis, § date glóriam Deo super Israël, * magnificéntia ejus, et virtus ejus in núbibus.</text:p>
      <text:p text:style-name="P9">Mirábilis Deus in sanctis suis, § Deus Israël ipse dabit virtútem, et fortitúdinem plebi suæ, * benedíctus Deus.</text:p>
      <text:p text:style-name="P5">Psalmus 68.</text:p>
      <text:p text:style-name="P30">De Christi Passione et Judæorum dejectione.</text:p>
      <text:p text:style-name="P9"><text:span text:style-name="T1">Salvum </text:span>me fac Deus : * quóniam intravérunt aquæ usque ad ánimam meam.</text:p>
      <text:p text:style-name="P9">Infíxus sum in limo profúndi : * et non est substántia.</text:p>
      <text:p text:style-name="P9">Veni in altitúdinem maris : * et tempéstas demérsit me.</text:p>
      <text:p text:style-name="P9">Laborávi clamans, raucæ factæ sunt fauces meæ : * defecérunt óculi mei, dum spero in Deum meum.</text:p>
      <text:p text:style-name="P9">Multiplicáti sunt super capíllos cápitis mei, * qui odérunt me gratis.</text:p>
      <text:p text:style-name="P9">Confortáti sunt qui persecúti sunt me inimíci mei injúste : * quæ non rápui, tunc exolvébam.</text:p>
      <text:p text:style-name="P9">Deus tu scis insipiéntiam meam : * et delicta mea a te non sunt abscóndita.</text:p>
      <text:p text:style-name="P9">Non erubéscant in me qui expéctant te Dómine, * Dómine virtútum.</text:p>
      <text:p text:style-name="P9">Non confundántur super me * qui quærunt te, Deus Israël.</text:p>
      <text:p text:style-name="P9">Quóniam propter te sustínui oppróbrium : * opéruit confúsio fáciem meam.</text:p>
      <text:p text:style-name="P9">Extráneus factus sum frátribus meis, * et peregrínus fíliis matris meæ.</text:p>
      <text:p text:style-name="P9">Quóniam zelus domus tuæ comédit me : * et oppróbria exprobrántium tibi, cecidérunt super me.</text:p>
      <text:p text:style-name="P9">Et opérui in jejúnio ánimam meam : * et factum est in oppróbrium mihi.</text:p>
      <text:p text:style-name="P9">Et pósui vestiméntum meum cilícium : * et factus sum illis in parábolam.</text:p>
      <text:p text:style-name="P9">Advérsum me loquebántur qui sedébant in porta : * et in me psallébant qui bibébant vinum.</text:p>
      <text:p text:style-name="P9">Ego vero oratiónem meam ad te Dómine : * tempus benepláciti Deus.</text:p>
      <text:p text:style-name="P9">In multitúdine misericórdiæ tuæ exáudi me, * in veritáte salútis tuæ.</text:p>
      <text:p text:style-name="P9">Eripe me de luto, ut non infígar : * líbera me ab iis, qui odérunt me et de profúndis aquárum.</text:p>
      <text:p text:style-name="P27">Non me demérgat tempéstas aquæ, § neque absórbeat me profúndum : * neque úrgeat super me púteus os suum.</text:p>
      <text:p text:style-name="P1">Divisio Psalmi 68.</text:p>
      <text:p text:style-name="P9"><text:soft-page-break/><text:span text:style-name="T1">Exáudi </text:span>me Dómine, quóniam benígna est misericórdia tua : * secúndum multitúdinem miseratiónum tuárum réspice in me.</text:p>
      <text:p text:style-name="P9">Et ne avértas fáciem tuam a púero tuo : * quóniam tríbulor, velóciter exáudi me.</text:p>
      <text:p text:style-name="P9">Inténde ánimæ meæ, et líbera eam, * propter inimícos meos éripe me.</text:p>
      <text:p text:style-name="P9">Tu scis impropérium meum, et confusiónem meam, * et reveréntiam meam.</text:p>
      <text:p text:style-name="P9">In conspéctu tuo sunt omnes qui tríbulant me, * impropérium expectávit cor meum, et misériam.</text:p>
      <text:p text:style-name="P9">Et sustínui qui simul contristarétur, et non fuit : * et qui consolarétur, et non invéni.</text:p>
      <text:p text:style-name="P9">Et dedérunt in escam meam fel : * et in siti mea potavérunt me acéto.</text:p>
      <text:p text:style-name="P9">Fiat mensa eórum coram ipsis in láqueum, * et in retributiónes, et in scándalum.</text:p>
      <text:p text:style-name="P9">Obscuréntur óculi eórum ne vídeant :* et dorsum eórum semper incurva.</text:p>
      <text:p text:style-name="P9">Effúnde super eos iram tuam : * et furor iræ tuæ comprehéndat eos.</text:p>
      <text:p text:style-name="P9">Fiat habitátio eórum desérta : * et in tabernáculis eórum non sit qui inhábitet.</text:p>
      <text:p text:style-name="P9">Quóniam quem tu percussísti, persecúti sunt : * et super dolórem vúlnerum meórum addidérunt.</text:p>
      <text:p text:style-name="P9">Appóne iniquitátem super iniquitátem eórum : * et non intrent in justítiam tuam.</text:p>
      <text:p text:style-name="P9">Deleántur de libro vivéntium : * et cum justis non scribántur.</text:p>
      <text:p text:style-name="P9">Ego sum pauper et dolens : * salus tua Deus suscépit me.</text:p>
      <text:p text:style-name="P9">Laudábo nomen Dei cum cántico : * et magnificábo eum in laude.</text:p>
      <text:p text:style-name="P9">Et placébit Deo super vítulum novéllum : * córnua producéntem et úngulas. </text:p>
      <text:p text:style-name="P9">Vídeant páuperes et læténtur : * quærite Deum, et vivet ánima vestra.</text:p>
      <text:p text:style-name="P9">Quóniam exaudívit páuperes Dóminus : * et vinctos suos non despéxit.</text:p>
      <text:p text:style-name="P9">Laudent illum cœli et terra, * mare, et ómnia reptília in eis.</text:p>
      <text:p text:style-name="P9">Quóniam Deus salvam fáciet Sion : * et ædificabúntur civitátes Juda.</text:p>
      <text:p text:style-name="P9">Et inhabitábunt ibi, * et hæreditáte acquírent eam.</text:p>
      <text:p text:style-name="P9">Et semen servórum ejus possidébit eam, * et qui díligunt nomen ejus, habitábunt in ea.</text:p>
      <text:p text:style-name="P1"/>
      <text:p text:style-name="P1">Psalmus 69.</text:p>
      <text:p text:style-name="P30">Pius sibi opem, æmulis ignominiam precatur.</text:p>
      <text:p text:style-name="P9">D<text:span text:style-name="T1">eus</text:span> in adjutórium meum inténde : * Dómine ad adjuvándum me festína.</text:p>
      <text:p text:style-name="P9">Confundántur, et revereántur, * qui quærunt ánimam meam :</text:p>
      <text:p text:style-name="P9">Avertántur retrórsum, et erubéscant, * qui volunt mihi mala.</text:p>
      <text:p text:style-name="P9">Avertántur statim erubescéntes, * qui dicunt mihi : Euge, euge.</text:p>
      <text:p text:style-name="P9">Exúltent et læténtur in te omnes qui quærunt te, * et dicant semper : Magnificétur Dóminus : qui díligunt salutáre tuum.</text:p>
      <text:p text:style-name="P9">Ego vero egénus, et pauper sum : * Deus ádjuva me.</text:p>
      <text:p text:style-name="P27">Adjútor meus, et liberátor meus es tu : * Dómine ne moréris.</text:p>
      <text:p text:style-name="P1"/>
      <text:p text:style-name="P1">Psalmus 70.</text:p>
      <text:p text:style-name="P29">De Christi Passione et Resurrectione.</text:p>
      <text:p text:style-name="P9">I<text:span text:style-name="T1">n</text:span><text:span text:style-name="T6"> </text:span>te Dómine sperávi, non confúndar in ætérnum : * in justítia tua líbera me, et éripe me.</text:p>
      <text:p text:style-name="P9">Inclína ad me aurem tuam, * et salva me.</text:p>
      <text:p text:style-name="P9">Esto mihi in Deum protectórem, et in locum munítum : * ut salvum me fácias,</text:p>
      <text:p text:style-name="P9">Quóniam firmaméntum meum, * et refúgium meum es tu.</text:p>
      <text:p text:style-name="P9">Deus meus éripe me de manu peccatóris, * et de manu contra legem agéntis et iníqui :</text:p>
      <text:p text:style-name="P9">Quóniam tu es patiéntia mea Dómine : * Dómine spes mea a juventúte mea.</text:p>
      <text:p text:style-name="P9">In te confirmátus sum ex útero : * de ventre matris meæ tu es protéctor meus.</text:p>
      <text:p text:style-name="P27">In te cantátio mea semper : § tamquam prodígium factus sum multis : * et tu adjútor fortis.</text:p>
      <text:p text:style-name="P9">Repleátur os meum laude, ut cantem glóriam tuam : * tota die magnitúdinem tuam.</text:p>
      <text:p text:style-name="P9">Ne projícias me in témpore senectútis : * cum defécerit virtus mea, ne derelínquas me.</text:p>
      <text:p text:style-name="P9">Quia dixérunt inimíci mei mihi : * et qui custodiébant ánimam meam, consílium fecérunt in unum,</text:p>
      <text:p text:style-name="P9"><text:soft-page-break/>Dicéntes : Deus derelíquit eum, § persequímini, et comprehéndite eum : * quia non est qui erípiat.</text:p>
      <text:p text:style-name="P9">Deus ne elongéris a me : * Deus meus in auxílium meum réspice.</text:p>
      <text:p text:style-name="P9">Confundántur, et defíciant detrahéntes ánimæ meæ : * operiántur confusióne, et pudóre qui quærunt mala mihi.</text:p>
      <text:p text:style-name="P9">Ego autem semper sperábo : * et adjíciam super omnem laudem tuam.</text:p>
      <text:p text:style-name="P9">Os meum annuntiábit justítiam tuam : * tota die salutáre tuum.</text:p>
      <text:p text:style-name="P9">Quóniam non cognóvi litteratúram, introíbo in poténtias Dómini : * Dómine memorábor justítiæ tuæ solíus.</text:p>
      <text:p text:style-name="P9">Deus docuísti me a juventúte mea :* et usque nunc pronuntiábo mirabília tua.</text:p>
      <text:p text:style-name="P9">Et usque in senéctam et sénium : * Deus ne derelínquas me,</text:p>
      <text:p text:style-name="P9">Donec annúntiem bráchium tuum * generatióni omni, quæ ventúra est :</text:p>
      <text:p text:style-name="P9">Poténtiam tuam, et justítiam tuam Deus usque in altíssima, quæ fecísti magnália : * Deus quis símilis tibi ?</text:p>
      <text:p text:style-name="P27">Quantas ostendísti mihi tribulatiónes multas, et malas : § et convérsus vivificásti me : * et de abyssis terræ íterum reduxísti me :</text:p>
      <text:p text:style-name="P9">Multiplicásti magnificéntiam tuam : * et convérsus consolátus es me.</text:p>
      <text:p text:style-name="P9">Nam et ego confitébor tibi in vasis psalmi veritátem tuam : * Deus psallam tibi in cíthara, sanctus Israël.</text:p>
      <text:p text:style-name="P9">Exultábunt lábia mea, cum cantávero tibi : * et ánima mea, quam redemísti.</text:p>
      <text:p text:style-name="P9">Sed et lingua mea tota die meditábitur justítiam tuam : * cum confusi et revériti fúerint, qui quærunt mala mihi.</text:p>
      <text:p text:style-name="P1"/>
      <text:p text:style-name="P1">Psalmus 71.</text:p>
      <text:p text:style-name="P30">De Christi Incarnatione, regno, et judiciaria potestate.</text:p>
      <text:p text:style-name="P9"><text:span text:style-name="T1">Deus </text:span>judícium tuum regi da : * et justítiam tuam fílio regis :</text:p>
      <text:p text:style-name="P9">Judicáre pópulum tuum in justítia, * et páuperes tuos in judício.</text:p>
      <text:p text:style-name="P9">Suscípiant montes pacem pópulo : * et colles justítiam.</text:p>
      <text:p text:style-name="P27">Judicábit páuperes pópuli, § et salvos fáciet fílios páuperum : * et humiliábit calumniatórem.</text:p>
      <text:p text:style-name="P9">Et permanébit cum sole, et ante lunam, * in generatióne et generatiónem.</text:p>
      <text:p text:style-name="P9">Descéndet sicut plúvia in vellus : * et sicut stillicídia stillántia super terram.</text:p>
      <text:p text:style-name="P9">Oriétur in diébus ejus justítia, et abundántia pacis : * donec auferátur luna.</text:p>
      <text:p text:style-name="P9">Et dominábitur a mari usque ad mare : * et a flúmine usque ad términos orbis terrárum.</text:p>
      <text:p text:style-name="P9">Coram illo prócident Æthíopes : * et inimíci ejus terram lingent.</text:p>
      <text:p text:style-name="P9">Reges Tharsis, et insulæ múnera ófferent : * reges Arabum et Saba dona addúcent.</text:p>
      <text:p text:style-name="P9">Et adorábunt eum omnes reges terræ : * omnes gentes sérvient ei :</text:p>
      <text:p text:style-name="P9">Quia liberábit páuperem a poténte : * et páuperem, cui non erat adjútor.</text:p>
      <text:p text:style-name="P9">Parcet páuperi et ínopi : * et ánimas páuperum salvas fáciet.</text:p>
      <text:p text:style-name="P9">Ex usúris et iniquitáte rédimet ánimas eórum : * et honorábile nomen eórum coram illo.</text:p>
      <text:p text:style-name="P9">Et vivet, et dábitur ei de auro Arábiæ, § et adorábunt de ipso semper : * tota die benedícent ei.</text:p>
      <text:p text:style-name="P9">Et erit firmaméntum in terra in summis móntium, § superextollétur super Líbanum fructus ejus : * et florébunt de civitáte sicut fœnum terræ.</text:p>
      <text:p text:style-name="P9">Sit nomen ejus benedíctum in sæcula : * ante solem pérmanet nomen ejus.</text:p>
      <text:p text:style-name="P9">Et benedicéntur in ipso omnes tribus terræ : * omnes gentes magnificábunt eum.</text:p>
      <text:p text:style-name="P9">Benedíctus Dóminus Deus Israël, * qui facit mirabília solus :</text:p>
      <text:p text:style-name="P9">Et benedíctum nomen majestátis ejus in ætérnum : § et replébitur majestáte ejus omnis terra : * fiat, fíat.</text:p>
      <text:p text:style-name="P1"/>
      <text:p text:style-name="P1">Psalmus 72.</text:p>
      <text:h text:style-name="P40" text:outline-level="1">De prosperitate malorum et adversitate bonorum in hac vita. •</text:h>
      <text:p text:style-name="P9"><text:span text:style-name="T1">Quam </text:span>bonus Israël Deus * his, qui recto sunt corde !</text:p>
      <text:p text:style-name="P9">Mei autem pene moti sunt pedes : * pene effusi sunt gressus mei.</text:p>
      <text:p text:style-name="P9"><text:soft-page-break/>Quia zelávi super iníquos, * pacem peccatórum videns.</text:p>
      <text:p text:style-name="P9">Quia non est respéctus morti eórum : * et firmaméntum in plaga eórum.</text:p>
      <text:p text:style-name="P9">In labóre hóminum non sunt, * et cum homínibus non flagellabúntur :</text:p>
      <text:p text:style-name="P9">Ideo ténuit eos supérbia, * opérti sunt iniquitáte et impietáte sua.</text:p>
      <text:p text:style-name="P9">Pródiit quasi ex ádipe iníquitas eórum : * transiérunt in afféctum cordis.</text:p>
      <text:p text:style-name="P9">Cogitavérunt, et locúti sunt nequítiam : * iniquitátem in excélso locúti sunt.</text:p>
      <text:p text:style-name="P9">Posuérunt in cœlum os suum : * et lingua eórum transívit in terra.</text:p>
      <text:p text:style-name="P9">Ideo convertétur pópulus meus hic : * et dies pleni inveniéntur in eis.</text:p>
      <text:p text:style-name="P9">Et dixérunt : Quómodo scit Deus, * et si est sciéntia in excélso ?</text:p>
      <text:p text:style-name="P9">Ecce ipsi peccatóres, et abundántes in sæculo, * obtinuérunt divítias.</text:p>
      <text:p text:style-name="P9">Et dixi : Ergo sine causa justificávi cor meum, * et lavi inter innocéntes manus meas :</text:p>
      <text:p text:style-name="P9">Et fui flagellátus tota die, * et castigátio mea in matutínis.</text:p>
      <text:p text:style-name="P9">Si dicébam : Narrábo sic : * ecce natiónem filiórum tuórum reprobávi.</text:p>
      <text:p text:style-name="P9">Existimábam ut cognóscerem hoc, * labor est ante me :</text:p>
      <text:p text:style-name="P9">Donec intrem in sanctuárium Dei : * et intélligam in novíssimis eórum.</text:p>
      <text:p text:style-name="P9">Verúmtamen propter dolos posuísti eis : * dejecísti eos dum allevaréntur.</text:p>
      <text:p text:style-name="P9">Quómodo facti sunt in desolatiónem, súbito defecérunt : * periérunt propter iniquitátem suam.</text:p>
      <text:p text:style-name="P9">Velut sómnium surgéntium Dómine, * in civitáte tua imáginem ipsórum ad níhilum rédiges.</text:p>
      <text:p text:style-name="P9">Quia inflammátum est cor meum, et renes mei commutáti sunt: * et ego ad níhilum redáctus sum, et nescívi.</text:p>
      <text:p text:style-name="P9">Ut juméntum factus sum apud te : * et ego semper tecum.</text:p>
      <text:p text:style-name="P9">Tenuísti manum déxteram meam : § et in voluntáte tua deduxísti me, * et cum glória suscepísti me.</text:p>
      <text:p text:style-name="P9">Quid enim mihi est in cœlo ? * et a te quid vólui super terram ?</text:p>
      <text:p text:style-name="P9">Defécit caro mea, et cor meum : * Deus cordis mei, et pars mea Deus in ætérnum.</text:p>
      <text:p text:style-name="P9">Quia ecce, qui elóngant se a te, períbunt : * perdidísti omnes, qui fornicántur abs te.</text:p>
      <text:p text:style-name="P9">Mihi autem adhærére Deo bonum est : * pónere in Dómino Deo spem meam :</text:p>
      <text:p text:style-name="P9">Ut annúntiem omnes prædicatiónes tuas, * in portis fíliæ Sion.</text:p>
      <text:p text:style-name="P1">Psalmus 63.</text:p>
      <text:p text:style-name="P30">De gravi tribulatione Christo a Judæis illata.</text:p>
      <text:p text:style-name="P9"><text:span text:style-name="T1">Exáudi </text:span>Deus oratiónem meam cum déprecor : * a timóre inimíci éripe ánimam meam.</text:p>
      <text:p text:style-name="P9">Protexísti me a convéntu malignántium : * a multitúdine operántium iniquitátem.</text:p>
      <text:p text:style-name="P9">Quia exacuérunt ut gládium linguas suas : § intendérunt arcum rem amáram, * ut sagíttent in occúltis immaculátum.</text:p>
      <text:p text:style-name="P9">Súbito sagittábunt eum, et non timébunt : * firmavérunt sibi sermónem nequam.</text:p>
      <text:p text:style-name="P9">Narravérunt ut abscónderent láqueos : * dixérunt : Quis vidébit eos ?</text:p>
      <text:p text:style-name="P9">Scrutáti sunt iniquitátes : * defecérunt scrutántes scrutínio.</text:p>
      <text:p text:style-name="P9">Accédet homo ad cor altum : * et exaltábitur Deus.</text:p>
      <text:p text:style-name="P9">Sagíttæ parvulórum factæ sunt plagæ eórum : * et infirmátæ sunt contra eos linguæ eórum.</text:p>
      <text:p text:style-name="P9">Conturbáti sunt omnes qui vidébant eos : * et tímuit omnis homo.</text:p>
      <text:p text:style-name="P9">Et annuntiavérunt ópera Dei : * et facta ejus intellexérunt.</text:p>
      <text:p text:style-name="P9">Lætábitur justus in Dómino, et sperábit in eo, * et laudabúntur omnes recti corde.</text:p>
      <text:p text:style-name="P1"/>
      <text:p text:style-name="P1">Psalmus 64.</text:p>
      <text:p text:style-name="P30">De laude exhibenda Deo ob multa beneficia ab eo accepta.</text:p>
      <text:p text:style-name="P9">T<text:span text:style-name="T1">e</text:span> decet hymnus Deus in Sion : * et tibi reddétur votum in Jerúsalem.</text:p>
      <text:p text:style-name="P9">Exáudi oratiónem meam : * ad te omnis caro véniet.</text:p>
      <text:p text:style-name="P9">Verba iniquórum prævaluérunt super nos : * et impietátibus nostris tu propitiáberis.</text:p>
      <text:p text:style-name="P9">Beátus, quem elegísti, et assumpsísti : * inhabitábit in átriis tuis.</text:p>
      <text:p text:style-name="P9">Replébimur in bonis domus tuæ : * sanctum est templum tuum, mirábile in æquitáte.</text:p>
      <text:p text:style-name="P9">Exáudi nos Deus salutáris noster, * spes ómnium fínium terræ, et in mari longe.</text:p>
      <text:p text:style-name="P9"><text:soft-page-break/>Præparans montes in virtúte tua, accínctus poténtia : * qui contúrbas profúndum maris, sonum flúctuum ejus.</text:p>
      <text:p text:style-name="P9">Turbabúntur gentes, et timébunt qui hábitant términos a signis tuis : * éxitus matutíni et véspere delectábis.</text:p>
      <text:p text:style-name="P9">Visitásti terram, et inebriásti eam : * multiplicásti locupletáre eam.</text:p>
      <text:p text:style-name="P27">Flumen Dei replétum est aquis, § parásti cibum illórum : * quóniam ita est præparátio ejus.</text:p>
      <text:p text:style-name="P9">Rivos ejus inébria, multíplica genímina ejus : * in stillicídiis ejus lætábitur gérminans.</text:p>
      <text:p text:style-name="P9">Benedices corónæ anni benignitátis tuæ : * et campi tui replebúntur ubertáte.</text:p>
      <text:p text:style-name="P9">Pinguéscent speciósa desérti : * et exultatióne colles accingéntur.</text:p>
      <text:p text:style-name="P9">Indúti sunt aríetes óvium, § et valles abundábunt fruménto : * clamábunt, étenim hymnum dicent.</text:p>
      <text:p text:style-name="P25"/>
      <text:p text:style-name="P1">Psalmus 73.</text:p>
      <text:p text:style-name="P30">De Judæorum captivitate, a qua liberari precantur.</text:p>
      <text:p text:style-name="P9">U<text:span text:style-name="T1">t </text:span>quid Deus repulísti in finem : * irátus est furor tuus super oves páscuæ tuæ ?</text:p>
      <text:p text:style-name="P9">Memor esto congregatiónis tuæ, * quam possedísti ab inítio.</text:p>
      <text:p text:style-name="P9">Redemísti virgam hæreditátis tuæ : * mons Sion, in quo habitásti in eo.</text:p>
      <text:p text:style-name="P9">Leva manus tuas in supérbias eórum in finem : * quanta malignátus est inimícus in sancto !</text:p>
      <text:p text:style-name="P9">Et gloriáti sunt qui odérunt te : * in médio solemnitátis tuæ.</text:p>
      <text:p text:style-name="P9">Posuérunt signa sua, signa : * et non cognovérunt sicut in éxitu super summum.</text:p>
      <text:p text:style-name="P9">Quasi in silva lignórum secúribus excidérunt jánuas ejus in idípsum : * in secúri, et áscia dejecérunt eam.</text:p>
      <text:p text:style-name="P9">Incendérunt igni sanctuárium tuum : * in terra polluérunt tabernáculum nóminis tui.</text:p>
      <text:p text:style-name="P9">Dixérunt in corde suo cognátio eórum simul: * Quiéscere faciámus omnes dies festos Dei a terra.</text:p>
      <text:p text:style-name="P9">Signa nostra non vídimus, jam non est prophéta : * et nos non cognóscet ámplius.</text:p>
      <text:p text:style-name="P9">Usquequo Deus improperábit inimícus : * irrítat adversárius nomen tuum in finem ?</text:p>
      <text:p text:style-name="P9">Ut quid avértis manum tuam, et déxteram tuam, * de médio sinu tuo in finem ?</text:p>
      <text:p text:style-name="P9">Deus autem Rex noster ante sæcula : * operátus est salútem in médio terræ.</text:p>
      <text:p text:style-name="P9">Tu confirmásti in virtúte tua mare : * contribulásti cápita dracónum in aquis.</text:p>
      <text:p text:style-name="P9">Tu confregísti cápita dracónis : * dedísti eum escam pópulis Æthíopum.</text:p>
      <text:p text:style-name="P9">Tu dirupísti fontes, et torréntes : * tu siccásti flúvios Ethan.</text:p>
      <text:p text:style-name="P9">Tuus est dies, et tua est nox : * tu fabricátus es auróram et solem.</text:p>
      <text:p text:style-name="P9">Tu fecísti omnes términos terræ: * æstátem et ver tu plasmásti ea.</text:p>
      <text:p text:style-name="P9">Memor esto hujus, inimícus improperávit Dómino: * et pópulus insípiens incitávit nomen tuum.</text:p>
      <text:p text:style-name="P9">Ne tradas béstiis ánimas confiténtes tibi * et ánimas páuperum tuórum ne obliviscáris in finem.</text:p>
      <text:p text:style-name="P9">Réspice in testaméntum tuum : * quia repléti sunt, qui obscuráti sunt terræ dómibus iniquitátum.</text:p>
      <text:p text:style-name="P9">Ne avertátur húmilis factus confúsus : * pauper et inops laudábunt nomen tuum.</text:p>
      <text:p text:style-name="P9">Exúrge Deus, júdica causam tuam : § memor esto improperiórum tuórum, * eórum quæ ab insipiénte sunt tota die.</text:p>
      <text:p text:style-name="P9">Ne obliviscáris voces inimicórum tuórum: * supérbia eórum, qui te odérunt, ascéndit semper.</text:p>
      <text:p text:style-name="P9"/>
      <text:p text:style-name="P1">Psalmus 74.</text:p>
      <text:p text:style-name="P30">De humilitate servanda, ad evitandum judicium futurum.</text:p>
      <text:p text:style-name="P9"><text:span text:style-name="T1">Confitébimur </text:span>tibi Deus : * confitébimur, et invocábimus nomen tuum.</text:p>
      <text:p text:style-name="P9">Narrábimus mirabília tua : * cum accépero tempus, ego justítias judicábo.</text:p>
      <text:p text:style-name="P9">Liquefácta est terra, et omnes qui hábitant in ea : * ego confirmávi colúmnas ejus.</text:p>
      <text:p text:style-name="P9">Dixi iníquis : Nolíte iníque ágere : * et delinquéntibus: Nolíte exaltáre cornu :</text:p>
      <text:p text:style-name="P9">Nolíte extóllere in altum cornu vestrum : * nolíte loqui advérsus Deum iniquitátem.</text:p>
      <text:p text:style-name="P9"><text:soft-page-break/>Quia neque ab Oriénte, neque ab Occidénte, neque a desértis móntibus : * quóniam Deus judex est.</text:p>
      <text:p text:style-name="P9">Hunc humíliat, et hunc exáltat : * quia calix in manu Dómini vini meri plenus misto.</text:p>
      <text:p text:style-name="P9">Et inclinávit ex hoc in hoc : verúmtamen fæx ejus non est exinaníta : * bibent omnes peccatóres terræ.</text:p>
      <text:p text:style-name="P9">Ego autem annuntiábo in sæculum : * cantábo Deo Jacob.</text:p>
      <text:p text:style-name="P9">Et ómnia córnua peccatórum confríngam : * et exaltabúntur córnua justi.</text:p>
      <text:p text:style-name="P1"/>
      <text:p text:style-name="P1">Psalmus 76.</text:p>
      <text:p text:style-name="P30">De meditatione operum Dei, et Evangelii prædicatione per orbem.</text:p>
      <text:p text:style-name="P9">V<text:span text:style-name="T1">oce</text:span> mea ad Dóminum clamávi : * voce mea ad Deum, et inténdit mihi.</text:p>
      <text:p text:style-name="P27">In die tribulatiónis meæ Deum exquisívi, mánibus meis nocte contra eum : * et non sum decéptus.</text:p>
      <text:p text:style-name="P9">Rénuit consolari ánima mea, § memor fui Dei et delectátus sum, et exercitátus sum : * et defécit spíritus meus.</text:p>
      <text:p text:style-name="P9">Anticipavérunt vigílias óculi mei : * turbátus sum, et non sum locútus.</text:p>
      <text:p text:style-name="P9">Cogitávi dies antíquos : * et annos ætérnos in mente hábui.</text:p>
      <text:p text:style-name="P9">Et meditátus sum nocte cum corde meo, * et exercitábar, et scopébam spíritum meum.</text:p>
      <text:p text:style-name="P9">Numquid in ætérnum projíciet Deus : * aut non appónet ut complacítior sit adhuc ?</text:p>
      <text:p text:style-name="P9">Aut in finem misericórdiam suam abscíndet, * a generatióne in generatiónem ?</text:p>
      <text:p text:style-name="P9">Aut obliviscétur miseréri Deus ? * aut continébit in ira sua misericórdias suas ?</text:p>
      <text:p text:style-name="P9">Et dixi: Nunc cœpi : * hæc mutátio déxteræ Excélsi.</text:p>
      <text:p text:style-name="P9">Memor fui óperum Dómini : * quia memor ero ab inítio mirabílium tuórum,</text:p>
      <text:p text:style-name="P9">Et meditábor in ómnibus opéribus tuis : * et in adinventiónibus tuis exercébor.</text:p>
      <text:p text:style-name="P9">Deus in sancto via tua : § quis Deus magnus sicut Deus noster ? * tu es Deus qui facis mirabília.</text:p>
      <text:p text:style-name="P9">Notam fecísti in pópulis virtútem tuam : § redemísti in bráchio tuo pópulum tuum, * fílios Jacob, et Joseph.</text:p>
      <text:p text:style-name="P27">Vidérunt te aquæ Deus, vidérunt te aquæ : * et timuérunt et turbátæ sunt abyssi.</text:p>
      <text:p text:style-name="P9">Multitúdo sónitus aquárum : * vocem dedérunt nubes.</text:p>
      <text:p text:style-name="P9">Etenim sagíttæ tuæ tránseunt : * vox tonítrui tui in rota.</text:p>
      <text:p text:style-name="P9">Illuxérunt coruscatiónes tuæ orbi terræ : * commóta est et contrémuit terra.</text:p>
      <text:p text:style-name="P9">In mari via tua, et sémitæ tuæ in aquis multis : * et vestígia tua non cognoscéntur.</text:p>
      <text:p text:style-name="P9">Deduxísti sicut oves pópulum tuum, * in manu Móysi et Aaron.</text:p>
      <text:p text:style-name="P1"/>
      <text:p text:style-name="P1">Psalmus 77.</text:p>
      <text:p text:style-name="P31">De beneficiis Judaico populo a Deo præstitis et plagis quibus illorum causa percussit Ægyptios.</text:p>
      <text:p text:style-name="P9">A<text:span text:style-name="T1">ttendíte</text:span> pópule meus legem meam : * inclináte aurem vestram in verba oris mei.</text:p>
      <text:p text:style-name="P9">Apériam in parábolis os meum : * loquar propositiónes ab inítio.</text:p>
      <text:p text:style-name="P9">Quanta audívimus et cognóvimus ea : * et patres nostri narravérunt nobis.</text:p>
      <text:p text:style-name="P9">Non sunt occultáta a fíliis eórum, * in generatióne áltera :</text:p>
      <text:p text:style-name="P9">Narrántes laudes Dómini, et virtútes ejus, * et mirabília ejus quæ fecit.</text:p>
      <text:p text:style-name="P9">Et suscitávit testimónium in Jacob: * et legem pósuit in Israël.</text:p>
      <text:p text:style-name="P9">Quanta mandávit pátribus nostris nota fácere ea fíliis suis : * ut cognóscat generátio áltera.</text:p>
      <text:p text:style-name="P9">Fílii qui nascéntur, et exúrgent, * et narrábunt fíliis suis,</text:p>
      <text:p text:style-name="P9">Ut ponant in Deo spem suam, § et non obliviscántur óperum Dei : * et mandáta ejus exquírant :</text:p>
      <text:p text:style-name="P9">Ne fiant sicut patres eórum : * generátio prava et exásperans.</text:p>
      <text:p text:style-name="P9">Generátio, quæ non diréxit cor suum : * et non est créditus cum Deo spíritus ejus.</text:p>
      <text:p text:style-name="P9">Fílii Ephrem intendéntes, et mitténtes arcum : * convérsi sunt in die belli.</text:p>
      <text:p text:style-name="P9">Non custodiérunt testaméntum Dei : * et in lege ejus noluérunt ambuláre.</text:p>
      <text:p text:style-name="P9">Et oblíti sunt benefactórum ejus, * et mirabílium ejus quæ ostendit eis.</text:p>
      <text:p text:style-name="P9"><text:soft-page-break/>Coram pátribus eórum fecit mirabília in terra Ægypti, * in campo Táneos.</text:p>
      <text:p text:style-name="P9">Interrúpit mare, et perdúxit eos : * et státuit aquas quasi in utre.</text:p>
      <text:p text:style-name="P9">Et dedúxit eos in nube diéi : * et tota nocte in illuminatióne ignis.</text:p>
      <text:p text:style-name="P9">Interrúpit petram in erémo : * et adaquávit eos velut in abysso multa.</text:p>
      <text:p text:style-name="P9">Et edúxit aquam de petra: * et dedúxit tamquam flúmina aquas.</text:p>
      <text:p text:style-name="P9">Et apposuérunt adhuc peccáre ei : * in iram excitavérunt Excélsum in inaquóso.</text:p>
      <text:p text:style-name="P9">Et tentavérunt Deum in córdibus suis : * ut péterent escas animábus suis.</text:p>
      <text:p text:style-name="P9">Et male locúti sunt de Deo : * dixérunt : Numquid póterit Deus paráre mensam in desérto ?</text:p>
      <text:p text:style-name="P9">Quóniam percússit petram, et fluxérunt aquæ, * et torréntes inundavérunt.</text:p>
      <text:p text:style-name="P9">Numquid et panem póterit dare : * aut parare mensam pópulo suo ?</text:p>
      <text:p text:style-name="P9">Ideo audívit Dóminus, et dístulit: § et ignis accénsus est in Jacob, * et ira ascéndit in Israël :</text:p>
      <text:p text:style-name="P9">Quia non credidérunt in Deo, * nec speravérunt in salutári ejus :</text:p>
      <text:p text:style-name="P9">Et mandávit núbibus désuper, * et jánuas cœli apéruit.</text:p>
      <text:p text:style-name="P9">Et pluit illis manna ad manducándum, * et panem cœli dedit eis.</text:p>
      <text:p text:style-name="P9">Panem Angelórum manducávit homo : * cibária misit eis in abundántia.</text:p>
      <text:p text:style-name="P9">Tránstulit Austrum de cœlo : * et indúxit in virtúte sua Africum.</text:p>
      <text:p text:style-name="P9">Et pluit super eos sicut púlverem carnes : * et sicut arénam maris volatília pennáta.</text:p>
      <text:p text:style-name="P9">Et cecidérunt in médio castrórum eórum : * circa tabernácula eórum.</text:p>
      <text:p text:style-name="P9">Et manducavérunt et saturáti sunt nimis, § et desidérium eórum áttulit eis : * non sunt fraudáti a desidério suo.</text:p>
      <text:p text:style-name="P9">Adhuc escæ eórum erant in ore ipsórum : * et ira Dei ascéndit super eos.</text:p>
      <text:p text:style-name="P9">Et occídit pingues eórum, * et eléctos Israël impedívit.</text:p>
      <text:p text:style-name="P9">In ómnibus his peccavérunt adhuc : * et non credidérunt in mirabílibus ejus.</text:p>
      <text:p text:style-name="P19">Et defecérunt in vanitáte dies eórum : * et anni eórum cum festinatióne.</text:p>
      <text:p text:style-name="P9">Cum occíderet eos, quærébant eum : * et revertebántur, et dilúculo veniébant ad eum.</text:p>
      <text:p text:style-name="P9">Et rememoráti sunt quia Deus adjútor est eórum : * et Deus excélsus redémptor eórum est.</text:p>
      <text:p text:style-name="P1"/>
      <text:p text:style-name="P1">Divisio Psalmi 77.</text:p>
      <text:p text:style-name="P9">E<text:span text:style-name="T1">t</text:span> dilexérunt eum in ore suo, * et lingua sua mentíti sunt ei :</text:p>
      <text:p text:style-name="P9">Cor autem eórum non erat rectum cum eo : * nec fidéles hábiti sunt in testaménto ejus.</text:p>
      <text:p text:style-name="P9">Ipse autem est miséricors, § et propítius fiet peccátis eórum : * et non dispérdet eos.</text:p>
      <text:p text:style-name="P9">Et abundávit ut avérteret iram suam : * et non accéndit omnem iram suam :</text:p>
      <text:p text:style-name="P9">Et recordátus est quia caro sunt : * spíritus vadens, et non rédiens.</text:p>
      <text:p text:style-name="P9">Quóties exacerbavérunt eum in desérto, * in iram concitavérunt eum in inaquóso ?</text:p>
      <text:p text:style-name="P9">Et convérsi sunt, et tentavérunt Deum : * et sanctum Israël exacerbavérunt.</text:p>
      <text:p text:style-name="P9">Non sunt recordáti manus ejus, * die qua redémit eos de manu tribulántis.</text:p>
      <text:p text:style-name="P9">Sicut pósuit in Ægypto signa sua, * et prodígia sua in campo Táneos.</text:p>
      <text:p text:style-name="P9">Et convértit in sánguinem flúmina eórum, * et imbres eórum, ne bíberent.</text:p>
      <text:p text:style-name="P9">Misit in eos cœnomyíam, et comédit eos : * et ranam, et dispérdidit eos.</text:p>
      <text:p text:style-name="P9">Et dedit ærúgini fructus eórum : * et labóres eórum locústæ.</text:p>
      <text:p text:style-name="P9">Et occídit in grándine víneas eórum : * et moros eórum in pruína.</text:p>
      <text:p text:style-name="P9">Et trádidit grándini juménta eórum : * et possessiónem eórum igni.</text:p>
      <text:p text:style-name="P9">Misit in eos iram indignatiónis suæ : § indignatiónem, et iram, et tribulatiónem : * immissiónes per ángelos malos.</text:p>
      <text:p text:style-name="P9">Viam fecit sémitæ iræ suæ, § non pepércit a morte animábus eórum:* et juménta eórum in morte conclúsit.</text:p>
      <text:p text:style-name="P9">Et percússit omne primogénitum in terra Ægypti : * primítias omnis labóris eórum in tabernáculis Cham.</text:p>
      <text:p text:style-name="P9">Et ábstulit sicut oves pópulum suum : * et perdúxit eos tamquam gregem in desérto.</text:p>
      <text:p text:style-name="P9">Et dedúxit eos in spe, et non timuérunt : * et inimícos eórum opéruit mare.</text:p>
      <text:p text:style-name="P9">Et indúxit eos in montem sanctificatiónis suæ, * montem, quem acquisívit déxtera ejus.</text:p>
      <text:p text:style-name="P9">Et ejécit a fácie eórum gentes : * et sorte divísit eis terram in funículo distributiónis.</text:p>
      <text:p text:style-name="P9"><text:soft-page-break/>Et habitáre fecit in tabernáculis eórum * tribus Israël.</text:p>
      <text:p text:style-name="P9">Et tentavérunt, et exacerbavérunt Deum excélsum : * et testimónia ejus non custodiérunt.</text:p>
      <text:p text:style-name="P9">Et avertérunt se, et non servavérunt pactum : * quemádmodum patres eórum, convérsi sunt in arcum pravum.</text:p>
      <text:p text:style-name="P9">In iram concitavérunt eum in cóllibus suis : * et in sculptílibus suis ad æmulatiónem eum provocavérunt.</text:p>
      <text:p text:style-name="P9">Audívit Deus, et sprevit : * et ad níhilum redégit valde Israël.</text:p>
      <text:p text:style-name="P9">Et répulit tabernáculum Silo, * tabernáculum suum, ubi habitávit in homínibus.</text:p>
      <text:p text:style-name="P9">Et trádidit in captivitátem virtútem eórum : * et pulchritúdinem eórum in manus inimíci.</text:p>
      <text:p text:style-name="P9">Et conclúsit in gládio pópulum suum : * et hæreditátem suam sprevit.</text:p>
      <text:p text:style-name="P28">Júvenes eórum comédit ignis : * et vírgines eórum non sunt lamentátæ.</text:p>
      <text:p text:style-name="P20">Sacerdótes eórum in gládio cecidérunt : * et víduæ eórum non plorabántur.</text:p>
      <text:p text:style-name="P9">Et excitátus est tamquam dórmiens Dóminus, * tamquam potens crapulátus a vino.</text:p>
      <text:p text:style-name="P9">Et percússit inimícos suos in posterióra : * oppróbrium sempitérnum dedit illis.</text:p>
      <text:p text:style-name="P9">Et répulit tabernáculum Joseph: * et tribum Ephraim non elégit :</text:p>
      <text:p text:style-name="P9">Sed elégit tribum Juda, * montem Sion quem diléxit.</text:p>
      <text:p text:style-name="P9">Et ædificávit sicut unicórnium sanctifícium suum in terra, * quam fundávit in sæcula.</text:p>
      <text:p text:style-name="P9">Et elégit David servum suum, § et sústulit eum de grégibus óvium : * de post fœtántes accépit eum.</text:p>
      <text:p text:style-name="P9">Páscere Jacob servum suum, * et Israël hæreditátem suam :</text:p>
      <text:p text:style-name="P9">Et pavit eos in innocéntia cordis sui : * et in intelléctibus mánuum suárum dedúxit eos.</text:p>
      <text:p text:style-name="P8"/>
      <text:p text:style-name="P1">Psalmus 78.</text:p>
      <text:p text:style-name="P30">De gravi persecutione Judæorum tempore Machabæorum.</text:p>
      <text:p text:style-name="P9"><text:span text:style-name="T1">Deus </text:span>venérunt gentes in hæreditátem tuam, § polluérunt templum sanctum tuum : * posuérunt Jerúsalem in pomórum custódiam.</text:p>
      <text:p text:style-name="P27">Posuérunt morticína servórum tuórum, escas volatílibus cœli : * carnes sanctórum tuórum béstiis terræ.</text:p>
      <text:p text:style-name="P9">Effudérunt sánguinem eórum tamquam aquam in circúitu Jerúsalem : * et non erat qui sepelíret.</text:p>
      <text:p text:style-name="P9">Facti sumus oppróbrium vicínis nostris : * subsannátio et illúsio his, qui in circúitu nostro sunt.</text:p>
      <text:p text:style-name="P9">Usquequo Dómine irascéris in finem : * accendétur velut ignis zelus tuus ?</text:p>
      <text:p text:style-name="P9">Effúnde iram tuam in gentes, quæ te non novérunt : * et in regna, quæ nomen tuum non invocavérunt :</text:p>
      <text:p text:style-name="P9">Quia comedérunt Jacob : * et locum ejus desolavérunt.</text:p>
      <text:p text:style-name="P9">Ne memíneris iniquitátum nostrárum antiquárum, § cito antícipent nos misericórdiæ tuæ : * quia páuperes facti sumus nimis.</text:p>
      <text:p text:style-name="P9">Adjuva nos Deus salutáris noster : § et propter glóriam nóminis tui Dómine líbera nos : * et propítius esto peccátis nostris, propter nomen tuum :</text:p>
      <text:p text:style-name="P9">Ne forte dicant in géntibus : Ubi est Deus eórum ? * et innotéscat in natiónibus coram óculis nostris.</text:p>
      <text:p text:style-name="P9">Ultio sánguinis servórum tuórum, qui effúsus est : * intróeat in conspéctu tuo gémitus compeditórum.</text:p>
      <text:p text:style-name="P9">Secúndum magnitúdinem bráchii tui, * pósside fílios mortificatórum.</text:p>
      <text:p text:style-name="P9">Et redde vicínis nostris séptuplum in sinu eórum : * impropérium ipsórum, quod exprobravérunt tibi Dómine.</text:p>
      <text:p text:style-name="P9">Nos autem pópulus tuus, et oves páscuæ tuæ, * confitébimur tibi in sæculum.</text:p>
      <text:p text:style-name="P9">In generatiónem et generatiónem * annuntiábimus laudem tuam.</text:p>
      <text:p text:style-name="P3"/>
      <text:p text:style-name="P3">Psalmus 79.</text:p>
      <text:p text:style-name="P3"><text:span text:style-name="T7">De sanctorum Patrum desiderio</text:span><text:span text:style-name="T8"> </text:span><text:span text:style-name="T7">ad Christi Incarnationem.</text:span></text:p>
      <text:p text:style-name="P9"><text:soft-page-break/>Qui regis Israël, inténde : * qui dedúcis velut ovem Joseph.</text:p>
      <text:p text:style-name="P9">Qui sedes super Chérubim, * manifestáre coram Ephraim, Bénjamin, et Manásse.</text:p>
      <text:p text:style-name="P9">Excita poténtiam tuam, et veni, * ut salvos fácias nos.</text:p>
      <text:p text:style-name="P9">Deus convérte nos : * et osténde fáciem tuam, et salvi érimus.</text:p>
      <text:p text:style-name="P9">Dómine Deus virtútum, * quoúsque irascéris super oratiónem servi tui ?</text:p>
      <text:p text:style-name="P9">Cibábis nos pane lacrymárum : * et potum dabis nobis in lácrymis in mensúra ?</text:p>
      <text:p text:style-name="P9">Posuísti nos in contradictiónem vicínis nostris : * et inimíci nostri subsannavérunt nos.</text:p>
      <text:p text:style-name="P9">Deus virtútum convérte nos : * et osténde fáciem tuam, et salvi érimus.</text:p>
      <text:p text:style-name="P9">Víneam de Ægypto transtulísti : * ejecísti gentes, et plantásti eam.</text:p>
      <text:p text:style-name="P9">Dux itíneris fuísti in conspéctu ejus : * plantásti radíces ejus, et implévit terram.</text:p>
      <text:p text:style-name="P9">Opéruit montes umbra ejus : * et arbústa ejus cedros Dei.</text:p>
      <text:p text:style-name="P9">Exténdit pálmites suos usque ad mare : * et usque ad flumen propágines ejus.</text:p>
      <text:p text:style-name="P9">Ut quid destruxísti macériam ejus : * et vindémiant eam omnes, qui prætergrediúntur viam ?</text:p>
      <text:p text:style-name="P9">Exterminávit eam aper de silva : * et singuláris ferus depástus est eam.</text:p>
      <text:p text:style-name="P9">Deus virtútum convértere : * réspice de cœlo, et vide, et vísita víneam istam.</text:p>
      <text:p text:style-name="P9">Et pérfice eam, quam plantávit déxtera tua : * et super fílium hóminis, quem confirmásti tibi.</text:p>
      <text:p text:style-name="P9">Incénsa igni, et suffóssa * ab increpatióne vultus tui períbunt.</text:p>
      <text:p text:style-name="P9">Fiat manus tua super virum déxteræ tuæ : * et super fílium hóminis, quem confirmásti tibi.</text:p>
      <text:p text:style-name="P9">Et non discédimus a te, vivificábis nos : * et nomen tuum invocábimus.</text:p>
      <text:p text:style-name="P9">Dómine Deus virtútum convérte nos : * et osténde fáciem tuam, et salvi érimus.</text:p>
      <text:p text:style-name="P1"/>
      <text:p text:style-name="P1">Psalmus 80.</text:p>
      <text:p text:style-name="P30">De beneficiis collatis populo Israël, et illius ingratitudine.</text:p>
      <text:p text:style-name="P9">E<text:span text:style-name="T1">xultáte</text:span> Deo adjutóri nostro : * jubiláte Deo Jacob.</text:p>
      <text:p text:style-name="P9">Súmite psalmum, et date tympanum : * psaltérium jucúndum cum cíthara.</text:p>
      <text:p text:style-name="P9">Buccináte in Neoménia tuba, * in insígni die solemnitátis vestræ :</text:p>
      <text:p text:style-name="P9">Quia præcéptum in Israël est : * et judícium Deo Jacob.</text:p>
      <text:p text:style-name="P9">Testimónium in Joseph pósuit illud, cum exíret de terra Ægypti : * linguam, quam non nóverat, audívit.</text:p>
      <text:p text:style-name="P9">Divértit ab onéribus dorsum ejus : * manus ejus in cóphino serviérunt.</text:p>
      <text:p text:style-name="P9">In tribulatióne invocásti me, et liberávi te : exaudívi te in abscóndito tempestátis : * probávi te apud aquam contradictiónis.</text:p>
      <text:p text:style-name="P9">Audi pópulus meus, et contestábor te : Israël si audíeris me, non erit in te deus recens, * neque adorábis deum aliénum.</text:p>
      <text:p text:style-name="P9">Ego enim sum Dóminus Deus tuus, qui edúxi te de terra Ægypti : * diláta os tuum, et implébo illud.</text:p>
      <text:p text:style-name="P9">Et non audívit pópulus meus vocem meam : * et Israël non inténdit mihi.</text:p>
      <text:p text:style-name="P9">Et dimísi eos secúndum desidéria cordis eórum, * ibunt in adinventiónibus suis.</text:p>
      <text:p text:style-name="P9">Si pópulus meus audísset me : * Israël si in viis meis ambulásset :</text:p>
      <text:p text:style-name="P9">Pro níhilo fórsitan inimícos eórum humiliássem : * et super tribulántes eos misíssem manum meam.</text:p>
      <text:p text:style-name="P9">Inimíci Dómini mentíti sunt ei : * et erit tempus eórum in sæcula.</text:p>
      <text:p text:style-name="P9">Et cibávit eos ex ádipe fruménti : * et de petra, melle saturávit eos.</text:p>
      <text:p text:style-name="P1"/>
      <text:p text:style-name="P1">Psalmus 81.</text:p>
      <text:p text:style-name="P30">De primo Adventu Christi et increpatione Synagogæ.</text:p>
      <text:p text:style-name="P9"><text:span text:style-name="T1">Deus</text:span> stetit in synagóga deórum : * in médio autem deos dijúdicat.</text:p>
      <text:p text:style-name="P9">Usquequo judicátis iniquitátem : * et fácies peccatórum súmitis ?</text:p>
      <text:p text:style-name="P9">Judicáte egéno, et pupíllo : * húmilem, et páuperem justificáte.</text:p>
      <text:p text:style-name="P27">Erípite páuperem : * et egénum de manu peccatóris liberáte.</text:p>
      <text:p text:style-name="P9">Nesciérunt, neque intellexérunt, in ténebris ámbulant : * movebúntur ómnia fundaménta terræ.</text:p>
      <text:p text:style-name="P9"><text:soft-page-break/>Ego dixi : Dii estis, * et fílii excélsi omnes.</text:p>
      <text:p text:style-name="P9">Vos autem sicut hómines moriémini : * et sicut unus de princípibus cadétis.</text:p>
      <text:p text:style-name="P9">Surge Deus, júdica terram : * quóniam tu hæreditábis in ómnibus géntibus.</text:p>
      <text:p text:style-name="P9"/>
      <text:p text:style-name="P1">Psalmus 82.</text:p>
      <text:p text:style-name="P30">De persecutione fidelium, et persequentium punitione.</text:p>
      <text:p text:style-name="P9"><text:span text:style-name="T1">Deus, </text:span>quis símilis erit tibi ? * ne táceas, neque compescáris Deus :</text:p>
      <text:p text:style-name="P26">Quóniam ecce inimíci tui sonuérunt : * et qui odérunt te, extulérunt caput.</text:p>
      <text:p text:style-name="P9">Super pópulum tuum malignavérunt consílium : * et cogitavérunt advérsus sanctos tuos.</text:p>
      <text:p text:style-name="P9">Dixérunt: Veníte, et disperdámus eos de gente : * et non memorétur nomen Israël ultra.</text:p>
      <text:p text:style-name="P27">Quóniam cogitavérunt unanímiter : § simul advérsum te testaméntum disposuérunt, * tabernácula Idumæórum et Ismahelítæ:</text:p>
      <text:p text:style-name="P9">Moab, et Agaréni, Gebal, et Ammon, et Amalec : * alienígenæ cum habitántibus Tyrum.</text:p>
      <text:p text:style-name="P9">Eteni<text:span text:style-name="T13">m</text:span> Assur venit cum illis : * facti sunt in adjutórium fíliis Lot.</text:p>
      <text:p text:style-name="P9">Fac illis sicut Mádian, et Sísaræ : * sicut Jabin in torrénte Cisson.</text:p>
      <text:p text:style-name="P9">Disperiérunt in Endor : * facti sunt ut stercus terræ.</text:p>
      <text:p text:style-name="P9">Pone príncipes eórum sicut Oreb, * et Zeb, et Zébee, et Sálmana :</text:p>
      <text:p text:style-name="P9">Omnes príncipes eórum : qui dixérunt : * Hæreditáte possideámus sanctuárium Dei.</text:p>
      <text:p text:style-name="P9">Deus meus pone illos ut rotam : * et sicut stípulam ante fáciem venti.</text:p>
      <text:p text:style-name="P9">Sicut ignis, qui combúrit silvam : * et sicut flamma combúrens montes :</text:p>
      <text:p text:style-name="P9">Ita persequéris illos in tempestáte tua : * et in ira tua turbábis eos.</text:p>
      <text:p text:style-name="P9">Imple fácies eórum ignomínia : * et quærent nomen tuum, Dómine.</text:p>
      <text:p text:style-name="P9">Erubéscant, et conturbéntur in sæculum sæculi : * et confundántur et péreant.</text:p>
      <text:p text:style-name="P9">Et cognóscant quia nomen tibi Dóminus : * tu solus Altíssimus in omni terra.</text:p>
      <text:p text:style-name="P8"/>
      <text:p text:style-name="P1">Psalmus 83.</text:p>
      <text:p text:style-name="P30">De ferventi desiderio justorum ad regnum cœlorum.</text:p>
      <text:p text:style-name="P9"><text:span text:style-name="T1">Quam </text:span>dilécta tabernácula tua Dómine virtútum : * concupíscit et déficit ánima mea in átria Dómini.</text:p>
      <text:p text:style-name="P9">Cor meum, et caro mea * exultavérunt in Deum vivum.</text:p>
      <text:p text:style-name="P9">Etenim passer invénit sibi domum : * et turtur nidum sibi, ubi ponat pullos suos.</text:p>
      <text:p text:style-name="P9">Altária tua Dómine virtútum : * Rex meus, et Deus meus.</text:p>
      <text:p text:style-name="P9">Beáti, qui hábitant in domo tua Dómine: * in sæcula sæculórum laudábunt te.</text:p>
      <text:p text:style-name="P9">Beátus vir, cujus est auxílium abs te : ascensiónes in corde suo dispósuit, in valle lacrymárum * in loco, quem pósuit.</text:p>
      <text:p text:style-name="P9">Etenim benedictiónem dabit legislátor, § ibunt de-virtúte in virtútem : * vidébitur Deus deórum in Sion.</text:p>
      <text:p text:style-name="P9">Dómine Deus virtútum exáudi oratiónem meam : * áuribus pércipe Deus Jacob.</text:p>
      <text:p text:style-name="P9">Protéctor noster áspice Deus : * et réspice in fáciem Christi tui :</text:p>
      <text:p text:style-name="P9">Quia mélior est dies una in átriis tuis, * super míllia.</text:p>
      <text:p text:style-name="P9">Elégi abjéctus esse in domo Dei mei : * magis quam habitáre in tabernáculis peccatórum.</text:p>
      <text:p text:style-name="P9">Quia misericórdiam, et veritátem díligit Deus : * grátiam et glóriam dabit Dóminus.</text:p>
      <text:p text:style-name="P9">Non privábit bonis eos, qui ámbulant in innocéntia : * Dómine virtútum, beátus homo, qui sperat in te.</text:p>
      <text:p text:style-name="P1"/>
      <text:p text:style-name="P1">Psalmus 84.</text:p>
      <text:p text:style-name="P30">De Christi Incarnatione, et illius beneficiis.</text:p>
      <text:p text:style-name="P9"><text:span text:style-name="T1">Benedixísti </text:span>Dómine terram tuam : * avertísti captivitátem Jacob.</text:p>
      <text:p text:style-name="P9">Remisísti iniquitátem plebis tuæ : * operuísti ómnia peccáta eórum.</text:p>
      <text:p text:style-name="P9">Mitigásti omnem iram tuam : * avertísti ab ira indignatiónis tuæ.</text:p>
      <text:p text:style-name="P9">Convérte nos Deus salutáris noster : * et avérte iram tuam a nobis.</text:p>
      <text:p text:style-name="P9"><text:soft-page-break/>Numquid in ætérnum irascéris nobis ? * aut exténdes iram tuam a generatióne in generatiónem ?</text:p>
      <text:p text:style-name="P9">Deus tu convérsus vivificábis nos : * et plebs tua lætábitur in te.</text:p>
      <text:p text:style-name="P9">Osténde nobis Dómine misericórdiam tuam : * et salutáre tuum da nobis.</text:p>
      <text:p text:style-name="P9">Audiam quid loquátur in me Dóminus Deus : * quóniam loquétur pacem in plebem suam.</text:p>
      <text:p text:style-name="P9">Et super sanctos suos : * et in eos, qui convertúntur ad cor.</text:p>
      <text:p text:style-name="P9">Verúmtamen prope timéntes eum salutáre ipsíus : * ut inhábitet glória in terra nostra.</text:p>
      <text:p text:style-name="P9">Misericórdia, et véritas obviavérunt sibi : * justítia, et pax osculátæ sunt.</text:p>
      <text:p text:style-name="P9">Véritas de terra orta est : * et justítia de cœlo prospéxit.</text:p>
      <text:p text:style-name="P9">Etenim Dóminus dabit benignitátem : * et terra nostra dabit fructum suum.</text:p>
      <text:p text:style-name="P9">Justítia ante eum ambulábit : * et ponet in via gressus suos.</text:p>
      <text:p text:style-name="P1"/>
      <text:p text:style-name="P1">Psalmus 87.</text:p>
      <text:p text:style-name="P30">De Christi Passione, et amicorum suorum ab eo elongatione.</text:p>
      <text:p text:style-name="P9"><text:span text:style-name="T1">Dómine </text:span>Deus salútis meæ : * in die clamávi, et nocte coram te.</text:p>
      <text:p text:style-name="P9">Intret in conspéctu tuo orátio mea : * inclína aurem tuam ad precem meam :</text:p>
      <text:p text:style-name="P9">Quia repléta est malis ánima mea : * et vita mea inférno appropinquávit.</text:p>
      <text:p text:style-name="P9">Æstimátus sum cum descendéntibus in lacum : * factus sum sicut homo sine adjutório, inter mórtuos liber.</text:p>
      <text:p text:style-name="P9">Sicut vulneráti dormiéntes in sepúlchris, § quorum non es memor ámplius : * et ipsi de manu tua repúlsi sunt.</text:p>
      <text:p text:style-name="P9">Posuérunt me in lacu inferióri : * in tenebrósis, et in umbra mortis.</text:p>
      <text:p text:style-name="P9">Super me confirmátus est furor tuus : * et omnes fluctus tuos induxísti super me.</text:p>
      <text:p text:style-name="P9">Longe fecísti notos meos a me : * posuérunt me abominatiónem sibi.</text:p>
      <text:p text:style-name="P9">Tráditus sum, et non egrediébar : * oculi mei languérunt præ inópia.</text:p>
      <text:p text:style-name="P9">Clamávi ad te Dómine tota die : * expándi ad te manus meas.</text:p>
      <text:p text:style-name="P9">Numquid mórtuis fácies mírabília : * aut médici suscitábunt, et confitebúntur tibi ?</text:p>
      <text:p text:style-name="P9">Numquid narrábit áliquis in sepúlchro misericórdiam tuam, * et veritátem tuam in perditióne ?</text:p>
      <text:p text:style-name="P9">Numquid cognoscéntur in ténebris mirabília tua : * et justítia tua in terra obliviónis ?</text:p>
      <text:p text:style-name="P9">Et ego ad te Dómine clamávi : * et mane orátio mea prævéniet te.</text:p>
      <text:p text:style-name="P9">Ut quid Dómine repéllis oratiónem meam : * avértis fáciem tuam a me ?</text:p>
      <text:p text:style-name="P9">Pauper sum ego, et in labóribus a juventúte mea : * exaltátus autem, humiliátus sum et conturbátus.</text:p>
      <text:p text:style-name="P9">In me transiérunt iræ tuæ : * et terróres tui conturbavérunt me.</text:p>
      <text:p text:style-name="P9">Circumdedérunt me sicut aqua tota die : * circumdedérunt me simul.</text:p>
      <text:p text:style-name="P9">Elongásti a me amícum, et próximum : * et notos meos a miséria.</text:p>
      <text:p text:style-name="P21"/>
      <text:p text:style-name="P6">Psalmus 89.</text:p>
      <text:p text:style-name="P29">De pravitate et miseria vitæ humanæ,</text:p>
      <text:p text:style-name="P9"><text:span text:style-name="T1">Dómine, </text:span>refúgium factus es nobis : * a generatióne in generatiónem.</text:p>
      <text:p text:style-name="P9">Priúsquam montes fíerent, aut formarétur terra, et orbis : * a sæculo et usque in sæculum tu es Deus.</text:p>
      <text:p text:style-name="P9">Ne avértas hóminem in humilitátem : * et dixísti : Convertímini fílii hóminum.</text:p>
      <text:p text:style-name="P9">Quóniam mille anni ante óculos tuos, * tamquam dies hestérna, quæ prætériit,</text:p>
      <text:p text:style-name="P9">Et custódia in nocte, * quæ pro níhilo habéntur, eórum anni erunt.</text:p>
      <text:p text:style-name="P27">Mane sicut herba tránseat, § mane flóreat, et tránseat : * véspere décidat, indúret, et aréscat.</text:p>
      <text:p text:style-name="P9">Quia defécimus in ira tua, * et in furóre tuo turbáti sumus.</text:p>
      <text:p text:style-name="P9">Posuísti iniquitátes nostras in conspéctu tuo : * sæculum nostrum in illuminatióne vultus tui.</text:p>
      <text:p text:style-name="P9">Quóniam omnes dies nostri defecérunt : * et in ira tua defécimus.</text:p>
      <text:p text:style-name="P9">Anni nostri sicut aránea meditabúntur : * dies annorum nostrórum in ipsis, septuagínta anni.</text:p>
      <text:p text:style-name="P9">Si autem in potentátibus octogínta anni : * et ámplius eórum, labor et dolor,</text:p>
      <text:p text:style-name="P9"><text:soft-page-break/>Quóniam supervénit mansuetúdo : * et corripiémur.</text:p>
      <text:p text:style-name="P9">Quis novit potestátem iræ tuæ : * et præ timóre tuo iram tuam dinumeráre ?</text:p>
      <text:p text:style-name="P9">Déxteram tuam sic notam fac : * et erudítos corde in sapiéntia.</text:p>
      <text:p text:style-name="P9">Convértere Dómine úsquequo ? * et deprecábilis esto super servos tuos.</text:p>
      <text:p text:style-name="P9">Repléti sumus mane misericórdia tua : * et exultávimus, et delectáti sumus ómnibus diébus nostris.</text:p>
      <text:p text:style-name="P9">Lætáti sumus pro diébus, quibus nos humiliásti : * annis, quibus vídimus mala.</text:p>
      <text:p text:style-name="P9">Réspice in servos tuos, et in ópera tua : * et dírige fílios eórum.</text:p>
      <text:p text:style-name="P9">Et sit splendor Dómini Dei nostri super nos, et ópera mánuum nostrárum dírige super nos : * et opus mánuum nostrárum dírige.</text:p>
      <text:p text:style-name="P1"/>
      <text:p text:style-name="P1">Psalmus 85.</text:p>
      <text:p text:style-name="P30">Oratio Christi ad Patrem in sua Passione et angustia mortis.</text:p>
      <text:p text:style-name="P9"><text:span text:style-name="T1">Inclína </text:span>Dómine aurem tuam, et exáudi me : * quóniam inops, et pauper sum ego.</text:p>
      <text:p text:style-name="P9">Custódi ánimam meam, quóniam sanctus sum : * salvum fac servum tuum, Deus meus, sperántem in te.</text:p>
      <text:p text:style-name="P27">Miserére mei Dómine, quóniam ad te clamávi tota die : § lætífica ánimam servi tui, * quóniam ad te Dómine ánimam meam levávi.</text:p>
      <text:p text:style-name="P9">Quóniam tu Dómine suávis, et mitis : * et multæ misericórdiæ ómnibus invocántibus te.</text:p>
      <text:p text:style-name="P9">Auribus pércipe Dómine oratiónem meam : * et inténde voci deprecatiónis meæ.</text:p>
      <text:p text:style-name="P9">In die tribulatiónis meæ clamávi ad te : * quia exaudísti me.</text:p>
      <text:p text:style-name="P9">Non est símilis tui in diis Dómine : * et non est secúndum ópera tua.</text:p>
      <text:p text:style-name="P9">Omnes gentes quascúmque fecísti, vénient, et adorábunt coram te Dómine : * et glorificábunt nomen tuum.</text:p>
      <text:p text:style-name="P9">Quóniam magnus es tu, et fáciens mirabília : * tu es Deus solus.</text:p>
      <text:p text:style-name="P9">Deduc me Dómine in via tua, § et ingrédiar in veritáte tua : * lætétur cor meum ut tímeat nomen tuum.</text:p>
      <text:p text:style-name="P9">Confitébor tibi Dómine Deus meus in toto corde meo, * et glorificábo nomen tuum in ætérnum :</text:p>
      <text:p text:style-name="P9">Quia misericórdia tua magna est super me : * et eruísti ánimam meam ex inférno inferióri.</text:p>
      <text:p text:style-name="P9">Deus, iníqui insurrexérunt super me, et synagóga poténtium quæsiérunt ánimam meam : * et non proposuérunt te in conspéctu suo.</text:p>
      <text:p text:style-name="P9">Et tu Dómine Deus miserátor et miséricors, * pátiens, et multæ misericórdiæ, et verax,</text:p>
      <text:p text:style-name="P27">Réspice in me, et miserére mei, § da impérium tuum púero tuo : * et salvum fac fílium ancillæ tuæ.</text:p>
      <text:p text:style-name="P9">Fac mecum signum in bonum, § ut vídeant qui odérunt me, et confundántur : * quóniam tu Dómine adjuvísti me, et consolátus es me.</text:p>
      <text:p text:style-name="P1"/>
      <text:p text:style-name="P1">Psalmus 86.</text:p>
      <text:p text:style-name="P29">De Ecclesiæ excellentiæ, ac dilatatione.</text:p>
      <text:p text:style-name="P9"><text:span text:style-name="T1">Fundaménta</text:span> ejus in móntibus sanctis : * díligit Dóminus portas Sion super ómnia tabernácula Jacob.</text:p>
      <text:p text:style-name="P9">Gloriósa dicta sunt de te, * cívitas Dei.</text:p>
      <text:p text:style-name="P9">Memor ero Rahab, et Babylónis * sciéntium me.</text:p>
      <text:p text:style-name="P9">Ecce alienígenæ, et Tyrus, et pópulus Æthíopum, * hi fuérunt illic.</text:p>
      <text:p text:style-name="P27">Numquid Sion dicet : § Homo, et homo natus est in ea : * et ipse fundávit eam Altíssimus ?</text:p>
      <text:p text:style-name="P9">Dóminus narrábit in scriptúris populórum, et príncipum : * horum, qui fuérunt in ea.</text:p>
      <text:p text:style-name="P9">Sicut lætántium ómnium * habitátio est in te.</text:p>
      <text:p text:style-name="P1"/>
      <text:p text:style-name="P1">Psalmus 88.</text:p>
      <text:p text:style-name="P30">De incarnatione Christi, et sublimitate regni ejus.</text:p>
      <text:p text:style-name="P9"><text:span text:style-name="T1">Misericórdias </text:span>Dómini * in ætérnum cantábo.</text:p>
      <text:p text:style-name="P9"><text:soft-page-break/>In generatiónem et generatiónem * annuntiábo veritátem tuam in ore meo.</text:p>
      <text:p text:style-name="P9">Quóniam dixísti : In ætérnum misericórdia ædificábitur in cœlis : * præparábitur véritas tua in eis.</text:p>
      <text:p text:style-name="P9">Dispósui testaméntum eléctis meis, § jurávi David servo meo : * usque in ætérnum præparábo semen tuum.</text:p>
      <text:p text:style-name="P9">Et ædificábo in generatiónem et generatiónem * sedem tuam.</text:p>
      <text:p text:style-name="P9">Confitebúntur cœli mirabília tua Dómine : * étenim veritátem tuam in ecclésia sanctórum.</text:p>
      <text:p text:style-name="P9">Quóniam quis in núbibus æquábitur Dómino: * símilis erit Deo in fíliis Dei ?</text:p>
      <text:p text:style-name="P9">Deus, qui glorificátur in consílio sanctórum : * magnus et terríbilis super omnes qui in circúitu ejus sunt.</text:p>
      <text:p text:style-name="P9">Dómine Deus virtútum quis símilis tibi ? * potens es Dómine, et véritas tua in circúitu tuo.</text:p>
      <text:p text:style-name="P9">Tu domináris potestáti maris : * motum autem flúctuum ejus tu mítigas.</text:p>
      <text:p text:style-name="P9">Tu humiliásti sicut vulnerátum, supérbum : * in bráchio virtútis tuæ dispersísti inimícos tuos.</text:p>
      <text:p text:style-name="P27">Tui sunt cœli, et tua est terra, § orbem terræ et plenitúdinem ejus tu fundásti : * Aquilónem, et mare tu creásti.</text:p>
      <text:p text:style-name="P9">Thabor et Hermon in nómine tuo exultábunt : * tuum bráchium cum poténtia.</text:p>
      <text:p text:style-name="P9">Firmétur manus tua, et exaltétur déxtera tua : * justítia et judícium præparátio sedis tuæ.</text:p>
      <text:p text:style-name="P9">Misericórdia et véritas præcédent fáciem tuam : * beátus pópulus, qui scit jubilatiónem.</text:p>
      <text:p text:style-name="P9">Dómine, in lúmine vultus tui ambulábunt, § et in nómine tuo exultábunt tota die : * et in justítia tua exaltabúntur.</text:p>
      <text:p text:style-name="P9">Quóniam glória virtútis eórum tu es : * et in beneplácito tuo exaltábitur cornu nostrum.</text:p>
      <text:p text:style-name="P9">Quia Dómini est assúmptio nostra : * et sancti Israël Regis nostri.</text:p>
      <text:p text:style-name="P1"/>
      <text:p text:style-name="P1">Divisio Psalmi 88.</text:p>
      <text:p text:style-name="P9"><text:span text:style-name="T1">Tunc </text:span>locútus es in visióne sanctis tuis, et dixísti : § Pósui adjutórium in poténte : * et exaltávi eléctum de plebe mea.</text:p>
      <text:p text:style-name="P27">Invéni David servum meum : * óleo sancto meo unxi eum.</text:p>
      <text:p text:style-name="P9">Manus enim mea auxiliábitur ei : * et bráchium meum confortábit eum.</text:p>
      <text:p text:style-name="P9">Nihil profíciet inimícus in eo, * et fílius iniquitátis non appónet nocére ei.</text:p>
      <text:p text:style-name="P9">Et concídam a fácie ipsíus inimícos ejus : * et odiéntes eum in fugam convértam.</text:p>
      <text:p text:style-name="P9">Et véritas mea, et misericórdia mea cum ipso : * et in nómine meo exaltábitur cornu ejus.</text:p>
      <text:p text:style-name="P9">Et ponam in mari manum ejus : * et in flumínibus déxteram ejus.</text:p>
      <text:p text:style-name="P9">Ipse invocábit me : Pater meus es tu : * Deus meus, et suscéptor salútis meæ.</text:p>
      <text:p text:style-name="P9">Et ego primogénitum ponam illum * excélsum præ régibus terræ.</text:p>
      <text:p text:style-name="P9">In ætérnum servábo illi misericórdiam meam : * et testaméntum meum fidéle ipsi.</text:p>
      <text:p text:style-name="P9">Et ponam in sæculum sæculi semen ejus : * et thronum ejus sicut dies cœli.</text:p>
      <text:p text:style-name="P9">Si autem derelíquerint fílii ejus legem meam : * et .in judíciis meis non ambuláverint :</text:p>
      <text:p text:style-name="P9">Si justítias meas profanáverint : * et mandáta mea non custodíerint :</text:p>
      <text:p text:style-name="P9">Visitábo in virga iniquitátes eórum : * et in verbéribus peccata eórum.</text:p>
      <text:p text:style-name="P9">Misericórdiam autem meam non dispérgam ab eo : * neque nocébo in veritáte mea :</text:p>
      <text:p text:style-name="P9">Neque profanábo testaméntum meum : * et quæ procédunt de lábiis meis, non fáciam írrita.</text:p>
      <text:p text:style-name="P9">Semel jurávi in sancto meo, si David méntiar : * semen ejus in ætérnum manébit.</text:p>
      <text:p text:style-name="P9">Et thronus ejus sicut sol in conspéctu meo, § et sicut luna perfécta in ætérnum : * et testis in cœlo fidélis.</text:p>
      <text:p text:style-name="P9">Tu vero repulísti et despexísti : * distulísti Christum tuum.</text:p>
      <text:p text:style-name="P9">Evertísti testaméntum servi tui : * profanásti in terra sanctuárium ejus.</text:p>
      <text:p text:style-name="P9">Destruxísti omnes sepes ejus : * posuísti firmaméntum ejus formídinem.</text:p>
      <text:p text:style-name="P9">Diripuérunt eum omnes transeúntes viam : * factus est oppróbrium vicínis suis.</text:p>
      <text:p text:style-name="P9">Exaltásti déxteram depriméntium eum : * lætificásti omnes inimícos ejus.</text:p>
      <text:p text:style-name="P9">Avertísti adjutórium gládii ejus : * et non es auxiliátus ei in bello.</text:p>
      <text:p text:style-name="P9">Destruxísti eum ab emundatióne : * et sedem ejus in terram collisísti.</text:p>
      <text:p text:style-name="P22">Minorásti dies témporis ejus : * perfudísti eum confusióne.</text:p>
      <text:p text:style-name="P22"><text:soft-page-break/>Usquequo Dómine avértis in finem : * exardéscet sicut ignis ira tua ?</text:p>
      <text:p text:style-name="P9">Memoráre quæ mea substántia : * numquid enim vane constituísti omnes fílios hóminum ?</text:p>
      <text:p text:style-name="P9">Quis est homo, qui vivet, et non vidébit mortem : * éruet ánimam suam de manu ínferi ?</text:p>
      <text:p text:style-name="P9">Ubi sunt misericórdiæ tuæ antíquæ Dómine, * sicut jurásti David in veritáte tua ?</text:p>
      <text:p text:style-name="P9">Memor esto Dómine oppróbrii servórum tuórum * (quod contínui in sinu meo) multárum géntium.</text:p>
      <text:p text:style-name="P9">Quod exprobravérunt inimíci tui Dómine, * quod exprobravérunt commutatiónem Christi tui.</text:p>
      <text:p text:style-name="P9">Benedíctus Dóminus in ætérnum : * fiat, fiat.</text:p>
      <text:p text:style-name="P8"/>
      <text:p text:style-name="P1">Psalmus 92.</text:p>
      <text:p text:style-name="P29">De regno Christi, et fundatione Ecclesiæ.</text:p>
      <text:p text:style-name="P9"><text:span text:style-name="T1">Dóminus</text:span> regnávit, decórem indútus est : * indútus est Dóminus fortitúdinem, et præcínxit se.</text:p>
      <text:p text:style-name="P9">Etenim firmávit orbem terræ, * qui non commovébitur.</text:p>
      <text:p text:style-name="P9">Paráta sedes tua ex tunc : * a sæculo tu es.</text:p>
      <text:p text:style-name="P9">Elevavérunt flúmina Dómine : * elevavérunt flúmina vocem suam.</text:p>
      <text:p text:style-name="P9">Elevavérunt flúmina fluctus suos, * a vócibus aquárum multárum.</text:p>
      <text:p text:style-name="P9">Mirábiles elatiónes maris : * mirábilis in altis Dóminus.</text:p>
      <text:p text:style-name="P9">Testimónia tua credibília facta sunt nimis : * domum tuam decet sanctitúdo Dómine in longitúdinem diérum.</text:p>
      <text:p text:style-name="P1"/>
      <text:p text:style-name="P1">Psalmus 93.</text:p>
      <text:p text:style-name="P30">De judiciaria potestate Christi in persecutores fidelium.</text:p>
      <text:p text:style-name="P9"><text:span text:style-name="T1">Deus</text:span> ultiónum Dóminus : * Deus ultiónum líbere egit.</text:p>
      <text:p text:style-name="P9">Exaltáre qui júdicas terram : * redde retributiónem supérbis.</text:p>
      <text:p text:style-name="P9">Usquequo peccatóres Dómine : * úsquequo peccatóres gloriabúntur :</text:p>
      <text:p text:style-name="P9">Effabúntur, et loquéntur iniquitátem : * loquéntur omnes, qui operántur injustítiam ?</text:p>
      <text:p text:style-name="P9">Pópulum tuum Dómine humiliavérunt : * et hæreditátem tuam vexavérunt.</text:p>
      <text:p text:style-name="P9">Víduam, et ádvenam interfecérunt : * et pupíllos occidérunt.</text:p>
      <text:p text:style-name="P9">Et dixérunt : Non vidébit Dóminus, * nec intélliget Deus Jacob.</text:p>
      <text:p text:style-name="P9">Intellígite insipiéntes in pópulo : * et stulti aliquándo sápite.</text:p>
      <text:p text:style-name="P9">Qui plantávít aurem, non áudiet ? * aut qui finxit óculum, non consíderat ?</text:p>
      <text:p text:style-name="P9">Qui córripit gentes, non árguet : * qui docet hóminem sciéntiam ?</text:p>
      <text:p text:style-name="P9">Dóminus scit cogitatiónes hóminum, * quóniam vanæ sunt.</text:p>
      <text:p text:style-name="P9">Beátus homo, quem tu erudíeris Dómine: * et de lege tua docúeris eum :</text:p>
      <text:p text:style-name="P9">Ut mítiges ei a diébus malis : * donec fodiátur peccatóri fóvea.</text:p>
      <text:p text:style-name="P9">Quia non repéllet Dóminus plebem suam : * et hæreditátem suam non derelínquet.</text:p>
      <text:p text:style-name="P9">Quoadúsque justítia convertátur in judícium : * et qui juxta illam omnes qui recto sunt corde.</text:p>
      <text:p text:style-name="P9">Quis consúrget mihi advérsus malignántes ? * aut quis stabit mecum advérsus operántes iniquitátem ?</text:p>
      <text:p text:style-name="P9">Nisi quia Dóminus adjúvit me : * paulóminus habitásset in inférno ánima mea.</text:p>
      <text:p text:style-name="P9">Si dicébam : Motus est pes meus : * misericórdia tua Dómine adjuvábat me.</text:p>
      <text:p text:style-name="P9">Secúndum multitúdinem dolórum meórum in corde meo : * consolatiónes tuæ lætificavérunt ánimam meam.</text:p>
      <text:p text:style-name="P9">Numquid adhæret tibi sedes iniquitátis : * qui fingis labórem in præcépto ?</text:p>
      <text:p text:style-name="P9">Captábunt in ánimam justi : * et sánguinem innocéntem condemnábunt.</text:p>
      <text:p text:style-name="P9">Et factus est mihi Dóminus in refúgium : * et Deus meus in adjutórium spei meæ.</text:p>
      <text:p text:style-name="P9">Et reddet illis iniquitátem ipsórum : § et in malítia eórum dispérdet eos : * dispérdet illos Dóminus Deus noster.</text:p>
      <text:p text:style-name="P1"/>
      <text:p text:style-name="P1">Psalmus 95.</text:p>
      <text:p text:style-name="P30">De adventu Christi, et æquitate in judicio.</text:p>
      <text:p text:style-name="P9"><text:span text:style-name="T1">Cantáte </text:span>Dómino cánticum novum : * cantáte Dómino omnis terra.</text:p>
      <text:p text:style-name="P9"><text:soft-page-break/>Cantáte Dómino, et benedícite nómini ejus : * annuntiáte de die in diem salutáre ejus.</text:p>
      <text:p text:style-name="P9">Annuntiáte inter gentes glóriam ejus, * in ómnibus pópulis mirabília ejus.</text:p>
      <text:p text:style-name="P9">Quóniam magnus Dóminus, et laudábilis nimis : * terríbilis est super omnes deos.</text:p>
      <text:p text:style-name="P9">Quóniam omnes dii géntium dæmónia : * Dóminus autem cœlos fecit.</text:p>
      <text:p text:style-name="P9">Conféssio, et pulchritúdo in conspéctu ejus : * sanctimónia, et magnificéntia in sanctificatióne ejus.</text:p>
      <text:p text:style-name="P9">Afférte Dómino pátriæ géntium, § afférte Dómino glóriam et honórem: * afférte Dómino glóriam nomini ejus.</text:p>
      <text:p text:style-name="P9">Tóllite hóstias, et introíte in átria ejus : * adoráte Dóminum in átrio sancto ejus.</text:p>
      <text:p text:style-name="P9">Commoveátur a fácie ejus univérsa terra : * dícite in géntibus quia Dóminus regnávit.</text:p>
      <text:p text:style-name="P9">Etenim corréxit orbem terræ qui non commovébitur : * judicábit pópulos in æquitáte.</text:p>
      <text:p text:style-name="P9">Læténtur cœli, et exúltet terra, § commoveátur mare, et plenitúdo ejus : * gaudébunt campi, et ómnia, quæ in eis sunt.</text:p>
      <text:p text:style-name="P9">Tunc exultábunt ómnia ligna silvárum a fácie Dómini, quia venit : * quóniam venit judicáre terram.</text:p>
      <text:p text:style-name="P9">Judicábit orbem terræ in æquitáte, * et pópulos in veritáte sua.</text:p>
      <text:p text:style-name="P1"/>
      <text:p text:style-name="P1">Psalmus 96.</text:p>
      <text:p text:style-name="P30">De adventu Christi ad judicium, et amplo ejus dominio in totum orbem.</text:p>
      <text:p text:style-name="P9"><text:span text:style-name="T1">Dóminus </text:span>regnávit, exúltet terra : * læténtur ínsulæ multæ.</text:p>
      <text:p text:style-name="P9">Nubes, et calígo in circúitu ejus : * justítia, et judícium corréctio sedis ejus.</text:p>
      <text:p text:style-name="P9">Ignis ante ipsum præcédet, * et inflammábit in circúitu inimícos ejus.</text:p>
      <text:p text:style-name="P9">Illuxérunt fúlgura ejus orbi terræ : * vidit, et commóta est terra.</text:p>
      <text:p text:style-name="P9">Montes, sicut cera fluxérunt a fácie Dómini : * a fácie Dómini omnis terra.</text:p>
      <text:p text:style-name="P9">Annuntiavérunt cœli justítiam ejus : * et vidérunt omnes pópuli glóriam ejus.</text:p>
      <text:p text:style-name="P9">Confundántur omnes, qui adórant sculptília : * et qui gloriántur in simulácris suis.</text:p>
      <text:p text:style-name="P9">Adoráte eum omnes Angeli ejus : * audívit, et lætáta est Sion.</text:p>
      <text:p text:style-name="P9">Et exultavérunt fíliæ Judæ, * propter judícia tua Dómine :</text:p>
      <text:p text:style-name="P9">Quóniam tu Dóminus altíssimus super omnem terram : * nimis exaltátus es super omnes deos.</text:p>
      <text:p text:style-name="P9">Qui dilígitis Dóminum, odíte malum : § custódit Dóminus ánimas sanctórum suórum, * de manu peccatóris liberábit eos.</text:p>
      <text:p text:style-name="P9">Lux orta est justo, * et rectis corde lætítia.</text:p>
      <text:p text:style-name="P9">Lætámini justi in Dómino : * et confitémini memóriæ sanctificatiónis ejus.</text:p>
      <text:p text:style-name="P1"/>
      <text:p text:style-name="P1">Psalmus 97.</text:p>
      <text:p text:style-name="P30">Exhortatio ad Deum laudandum ob Christi adventum.</text:p>
      <text:p text:style-name="P9"><text:span text:style-name="T1">Cantáte </text:span>Dómino cánticum novum : * quia mirabília fecit.</text:p>
      <text:p text:style-name="P9">Salvávit sibi déxtera ejus : * et bráchium sanctum ejus.</text:p>
      <text:p text:style-name="P9">Notum fecit Dóminus salutáre suum : * in conspéctu géntium revelávit justítiam suam.</text:p>
      <text:p text:style-name="P9">Recordátus est misericórdiæ suæ, * et veritátis suæ dómui Israël.</text:p>
      <text:p text:style-name="P9">Vidérunt omnes términi terræ * salutáre Dei nostri.</text:p>
      <text:p text:style-name="P9">Jubiláte Deo omnis terra : * cantáte, et exultáte, et psállite.</text:p>
      <text:p text:style-name="P9">Psállite Dómino in cíthara, in cíthara et voce psalmi : * in tubis ductílibus, et voce tubæ córneæ.</text:p>
      <text:p text:style-name="P27">Jubiláte in conspéctu Regis Dómini : § moveátur mare, et plenitúdo ejus : * orbis terrárum, et qui hábitant in eo.</text:p>
      <text:p text:style-name="P27">Flúmina plaudent manu, § simul montes exultábunt a conspéctu Dómini : * quóniam venit judicáre terram.</text:p>
      <text:p text:style-name="P9">Judicábit orbem terrárum in justítia, * et pópulos in æquitáte.</text:p>
      <text:p text:style-name="P1"/>
      <text:p text:style-name="P1">Psalmus 98.</text:p>
      <text:p text:style-name="P30"><text:soft-page-break/>De regia Christi potestate, et de ejus magnificentia.</text:p>
      <text:p text:style-name="P9"><text:span text:style-name="T1">Dóminus</text:span> regnávit, irascántur pópuli :* qui sedet super Chérubim, moveátur terra.</text:p>
      <text:p text:style-name="P9">Dóminus in Sion magnus : * et excélsus super omnes pópulos.</text:p>
      <text:p text:style-name="P9">Confiteántur nómini tuo magno : quóniam terríbile, et sanctum est : * et honor regis judícium díligit.</text:p>
      <text:p text:style-name="P27">Tu parásti directiónes : * judícium et justítiam in Jacob tu fecísti.</text:p>
      <text:p text:style-name="P9">Exaltáte Dóminum Deum nostrum, § et adoráte scabéllum pedum ejus : * quóniam sanctum est.</text:p>
      <text:p text:style-name="P9">Móyses, et Aaron in sacerdótibus ejus : * et Sámuel inter eos, qui ínvocant nomen ejus :</text:p>
      <text:p text:style-name="P9">Invocábant Dóminum, et ipse exaudiébat eos : * in colúmna nubis loquebátur ad eos.</text:p>
      <text:p text:style-name="P9">Custodiébant testimónia ejus, * et præcéptum quod dedit illis.</text:p>
      <text:p text:style-name="P9">Dómine Deus noster tu exaudiébas eos : § Deus tu propítius fuísti eis, * et ulcíscens in omnes adinventiónes eórum.</text:p>
      <text:p text:style-name="P9">Exaltáte Dóminum Deum nostrum, § et adoráte in monte sancto ejus : * quóniam sanctus Dóminus Deus noster.</text:p>
      <text:p text:style-name="P1"/>
      <text:p text:style-name="P1">Psalmus 99.</text:p>
      <text:p text:style-name="P29">Exhortatio ad Dei laudem.</text:p>
      <text:p text:style-name="P9"><text:span text:style-name="T1">Jubiláte </text:span>Deo omnis terra : * servíte Dómino in lætítia.</text:p>
      <text:p text:style-name="P9">Introíte in conspéctu ejus, * in exultatióne.</text:p>
      <text:p text:style-name="P9">Scitóte quóniam Dóminus ipse est Deus : * ipse fecit nos, et non ipsi nos :</text:p>
      <text:p text:style-name="P9">Pópulus ejus, et oves páscuæ ejus : § introíte portas ejus in confessióne, * átria ejus in hymnis : confitémini illi.</text:p>
      <text:p text:style-name="P27">Laudáte nomen ejus : quóniam suávis est Dóminus, § in ætérnum misericórdia ejus, * et usque in generatiónem et generatiónem véritas ejus.</text:p>
      <text:p text:style-name="P1">Psalmus 100.</text:p>
      <text:p text:style-name="P30">De forma recte vivendi et regula perfectionis.</text:p>
      <text:p text:style-name="P9"><text:span text:style-name="T1">Misericórdiam</text:span>, et judícium * cantábo tibi Dómine :</text:p>
      <text:p text:style-name="P9">Psallam, et intélligam in via immaculáta, * quando vénies ad me.</text:p>
      <text:p text:style-name="P9">Perambulábam in innocéntia cordis mei, * in médio domus meæ.</text:p>
      <text:p text:style-name="P9">Non proponébam ante óculos meos rem injústam : * faciéntes prævaricatiónes odívi.</text:p>
      <text:p text:style-name="P9">Non adhæsit mihi cor pravum : * declinántem a me malígnum non cognoscébam.</text:p>
      <text:p text:style-name="P9">Detrahéntem secréto próximo suo, * hunc persequébar.</text:p>
      <text:p text:style-name="P9">Supérbo óculo, et insatiábili corde, * cum hoc non edébam.</text:p>
      <text:p text:style-name="P9">Oculi mei ad fidéles terræ ut sédeant mecum : * ámbulans in via immaculáta, hic mihi ministrábat.</text:p>
      <text:p text:style-name="P9">Non habitábit in médio domus meæ qui facit supérbiam : * qui lóquitur iníqua, non diréxit in conspéctu oculórum meórum.</text:p>
      <text:p text:style-name="P9">In matutíno interficiébam omnes peccatóres terræ : * ut dispérderem de civitáte Dómini omnes operántes iniquitátem.</text:p>
      <text:p text:style-name="P9"/>
      <text:p text:style-name="P1">Psalmus 75.</text:p>
      <text:p text:style-name="P30">De notitia et gratia Dei primum exhibita Judææ, dein toti mundo.</text:p>
      <text:p text:style-name="P9"><text:span text:style-name="T1">Notus</text:span> in Judæa Deus : * in Israël magnum nomen ejus.</text:p>
      <text:p text:style-name="P9">Et factus est in pace locus ejus : * et habitátio ejus in Sion.</text:p>
      <text:p text:style-name="P9">Ibi confrégit poténtias árcuum, * scutum, gládium, et bellum.</text:p>
      <text:p text:style-name="P9">Illúminans tu mirabíliter a móntibus ætérnis : * turbáti sunt omnes insipiéntes corde.</text:p>
      <text:p text:style-name="P9">Dormiérunt somnum suum : * et nihil invenérunt omnes viri divitiárum in mánibus suis.</text:p>
      <text:p text:style-name="P9">Ab increpatióne tua Deus Jacob * dormitavérunt qui ascendérunt equos.</text:p>
      <text:p text:style-name="P9">Tu terríbilis es, et quis resístet tibi ? * ex tunc ira tua.</text:p>
      <text:p text:style-name="P9">De cœlo audítum fecísti judícium : * terra trémuit et quiévit.</text:p>
      <text:p text:style-name="P9">Cum exúrgeret in judícium Deus, * ut salvos fáceret omnes mansuétos terræ.</text:p>
      <text:p text:style-name="P9"><text:soft-page-break/>Quóniam cogitátio hóminis confitébitur tibi : * et relíquiæ cogitatiónis diem festum agent tibi.</text:p>
      <text:p text:style-name="P9">Vovéte, et réddite Dómino Deo vestro : * omnes qui in circúitu ejus affértis múnera.</text:p>
      <text:p text:style-name="P9">Terríbili et ei qui aufert spíritum príncipum, * terríbili apud reges terræ.</text:p>
      <text:p text:style-name="P1"/>
      <text:p text:style-name="P1">Psalmus 91.</text:p>
      <text:p text:style-name="P30">Laudandus Deus magna operans, malos puniens et bonos servans.</text:p>
      <text:p text:style-name="P9"><text:span text:style-name="T1">Bonum </text:span>est confitéri Dómino : * et psállere nomini tuo Altíssime.</text:p>
      <text:p text:style-name="P9">Ad annuntiándum mane misericórdiam tuam : * et veritátem tuam per noctem.</text:p>
      <text:p text:style-name="P9">In decachórdo, psaltério : * cum cántico, in cíthara.</text:p>
      <text:p text:style-name="P9">Quia delectásti me Dómine in factúra tua : * et in opéribus mánuum tuárum exultábo.</text:p>
      <text:p text:style-name="P9">Quam magnificáta sunt ópera tua Dómine ! * nimis profúndæ factæ sunt cogitatiónes tuæ.</text:p>
      <text:p text:style-name="P9">Vir insípiens non cognóscet : * et stultus non intélliget hæc.</text:p>
      <text:p text:style-name="P9">Cum exórti fúerint peccatóres sicut fœnum : * et apparúerint omnes, qui operántur iniquitátem :</text:p>
      <text:p text:style-name="P9">Ut intéreant in sæculum sæculi : * tu autem Altíssimus in ætérnum Dómine.</text:p>
      <text:p text:style-name="P9">Quóniam ecce inimíci tui Dómine, § quóniam ecce inimíci tui períbunt : * et dispergéntur omnes, qui operántur iniquitátem.</text:p>
      <text:p text:style-name="P9">Et exaltábitur sicut unicórnis cornu meum : * et senéctus mea in misericórdia úberi.</text:p>
      <text:p text:style-name="P9">Et despéxit óculus meus inimícos meos : * et in insurgéntibus in me malignántibus áudiet auris mea.</text:p>
      <text:p text:style-name="P9">Justus, ut palma florébit : * sicut cedrus Líbani multiplicábitur.</text:p>
      <text:p text:style-name="P9">Plantáti in domo Dómini, * in átriis domus Dei nostri florébunt.</text:p>
      <text:p text:style-name="P9">Adhuc multiplicabúntur in senécta úberi : * et bene patiéntes erunt, et annúntient :</text:p>
      <text:p text:style-name="P9">Quóniam rectus Dóminus Deus noster : * et non est iníquitas in eo.</text:p>
      <text:p text:style-name="P9"/>
      <text:p text:style-name="P1">Psalmus <text:span text:style-name="T1">101.</text:span></text:p>
      <text:p text:style-name="P3"><text:span text:style-name="T7">Oratio</text:span><text:span text:style-name="T8"> </text:span><text:span text:style-name="T7">vere pænitentis, veniam peccatorum petentis.</text:span></text:p>
      <text:p text:style-name="P9"><text:span text:style-name="T1">Dómine </text:span>exáudi oratiónem meam : * et clamor meus ad te véniat.</text:p>
      <text:p text:style-name="P9">Non avértas fáciem tuam a me : * in quacúmque die tríbulor, inclína ad me aurem tuam.</text:p>
      <text:p text:style-name="P9">In quacúmque die invocávero te, * velóciter exáudi me.</text:p>
      <text:p text:style-name="P9">Quia defecérunt sicut fumus dies mei : * et ossa mea sicut crémium aruérunt.</text:p>
      <text:p text:style-name="P9">Percússus sum ut fœnum, et áruit cor meum : * quia oblítus sum comédere panem meum.</text:p>
      <text:p text:style-name="P9">A voce gémitus mei * adhæsit os meum carni meæ.</text:p>
      <text:p text:style-name="P9">Símilis factus sum pellicáno solitúdinis : * factus sum sicut nyctícorax in domicílio.</text:p>
      <text:p text:style-name="P9">Vigilávi, * et factus sum sicut passer solitárius in tecto.</text:p>
      <text:p text:style-name="P9">Tota die exprobrábant mihi inimíci mei : * et qui laudábant me, advérsum me jurábant.</text:p>
      <text:p text:style-name="P9">Quia cínerem tamquam panem manducábam, * et potum meum cum fletu miscébam.</text:p>
      <text:p text:style-name="P9">A fácie iræ et indignatiónis tuæ : * quia élevans allisísti me.</text:p>
      <text:p text:style-name="P9">Dies mei sicut umbra declinavérunt : * et ego sicut fœnum árui.</text:p>
      <text:p text:style-name="P9">Tu autem Dómine in ætérnum pérmanes : * et memoriále tuum in generatiónem et generatiónem.</text:p>
      <text:p text:style-name="P9">Tu exúrgens miseréberis Sion : * quia tempus miseréndi ejus, quia venit tempus.</text:p>
      <text:p text:style-name="P9">Quóniam placuérunt servis tuis lápides ejus : * et terræ ejus miserebúntur.</text:p>
      <text:p text:style-name="P9">Et timébunt gentes nomen tuum Dómine, * et omnes reges terræ glóriam tuam.</text:p>
      <text:p text:style-name="P9">Quia ædificávit Dóminus Sion : * et vidébitur in glória sua.</text:p>
      <text:p text:style-name="P9">Respéxit in oratiónem humílium : * et non sprevit precem eórum.</text:p>
      <text:p text:style-name="P9">Scribántur hæc in generatióne áltera : * et pópulus, qui creábitur, laudábit Dóminum :</text:p>
      <text:p text:style-name="P9">Quia prospéxit de excélso sancto suo : * Dóminus de cœlo in terram aspéxit :</text:p>
      <text:p text:style-name="P9">Ut audíret gémitus compeditórum : * ut sólveret fílios interemptórum :</text:p>
      <text:p text:style-name="P9">Ut annúntient in Sion nomen Dómini : * et laudem ejus in Jerúsalem.</text:p>
      <text:p text:style-name="P9">In conveniéndo pópulos in unum, * et reges ut sérviant Dómino.</text:p>
      <text:p text:style-name="P9">Respóndit ei in via virtútis suæ : * Paucitátem diérum meórum núntia mihi.</text:p>
      <text:p text:style-name="P9"><text:soft-page-break/>Ne révoces me in dimídio diérum meórum : * in generatiónem et generatiónem anni tui.</text:p>
      <text:p text:style-name="P9">Inítio tu Dómine terram fundásti : * et ópera mánuum tuárum sunt cœli.</text:p>
      <text:p text:style-name="P9">Ipsi períbunt, tu autem pérmanes : * et omnes sicut vestiméntum veteráscent.</text:p>
      <text:p text:style-name="P9">Et sicut opertórium mutábis eos, et mutabúntur : * tu autem idem ipse es, et anni tui non defícient.</text:p>
      <text:p text:style-name="P9">Fílii servórum tuórum habitábunt : * et semen eórum in sæculum dirigétur.</text:p>
      <text:p text:style-name="P8"/>
      <text:p text:style-name="P2">Psalmus 102.</text:p>
      <text:p text:style-name="P30">Commendatio divinæ beneficentiæ erga pios.</text:p>
      <text:p text:style-name="P9"><text:span text:style-name="T1">Bénedic</text:span> ánima mea Dómino : * et ómnia, quæ intra me sunt, nómini sancto ejus.</text:p>
      <text:p text:style-name="P9">Bénedic ánima mea Dómino : * et noli oblivísci omnes retributiónes ejus :</text:p>
      <text:p text:style-name="P9">Qui propitiátur ómnibus iniquitátibus tuis : * qui sanat omnes infirmitátes tuas.</text:p>
      <text:p text:style-name="P9">Qui rédimit de intéritu vitam tuam : * qui corónat te in misericórdia et miseratiónibus.</text:p>
      <text:p text:style-name="P9">Qui replet in bonis desidérium tuum : * renovábitur ut áquilæ juvéntus tua :</text:p>
      <text:p text:style-name="P9">Fáciens misericórdias Dóminus : * et judícium ómnibus injúriam patiéntibus.</text:p>
      <text:p text:style-name="P9">Notas fecit vias suas Móysi, * fíliis Israël voluntátes suas.</text:p>
      <text:p text:style-name="P9">Miserátor, et miséricors Dóminus : * longánimis, et multum miséricors.</text:p>
      <text:p text:style-name="P9">Non in perpétuum irascétur : * neque in ætérnum comminábitur.</text:p>
      <text:p text:style-name="P9">Non secúndum peccáta nostra fecit nobis : * neque secúndum iniquitátes nostras retríbuit nobis.</text:p>
      <text:p text:style-name="P9">Quóniam secúndum altitúdinem cœli a terra : * corroborávit misericórdiam suam super timéntes se.</text:p>
      <text:p text:style-name="P9">Quantum distat Ortus ab Occidénte : * longe fecit a nobis iniquitátes nostras,</text:p>
      <text:p text:style-name="P9">Quómodo miserétur pater filiórum, § <text:span text:style-name="T13">m</text:span>isértus est Dóminus timéntibus se : * quóniam ipse cognóvit figméntum nostrum.</text:p>
      <text:p text:style-name="P9">Recordátus est quóniam pulvis sumus : § homo, sicut fœnum dies ejus, * tamquam flos agri sic efflorébit.</text:p>
      <text:p text:style-name="P9">Quóniam spíritus pertransíbit in illo, et non subsístet ; * et non cognóscet ámplius locum suum.</text:p>
      <text:p text:style-name="P9">Misericórdia autem Dómini ab ætérno, * et usque in ætérnum super timéntes eum.</text:p>
      <text:p text:style-name="P9">Et justítia illíus in fílios filiórum, * his qui servant testaméntum ejus :</text:p>
      <text:p text:style-name="P9">Et mémores sunt mandatórum ipsíus, * ad faciéndum ea.</text:p>
      <text:p text:style-name="P9">Dóminus in cœlo parávit sedem suam : * et regnum ipsíus ómnibus dominábitur.</text:p>
      <text:p text:style-name="P9">Benedícite Dómino omnes Angeli ejus : § poténtes virtúte, faciéntes verbum illíus, * ad audiéndam vocem sermónum ejus.</text:p>
      <text:p text:style-name="P9">Benedícite Dómino omnes virtútes ejus : * minístri ejus, qui fácitis voluntátem ejus.</text:p>
      <text:p text:style-name="P9">Benedícite Dómino ómnia ópera ejus : § in omni loco dominatiónis ejus, * bénedic ánima mea Dómino.</text:p>
      <text:p text:style-name="P9"/>
      <text:p text:style-name="P3">Psalmus 103.</text:p>
      <text:p text:style-name="P30">Laus divinæ providentiæ in omnibus, operibus relucentis.</text:p>
      <text:p text:style-name="P9"><text:span text:style-name="T1">Bénedic </text:span>ánima mea Dómino : * Dómine Deus meus magnificátus es veheménter.</text:p>
      <text:p text:style-name="P9">Confessiónem, et decórem induísti : * amíctus lúmine sicut vestiménto :</text:p>
      <text:p text:style-name="P9">Exténdens cœlum sicut pellem : * qui tegis aquis superióra ejus.</text:p>
      <text:p text:style-name="P9">Qui ponis nubem ascénsum tuum : * qui ámbulas super pennas ventórum.</text:p>
      <text:p text:style-name="P9">Qui facis angelos tuos, spíritus : * et minístros tuos, ignem uréntem.</text:p>
      <text:p text:style-name="P9">Qui fundásti terram super stabilitátem suam : * non inclinábitur in sæculum sæculi.</text:p>
      <text:p text:style-name="P9">Abyssus, sicut vestiméntum, amíctus ejus: * super montes stabunt aquæ.</text:p>
      <text:p text:style-name="P9">Ab increpatióne tua fúgient : * a voce tonítrui tui formidábunt.</text:p>
      <text:p text:style-name="P9">Ascéndunt montes : et descéndunt campi * in locum, quem fundásti eis.</text:p>
      <text:p text:style-name="P9">Términum posuísti, quem non transgrediéntur : * neque converténtur operíre terram.</text:p>
      <text:p text:style-name="P9">Qui emíttis fontes in convállibus : * inter médium móntium pertransíbunt aquæ.</text:p>
      <text:p text:style-name="P9"><text:soft-page-break/>Potábunt omnes béstiæ agri : * expectábunt ónagri in siti sua.</text:p>
      <text:p text:style-name="P9">Super ea vólucres cœli habitábunt : * de médio petrárum dabunt voces.</text:p>
      <text:p text:style-name="P9">Rigans montes de superióribus suis : * de fructu óperum tuórum satiábitur terra :</text:p>
      <text:p text:style-name="P9">Prodúcens fœnum juméntis, * et herbam servitúti hóminum :</text:p>
      <text:p text:style-name="P9">Ut edúcas panem de terra : * et vinum lætíficet cor hóminis :</text:p>
      <text:p text:style-name="P9">Ut exhílaret fáciem in óleo : * et panis cor hóminis confírmet.</text:p>
      <text:p text:style-name="P9">Saturabúntur ligna campi, et cedri Líbani, quas plantávit : * illic pásseres nidificábunt.</text:p>
      <text:p text:style-name="P9">Heródii domus dux est eórum : § rnontes excélsi cervis : * petra refúgium herináciis.</text:p>
      <text:p text:style-name="P9">Fecit lunam in témpora : * sol cognóvit occásum suum.</text:p>
      <text:p text:style-name="P9">Posuísti ténebras, et facta est nox : * in ipsa pertransíbunt omnes béstiæ silvæ.</text:p>
      <text:p text:style-name="P9">Cátuli leónum rugiéntes, ut rápiant, * et quærant a Deo escam sibi.</text:p>
      <text:p text:style-name="P9">Ortus est sol, et congregáti sunt : * et in cubílibus suis collocabúntur.</text:p>
      <text:p text:style-name="P9">Exíbit homo ad opus suum : * et ad operatiónem suam usque ad vésperum.</text:p>
      <text:p text:style-name="P9">Quam magnificáta sunt ópera tua Dómine ! § ómnia in sapiéntia fecísti : * impléta est terra possessióne tua.</text:p>
      <text:p text:style-name="P9"/>
      <text:p text:style-name="P3">Divisio Psalmi 103.</text:p>
      <text:p text:style-name="P9">H<text:span text:style-name="T1">oc</text:span> mare magnum, et spatiósum mánibus : * illic reptília, quorum non est númerus.</text:p>
      <text:p text:style-name="P9">Animália pusílla cum magnis : * illic naves pertransíbunt.</text:p>
      <text:p text:style-name="P9">Draco iste, quem formásti ad illudéndum ei : * ómnia a te expéctant ut des illis escam in témpore.</text:p>
      <text:p text:style-name="P9">Dante te illis, cólligent : * aperiénte te manum tuam, ómnia implebúntur bonitáte.</text:p>
      <text:p text:style-name="P27">Averténte autem te fáciem, turbabúntur : § áuferes spíritum eórum, et defícient, * et in púlverem suum reverténtur.</text:p>
      <text:p text:style-name="P9">Emíttes spíritum tuum, et creabúntur : * et renovábis fáciem terræ.</text:p>
      <text:p text:style-name="P9">Sit glória Dómini in sæculum : * lætábitur Dóminus in opéribus suis :</text:p>
      <text:p text:style-name="P9">Qui réspicit terram, et facit eam trémere : * qui tangit montes, et fúmigant.</text:p>
      <text:p text:style-name="P9">Cantábo Dómino in vita mea : * psallam Deo meo quámdiu sum.</text:p>
      <text:p text:style-name="P9">Jucúndum sit ei elóquium meum : * ego vero delectábor in Dómino.</text:p>
      <text:p text:style-name="P9">Defíciant peccatóres a terra, et iníqui ita ut non sint : * bénedic ánima mea Dómino.</text:p>
      <text:p text:style-name="P1"/>
      <text:p text:style-name="P1">Psalmus 104.</text:p>
      <text:p text:style-name="P30">Commendatio beneficiorum Dei populo Israël exhibitorum.</text:p>
      <text:p text:style-name="P9"><text:span text:style-name="T1">Confitémini </text:span>Dómino, et invocáte nomen ejus: * annuntiáte inter gentes ópera ejus.</text:p>
      <text:p text:style-name="P9">Cantáte ei, et psállite ei : * narrate ómnia mirabília ejus.</text:p>
      <text:p text:style-name="P9">Laudámini in nómine sancto ejus : * lætétur cor quæréntium Dóminum.</text:p>
      <text:p text:style-name="P9">Quærite Dóminum, et confirmámini : * quærite fáciem ejus semper.</text:p>
      <text:p text:style-name="P9">Mementóte mirabílium ejus, quæ fecit : * prodígia ejus, et judícia oris ejus.</text:p>
      <text:p text:style-name="P9">Semen Abraham, servi ejus : * fílii Jacob, elécti ejus.</text:p>
      <text:p text:style-name="P9">Ipse Dóminus Deus noster : * in univérsa terra judícia ejus.</text:p>
      <text:p text:style-name="P9">Memor fuit in sæculum testaménti sui: * verbi, quod mandávit in mille generatiónes :</text:p>
      <text:p text:style-name="P9">Quod dispósuit ad Abraham : * <text:s/>et juraménti sui ad Isaac :</text:p>
      <text:p text:style-name="P9">Et státuit illud Jacob in præcéptum : * et Israël in testaméntum ætérnum :</text:p>
      <text:p text:style-name="P9">Dicens : Tibi dabo terram Chánaan, * funículum hæreditátis vestræ.</text:p>
      <text:p text:style-name="P9">Cum essent número brevi, * paucíssimi et íncolæ ejus.</text:p>
      <text:p text:style-name="P9">Et pertransiérunt de gente in gentem, * et de regno ad pópulum álterum.</text:p>
      <text:p text:style-name="P9">Non relíquit hóminem nocére eis : * et corrípuit pro eis reges.</text:p>
      <text:p text:style-name="P9">Nolíte tángere christos meos : * et in prophétis meis nolíte malignári.</text:p>
      <text:p text:style-name="P9">Et vocávit famen super terram : * et omne firmaméntum panis contrívit.</text:p>
      <text:p text:style-name="P9">Misit ante eos virum : * in servum venúmdatus est Joseph.</text:p>
      <text:p text:style-name="P9">Humiliavérunt in compédibus pedes ejus, § ferrum pertránsiit ánimam ejus, * donec veníret verbum ejus.</text:p>
      <text:p text:style-name="P9"><text:soft-page-break/>Elóquium Dómini inflammávit eum : § misit rex, et solvit eum ; * princeps populórum, et dimísit eum.</text:p>
      <text:p text:style-name="P9">Constítuit eum dóminum domus suæ : * et príncipem omnis possessiónis suæ :</text:p>
      <text:p text:style-name="P9">Ut erudíret príncipes ejus sicut semetípsum : * et senes ejus prudéntiam docéret.</text:p>
      <text:p text:style-name="P1"/>
      <text:p text:style-name="P1">Divisio Psalmi 104.</text:p>
      <text:p text:style-name="P9">E<text:span text:style-name="T1">t</text:span> intrávit Israël in Ægyptum : * et Jacob áccola fuit in terra Cham.</text:p>
      <text:p text:style-name="P9">Et auxit pópulum suum veheménter : * et firmávit eum super inimícos ejus.</text:p>
      <text:p text:style-name="P9">Convértit cor eórum ut odírent pópulum ejus : * et dolum fácerent in servos ejus.</text:p>
      <text:p text:style-name="P9">Misit Móysen servum suum : * Aaron, quem elégit ipsum.</text:p>
      <text:p text:style-name="P9">Pósuit in eis verba signórum suórum, * et prodigiórum in terra Cham.</text:p>
      <text:p text:style-name="P9">Misit ténebras, et obscurávit : * et non exacerbávit sermónes suos.</text:p>
      <text:p text:style-name="P9">Convértit aquas eórum in sánguinem : * et occídit pisces eórum.</text:p>
      <text:p text:style-name="P9">Edidit terra eórum ranas * in penetrálibus regum ipsórum.</text:p>
      <text:p text:style-name="P9">Dixit, et venit cœnomyía : * et cínifes in ómnibus fínibus eórum.</text:p>
      <text:p text:style-name="P9">Pósuit plúvias eórum grándinem : * ignem comburéntem in terra ipsórum.</text:p>
      <text:p text:style-name="P9">Et percússit víneas eórum, et ficúlneas eórum : * et contrívit lignum fínium eórum.</text:p>
      <text:p text:style-name="P9">Dixit, et venit locústa, et bruchus, * cujus non erat númerus :</text:p>
      <text:p text:style-name="P9">Et comédit omne fœnum in terra eórum : * et comédit omnem fructum terræ eórum.</text:p>
      <text:p text:style-name="P9">Et percússit omne primogénitum in terra eórum : * primítias omnis labóris eórum.</text:p>
      <text:p text:style-name="P9">Et edúxit eos cum argénto et auro : * et non erat in tríbubus eórum infírmus.</text:p>
      <text:p text:style-name="P9">Lætáta est Ægyptus in profectióne eórum : * quia incúbuit timor eórum super eos.</text:p>
      <text:p text:style-name="P9">Expándit nubem in protectiónem eórum, * et ignem ut lucéret eis per noctem.</text:p>
      <text:p text:style-name="P9">Petiérunt, et venit cotúrnix : * et pane cœli saturávit eos.</text:p>
      <text:p text:style-name="P9">Dirúpit petram, et fluxérunt aquæ : * abiérunt in sicco flúmina ;</text:p>
      <text:p text:style-name="P9">Quóniam memor fuit verbi sancti sui, * quod hábuit ad Abraham púerum suum.</text:p>
      <text:p text:style-name="P9">Et edúxit pópulum suum in exultatióne, * et eléctos suos in lætítia.</text:p>
      <text:p text:style-name="P1"/>
      <text:p text:style-name="P1">Psalmus<text:span text:style-name="T6"> </text:span>105.</text:p>
      <text:p text:style-name="P3"><text:span text:style-name="T7">Confessio</text:span><text:span text:style-name="T8"> </text:span><text:span text:style-name="T7">peccatorum pro venia, et salute consequenda.</text:span></text:p>
      <text:p text:style-name="P26"><text:span text:style-name="T1">Confitémini</text:span> Dómino quóniam bonus :* quóniam in sæculum misericórdia ejus.</text:p>
      <text:p text:style-name="P9">Quis loquétur poténtias Dómini, * audítas fáciet omnes laudes ejus ?</text:p>
      <text:p text:style-name="P9">Beáti, qui custódiunt judícium, * et fáciunt justítiam in omni témpore.</text:p>
      <text:p text:style-name="P27">Meménto nostri Dómine in beneplácito pópuli tui : * vísita nos in salutári tuo :</text:p>
      <text:p text:style-name="P27">Ad vidéndum in bonitáte electórum tuórum, § ad lætándum in lætítia gentis tuæ : * ut laudéris cum hæreditáte tua.</text:p>
      <text:p text:style-name="P9">Peccávimus cum pátribus nostris : * injúste égimus, iniquitátem fécimus.</text:p>
      <text:p text:style-name="P9">Patres nostri in Ægypto non intellexérunt mirabília tua : * non fuérunt mémores multitúdinis misericórdiæ tuæ.</text:p>
      <text:p text:style-name="P9">Et irritavérunt ascendéntes in mare, * Mare rubrum.</text:p>
      <text:p text:style-name="P9">Et salvávit eos propter nomen suum : * ut notam fáceret poténtiam suam.</text:p>
      <text:p text:style-name="P9">Et incrépuit Mare rubrum, et exsiccátum est : * et dedúxit eos in abyssis sicut in desérto.</text:p>
      <text:p text:style-name="P9">Et salvávit eos de manu odiéntium : * et redémit eos de manu inimíci.</text:p>
      <text:p text:style-name="P9">Et opéruit aqua tribulántes eos : * unus ex eis non remánsit.</text:p>
      <text:p text:style-name="P9">Et credidérunt verbis ejus : * et laudavérunt laudem ejus.</text:p>
      <text:p text:style-name="P9">Cito fecérunt, oblíti sunt óperum ejus : * et non sustinuérunt consílium ejus.</text:p>
      <text:p text:style-name="P9">Et concupiérunt concupiscéntiam in desérto : * et tentavérunt Deum in inaquóso.</text:p>
      <text:p text:style-name="P9">Et dedit eis petitiónem ipsórum : * et misit saturitátem in ánimas eórum.</text:p>
      <text:p text:style-name="P9">Et irritavérunt Móysen in castris : * Aaron sanctum Dómini.</text:p>
      <text:p text:style-name="P9">Apérta est terra, et deglutívit Dathan : * et opéruit super congregatiónem Abíron.</text:p>
      <text:p text:style-name="P9">Et exársit ignis in synagóga eórum : * flamma combússit peccatóres.</text:p>
      <text:p text:style-name="P9">Et fecérunt vítulum in Horeb : * et adoravérunt scúlptile.</text:p>
      <text:p text:style-name="P9"><text:soft-page-break/>Et mutavérunt glóriam suam * in similitúdinem vítuli comedéntis fœnum.</text:p>
      <text:p text:style-name="P9">Oblíti sunt Deum, qui salvávit eos, § qui fecit magnália in Ægypto,<text:span text:style-name="T7"> </text:span>mirabília in terra Cham : * terribília in Mari rubro.</text:p>
      <text:p text:style-name="P9">Et dixit ut dispérderet eos : * si non Móyses eléctus ejus stetísset in confractióne in conspéctu ejus :</text:p>
      <text:p text:style-name="P9">Ut avérteret iram ejus ne dispérderet eos : * et pro níhilo habuérunt terram desiderábilem :</text:p>
      <text:p text:style-name="P9">Non credidérunt verbo ejus, § et murmuravérunt in tabernáculis suis : * non exaudiérunt vocem Dómini.</text:p>
      <text:p text:style-name="P9">Et elevávit manum suam super eos, * ut prostérneret eos in desérto :</text:p>
      <text:p text:style-name="P9">Et ut dejíceret semen eórum in natiónibus : * et dispérgeret eos in regiónibus.</text:p>
      <text:p text:style-name="P9">Et initiáti sunt Beélphegor : * et comedérunt sacrifícia mortuórum.</text:p>
      <text:p text:style-name="P9">Et irritavérunt eum in adinventiónibus suis : * et multiplicáta est in eis ruína.</text:p>
      <text:p text:style-name="P9">Et stetit Phínees, et placávit : * et cessávit quassátio.</text:p>
      <text:p text:style-name="P9">Et reputátum est ei in justítiam, * in generatiónem et generatiónem usque in sempitérnum.</text:p>
      <text:p text:style-name="P1"/>
      <text:p text:style-name="P1">Divisio Psalmi 105.</text:p>
      <text:p text:style-name="P9"><text:span text:style-name="T1">Et</text:span> irritavérunt eum ad Aquas contradictiónis : § et vexátus est Móyses propter eos : * quia exacerbavérunt spíritum ejus.</text:p>
      <text:p text:style-name="P9">Et distínxit in lábiis suis : * non disperdidérunt gentes, quas dixit Dóminus illis.</text:p>
      <text:p text:style-name="P27">Et commísti sunt inter gentes, § et didicérunt ópera eórum : et serviérunt sculptílibus eórum : * et factum est illis in scándalum.</text:p>
      <text:p text:style-name="P9">Et immolavérunt fílios suos, * et fílias suas dæmóniis.</text:p>
      <text:p text:style-name="P9">Et effudérunt sánguinem innocéntem : § sánguinem filiórum suórum et filiárum suárum, * quas sacrificavérunt sculptílibus Chánaan.</text:p>
      <text:p text:style-name="P27">Et infécta est terra in sanguínibus, § et contamináta est in opéribus eórum : * et fornicáti sunt in adinventiónibus suis.</text:p>
      <text:p text:style-name="P9">Et irátus est furóre Dóminus in pópulum suum : * et abominátus est hæreditátem suam.</text:p>
      <text:p text:style-name="P9">Et trádidit eos in manus géntium : * et domináti sunt eórum qui odérunt eos.</text:p>
      <text:p text:style-name="P9">Et tribulavérunt eos inimíci eórum, § et humiliáti sunt sub mánibus eórum : * sæpe liberávit eos.</text:p>
      <text:p text:style-name="P9">Ipsi autem exacerbavérunt eum in consílio suo : * et humiliáti sunt in iniquitátibus suis.</text:p>
      <text:p text:style-name="P9">Et vidit cum tribularéntur : * et audívit oratiónem eórum.</text:p>
      <text:p text:style-name="P9">Et memor fuit testaménti sui : * et pœnítuit eum secúndum multitúdinem misericórdiæ suæ.</text:p>
      <text:p text:style-name="P9">Et dedit eos in misericórdias * in conspéctu ómnium qui céperant eos.</text:p>
      <text:p text:style-name="P9">Salvos nos fac Dómine Deus noster : * et cóngrega nos de natiónibus :</text:p>
      <text:p text:style-name="P9">Ut confiteámur nómini sancto tuo : * et gloriémur in laude tua.</text:p>
      <text:p text:style-name="P9">Benedíctus Dóminus Deus Israël a sæculo et usque in sæculum : * et dicet omnis pópulus : Fiat, fiat.</text:p>
      <text:p text:style-name="P9"/>
      <text:p text:style-name="P7">Psalmus 106.</text:p>
      <text:p text:style-name="P30">Exhortatio ad Deum laudandum ob beneficia sua.</text:p>
      <text:p text:style-name="P9"><text:span text:style-name="T1">Confitémini </text:span>Dómino quóniam bonus : * quóniam in sæculum misericórdia ejus.</text:p>
      <text:p text:style-name="P9">Dicant qui redémpti sunt a Dómino, § quos redémit de manu inimíci : * et de regiónibus congregávit eos :</text:p>
      <text:p text:style-name="P9">A solis ortu, et occásu : * ab aquilóne, et mari.</text:p>
      <text:p text:style-name="P9">Erravérunt in solitúdine in inaquóso : * viam civitátis habitáculi non invenérunt.</text:p>
      <text:p text:style-name="P9">Esuriéntes, et sitiéntes : * ánima eórum in ipsis defécit.</text:p>
      <text:p text:style-name="P9">Et clamavérunt ad Dóminum cum tribularéntur : * et de necessitátibus eórum erípuit eos.</text:p>
      <text:p text:style-name="P9">Et dedúxit eos in viam rectam : * ut irent in civitátem habitatiónis.</text:p>
      <text:p text:style-name="P9">Confiteántur Dómino misericórdiæ ejus : * et mirabília ejus fíliis hóminum.</text:p>
      <text:p text:style-name="P9">Quia satiávit ánimam inánem : * et ánimam esuriéntem satiávit bonis.</text:p>
      <text:p text:style-name="P9">Sedéntes in ténebris, et umbra mortis : * vinctos in mendicitáte, et ferro.</text:p>
      <text:p text:style-name="P9"><text:soft-page-break/>Quia exacerbavérunt elóquia Dei : * et consílium Altíssimi irritavérunt.</text:p>
      <text:p text:style-name="P9">Et humiliátum est in labóribus cor eórum: * infirmáti sunt, nec fuit qui adjuváret.</text:p>
      <text:p text:style-name="P9">Et clamavérunt ad Dóminum cum tribularéntur : * et de necessitátibus eórum liberávit eos.</text:p>
      <text:p text:style-name="P9">Et edúxit eos de ténebris, et umbra mortis : * et víncula eórum disrúpit.</text:p>
      <text:p text:style-name="P9">Confiteántur Dómino misericórdiæ ejus : * et mirabília ejus fíliis hóminum.</text:p>
      <text:p text:style-name="P9">Quia contrívit portas æreas : * et vectes férreos confrégit.</text:p>
      <text:p text:style-name="P9">Suscépit eos de via iniquitátis eórum : * propter injustítias enim suas humiliáti sunt.</text:p>
      <text:p text:style-name="P9">Omnem escam abomináta est ánima eórum : * et appropinquavérunt usque ad portas mortis.</text:p>
      <text:p text:style-name="P9">Et clamavérunt ad Dóminum cum tribularéntur : * et de necessitátibus eórum liberávit eos.</text:p>
      <text:p text:style-name="P9">Misit verbum suum, et sanávit eos : * et erípuit eos de interitiónibus eórum.</text:p>
      <text:p text:style-name="P9">Confiteántur Dómino misericórdiæ ejus : * et mirabília ejus fíliis hóminum.</text:p>
      <text:p text:style-name="P9">Et sacríficent sacrifícium laudis : * et annúntient ópera ejus in exultatióne.</text:p>
      <text:p text:style-name="P9">Qui descéndunt mare in návibus, * faciéntes operatiónem in aquis multis.</text:p>
      <text:p text:style-name="P9">Ipsi vidérunt ópera Dómini, * et mirabília ejus in profúndo.</text:p>
      <text:p text:style-name="P1"/>
      <text:p text:style-name="P1">Divisio Psalmi 106.</text:p>
      <text:p text:style-name="P9"><text:span text:style-name="T1">Dixit</text:span><text:span text:style-name="T2">, </text:span>et stetit spíritus procéllæ : * et exaltáti sunt fluctus ejus.</text:p>
      <text:p text:style-name="P9">Ascéndunt usque ad cœlos, et descéndunt usque ad abyssos : * ánima eórum in malis tabescébat.</text:p>
      <text:p text:style-name="P9">Turbáti sunt, et moti sunt sicut ébrius : * et omnis sapiéntia eórum devoráta est.</text:p>
      <text:p text:style-name="P9">Et clamavérunt ad Dóminum cum tribularéntur, * et de necessitátibus eórum edúxit eos.</text:p>
      <text:p text:style-name="P9">Et státuit procéllam ejus in auram : * et siluérunt fluctus ejus.</text:p>
      <text:p text:style-name="P9">Et lætáti sunt quia siluérunt : * et dedúxit eos in portum voluntátis eórum.</text:p>
      <text:p text:style-name="P9">Confiteántur Dómino misericórdiæ ejus : * et mirabília ejus fíliis hóminum.</text:p>
      <text:p text:style-name="P9">Et exáltent eum in ecclésia plebis : * et in cáthedra seniórum laudent eum.</text:p>
      <text:p text:style-name="P9">Pósuit flúmina in desértum : * et éxitus aquárum in sitim.</text:p>
      <text:p text:style-name="P9">Terram fructíferam in salsúginem, * a malítia inhabitántium in ea.</text:p>
      <text:p text:style-name="P9">Pósuit desértum in stagna aquárum : * et terram sine aqua in éxitus aquárum.</text:p>
      <text:p text:style-name="P9">Et collocávit illic esuriéntes : * et constituérunt civitátem habitatiónis.</text:p>
      <text:p text:style-name="P9">Et seminavérunt agros, et plantavérunt víneas : * et fecérunt fructum nativitátis.</text:p>
      <text:p text:style-name="P9">Et benedíxit eis, et multiplicáti sunt nimis : * et juménta eórum non minorávit.</text:p>
      <text:p text:style-name="P9">Et pauci facti sunt : * et vexáti sunt a tribulatióne malórum, et dolóre.</text:p>
      <text:p text:style-name="P9">Effúsa est contémptio super príncipes : * et erráre fecit eos in ínvio, et non in via.</text:p>
      <text:p text:style-name="P9">Et adjúvit páuperem de inópia : * et pósuit sicut oves famílias.</text:p>
      <text:p text:style-name="P9">Vidébunt recti, et lætabúntur : * et omnis iníquitas oppilábit os suum.</text:p>
      <text:p text:style-name="P9">Quis sápiens et custódiet hæc ? * et intélliget misericórdias Dómini ?</text:p>
      <text:p text:style-name="P1"/>
      <text:p text:style-name="P1">Psalmus 107.</text:p>
      <text:p text:style-name="P30">Oratio contra hostes Ecclesiæ, et ejus propagatio.</text:p>
      <text:p text:style-name="P9"><text:span text:style-name="T1">Parátum</text:span> cor meum Deus, parátum cor meum : * cantábo, et psallam in glória mea.</text:p>
      <text:p text:style-name="P9">Exúrge glória mea, exúrge psaltérium, et cíthara : * exúrgam dilúculo.</text:p>
      <text:p text:style-name="P27">Confitébor tibi in pópulis Dómine : * et psallam tibi in natiónibus.</text:p>
      <text:p text:style-name="P9">Quia magna est super cœlos misericórdia tua : * et usque ad nubes véritas tua.</text:p>
      <text:p text:style-name="P9">Exaltáre super cœlos Deus, § et super omnem terram glória tua : * ut liberéntur dilécti tui.</text:p>
      <text:p text:style-name="P9">Salvum fac déxtera tua, et exáudi me : * Deus locútus est in sancto suo :</text:p>
      <text:p text:style-name="P9">Exultábo, et dívidam Síchimam, * et convállem tabernaculórum dimétiar.</text:p>
      <text:p text:style-name="P9">Meus est Gálaad, et meus est Manásses : * et Ephraim suscéptio cápitis mei.</text:p>
      <text:p text:style-name="P9">Juda rex meus : * Moab lebes spei meæ.</text:p>
      <text:p text:style-name="P9">In Idumæam exténdam calceaméntum meum : * mihi alienígenæ amíci facti sunt.</text:p>
      <text:p text:style-name="P9">Quis dedúcet me in civitátem munítam ? * quis dedúcet me usque in Idumæam ?</text:p>
      <text:p text:style-name="P9">Nonne tu Deus, qui repulísti nos, * et non exíbis Deus in virtútibus nostris ?</text:p>
      <text:p text:style-name="P9">Da nobis auxílium de tribulatióne : * quia vana salus hóminis.</text:p>
      <text:p text:style-name="P9"><text:soft-page-break/>In Deo faciémus virtútem : * et ipse ad níhilum dedúcet inimícos nostros.</text:p>
      <text:p text:style-name="P1"/>
      <text:p text:style-name="P1">Psalmus 108.</text:p>
      <text:p text:style-name="P30">De Passione Christi, et miseria Judæ proditoris, et populi Judaici.</text:p>
      <text:p text:style-name="P9"><text:span text:style-name="T1">Deus</text:span> laudem meam ne tacúeris : * quia os peccatóris et os dolósi super me apértum est.</text:p>
      <text:p text:style-name="P9">Locúti sunt advérsum me lingua dolósa, § et sermónibus ódii circumdedérunt me : * et expugnavérunt me gratis.</text:p>
      <text:p text:style-name="P9">Pro eo ut me dilígerent, detrahébant mihi : * ego autem orábam.</text:p>
      <text:p text:style-name="P9">Et posuérunt advérsum me mala pro bonis : * et ódium pro dilectióne mea.</text:p>
      <text:p text:style-name="P9">Constítue super eum peccatórem : * et diábolus stet a dextris ejus.</text:p>
      <text:p text:style-name="P9">Cum judicátur, éxeat condemnátus : * et orátio ejus fiat in peccátum.</text:p>
      <text:p text:style-name="P9">Fiant dies ejus pauci : * et episcopátum ejus accípiat alter.</text:p>
      <text:p text:style-name="P9">Fiant fílii ejus órphani : * et uxor ejus vídua.</text:p>
      <text:p text:style-name="P9">Nutántes transferántur fílii ejus, et mendícent : * et ejiciántur de habitatiónibus suis.</text:p>
      <text:p text:style-name="P9">Scrutétur fœnerátor omnem substántiam ejus : * et dirípiant aliéni labóres ejus.</text:p>
      <text:p text:style-name="P9">Non sit illi adjútor : * nec sit qui misereátur pupíllis ejus.</text:p>
      <text:p text:style-name="P9">Fiant nati ejus in intéritum : * in generatióne una deleátur nomen ejus.</text:p>
      <text:p text:style-name="P9">In memóriam rédeat iníquitas patrum ejus in conspéctu Dómini: * et peccátum matris ejus non deleátur.</text:p>
      <text:p text:style-name="P9">Fiant contra Dóminum semper, § et dispéreat de terra memória eórum : * pro eo quod non est recordátus fácere misericórdiam.</text:p>
      <text:p text:style-name="P9">Et persecútus est hóminem ínopem, et mendícum, * et compúnctum corde mortificáre.</text:p>
      <text:p text:style-name="P9">Et diléxit maledictiónem, et véniet ei : * et nóluit benedictiónem, et elongábitur ab eo.</text:p>
      <text:p text:style-name="P9">Et índuit maledictiónem sicut vestiméntum, § et intrávit sicut aqua in interióra ejus, * et sicut óleum in óssibus ejus.</text:p>
      <text:p text:style-name="P9">Fiat ei sicut vestiméntum, quo operítur : * et sicut zona, qua semper præcíngitur.</text:p>
      <text:p text:style-name="P9">Hoc opus eórum, qui détrahunt mihi apud Dóminum : * et qui loquúntur mala advérsus ánimam meam.</text:p>
      <text:p text:style-name="P9">Et tu Dómine, Dómine, fac mecum propter nomen tuum : * quia suávis est misericórdia tua.</text:p>
      <text:p text:style-name="P9">Líbera me quia egénus, et pauper ego sum : * et cor meum conturbátum est intra me.</text:p>
      <text:p text:style-name="P9">Sicut umbra cum declínat, ablátus sum : * et excússus sum sicut locústæ.</text:p>
      <text:p text:style-name="P9">Génua mea infirmáta sunt a jejúnio : * et caro mea immutáta est propter óleum.</text:p>
      <text:p text:style-name="P9">Et ego factus sum oppróbrium illis : * vidérunt me, et movérunt capita sua.</text:p>
      <text:p text:style-name="P9">Adjuva me Dómine Deus meus : * salvum me fac secúndum misericórdiam tuam.</text:p>
      <text:p text:style-name="P9">Et sciant quia manus tua hæc : * et tu Dómine fecísti eam.</text:p>
      <text:p text:style-name="P9">Maledícent illi, et tu benedíces : § qui insúrgunt in me, confundántur : * servus autem tuus lætábitur.</text:p>
      <text:p text:style-name="P9">Induántur qui détrahunt mihi, pudóre : * et operiántur sicut diplóide confusióne sua.</text:p>
      <text:p text:style-name="P9">Confitébor Dómino nimis in ore meo : * et in médio multórum laudábo eum.</text:p>
      <text:p text:style-name="P9">Quia ástitit a dextris páuperis, * ut salvam fáceret a persequéntibus ánimam meam.</text:p>
      <text:p text:style-name="P1"/>
      <text:p text:style-name="P1">Psalmus 142.</text:p>
      <text:p text:style-name="P30">Oratio pœnitentis ut liberetur a persecutione inimicorum.</text:p>
      <text:p text:style-name="P9"><text:span text:style-name="T1">Dómine </text:span>exáudi oratiónem meam : § áuribus pércipe obsecratiónem meam in veritáte tua : * exáudi me in tua justítia.</text:p>
      <text:p text:style-name="P9">Et non intres in judícium cum servo tuo : * quia non justificábitur in conspéctu tuo omnis vivens.</text:p>
      <text:p text:style-name="P9">Quia persecútus est inimícus ánimam meam : * humiliávit in terra vitam meam.</text:p>
      <text:p text:style-name="P9">Collocávit me in obscúris sicut mórtuos sæculi : * et anxiátus est super me spíritus meus, in me turbátum est cor meum.</text:p>
      <text:p text:style-name="P9">Memor fui diérum antiquórum, § meditátus sum in ómnibus opéribus tuis : * in factis mánuum tuárum meditábar.</text:p>
      <text:p text:style-name="P9"><text:soft-page-break/>Expándi manus meas ad te : * ánima mea sicut terra sine aqua tibi :</text:p>
      <text:p text:style-name="P9">Velóciter exáudi me Dómine : * defécit spíritus meus.</text:p>
      <text:p text:style-name="P9">Non avértas fáciem tuam a me : * et símilis ero descendéntibus in lacum.</text:p>
      <text:p text:style-name="P9">Audítam fac mihi mane misericórdiam tuam : * quia in te sperávi.</text:p>
      <text:p text:style-name="P9">Notam fac mihi viam, in qua ámbulem : * quia ad te levávi ánimam meam.</text:p>
      <text:p text:style-name="P9">Eripe me de inimícis meis Dómine, ad te confúgi : * doce me fácere voluntátem tuam, quia Deus meus es tu.</text:p>
      <text:p text:style-name="P9">Spíritus tuus bonus dedúcet me in terram rectam : * propter nomen tuum Dómine vivificábis me, in æquitáte tua.</text:p>
      <text:p text:style-name="P9">Edúces de tribulatióne ánimam meam : * et in misericórdia tua dispérdes inimícos meos.</text:p>
      <text:p text:style-name="P9">Et perdes omnes, qui tríbulant ánimam meam : * quóniam ego servus tuus sum.</text:p>
      <text:p text:style-name="P9"/>
      <text:p text:style-name="P1">Psalmus 109.</text:p>
      <text:p text:style-name="P30">De divinitate, humanitate, regno et sacerdotio Christi.</text:p>
      <text:p text:style-name="P9"><text:span text:style-name="T1">Dixit</text:span> Dóminus Dómino meo : * Sede a dextris meis.</text:p>
      <text:p text:style-name="P9">Donec ponam inimícos tuos, * scabéllum pedum tuórum.</text:p>
      <text:p text:style-name="P9">Virgam virtútis tuæ emíttet Dóminus ex Sion : * domináre in médio inimicórum tuórum.</text:p>
      <text:p text:style-name="P9">Tecum princípium in die virtútis tuæ in splendóribus sanctórum : * ex útero ante lucíferum génui te.</text:p>
      <text:p text:style-name="P9">Jurávit Dóminus, et non pœnitébit eum : * Tu es sacérdos in ætérnum secúndum órdinem Melchísedech.</text:p>
      <text:p text:style-name="P9">Dóminus a dextris tuis, * confrégit in die iræ suæ reges.</text:p>
      <text:p text:style-name="P9">Judicábit in natiónibus, implébit ruínas : * conquassábit cápita in terra multórum.</text:p>
      <text:p text:style-name="P9">De torrénte in via bibe t: * proptérea exaltábit caput.</text:p>
      <text:p text:style-name="P1"/>
      <text:p text:style-name="P1">Psalmus 110.</text:p>
      <text:p text:style-name="P30">Laus datur Deo ob sua beneficia. Ecclesiæ collata.</text:p>
      <text:p text:style-name="P9"><text:span text:style-name="T1">Confitébor </text:span>tibi Dómine in toto corde meo : * in consílio justórum, et congregatióne.</text:p>
      <text:p text:style-name="P9">Magna ópera Dómini : * exquisíta in omnes voluntátes ejus.</text:p>
      <text:p text:style-name="P9">Conféssio et magnificéntia opus ejus : * et justítia ejus manet in sæculum sæculi.</text:p>
      <text:p text:style-name="P9">Memóriam fecit mirabílium suórum, § miséricors et miserátor Dóminus : * escam dedit timéntibus se.</text:p>
      <text:p text:style-name="P9">Memor erit in sæculum testaménti sui : * virtútem óperum suórum annuntiábit pópulo suo :</text:p>
      <text:p text:style-name="P9">Ut det illis hæreditátem géntium : * ópera manuum ejus véritas, et judícium.</text:p>
      <text:p text:style-name="P9">Fidélia ómnia mandáta ejus : § confirmáta in sæculum sæculi, * facta in veritáte et æquitáte.</text:p>
      <text:p text:style-name="P9">Redemptiónem misit pópulo suo : * mandávit in ætérnum testaméntum suum.</text:p>
      <text:p text:style-name="P9">Sanctum, et terríbile nomen ejus : * inítium sapiéntiæ timor Dómini.</text:p>
      <text:p text:style-name="P9">Intelléctus bonus ómnibus faciéntibus eum : * laudátio ejus manet in sæculum sæculi.</text:p>
      <text:p text:style-name="P1"/>
      <text:p text:style-name="P1">Psalmus 111.</text:p>
      <text:p text:style-name="P30">De justorum remuneratione, et malorum punitione.</text:p>
      <text:p text:style-name="P9"><text:span text:style-name="T1">Beátus </text:span>vir, qui timet Dóminum : * in mandátis ejus volet nimis.</text:p>
      <text:p text:style-name="P9">Potens in terra erit semen ejus : * generátio rectórum benedicétur.</text:p>
      <text:p text:style-name="P9">Glória, et divítiæ in domo ejus : * et justítia ejus manet in sæculum sæculi.</text:p>
      <text:p text:style-name="P9">Exórtum est in ténebris lumen rectis : * miséricors, et miserátor, et justus.</text:p>
      <text:p text:style-name="P27">Jucúndus homo qui miserétur et cómmodat, § dispónet sermónes suos in judício : * quia in ætérnum non commovébitur.</text:p>
      <text:p text:style-name="P9">In memória ætérna erit justus : * ab auditióne mala non timébit.</text:p>
      <text:p text:style-name="P9">Parátum cor ejus speráre in Dómino, § confirmátum est cor ejus : * non commovébitur donec despíciat inimícos suos.</text:p>
      <text:p text:style-name="P9">Dispérsit, dedit paupéribus : § justítia ejus manet in sæculum sæculi, * cornu ejus exaltábitur in glória.</text:p>
      <text:p text:style-name="P9"><text:soft-page-break/>Peccátor vidébit, et irascétur, § déntibus suis fremet et tabéscet : * desidérium peccatórum períbit.</text:p>
      <text:p text:style-name="P1"/>
      <text:p text:style-name="P1">Psalmus 112.</text:p>
      <text:p text:style-name="P30">Exhortatio ad Dei laudem, et de exaltatione humilium.</text:p>
      <text:p text:style-name="P9"><text:span text:style-name="T1">Laudáte </text:span>púeri Dóminum : * laudáte nomen Dómini.</text:p>
      <text:p text:style-name="P9">Sit nomen Dómini benedíctum, * ex hoc nunc, et usque in sæculum.</text:p>
      <text:p text:style-name="P9">A solis ortu usque ad occásum, * laudábile nomen Dómini.</text:p>
      <text:p text:style-name="P9">Excélsus super omnes gentes Dóminus, * et super cœlos glória ejus.</text:p>
      <text:p text:style-name="P9">Quis sicut Dóminus Deus noster, qui in altis hábitat, * et humília réspicit in cœlo et in terra ?</text:p>
      <text:p text:style-name="P9">Súscitans a terra ínopem, * et de stércore érigens páuperem :</text:p>
      <text:p text:style-name="P9">Ut cóllocet eum cum princípibus, * cum princípibus pópuli sui.</text:p>
      <text:p text:style-name="P9">Qui habitáre facit stérilem in domo, * matrem filiórum lætántem.</text:p>
      <text:p text:style-name="P1"/>
      <text:p text:style-name="P1">Psalmus 4.</text:p>
      <text:p text:style-name="P29">De conversione gentium ad Christum.</text:p>
      <text:p text:style-name="P9"><text:span text:style-name="T1">Cum </text:span>invocárem exaudívit me Deus justítiæ meæ : * in tribulatióne dilatásti mihi.</text:p>
      <text:p text:style-name="P9">Miserére mei, * et exáudi oratiónem meam.</text:p>
      <text:p text:style-name="P9">Fílii hóminum úsquequo gravi corde ? * ut quid dilígitis vanitátem, et quæritis mendácium ?</text:p>
      <text:p text:style-name="P9">Et scitóte quóniam mirificávit Dóminus sanctum suum : * Dóminus exáudiet me cum clamávero ad eum.</text:p>
      <text:p text:style-name="P9">Irascímini, et nolíte peccáre : § quæ dícitis in córdibus vestris, * in cubílibus vestris compungímini.</text:p>
      <text:p text:style-name="P9">Sacrificáte sacrifícium justítiæ, § et speráte in Dómino. * Multi dicunt : Quis osténdit nobis bona ?</text:p>
      <text:p text:style-name="P9">Signátum est super nos lumen vultus tui Dómine : * dedísti lætítiam in corde meo.</text:p>
      <text:p text:style-name="P9">A fructu fruménti, vini, et ólei sui * multiplicáti sunt.</text:p>
      <text:p text:style-name="P9">In pace in idípsum * dórmiam, et requiéscam ;</text:p>
      <text:p text:style-name="P9">Quóniam tu Dómine singuláriter in spe * constituísti me.</text:p>
      <text:p text:style-name="P1"/>
      <text:p text:style-name="P1">Psalmus 90.</text:p>
      <text:p text:style-name="P30">De divina protectione in multiplici hominis tentatione.</text:p>
      <text:p text:style-name="P9"><text:span text:style-name="T1">Qui</text:span> hábitat in adjutório Altíssimi, * in protectióne Dei cœli commorábitur.</text:p>
      <text:p text:style-name="P9">Dicet Dómino : Suscéptor meus es tu, et refúgium meum : * Deus meus sperábo in eum.</text:p>
      <text:p text:style-name="P9">Quóniam ipse liberávit me de láqueo venántium, * et a verbo áspero.</text:p>
      <text:p text:style-name="P9">Scápulis suis obumbrábit tibi : * et sub pennis ejus sperábis.</text:p>
      <text:p text:style-name="P9">Scuto circúmdabit te véritas ejus : * <text:s/>non timébis a timóre noctúrno,</text:p>
      <text:p text:style-name="P9">A sagítta volánte in die, § a negótio perambulánte in ténebris : * ab incúrsu, et dæmónio meridiáno.</text:p>
      <text:p text:style-name="P9">Cadent a látere tuo mille, § et decem míllia a dextris tuis : * ad te autem non appropinquábit.</text:p>
      <text:p text:style-name="P9">Verúmtamen óculis tuis considerábis : * et retributiónem peccatórum vidébis.</text:p>
      <text:p text:style-name="P9">Quóniam tu es Dómine spes mea : * Altíssimum posuísti refúgium tuum.</text:p>
      <text:p text:style-name="P9">Non accédet ad te malum : * et flagéllum non appropinquábit tabernáculo tuo.</text:p>
      <text:p text:style-name="P9">Quóniam Angelis suis mandávit de te : * ut custódiant te in ómnibus viis tuis.</text:p>
      <text:p text:style-name="P23">In mánibus portábunt te : * ne forte offéndas ad lápidem pedem tuum.</text:p>
      <text:p text:style-name="P9">Super áspidem, et basilíscum ambulábis : * et conculcábis leónem et dracónem.</text:p>
      <text:p text:style-name="P9">Quóniam in me sperávit, liberábo eum : * prótegam eum, quóniam cognóvit nomen meum.</text:p>
      <text:p text:style-name="P9">Clamábit ad me, et ego exáudiam eum : § cum ipso sum in tribulatióne : * erípiam eum et glorificábo eum.</text:p>
      <text:p text:style-name="P9">Longitúdine diérum replébo eum : * et osténdam illi salutáre meum.</text:p>
      <text:p text:style-name="P32"/>
      <text:p text:style-name="P1">Psalmus 133.</text:p>
      <text:p text:style-name="P29"><text:soft-page-break/>Invitatio ad Dei laudem circa noctem.</text:p>
      <text:p text:style-name="P9"><text:span text:style-name="T1">Ecce </text:span>nunc benedícite Dóminum, * omnes servi Dómini :</text:p>
      <text:p text:style-name="P9">Qui statis in domo Dómini, * in átriis domus Dei nostri.</text:p>
      <text:p text:style-name="P9">In nóctibus extóllite manus vestras in sancta, * et benedícite Dóminum.</text:p>
      <text:p text:style-name="P9">Benedícat te Dóminus ex Sion, * qui fecit cœlum et terram.</text:p>
      <text:p text:style-name="P1"/>
      <text:p text:style-name="P1">Psalmus 118.</text:p>
      <text:p text:style-name="P29">Laus legis, verbi et præceptorum Dei,</text:p>
      <text:p text:style-name="P30">quorum desiderium et studium salutare est.</text:p>
      <text:p text:style-name="P9"><text:span text:style-name="T1">Beáti</text:span> immaculáti in via : * qui ámbulant in lege Dómini.</text:p>
      <text:p text:style-name="P27">Beáti, qui scrutántur testimónia ejus: * in toto corde exquírunt eum.</text:p>
      <text:p text:style-name="P9">Non enim qui operántur iniquitátem, * in viis ejus ambulavérunt.</text:p>
      <text:p text:style-name="P9">Tu mandásti * mandáta tua custodíri nimis.</text:p>
      <text:p text:style-name="P9">Utinam dirigántur viæ meæ, * ad custodiéndas justificatiónes tuas.</text:p>
      <text:p text:style-name="P9">Tunc non confúndar, * cum perspéxero in ómnibus mandátis tuis.</text:p>
      <text:p text:style-name="P9">Confitébor tibi in directióne cordis : * in eo quod didíci judícia justítiæ tuæ.</text:p>
      <text:p text:style-name="P9">Justificatiónes tuas custódiam : * non me derelínquas usquequáque.</text:p>
      <text:p text:style-name="P34">Glória Patri.</text:p>
      <text:p text:style-name="P38"/>
      <text:p text:style-name="P9"><text:span text:style-name="T1">In </text:span>quo córrigit adolescéntior viam suam ? * in custodiéndo sermónes tuos.</text:p>
      <text:p text:style-name="P9">In toto corde meo exquisívi te : * ne repéllas me a mandátis tuis.</text:p>
      <text:p text:style-name="P9">In corde meo abscóndi elóquia tua : * ut non peccem tibi.</text:p>
      <text:p text:style-name="P9">Benedíctus es Dómine : * doce me justificatiónes tuas.</text:p>
      <text:p text:style-name="P9">In lábiis meis, * pronuntiávi ómnia judícia oris tui.</text:p>
      <text:p text:style-name="P9">In via testimoniórum tuórum delectátus sum, * sicut in ómnibus divítiis.</text:p>
      <text:p text:style-name="P9">In mandátis tuis exercébor : * et considerábo vias tuas.</text:p>
      <text:p text:style-name="P9">In justificatiónibus tuis meditábor: * non oblivíscar sermónes tuos.</text:p>
      <text:p text:style-name="P34">Glória Patri.</text:p>
      <text:p text:style-name="P34"/>
      <text:p text:style-name="P9"><text:span text:style-name="T1">Retríbue</text:span> servo tuo, vivífica me: * et custódiam sermónes tuos.</text:p>
      <text:p text:style-name="P9">Revéla óculos meos : * et considerábo mirabília de lege tua.</text:p>
      <text:p text:style-name="P9">Incola ego sum in terra * non abscóndas a me mandáta tua.</text:p>
      <text:p text:style-name="P9">Concupívit ánima mea desideráre justificatiónes tuas, * in omni témpore.</text:p>
      <text:p text:style-name="P9">Increpásti supérbos : * maledícti qui declínant a mandátis tuis.</text:p>
      <text:p text:style-name="P9">Aufer a me oppróbrium, et contémptum : * quia testimónia tua exquisívi.</text:p>
      <text:p text:style-name="P9">Etenim sedérunt príncipes, et advérsum me loquebántur : * servus autem tuus exercebátur in justificatiónibus tuis.</text:p>
      <text:p text:style-name="P9">Nam et testimónia tua meditátio mea est : * et consílium meum justificatiónes tuæ.</text:p>
      <text:p text:style-name="P34">Glória Patri.</text:p>
      <text:p text:style-name="P38"/>
      <text:p text:style-name="P9"><text:span text:style-name="T1">Adhæsit </text:span>paviménto ánima mea : * vivífica me secúndum verbum tuum.</text:p>
      <text:p text:style-name="P9">Vias meas enuntiávi, et exaudísti me : * doce me justificatiónes tuas.</text:p>
      <text:p text:style-name="P9">Viam justificatiónum tuárum ínstrue me : * et exercébor in mirabílibus tuis.</text:p>
      <text:p text:style-name="P9">Dormitávit ánima mea præ tædio : * confírma me in verbis tuis.</text:p>
      <text:p text:style-name="P9">Viam iniquitátis ámove a me : * et de lege tua miserére mei.</text:p>
      <text:p text:style-name="P9">Viam,veritátis elégi : * judícia tua non sum oblítus.</text:p>
      <text:p text:style-name="P9">Adhæsi testimóniis tuis Dómine : * noli me confúndere.</text:p>
      <text:p text:style-name="P9">Viam mandatórum tuórum cucúrri, * cum dilatásti cor meum.</text:p>
      <text:p text:style-name="P34">Glória Patri.</text:p>
      <text:p text:style-name="P3">Ex Psalmo 118. <text:span text:style-name="T1">.</text:span></text:p>
      <text:p text:style-name="P9"><text:span text:style-name="T1">Legem </text:span>pone mihi Dómine viam justificatiónum tuárum : * et exquíram eam semper.</text:p>
      <text:p text:style-name="P9">Da mihi intelléctum, et scrutábor legem tuam : * et custódiam illam in toto corde meo.</text:p>
      <text:p text:style-name="P9">Deduc me in sémitam mandatórum tuórum : * quia ipsam vólui.</text:p>
      <text:p text:style-name="P9"><text:soft-page-break/>Inclína cor meum in testimónia tua : * et non in avarítiam.</text:p>
      <text:p text:style-name="P9">Avérte óculos meos ne vídeant vanitátem : * in via tua vivífica me.</text:p>
      <text:p text:style-name="P9">Státue servo tuo elóquium tuum, * in timóre tuo.</text:p>
      <text:p text:style-name="P9">Amputa oppróbrium meum, quod suspicátus sum: * quia judícia tua jucúnda.</text:p>
      <text:p text:style-name="P9">Ecce concupívi mandáta tua : * in æquitáte tua vivífica me.</text:p>
      <text:p text:style-name="P34">Glória Patri.</text:p>
      <text:p text:style-name="P34"/>
      <text:p text:style-name="P9">E<text:span text:style-name="T1">t</text:span> véniat super me misericórdia tua Dómine : * salutáre tuum secúndum elóquium tuum.</text:p>
      <text:p text:style-name="P9">Et respondébo exprobrántibus mihi verbum : * quia sperávi in sermónibus tuis.</text:p>
      <text:p text:style-name="P9">Et ne áuferas de ore meo verbum veritátis usquequáque : * quia in judíciis tuis supersperávi.</text:p>
      <text:p text:style-name="P9">Et custódiam legem tuam semper : * in sæculum et in sæculum sæculi.</text:p>
      <text:p text:style-name="P9">Et ambulábam in latitúdine : * quia mandáta tua exquisívi.</text:p>
      <text:p text:style-name="P9">Et loquébar in testimóniis tuis in conspéctu regum: * et non confundébar.</text:p>
      <text:p text:style-name="P9">Et meditábar in mandátis tuis, * quæ diléxi.</text:p>
      <text:p text:style-name="P9">Et levávi manus meas ad mandáta tua, quæ diléxi : * et exercébar in justificatiónibus tuis.</text:p>
      <text:p text:style-name="P34">Glória Patri.</text:p>
      <text:p text:style-name="P38"/>
      <text:p text:style-name="P9"><text:span text:style-name="T1">Memor </text:span>esto verbi tui servo tuo, * in quo mihi spem dedísti.</text:p>
      <text:p text:style-name="P9">Hæc me consoláta est in humilitáte mea : * quia elóquium tuum vivificávit me.</text:p>
      <text:p text:style-name="P9">Supérbi iníque agébant usquequáque : * a lege autem tua non declinávi.</text:p>
      <text:p text:style-name="P9">Memor fui judiciórum tuórum a sæculo Dómine : * et consolátus sum.</text:p>
      <text:p text:style-name="P9">Deféctio ténuit me, * pro peccatóribus derelinquéntibus legem tuam.</text:p>
      <text:p text:style-name="P9">Cantábiles mihi erant justificatiónes tuæ, * in loco peregrinatiónis meæ.</text:p>
      <text:p text:style-name="P9">Memor fui nocte nóminis tui Dómine: * et custodívi legem tuam.</text:p>
      <text:p text:style-name="P9">Hæc facta est mihi : * quia justificatiónes tuas exquisívi.</text:p>
      <text:p text:style-name="P36">Glória Patri.</text:p>
      <text:p text:style-name="P37"/>
      <text:p text:style-name="P3">Ex Psalmo 118.</text:p>
      <text:p text:style-name="P9"><text:span text:style-name="T1">Pórtio </text:span>mea Dómine, * dixi custodíre legem tuam.</text:p>
      <text:p text:style-name="P9">Deprecátus sum fáciem tuam in toto corde meo : * miserére mei secúndum elóquium tuum.</text:p>
      <text:p text:style-name="P9">Cogitávi vias meas : * et convérti pedes meos in testimónia tua</text:p>
      <text:p text:style-name="P9">Parátus sum, et non sum turbátus : * ut custódiam mandáta tua.</text:p>
      <text:p text:style-name="P9">Funes peccatórum circumpléxi sunt me : * et legem tuam non sum oblítus.</text:p>
      <text:p text:style-name="P9">Média nocte surgébam ad confiténdum tibi, * super judícia justificatiónis tuæ.</text:p>
      <text:p text:style-name="P9">Párticeps ego sum ómnium timéntium te : * et custodiéntium mandáta tua.</text:p>
      <text:p text:style-name="P9">Misericórdia tua Dómine plena est terra : * justificatiónes tuas doce me.</text:p>
      <text:p text:style-name="P34">Glória Patri.</text:p>
      <text:p text:style-name="P38"/>
      <text:p text:style-name="P9"><text:span text:style-name="T1">Bonitátem </text:span>fecísti cum servo tuo Dómine, * secúndum verbum tuum.</text:p>
      <text:p text:style-name="P9">Bonitátem, et disciplínam, et sciéntiam doce me : * quia mandátis tuis crédidi.</text:p>
      <text:p text:style-name="P9">Priúsquam humiliárer ego delíqui : * proptérea elóquium tuum custodívi.</text:p>
      <text:p text:style-name="P9">Bonus es tu : * et in bonitáte tua doce me justificatiónes tuas.</text:p>
      <text:p text:style-name="P9">Multiplicáta est super me iníquitas superbórum : * ego autem in toto corde meo scrutábor mandáta tua.</text:p>
      <text:p text:style-name="P9">Coagulátum est sicut lac cor eórum : * ego vero legem tuam meditátus sum.</text:p>
      <text:p text:style-name="P9">Bonum mihi quia humiliásti me : * ut discam justificatiónes tuas.</text:p>
      <text:p text:style-name="P9">Bonum mihi lex oris tui, * super míllia auri, et argénti.</text:p>
      <text:p text:style-name="P34">Glória Patri.</text:p>
      <text:p text:style-name="P39"/>
      <text:p text:style-name="P9"><text:span text:style-name="T1">Manus</text:span><text:span text:style-name="T2"> </text:span>tuæ fecérunt me, et plasmavérunt me : * da mihi intelléctum, et discam mandáta tua.</text:p>
      <text:p text:style-name="P9">Qui timent te vidébunt me, et lætabúntur : * quia in verba tua supersperávi.</text:p>
      <text:p text:style-name="P9">Cognóvi Dómine quia æquitas judícia tua : * et in veritáte tua humiliásti me.</text:p>
      <text:p text:style-name="P27">Fiat misericórdia tua ut consolétur me, * secúndum elóquium tuum servo tuo.</text:p>
      <text:p text:style-name="P9"><text:soft-page-break/>Véniant mihi miseratiónes tuæ, et vivam : * quia lex tua meditátio mea est.</text:p>
      <text:p text:style-name="P9">Confundántur supérbi, quia injúste iniquitátem fecérunt in me : * ego autem exercébor in mandátis tuis.</text:p>
      <text:p text:style-name="P9">Convertántur mihi timéntes te : * et qui novérunt testimónia tua.</text:p>
      <text:p text:style-name="P9">Fiat cor meum immaculátum in justificatiónibus tuis, * ut non confúndar.</text:p>
      <text:p text:style-name="P34">Glória Patri.</text:p>
      <text:p text:style-name="P35"/>
      <text:p text:style-name="P1">Ex Psalmo 118.</text:p>
      <text:p text:style-name="P9"><text:span text:style-name="T1">Defécit </text:span>in salutáre tuum ánima mea : * et in verbum tuum supersperávi.</text:p>
      <text:p text:style-name="P9">Defecérunt óculi mei in elóquium tuum, * dicéntes : Quando consoláberis me ?</text:p>
      <text:p text:style-name="P9">Quia factus sum sicut uter in pruína : * justificatiónes tuas non sum oblítus.</text:p>
      <text:p text:style-name="P9">Quot sunt dies servi tui ? * quando fácies de persequéntibus me judícium ?</text:p>
      <text:p text:style-name="P9">Narravérunt mihi iníqui fabulatiónes : * sed non ut lex tua.</text:p>
      <text:p text:style-name="P9">Omnia mandáta tua véritas : * iníque persecúti sunt me, ádjuva me.</text:p>
      <text:p text:style-name="P9">Paulóminus consummavérunt me in terra : * ego autem non derelíqui mandáta tua.</text:p>
      <text:p text:style-name="P9">Secúndum misericórdiam tuam vivífica me : * et custódiam testimónia oris tui.</text:p>
      <text:p text:style-name="P34">Glória Patri.</text:p>
      <text:p text:style-name="P34"/>
      <text:p text:style-name="P9">I<text:span text:style-name="T1">n</text:span> ætérnum Dómine, * verbum tuum pérmanet in cœlo.</text:p>
      <text:p text:style-name="P9">In generatiónem et generatiónem véritas tua : * fundásti terrram, et pérmanet.</text:p>
      <text:p text:style-name="P9">Ordinatióne tua persevérat dies : * quóniam ómnia sérviunt tibi.</text:p>
      <text:p text:style-name="P9">Nisi quod lex tua meditátio mea est : * tunc forte periíssem in humilitáte mea.</text:p>
      <text:p text:style-name="P9">In ætérnum non oblivíscar justificatiónes tuas : * quia in ipsis vivificásti me.</text:p>
      <text:p text:style-name="P9">Tuus sum ego, salvum me fac : * quóniam justificatiónes tuas exquisívi.</text:p>
      <text:p text:style-name="P9">Me expectavérunt peccatóres ut pérderent me : * testimónia tua intelléxi.</text:p>
      <text:p text:style-name="P9">Omnis consummatiónis vidi finem : * latum mandátum tuum nimis.</text:p>
      <text:p text:style-name="P34">Glória Patri.</text:p>
      <text:p text:style-name="P38"/>
      <text:p text:style-name="P9"><text:span text:style-name="T1">Quómodo </text:span>diléxi legem tuam Dómine ? * tota die meditátio mea est.</text:p>
      <text:p text:style-name="P9">Super inimícos meos prudéntem me fecísti mandáto tuo : * quia in ætérnum mihi est.</text:p>
      <text:p text:style-name="P9">Super omnes docéntes me intelléxi : * quia testimónia tua meditátio mea est.</text:p>
      <text:p text:style-name="P9">Super senes intelléxi : * quia mandáta tua quæsívi.</text:p>
      <text:p text:style-name="P9">Ab omni via mala prohíbui pedes meos : * ut custódiam verba tua.</text:p>
      <text:p text:style-name="P9">A judíciis tuis non declinávi : * quia tu legem posuísti mihi.</text:p>
      <text:p text:style-name="P9">Quam dúlcia fáucibus meis elóquia tua, * super mel ori meo !</text:p>
      <text:p text:style-name="P9">A mandátis tuis intelléxi : * proptérea odívi omnem viam iniquitátis.</text:p>
      <text:p text:style-name="P34">Glória Patri.</text:p>
      <text:p text:style-name="P35"/>
      <text:p text:style-name="P1">Ex Psalmo 118.</text:p>
      <text:p text:style-name="P9"><text:span text:style-name="T1">Lucérna</text:span> pédibus meis verbum tuum, * et lumen sémitis meis.</text:p>
      <text:p text:style-name="P9">Jurávi, et státui * custodíre judícia justítiæ tuæ.</text:p>
      <text:p text:style-name="P9">Humiliátus sum usquequáque Dómine : * vivífica me secúndum verbum tuum.</text:p>
      <text:p text:style-name="P9">Voluntária oris mei beneplácita fac Dómine : * et judícia tua doce me.</text:p>
      <text:p text:style-name="P9">Anima mea in mánibus meis semper : * et legem tuam non sum oblítus.</text:p>
      <text:p text:style-name="P9">Posuérunt peccatóres láqueum mihi : * et de mandátis tuis non errávi.</text:p>
      <text:p text:style-name="P9">Hæreditáte acquisívi testimónia tua in ætérnum : * quia exultátio cordis mei sunt.</text:p>
      <text:p text:style-name="P9">Inclinávi cor meum ad faciéndas justificatiónes tuas in ætérnum, * propter retributiónem.</text:p>
      <text:p text:style-name="P34">Glória Patri.</text:p>
      <text:p text:style-name="P38"/>
      <text:p text:style-name="P9"><text:span text:style-name="T1">Iníquos </text:span>ódio hábui : * et legem tuam diléxi.</text:p>
      <text:p text:style-name="P9">Adjútor et suscéptor meus es tu : * et in verbum tuum supersperávi.</text:p>
      <text:p text:style-name="P9">Declináte a me malígni : * et scrutábor mandáta Dei mei.</text:p>
      <text:p text:style-name="P9">Súscipe me secúndum elóquium tuum, et vivam : * et non confúndas me ab expectatióne mea.</text:p>
      <text:p text:style-name="P9"><text:soft-page-break/>Adjuva me, et salvus ero : * et meditábor in justificatiónibus tuis semper.</text:p>
      <text:p text:style-name="P9">Sprevísti omnes discedéntes a judíciis tuis : * quia injústa cogitátio eórum.</text:p>
      <text:p text:style-name="P9">Prævaricántes reputávi omnes peccatóres terræ : * ídeo diléxi testimónia tua.</text:p>
      <text:p text:style-name="P9">Confíge timóre tuo carnes meas : * a judíciis enim tuis tímui.</text:p>
      <text:p text:style-name="P34">Glória Patri.</text:p>
      <text:p text:style-name="P38"/>
      <text:p text:style-name="P9"><text:span text:style-name="T1">Feci</text:span> judícium et justítiam : * non tradas me calumniántibus me.</text:p>
      <text:p text:style-name="P9">Súscipe servum tuum in bonum : * non calumniéntur me supérbi.</text:p>
      <text:p text:style-name="P27">Oculi mei defecérunt in salutáre tuum : * et in elóquium justítiæ tuæ.</text:p>
      <text:p text:style-name="P9">Fac cum servo tuo secúndum misericórdiam tuam : * et justificatiónes tuas doce me.</text:p>
      <text:p text:style-name="P9">Servus tuus sum ego : * da mihi intelléctum, ut sciam testimónia tua.</text:p>
      <text:p text:style-name="P9">Tempus faciéndi Dómine : * dissipavérunt legem tuam.</text:p>
      <text:p text:style-name="P9">Ideo diléxi mandáta tua, * super aurum et topázion.</text:p>
      <text:p text:style-name="P9">Proptérea ad ómnia mandáta tua dirigébar : * omnem viam iníquam ódio hábui.</text:p>
      <text:p text:style-name="P34">Glória Patri.</text:p>
      <text:p text:style-name="P34"/>
      <text:p text:style-name="P3">Ex Psalmo 118.</text:p>
      <text:p text:style-name="P9"><text:span text:style-name="T1">Mirabília </text:span>testimónia tua : * ídeo scrutáta est ea ánima mea.</text:p>
      <text:p text:style-name="P9">Declarátio sermónum tuórum illúminat : * et intelléctum dat párvulis.</text:p>
      <text:p text:style-name="P9">Os meum apérui, et attráxi spíritum : * quia mandáta tua desiderábam.</text:p>
      <text:p text:style-name="P9">Aspice in me, et miserére mei, * secúndum judícium diligéntium nomen tuum.</text:p>
      <text:p text:style-name="P9">Gressus meos dírige secúndum elóquium tuum : * et non dominétur mei omnis injustítia.</text:p>
      <text:p text:style-name="P27">Rédime me a calúmniis hóminum : * ut custódiam mandáta tua.</text:p>
      <text:p text:style-name="P9">Fáciem tuam illúmina super servum tuum : * et doce me justificatiónes tuas.</text:p>
      <text:p text:style-name="P9">Exitus aquárum deduxérunt óculi mei : * quia non custodiérunt legem tuam.</text:p>
      <text:p text:style-name="P34">Glória Patri.</text:p>
      <text:p text:style-name="P34"/>
      <text:p text:style-name="P9"><text:span text:style-name="T1">Justus</text:span> es Dómine : * et rectum judícium tuum.</text:p>
      <text:p text:style-name="P9">Mandásti justítiam testimónia tua : * <text:s/>et veritátem tuam nimis.</text:p>
      <text:p text:style-name="P9">Tabéscere me fecit zelus meus : * quia oblíti sunt verba tua inimíci mei.</text:p>
      <text:p text:style-name="P9">Ignítum elóquium tuum veheménter : * et servus tuus diléxit illud.</text:p>
      <text:p text:style-name="P27">Adolescéntulus sum ego, et contémptus : * justificatiónes tuas non sum oblítus.</text:p>
      <text:p text:style-name="P9">Justítia tua, justítia in ætérnum : * et lex tua véritas.</text:p>
      <text:p text:style-name="P9">Tribulátio, et angústia invenérunt me : * mandáta tua meditátio mea est.</text:p>
      <text:p text:style-name="P9">Æquitas testimónia tua in ætérnum : * intelléctum da mihi, et vivam.</text:p>
      <text:p text:style-name="P34">Glória Patri.</text:p>
      <text:p text:style-name="P38"/>
      <text:p text:style-name="P9"><text:span text:style-name="T1">Clamávi</text:span> in toto corde meo, exáudi me Dómine : <text:span text:style-name="T7">*</text:span> justificatiónes tuas requíram.</text:p>
      <text:p text:style-name="P9">Clamávi ad te, salvum me fac : * ut custódiam mandáta tua.</text:p>
      <text:p text:style-name="P9">Prævéni in maturitáte, et clamávi : * quia in verba tua supersperávi.</text:p>
      <text:p text:style-name="P9">Prævenérunt óculi mei ad te dilúculo : * ut meditárer elóquia tua.</text:p>
      <text:p text:style-name="P9">Vocem meam audi secúndum misericórdiam tuam Dómine : * et secúndum judícium tuum vivífica me.</text:p>
      <text:p text:style-name="P9">Appropinquavérunt persequéntes me iniquitáti : * a lege autem tua longe facti sunt.</text:p>
      <text:p text:style-name="P9">Prope es tu Dómine : * et omnes viæ tuæ véritas.</text:p>
      <text:p text:style-name="P9">Inítio cognóvi de testimóniis tuis : * quia in ætérnum fundásti ea.</text:p>
      <text:p text:style-name="P34">Glória Patri.</text:p>
      <text:p text:style-name="P35"/>
      <text:p text:style-name="P1">Ex Psalmo 118.</text:p>
      <text:p text:style-name="P9"><text:span text:style-name="T1">Vide </text:span>humilitátem meam, et éripe me : * quia legem tuam non sum oblítus.</text:p>
      <text:p text:style-name="P9">Júdica judícium meum, et rédime me : * propter elóquium tuum vivífica me.</text:p>
      <text:p text:style-name="P9">Longe a peccatóribus salus : * quia justificatiónes tuas non exquisiérunt.</text:p>
      <text:p text:style-name="P9">Misericórdiæ tuæ multæ Dómine : * secúndum judícium tuum vivífica me.</text:p>
      <text:p text:style-name="P9"><text:soft-page-break/>Multi qui persequúntur me, et tríbulant me : * a testimóniis tuis non declinávi.</text:p>
      <text:p text:style-name="P9">Vidi prævaricántes, et tabescébam : * quia elóquia tua non custodiérunt.</text:p>
      <text:p text:style-name="P9">Vide quóniam mandáta tua diléxi Dómine : * in misericórdia tua vivífica me.</text:p>
      <text:p text:style-name="P9">Princípium verbórum tuórum, véritas : * in ætérnum ómnia judícia justítiæ tuæ.</text:p>
      <text:p text:style-name="P34">Glória Patri.</text:p>
      <text:p text:style-name="P34"/>
      <text:p text:style-name="P9"><text:span text:style-name="T1">Príncipes</text:span> persecúti sunt me gratis : * et a verbis tuis formidávit cor meum.</text:p>
      <text:p text:style-name="P27">Lætábor ego super elóquia tua : * sicut qui invénit spólia multa.</text:p>
      <text:p text:style-name="P9">Iniquitátem ódio hábui, et abominátus sum : * legem autem tuam diléxi.</text:p>
      <text:p text:style-name="P9">Sépties in die laudem dixi tibi, * super judícia justítiæ tuæ.</text:p>
      <text:p text:style-name="P9">Pax multa diligéntibus legem tuam : * et non est illis scándalum.</text:p>
      <text:p text:style-name="P9">Expectábam salutáre tuum Dómine : * et mandáta tua diléxi.</text:p>
      <text:p text:style-name="P9">Custodívit ánima mea testimónia tua : * et diléxit ea veheménter.</text:p>
      <text:p text:style-name="P9">Servávi mandáta tua, et testimónia tua : * quia omnes viæ meæ in conspéctu tuo.</text:p>
      <text:p text:style-name="P34">Glória Patri.</text:p>
      <text:p text:style-name="P34"/>
      <text:p text:style-name="P9"><text:span text:style-name="T1">Appropínquet</text:span> deprecátio mea in conspéctu tuo Dómine : * juxta elóquium tuum da mihi intelléctum.</text:p>
      <text:p text:style-name="P9">Intret postulátio mea in conspéctu tuo : * secúndum elóquium tuum éripe me.</text:p>
      <text:p text:style-name="P9">Eructábunt lábia mea hymnum, * cum docúeris me justificatiónes tuas.</text:p>
      <text:p text:style-name="P9">Pronuntiábit lingua mea elóquium tuum : * quia ómnia mandáta tua æquitas.</text:p>
      <text:p text:style-name="P9">Fiat manus tua ut salvet me : * quóniam mandáta tua elégi.</text:p>
      <text:p text:style-name="P9">Concupívi salutáre tuum Dómine : * et lex tua meditátio mea est.</text:p>
      <text:p text:style-name="P9">Vivet ánima mea, et laudábit te : * et judícia tua adjuvábunt me.</text:p>
      <text:p text:style-name="P9">Errávi, sicut ovis, quæ périit : * quære servum tuum, quia mandáta tua non sum oblítus.</text:p>
      <text:p text:style-name="P34">Glória Patri.</text:p>
      <text:p text:style-name="P34"/>
      <text:p text:style-name="P1">Psalmus 119.</text:p>
      <text:p text:style-name="P29">De affectu viri justi ad alteram vitam.</text:p>
      <text:p text:style-name="P9"><text:span text:style-name="T1">Ad </text:span>Dóminum cum tribulárer clamávi : * et exaudívit me.</text:p>
      <text:p text:style-name="P9">Dómine líbera ánimam meam a lábiis iníquis, * et a lingua dolósa.</text:p>
      <text:p text:style-name="P9">Quid detur tibi, aut quid apponátur tibi * ad linguam dolósam ?</text:p>
      <text:p text:style-name="P9">Sagíttæ poténtis acútæ, * cum carbónibus desolatóriis.</text:p>
      <text:p text:style-name="P9">Heu mihi, quia incolátus meus prolongátus est : habitávi cum habitántibus Cedar : * multum íncola fuit ánima mea.</text:p>
      <text:p text:style-name="P9">Cum his, qui odérunt pacem, eram pacíficus : * cum loquébar illis, impugnábant me gratis.</text:p>
      <text:p text:style-name="P9"/>
      <text:p text:style-name="P3">Psalmus 120.</text:p>
      <text:p text:style-name="P30">De postulatione divini auxilii in tribulatione.</text:p>
      <text:p text:style-name="P9"><text:span text:style-name="T1">Levávi </text:span>óculos meos in montes, * unde véniet auxílium mihi.</text:p>
      <text:p text:style-name="P9">Auxílium meum a Dómino, * qui fecit cœlum et terram.</text:p>
      <text:p text:style-name="P9">Non det in commotiónem pedem tuum : * neque dormítet qui custódit te.</text:p>
      <text:p text:style-name="P9">Ecce non dormitábit neque dórmiet, * qui custódit Israël.</text:p>
      <text:p text:style-name="P9">Dóminus custódit te, Dóminus protéctio tua, * super manum déxteram tuam.</text:p>
      <text:p text:style-name="P9">Per diem sol non uret te : * neque luna per noctem.</text:p>
      <text:p text:style-name="P9">Dóminus custódit te ab omni malo : * custódiat ánimam tuam Dóminus.</text:p>
      <text:p text:style-name="P9">Dóminus custódiat intróitum tuum, et éxitum tuum : * ex hoc nunc, et usque in sæculum.</text:p>
      <text:p text:style-name="P1"/>
      <text:p text:style-name="P1">Psalmus 121.</text:p>
      <text:p text:style-name="P30">De spe et desiderio veniendi ad æternam requiem.</text:p>
      <text:p text:style-name="P9"><text:span text:style-name="T1">Lætátus </text:span>sum in his, quæ dicta sunt mihi : * In domum Dómini íbimus.</text:p>
      <text:p text:style-name="P9">Stantes erant pedes nostri, * in átriis tuis Jerúsalem.</text:p>
      <text:p text:style-name="P9">Jerúsalem, quæ ædificátur ut cívitas : * cujus participátio ejus in idípsum.</text:p>
      <text:p text:style-name="P9"><text:soft-page-break/>Illuc enim ascendérunt tribus, tribus Dómini : * testimónium Israël ad confiténdum nómini Dómini.</text:p>
      <text:p text:style-name="P9">Quia illic sedérunt sedes in judício, * sedes super Domum David.</text:p>
      <text:p text:style-name="P9">Rogáte quæ ad pacem sunt Jerúsalem : * et abundántia diligéntibus te :</text:p>
      <text:p text:style-name="P9">Fiat pax in virtúte tua : * et abundántia in túrribus tuis.</text:p>
      <text:p text:style-name="P9">Propter fratres meos, et próximos meos, * loquébar pacem de te :</text:p>
      <text:p text:style-name="P9">Propter domum Dómini Dei nostri, * quæsivi bona tibi.</text:p>
      <text:p text:style-name="P8"/>
      <text:p text:style-name="P2">Psalmus 122.</text:p>
      <text:p text:style-name="P30">De erigenda mente in Deum tempore tribulationis.</text:p>
      <text:p text:style-name="P9"><text:span text:style-name="T1">Ad</text:span><text:span text:style-name="T6"> </text:span>te levávi óculos meos, * qui hábitas in cœlis.</text:p>
      <text:p text:style-name="P9">Ecce sicut óculi servórum, * in mánibus dominórum suórum,</text:p>
      <text:p text:style-name="P27">Sicut óculi ancíllæ in mánibus dóminæ suæ : * ita óculi nostri ad Dóminum Deum nostrum donec misereátur nostri.</text:p>
      <text:p text:style-name="P9">Miserére nostri Dómine, miserére nostri : * quia multum repléti sumus despectióne :</text:p>
      <text:p text:style-name="P9">Quia multum repléta est ánima nostra : * oppróbrium abundántibus, et despéctio supérbis.</text:p>
      <text:p text:style-name="P3"/>
      <text:p text:style-name="P3">Psalmus 123.</text:p>
      <text:p text:style-name="P30">Gratiarum actio ob ereptionem a periculo.</text:p>
      <text:p text:style-name="P9">N<text:span text:style-name="T1">isi</text:span> quia Dóminus erat in nobis, dicat nunc Israël : * nisi quia Dóminus erat in nobis,</text:p>
      <text:p text:style-name="P9">Cum exúrgerent hómines in nos, * forte vivos deglutíssent nos :</text:p>
      <text:p text:style-name="P9">Cum irascerétur furor eórum in nos, * fórsitan aqua absorbuísset nos.</text:p>
      <text:p text:style-name="P9">Torréntem pertransívit ánima nostra : * fórsitan pertransísset ánima nostra aquam intolerábilem.</text:p>
      <text:p text:style-name="P9">Benedíctus Dóminus * qui non dedit nos, in captiónem déntibus eórum.</text:p>
      <text:p text:style-name="P9">Anima nostra sicut passer erépta est * de láqueo venántium :</text:p>
      <text:p text:style-name="P9">Láqueus contrítus est, * et nos liberáti sumus.</text:p>
      <text:p text:style-name="P9">Adjutórium nostrum in nómine Dómini, * qui fecit cœlum et terram.</text:p>
      <text:p text:style-name="P9"/>
      <text:p text:style-name="P1">Psalmus 124.</text:p>
      <text:p text:style-name="P30">De firma spe et confidentia in Domino semper habenda.</text:p>
      <text:p text:style-name="P9">Qui confídunt in Dómino, sicut mons Sion : * non commovébitur in ætérnum, qui hábitat in Jerúsalem.</text:p>
      <text:p text:style-name="P9">Montes in circúitu ejus : § et Dóminus in circúitu pópuli sui, * ex hoc nunc et usque in sæculum.</text:p>
      <text:p text:style-name="P9">Quia non relínquet Dóminus virgam peccatórum super sortem justórum : * ut non exténdant justi ad iniquitátem manus suas.</text:p>
      <text:p text:style-name="P9">Bénefac Dómine bonis, * et rectis corde.</text:p>
      <text:p text:style-name="P9">Declinántes autem in obligatiónes, addúcet Dóminus cum operántibus iniquitátem : * pax super Israël.</text:p>
      <text:p text:style-name="P9"/>
      <text:p text:style-name="P1">Psalmus 125.</text:p>
      <text:p text:style-name="P29">Ecclesia petit liberari a captivitate.</text:p>
      <text:p text:style-name="P9"><text:span text:style-name="T1">In</text:span> converténdo Dóminus captivitátem Sion : * facti sumus sicut consoláti :</text:p>
      <text:p text:style-name="P9">Tunc replétum est gáudio os nostrum : * et lingua nostra exultatióne.</text:p>
      <text:p text:style-name="P9">Tunc dicent inter gentes : * Magnificávit Dóminus fácere cum eis.</text:p>
      <text:p text:style-name="P9">Magnificávit Dóminus fácere nobíscum : * facti sumus lætántes.</text:p>
      <text:p text:style-name="P9">Convérte Dómine captivitátem nostram, * sicut torrens in Austro.</text:p>
      <text:p text:style-name="P9">Qui séminant in lácrymis, * in exultatióne metent.</text:p>
      <text:p text:style-name="P9">Eúntes ibant et flebant, * mitténtes sémina sua.</text:p>
      <text:p text:style-name="P9">Veniéntes autem vénient cum exultatióne, * portántes manípulos suos.</text:p>
      <text:p text:style-name="P1"/>
      <text:p text:style-name="P1"><text:soft-page-break/>Psalmus 126.</text:p>
      <text:p text:style-name="P30">Nec familiam, nec urbem tutam esse citra Dei favorem.</text:p>
      <text:p text:style-name="P9"><text:span text:style-name="T1">Nisi</text:span> Dóminus ædificáverit domum, * in vanum laboravérunt qui ædíficant eam.</text:p>
      <text:p text:style-name="P9">Nisi Dóminus custodíerit civitátem, * frustra vígilat qui custódit eam.</text:p>
      <text:p text:style-name="P27">Vanum est vobis ante lucem súrgere : * súrgite postquam sedéritis, qui manducátis panem dolóris.</text:p>
      <text:p text:style-name="P9">Cum déderit diléctis suis somnum : * ecce hæréditas Dómini fílii : merces, fructus ventris.</text:p>
      <text:p text:style-name="P9">Sicut sagíttæ in manu poténtis : * ita fílii excussórum.</text:p>
      <text:p text:style-name="P9">Beátus vir qui implévit desidérium suum ex ipsis : * non confundétur cum loquétur inimícis suis in porta.</text:p>
      <text:p text:style-name="P1">Psalmus 127.</text:p>
      <text:p text:style-name="P29">De multiplici fructu timoris Domini.</text:p>
      <text:p text:style-name="P9"><text:span text:style-name="T1">Beáti </text:span>omnes, qui timent Dóminum, * qui ámbulant in viis ejus.</text:p>
      <text:p text:style-name="P9">Labóres mánuum tuárum quia manducábis : * beátus es, et bene tibi erit.</text:p>
      <text:p text:style-name="P9">Uxor tua sicut vitis abúndans, * in latéribus domus tuæ.</text:p>
      <text:p text:style-name="P9">Fílii tui sicut novéllæ olivárum, * in circúitu mensæ tuæ.</text:p>
      <text:p text:style-name="P9">Ecce sic benedicétur homo, * qui timet Dóminum.</text:p>
      <text:p text:style-name="P9">Benedícat tibi Dóminus ex Sion : * et vídeas bona Jerúsalem ómnibus diébus vitæ tuæ.</text:p>
      <text:p text:style-name="P9">Et vídeas fílios filiórum tuórum, * pacem super Israël.</text:p>
      <text:p text:style-name="P1"/>
      <text:p text:style-name="P1">Psalmus 113.</text:p>
      <text:p text:style-name="P30">De liberatione populi Israël de Ægypto, et damnatione idololatriæ.</text:p>
      <text:p text:style-name="P9"><text:span text:style-name="T1">In </text:span>éxitu Israël de Ægypto, * domus Jacob de pópulo bárbaro :</text:p>
      <text:p text:style-name="P9">Facta est Judæa sanctificátio ejus, * Israël potéstas ejus.</text:p>
      <text:p text:style-name="P9">Mare vidit, et fugit : * Jordánis convérsus est retrórsum.</text:p>
      <text:p text:style-name="P9">Montes exultavérunt ut aríetes : * et colles sicut agni óvium.</text:p>
      <text:p text:style-name="P9">Quid est tibi mare quod fugísti : * et tu Jordánis, quia convérsus es retrórsum ?</text:p>
      <text:p text:style-name="P9">Montes exultástis sicut aríetes, * et colles sicut agni óvium.</text:p>
      <text:p text:style-name="P9">A fácie Dómini mota est terra, * a fácie Dei Jacob.</text:p>
      <text:p text:style-name="P9">Qui convértit petram in stagna aquárum, * et rupem in fontes aquárum.</text:p>
      <text:p text:style-name="P9">Non nobis Dómine, non nobis : * sed nómini tuo da glóriam.</text:p>
      <text:p text:style-name="P9">Super misericórdia tua, et veritáte tua : * nequándo dicant gentes : Ubi est Deus eórum ?</text:p>
      <text:p text:style-name="P9">Deus autem noster in cœlo : * ómnia quæcúmque vóluit, fecit.</text:p>
      <text:p text:style-name="P9">Simulácra géntium argéntum, et aurum, * ópera mánuum hóminum.</text:p>
      <text:p text:style-name="P9">Os habent, et non loquéntur : * óculos habent, et non vidébunt.</text:p>
      <text:p text:style-name="P9">Aures habent, et non áudient : * nares habent, et non odorábunt.</text:p>
      <text:p text:style-name="P9">Manus habent, et non palpábunt : § pedes habent, et non ambulábunt : * non clamábunt in gútture suo.</text:p>
      <text:p text:style-name="P9">Símiles illis fiant qui fáciunt ea : * et omnes qui confídunt in eis.</text:p>
      <text:p text:style-name="P9">Domus Israël sperávit in Dómino : * adjútor eórum et protéctor eórum est.</text:p>
      <text:p text:style-name="P9">Domus Aaron sperávit in Dómino : * adjútor eórum et protéctor eórum est.</text:p>
      <text:p text:style-name="P9">Qui timent Dóminum, speravérunt in Dómino : * adjútor eórum et protéctor eórum est.</text:p>
      <text:p text:style-name="P9">Dóminus memor fuit nostri : * et benedíxit nobis.</text:p>
      <text:p text:style-name="P9">Benedíxit dómui Israël : * benedíxit dómui Aaron.</text:p>
      <text:p text:style-name="P9">Benedíxit ómnibus, qui timent Dóminum, * pusíllis cum majóribus.</text:p>
      <text:p text:style-name="P9">Adjíciat Dóminus super vos : * super vos, et super fílios vestros.</text:p>
      <text:p text:style-name="P9">Benedícti vos a Dómino, * qui fecit cœlum, et terram.</text:p>
      <text:p text:style-name="P9">Cœlum cœli Dómino : * terram autem dedit fíliis hóminum.</text:p>
      <text:p text:style-name="P9">Non mórtui laudábunt te Dómine : * neque omnes, qui descéndunt in inférnum.</text:p>
      <text:p text:style-name="P9">Sed nos qui vívimus, benedícimus Dómino, * ex hoc nunc et usque in sæculum.</text:p>
      <text:p text:style-name="P3"/>
      <text:p text:style-name="P3">Psalmus 114.</text:p>
      <text:p text:style-name="P30"><text:soft-page-break/>De refugio ad Deum in omni tribulatione habendo,</text:p>
      <text:p text:style-name="P9"><text:span text:style-name="T1">Diléxi, </text:span>quóniam exáudiet Dóminus * vocem oratiónis meæ.</text:p>
      <text:p text:style-name="P9">Quia inclinávit aurem suam mihi : * et in diébus meis invocábo.</text:p>
      <text:p text:style-name="P9">Circumdedérunt me dolóres mortis : * et perícula inférni invenérunt me.</text:p>
      <text:p text:style-name="P9">Tribulatiónem et dolórem invéni : * et nomen Dómini invocávi.</text:p>
      <text:p text:style-name="P9">O Dómine líbera ánimam meam : § miséricors Dóminus, et justus, * et Deus noster miserétur.</text:p>
      <text:p text:style-name="P9">Custódiens párvulos Dóminus : * humiliátus sum, et liberávit me.</text:p>
      <text:p text:style-name="P9">Convértere ánima mea in réquiem tuam : * quia Dóminus benefécit tibi.</text:p>
      <text:p text:style-name="P9">Quia erípuit ánimam meam de morte : § óculos meos a lácrymis, * pedes meos a lapsu.</text:p>
      <text:p text:style-name="P9">Placébo Dómino * in regióne vivórum.</text:p>
      <text:p text:style-name="P9"/>
      <text:p text:style-name="P1">Psalmus 115.</text:p>
      <text:p text:style-name="P30">De constantia sanctorum Martyrum in confessione veræ fidei.</text:p>
      <text:p text:style-name="P9"><text:span text:style-name="T1">Crédidi, <text:s/></text:span>propter quod locútus sum : * ego autem humiliátus sum nimis.</text:p>
      <text:p text:style-name="P9">Ego dixi in excéssu meo : * Omnis homo mendax.</text:p>
      <text:p text:style-name="P9">Quid retríbuam Dómino, * pro ómnibus, quæ retríbuit mihi ?</text:p>
      <text:p text:style-name="P9">Cálicem salutáris accípiam : * et nomen Dómini invocábo.</text:p>
      <text:p text:style-name="P9">Vota mea Dómino reddam coram omni pópulo ejus : * pretiósa in conspéctu Dómini mors Sanctórum ejus.</text:p>
      <text:p text:style-name="P9">O Dómine quia ego servus tuus : * ego servus tuus, et fílius ancíllæ tuæ.</text:p>
      <text:p text:style-name="P27">Dirupísti víncula mea : § tibi sacrificábo hóstiam laudis, * et nomen Dómini invocábo.</text:p>
      <text:p text:style-name="P9">Vota mea Dómino reddam in conspéctu omnis pópuli ejus : * in átriis domus Dómini, in médio tui Jerúsalem.</text:p>
      <text:p text:style-name="P34">Hic non dicitur Glória Patri. quando Psalmi de Feria dicuntur, additur enim sequens</text:p>
      <text:p text:style-name="P35"/>
      <text:p text:style-name="P1">Psalmus 116.</text:p>
      <text:p text:style-name="P30">Invitantur gentes ad Deum laudandum ob Christum exhibitum.</text:p>
      <text:p text:style-name="P9"><text:span text:style-name="T1">Laudáte</text:span> Dóminum omnes gentes : * laudáte eum omnes pópuli :</text:p>
      <text:p text:style-name="P9">Quóniam confirmáta est super nos misericórdia ejus : * et véritas Dómini manet in ætérnum.</text:p>
      <text:p text:style-name="P3"/>
      <text:p text:style-name="P3">Psalmus 128.</text:p>
      <text:p text:style-name="P30">De persecutione Ecclesiæ, et persequentium dejectione.</text:p>
      <text:p text:style-name="P9"><text:span text:style-name="T1">Sæpe</text:span> expugnavérunt me a juventúte mea, * dicat nunc Israël :</text:p>
      <text:p text:style-name="P9">Sæpe expugnavérunt me a juventúte mea : * étenim non potuérunt mihi.</text:p>
      <text:p text:style-name="P27">Supra dorsum meum fabricavérunt peccatóres : * prolongavérunt iniquitátem suam.</text:p>
      <text:p text:style-name="P9">Dóminus justus concídit cervíces peccatórum : * confundántur et convertántur retrórsum omnes, qui odérunt Sion.</text:p>
      <text:p text:style-name="P9">Fiant sicut fœnum tectórum : * quod priúsquam evellátur, exáruit :</text:p>
      <text:p text:style-name="P9">De quo non implévit manum suam qui metit, * et sinum suum qui manípulos cólligit.</text:p>
      <text:p text:style-name="P9">Et non dixérunt qui præteríbant : Benedíctio Dómini super vos : * benedíximus vobis in nómine Dómini.</text:p>
      <text:p text:style-name="P1"/>
      <text:p text:style-name="P1">Psalmus 129.</text:p>
      <text:p text:style-name="P30">De clamore pœnitentis pro liberatione a peccatis.</text:p>
      <text:p text:style-name="P9"><text:span text:style-name="T1">De</text:span><text:span text:style-name="T6"> </text:span>profúndis clamávi ad te Dómine : * Dómine exáudi vocem meam :</text:p>
      <text:p text:style-name="P9">Fiant aures tuæ intendéntes, * in vocem deprecatiónis meæ.</text:p>
      <text:p text:style-name="P9">Si iniquitátes observáveris Dómine : * Dómine, quis sustinébit ?</text:p>
      <text:p text:style-name="P9">Quia apud te propitiátio est : * et propter legem tuam sustínui te Dómine.</text:p>
      <text:p text:style-name="P9">Sustínuit ánima mea in verbo ejus : * sperávit ánima mea in Dómino.</text:p>
      <text:p text:style-name="P9">A custódia matutína usque ad noctem : * speret Israël in Dómino.</text:p>
      <text:p text:style-name="P9">Quia apud Dóminum misericórdia : * et copiósa apud eum redémptio.</text:p>
      <text:p text:style-name="P9">Et ipse rédimet Israël, * ex ómnibus iniquitátibus ejus.</text:p>
      <text:p text:style-name="P1"><text:soft-page-break/></text:p>
      <text:p text:style-name="P1">Psalmus 130.</text:p>
      <text:p text:style-name="P29">De humilitate cordis semper servanda.</text:p>
      <text:p text:style-name="P9"><text:span text:style-name="T1">Dómine</text:span> non est exaltátum cor meum : * neque eláti sunt óculi mei.</text:p>
      <text:p text:style-name="P9">Neque ambulávi in magnis : * neque in mirabílibus super me.</text:p>
      <text:p text:style-name="P9">Si non humíliter sentiébam : * sed exaltávi ánimam meam.</text:p>
      <text:p text:style-name="P9">Sicut ablactátus est super matre sua, * ita retribútio in ánima mea.</text:p>
      <text:p text:style-name="P9">Speret Israël in Dómino, * ex hoc nunc et usque in sæculum.</text:p>
      <text:p text:style-name="P3"/>
      <text:p text:style-name="P3">Psalmus 131.</text:p>
      <text:p text:style-name="P30">De promissione Christi venturi, ipsi David a Deo facta.</text:p>
      <text:p text:style-name="P9"><text:span text:style-name="T1">Meménto </text:span>Dómine David, * et omnis mansuetúdinis ejus :</text:p>
      <text:p text:style-name="P9">Sicut jurávit Dómino, * votum vovit Deo Jacob :</text:p>
      <text:p text:style-name="P9">Si introíero in tabernáculum domus meæ, * si ascéndero in lectum strati mei :</text:p>
      <text:p text:style-name="P9">Si dédero somnum óculis meis, * et pálpebris meis dormitatiónem :</text:p>
      <text:p text:style-name="P9">Et réquiem tempóribus meis : donec invéniam locum Dómino, * tabernáculum Deo Jacob.</text:p>
      <text:p text:style-name="P9">Ecce audívimus eam in Ephrata : * invénimus eam in campis silvæ.</text:p>
      <text:p text:style-name="P9">Introíbimus in tabernáculum ejus ; * adorábimus in loco, ubi stetérunt pedes ejus.</text:p>
      <text:p text:style-name="P9">Surge Dómine in réquiem tuam, * tu et arca sanctificatiónis tuæ.</text:p>
      <text:p text:style-name="P9">Sacerdótes tui induántur justítiam : * et sancti tui exúltent.</text:p>
      <text:p text:style-name="P9">Propter David servum tuum, * non avértas fáciem Christi tui.</text:p>
      <text:p text:style-name="P9">Jurávit Dóminus David veritátem, et non frustrábitur eam : * de fructu ventris tui ponam super sedem tuam.</text:p>
      <text:p text:style-name="P9">Si custodíerint fílii tui testaméntum meum, * et testimónia mea hæc, quæ docébo eos :</text:p>
      <text:p text:style-name="P9">Et fílii eórum usque in sæculum, * sedébunt super sedem tuam.</text:p>
      <text:p text:style-name="P9">Quóniam elégit Dóminus Sion : * elégit eam in habitatiónem sibi.</text:p>
      <text:p text:style-name="P9">Hæc réquies mea in sæculum sæculi : * hic habitábo quóniam elégi eam.</text:p>
      <text:p text:style-name="P9">Víduam ejus benedícens benedícam : * páuperes ejus saturábo pánibus.</text:p>
      <text:p text:style-name="P9">Sacerdótes ejus índuam salutári : * et sancti ejus exultatióne exultábunt.</text:p>
      <text:p text:style-name="P9">Illuc prodúcam cornu David, * parávi lucérnam Christo meo.</text:p>
      <text:p text:style-name="P9">Inimícos ejus índuam confusióne : * super ipsum autem efflorébit sanctificátio mea.</text:p>
      <text:p text:style-name="P1"/>
      <text:p text:style-name="P1">Psalmus 132</text:p>
      <text:p text:style-name="P29">De commendatione fraternæ charitatis.</text:p>
      <text:p text:style-name="P9"><text:span text:style-name="T1">Ecce </text:span>quam bonum, et quam jucúndum * habitáre fratres in unum :</text:p>
      <text:p text:style-name="P9">Sicut unguéntum in cápite, * quod descéndit in barbam, barbam Aaron,</text:p>
      <text:p text:style-name="P9">Quod descéndit in oram vestiménti ejus : * sicut ros Hermon, qui descéndit in montem Sion.</text:p>
      <text:p text:style-name="P9">Quóniam illic mandávit Dóminus benedictiónem, * et vitam usque in sæculum.</text:p>
      <text:p text:style-name="P1"/>
      <text:p text:style-name="P1">Psalmus 134.</text:p>
      <text:p text:style-name="P30">De operibus Dei populo Israël exhibitis.</text:p>
      <text:p text:style-name="P9"><text:span text:style-name="T1">Laudáte </text:span>nomen Dómini, * laudáte servi Dóminum.</text:p>
      <text:p text:style-name="P9">Qui statis in domo Dómini, * in átriis domus Dei nostri.</text:p>
      <text:p text:style-name="P9">Laudáte Dóminum, quia bonus Dóminus : * psállite nómini ejus, quóniam suáve.</text:p>
      <text:p text:style-name="P9">Quóniam Jacob elégit sibi Dóminus, * Israël in possessiónem sibi.</text:p>
      <text:p text:style-name="P9">Quia ego cognóvi quod magnus est Dóminus, * et Deus noster præ ómnibus diis.</text:p>
      <text:p text:style-name="P9">Omnia quæcúmque vóluit, Dóminus fecit in cœlo, et in terra, * in mari, et in ómnibus abyssis.</text:p>
      <text:p text:style-name="P9">Edúcens nubes ab extrémo terræ : * fúlgura in plúviam fecit.</text:p>
      <text:p text:style-name="P9">Qui prodúcit ventos de thesáuris suis : * qui percússit primogénita Ægypti ab hómine usque ad pecus.</text:p>
      <text:p text:style-name="P9">Et misit signa, et prodígia in médio tui Ægypte : * in Pharaónem, et in omnes servos ejus.</text:p>
      <text:p text:style-name="P9">Qui percússit gentes multas : * et occídit reges fortes :</text:p>
      <text:p text:style-name="P9"><text:soft-page-break/>Sehon regem .Amorrhæórum, et Og regem Basan, * et ómnia regna Chánaan.</text:p>
      <text:p text:style-name="P9">Et dedit terram eórum hæreditátem, * hæreditátem Israël pópulo suo.</text:p>
      <text:p text:style-name="P9">Dómine nomen tuum in ætérnum : * Dómine memoriále tuum in generatiónem et generatiónem.</text:p>
      <text:p text:style-name="P9">Quia judicábit Dóminus pópulum suum : * et in servis suis deprecábitur.</text:p>
      <text:p text:style-name="P9">Simulácra géntium argéntum, et aurum, * ópera mánuum hóminum.</text:p>
      <text:p text:style-name="P27">Os habent, et non loquéntur : * óculos habent, et non vidébunt.</text:p>
      <text:p text:style-name="P9">Aures habent, et non áudient : * neque enim est spíritus in ore ipsórum.</text:p>
      <text:p text:style-name="P9">Símiles illis fiant qui fáciunt ea : * et omnes, qui confídunt in eis.</text:p>
      <text:p text:style-name="P9">Domus Israël benedícite Dómino : * domus Aaron benedícite Dómino.</text:p>
      <text:p text:style-name="P9">Domus Levi benedícite Dómino ; * qui timétis Dóminum, benedícite Dómino.</text:p>
      <text:p text:style-name="P9">Benedictus Dóminus ex Sion, * qui hábitat in Jerúsalem.</text:p>
      <text:p text:style-name="P1"/>
      <text:p text:style-name="P1">Psalmus 135.</text:p>
      <text:p text:style-name="P30">Excitat ad Dei laudes, enumerans beneficia suo populo collata.</text:p>
      <text:p text:style-name="P9"><text:span text:style-name="T1">Confitémini </text:span>Dómino quóniam bonus : * quóniam in ætérnum misericórdia ejus.</text:p>
      <text:p text:style-name="P9">Confitémini Deo deórum : * quóniam in ætérnum misericórdia ejus.</text:p>
      <text:p text:style-name="P9">Confitémini Dómino dominórum : * quóniam in ætérnum misericórdia ejus.</text:p>
      <text:p text:style-name="P9">Qui facit mirabília magna solus : * quóniam in ætérnum misericórdia ejus.</text:p>
      <text:p text:style-name="P9">Qui fecit cœlos in intelléctu : * quóniam in ætérnum misericórdia ejus.</text:p>
      <text:p text:style-name="P9">Qui firmávit terram super aquas : * quóniam in ætérnum misericórdia ejus.</text:p>
      <text:p text:style-name="P9">Qui fecit luminária magna : * quóniam in ætérnum misericórdia ejus.</text:p>
      <text:p text:style-name="P9">Solem in potestátem diéi : * quóniam in ætérnum misericórdia ejus.</text:p>
      <text:p text:style-name="P9">Lunam, et stellas in potestátem noctis : * quóniam in ætérnum misericórdia ejus.</text:p>
      <text:p text:style-name="P9">Qui percússit Ægyptum cum primogénitis eórum : * quóniam in ætérnum misericórdia ejus.</text:p>
      <text:p text:style-name="P9">Qui edúxit Israël de médio eórum : * quóniam in ætérnum misericórdia ejus.</text:p>
      <text:p text:style-name="P9">In manu poténti, et bráchio excélso : * quóniam in ætérnum misericórdia ejus.</text:p>
      <text:p text:style-name="P9">Qui divísit Mare rubrum in divisiónes : * quóniam in ætérnum misericórdia ejus.</text:p>
      <text:p text:style-name="P9">Et edúxit Israël per médium ejus : * quóniam in ætérnum misericórdia ejus.</text:p>
      <text:p text:style-name="P9">Et excússit Pharaónem, et virtútem ejus in Mari rubro : * quóniam in ætérnum misericórdia ejus.</text:p>
      <text:p text:style-name="P9">Qui tradúxit pópulum suum per desértum : * quóniam in ætérnum misericórdia ejus.</text:p>
      <text:p text:style-name="P9">Qui percússit reges magnos : * quóniam in ætérnum misericórdia ejus.</text:p>
      <text:p text:style-name="P9">Et occídit reges fortes : * quóniam in ætérnum misericórdia ejus.</text:p>
      <text:p text:style-name="P9">Sehon regem Amorrhæórum : * quóniam in ætérnum misericórdia ejus.</text:p>
      <text:p text:style-name="P9">Et Og regem Basan : * quóniam in ætérnum misericórdia ejus.</text:p>
      <text:p text:style-name="P9">Et dedit terram eórum hæreditátem : * quóniam in ætérnum misericórdia ejus.</text:p>
      <text:p text:style-name="P9">Hæreditátem Israël servo suo : * quóniam in ætérnum misericórdia ejus.</text:p>
      <text:p text:style-name="P9">Quia in humilitáte nostra memor fuit nostri : * quóniam in ætérnum misericórdia ejus.</text:p>
      <text:p text:style-name="P24">Et redémit nos ab inimícis nostris : * quóniam in ætérnum misericórdia ejus.</text:p>
      <text:p text:style-name="P9">Qui dat escam omni carni : * quóniam in ætérnum misericórdia ejus.</text:p>
      <text:p text:style-name="P9">Confitémini Deo cœli : * quóniam in ætérnum misericórdia ejus.</text:p>
      <text:p text:style-name="P9">Confitémini Dómino dominórum : * quóniam in ætérnum misericórdia ejus.</text:p>
      <text:p text:style-name="P3"/>
      <text:p text:style-name="P3">Psalmus 136.</text:p>
      <text:p text:style-name="P30">De lamentatione populi Israël in captivitate Babylonica.</text:p>
      <text:p text:style-name="P9"><text:span text:style-name="T1">Super </text:span>flúmina Babylónis, illic sédimus et flévimus : * cum recordarémur Sion :</text:p>
      <text:p text:style-name="P9">In salícibus in médio ejus, * suspéndimus órgana nostra.</text:p>
      <text:p text:style-name="P9">Quia illic interrogavérunt nos, qui captívos duxérunt nos, * verba cantiónum :</text:p>
      <text:p text:style-name="P9">Et qui abduxérunt nos : * Hymnum cantáte nobis de cánticis Sion.</text:p>
      <text:p text:style-name="P9">Quómodo cantábimus cánticum Dómini * in terra aliéna ?</text:p>
      <text:p text:style-name="P9">Si oblítus fúero tui Jerúsalem, * oblivióni detur déxtera mea.</text:p>
      <text:p text:style-name="P9"><text:soft-page-break/>Adhæreat lingua mea fáucibus meis, * si non memínero tui :</text:p>
      <text:p text:style-name="P9">Si non proposúero Jerúsalem, * in princípio lætítiæ meæ.</text:p>
      <text:p text:style-name="P9">Memor esto Dómine filiórum Edom, * in die Jerúsalem :</text:p>
      <text:p text:style-name="P9">Qui dicunt : Exinaníte, exinaníte * usque ad fundaméntum in ea.</text:p>
      <text:p text:style-name="P9">Fília Babylónis mísera : * beátus, qui retríbuet tibi retributiónem tuam, quam retribuísti nobis.</text:p>
      <text:p text:style-name="P9">Beátus, qui tenébit, * et allídet párvulos tuos ad petram.</text:p>
      <text:p text:style-name="P8"/>
      <text:p text:style-name="P3">Psalmus 137.</text:p>
      <text:p text:style-name="P30">De gratiarum actione pro bonis a Deo acceptis.</text:p>
      <text:p text:style-name="P9"><text:span text:style-name="T1">Confitébor </text:span>tibi Dómine in toto corde meo : * quóniam audísti verba oris mei.</text:p>
      <text:p text:style-name="P9">In conspéctu Angelórum psallam tibi : * adorábo ad templum sanctum tuum, et confitébor nómini tuo.</text:p>
      <text:p text:style-name="P9">Super misericórdia tua, et veritáte tua : * quóniam magnificásti super omne, nomen sanctum tuum.</text:p>
      <text:p text:style-name="P9">In quacúmque die invocávero te, exáudi me : * multiplicábis in ánima mea virtútem.</text:p>
      <text:p text:style-name="P9">Confiteántur tibi Dómine omnes reges terræ : * quia audiérunt ómnia verba oris tui :</text:p>
      <text:p text:style-name="P9">Et cantent in viis Dómini : * quóniam magna est glória Dómini.</text:p>
      <text:p text:style-name="P9">Quóniam excélsus Dóminus, et humília réspicit : * et alta a longe cognóscit.</text:p>
      <text:p text:style-name="P9">Si ambulávero in médio tribulatiónis, vivificábis me : * et super iram inimicórum meórum extendísti manum tuam, et salvum me fecit déxtera tua.</text:p>
      <text:p text:style-name="P9">Dóminus retríbuet pro me : * Dómine misericórdia tua in sæculum : ópera mánuum tuárum ne despícias.</text:p>
      <text:p text:style-name="P9"/>
      <text:p text:style-name="P3">Psalmus 138</text:p>
      <text:p text:style-name="P30">De eminentia divinæ Majestatis ubique præsentis, et omnia cognoscentis.</text:p>
      <text:p text:style-name="P9"><text:span text:style-name="T1">Dómine</text:span> probásti me, et cognovísti me : * tu cognovísti sessiónem meam, et resurrectiónem meam.</text:p>
      <text:p text:style-name="P9">Intellexísti cogitatiónes meas de longe : * sémitam meam, et funículum meum investigásti.</text:p>
      <text:p text:style-name="P9">Et omnes vias meas prævidísti : * quia non est sermo in lingua mea.</text:p>
      <text:p text:style-name="P27">Ecce Dómine tu cognovísti ómnia novíssima, et antíqua : * tu formásti me, et posuísti super me manum tuam.</text:p>
      <text:p text:style-name="P9">Mirábilis facta est sciéntia tua ex me : * confortáta est, et non pótero ad eam.</text:p>
      <text:p text:style-name="P9">Quo ibo a spíritu tuo ? * et quo a fácie tua fúgiam ?</text:p>
      <text:p text:style-name="P9">Si ascéndero in cœlum, tu illic es : * si descéndero in inférnum, ades.</text:p>
      <text:p text:style-name="P9">Si súmpsero pennas meas dilúculo, * et habitávero in extrémis maris :</text:p>
      <text:p text:style-name="P9">Etenim illuc manus tua dedúcet me : * et tenébit me déxtera tua.</text:p>
      <text:p text:style-name="P1"/>
      <text:p text:style-name="P1">Divisio Psalmi <text:span text:style-name="T17">1</text:span>38.</text:p>
      <text:p text:style-name="P9"><text:span text:style-name="T1">Et</text:span><text:span text:style-name="T7"> </text:span>dixi : Fórsitan ténebræ conculcábunt me : * et nox illuminátio mea in delíciis meis.</text:p>
      <text:p text:style-name="P9">Quia ténebræ non obscurabúntur a te, et nox sicut dies illuminábitur : * sicut ténebræ ejus, ita et lumen ejus.</text:p>
      <text:p text:style-name="P9">Quia tu possedísti renes meos : * suscepísti me de útero matris meæ.</text:p>
      <text:p text:style-name="P9">Confitébor tibi quia terribíliter magnificátus es : * mirabília ópera tua, et ánima mea cognóscit nimis.</text:p>
      <text:p text:style-name="P9">Non est occultátum os meum a te, quod fecísti in occúlto : * et substántia mea in inferióribus terræ.</text:p>
      <text:p text:style-name="P9">Imperféctum meum vidérunt oculi tui, § et in libro tuo omnes scribéntur : * dies formabúntur, et nemo in eis.</text:p>
      <text:p text:style-name="P9">Mihi autem nimis honorificáti sunt amíci tui, Deus : * nimis confortátus est principátus eórum.</text:p>
      <text:p text:style-name="P9">Dinumerábo eos, et super arénam multiplicabúntur : * exurréxi, et adhuc sum tecum.</text:p>
      <text:p text:style-name="P9">Si occíderis Deus peccatóres : * viri sánguinum declináte a me :</text:p>
      <text:p text:style-name="P9"><text:soft-page-break/>Quia dícitis in cogitatióne : * Accípient in vanitáte civitátes tuas.</text:p>
      <text:p text:style-name="P9">Nonne qui odérunt te Dómine, óderam : * et super inimícos tuos tabescébam ?</text:p>
      <text:p text:style-name="P9">Perfécto ódio óderam illos : * et inimíci facti sunt mihi.</text:p>
      <text:p text:style-name="P9">Proba me Deus, et scito cor meum : * intérroga me, et cognósce sémitas meas.</text:p>
      <text:p text:style-name="P9">Et vide, si via iniquitátis in me est : * et deduc me in via ætérna.</text:p>
      <text:p text:style-name="P9"/>
      <text:p text:style-name="P3">Psalmus 139.</text:p>
      <text:p text:style-name="P30">De gemitu viri justi, ut a malorum vexationibus liberetur.</text:p>
      <text:p text:style-name="P9"><text:span text:style-name="T1">Eripe</text:span> me Dómine ab hómine malo : * a viro iníquo éripe me.</text:p>
      <text:p text:style-name="P9">Qui cogitavérunt iniquitátes in corde : * tota die constituébant prælia.</text:p>
      <text:p text:style-name="P9">Acuérunt linguas suas sicut serpéntis : * venénum áspidum sub lábiis eórum.</text:p>
      <text:p text:style-name="P27">Custódi me Dómine de manu peccatóris : * et ab homínibus iníquis éripe me.</text:p>
      <text:p text:style-name="P9">Qui cogitavérunt supplantáre gressus meos : * abscondérunt supérbi láqueum mihi :</text:p>
      <text:p text:style-name="P9">Et funes extendérunt in láqueum : * juxta iter scándalum posuérunt mihi.</text:p>
      <text:p text:style-name="P9">Dixi Dómino : Deus meus es tu : * exáudi Dómine vocem deprecatiónis meæ.</text:p>
      <text:p text:style-name="P9">Dómine, Dómine virtus salútis meæ : * obumbrásti super caput meum in die belli :</text:p>
      <text:p text:style-name="P9">Ne tradas me Dómine a desidério meo peccatóri : * cogitavérunt contra me, ne derelínquas me, ne forte exalténtur.</text:p>
      <text:p text:style-name="P9">Caput circúitus eórum : * labor labiórum ipsórum opériet eos.</text:p>
      <text:p text:style-name="P9">Cadent super eos carbónes, in ignem dejícies eos : * in misériis non subsístent.</text:p>
      <text:p text:style-name="P9">Vir linguósus non dirigétur in terra : * virum injústum mala cápient in intéritu.</text:p>
      <text:p text:style-name="P9">Cognóvi quia fáciet Dóminus judícium ínopis : * et vindíctam páuperum.</text:p>
      <text:p text:style-name="P9">Verúmtamen justi confitebúntur nómini tuo : * et habitábunt recti cum vultu tuo.</text:p>
      <text:p text:style-name="P1"/>
      <text:p text:style-name="P1">Psalmus 140.</text:p>
      <text:p text:style-name="P30">Orat, ut sit patiens in afflictionibus , et tutus ab inimicis.</text:p>
      <text:p text:style-name="P9"><text:span text:style-name="T1">Dómine</text:span> clamávi ad te, exáudi me : * inténde voci meæ, cum clamávero ad te.</text:p>
      <text:p text:style-name="P9">Dirigátur orátio mea sicut incénsum in conspéctu tuo : * elevátio mánuum meárum sacrifícium vespertínum.</text:p>
      <text:p text:style-name="P9">Pone Dómine custódiam ori meo : * et óstium circumstántiæ lábiis meis.</text:p>
      <text:p text:style-name="P9">Non declínes cor meum in verba malítiæ, * ad excusándas excusatiónes in peccátis.</text:p>
      <text:p text:style-name="P9">Cum homínibus operántibus iniquitátem : * et non communicábo cum eléctis eórum.</text:p>
      <text:p text:style-name="P9">Corrípiet me justus in misericórdia, et increpábit me : * óleum autem peccatóris non impínguet caput meum.</text:p>
      <text:p text:style-name="P9">Quóniam adhuc et orátio mea in beneplácitis eórum : * absórpti sunt juncti petræ júdices eórum.</text:p>
      <text:p text:style-name="P9">Audient verba mea quóniam potuérunt : * sicut crassitúdo terræ erúpta est super terram.</text:p>
      <text:p text:style-name="P9">Dissipáta sunt ossa nostra secus inférnum : § quia ad te Dómine, Dómine óculi mei : * in te sperávi, non áuferas ánimam meam.</text:p>
      <text:p text:style-name="P9">Custódi me a láqueo, quem statuérunt mihi : * et a scándalis operántium iniquitátem.</text:p>
      <text:p text:style-name="P9">Cadent in retiáculo ejus peccatóres : * singuláriter sum ego donec tránseam.</text:p>
      <text:p text:style-name="P9"/>
      <text:p text:style-name="P1">Psalmus 141.</text:p>
      <text:p text:style-name="P30">Humana ope destitutus ad divinam confugit.</text:p>
      <text:p text:style-name="P9"><text:span text:style-name="T1">Voce </text:span>mea ad Dóminum clamávi : * voce mea ad Dóminum deprecátus sum :</text:p>
      <text:p text:style-name="P9">Effúndo in conspéctu ejus oratiónem meam, * et tribulatiónem meam ante ipsum pronúntio.</text:p>
      <text:p text:style-name="P9">In deficiéndo ex me spíritum meum, * et tu cognovísti sémitas meas.</text:p>
      <text:p text:style-name="P9">In via hac, qua ambulábam, * abscondérunt láqueum mihi.</text:p>
      <text:p text:style-name="P9">Considerábam ad déxteram et vidébam : * et non erat qui cognósceret me.</text:p>
      <text:p text:style-name="P9">Périit fuga a me, * et non est qui requírat ánimam meam.</text:p>
      <text:p text:style-name="P9">Clamávi ad te Dómine, § dixi : Tu es spes mea, * pórtio mea in terra vivéntium.</text:p>
      <text:p text:style-name="P9">Inténde ad deprecatiónem meam : * quia humiliátus sum nimis.</text:p>
      <text:p text:style-name="P9"><text:soft-page-break/>Líbera me a persequéntibus me : * quia confortáti sunt super me.</text:p>
      <text:p text:style-name="P9">Educ de custódia ánimam meam ad confiténdum nómini tuo : * me expéctant justi, donec retríbuas mihi.</text:p>
      <text:p text:style-name="P1"/>
      <text:p text:style-name="P1">Psalmus 143.</text:p>
      <text:p text:style-name="P30">Gratiarum actio pro victoria contra hostes animæ.</text:p>
      <text:p text:style-name="P9">B<text:span text:style-name="T1">enedíctus</text:span> Dóminus Deus meus, qui docet manus meas ad prælium, * et dígitos meos ad bellum.</text:p>
      <text:p text:style-name="P9">Misericórdia mea, et refúgium meum : * suscéptor meus, et liberátor meus :</text:p>
      <text:p text:style-name="P9">Protéctor meus, et in ipso sperávi : * qui subdit pópulum meum sub me.</text:p>
      <text:p text:style-name="P9">Dómine quid est homo, quia innotuísti ei ? * aut fílius hóminis, quia réputas eum ?</text:p>
      <text:p text:style-name="P9">Homo vanitáti símilis factus est : * dies ejus sicut umbra prætéreunt.</text:p>
      <text:p text:style-name="P9">Dómine inclína cœlos tuos, et descénde : * tange montes, et fumigábunt.</text:p>
      <text:p text:style-name="P9">Fúlgura coruscatiónem, et dissipábis eos : * emítte sagíttas tuas, et conturbábis eos :</text:p>
      <text:p text:style-name="P9">Emítte manum tuam de alto, § éripe me, et l<text:span text:style-name="T13">í</text:span>bera me de aquis multis : * de manu filiórum alienórum.</text:p>
      <text:p text:style-name="P9">Quorum os locútum est vanitátem : * et déxtera eórum, déxtera iniquitátis.</text:p>
      <text:p text:style-name="P1"/>
      <text:p text:style-name="P1">Divisio Psalmi 143.</text:p>
      <text:p text:style-name="P9"><text:span text:style-name="T1">Deus</text:span> cánticum novum cantábo tibi : * in psaltério decachórdo psallam tibi.</text:p>
      <text:p text:style-name="P9">Qui das salútem régibus : * qui redemísti David servum tuum de gládio malígno : éripe me.</text:p>
      <text:p text:style-name="P9">Et érue me de manu filiórum alienórum, § quorum os locútum est vanitátem : * et déxtera eórum, déxtera iniquitátis :</text:p>
      <text:p text:style-name="P9">Quorum fílii, sicut novéllæ plantatiónes * in juventúte sua.</text:p>
      <text:p text:style-name="P9">Fíliæ eórum compósitæ : * circumornátæ ut similitúdo templi.</text:p>
      <text:p text:style-name="P9">Promptuária eórum plena, * eructántia ex hoc in illud.</text:p>
      <text:p text:style-name="P9">Oves eórum fœtósæ, abundántes in egréssibus suis : * boves eórum crassæ.</text:p>
      <text:p text:style-name="P9">Non est ruína macériæ, neque tránsitus : * neque clamor in platéis eórum.</text:p>
      <text:p text:style-name="P9">Beátum dixérunt pópulum, cui hæc sunt : * beátus pópulus, cujus Dóminus Deus ejus.</text:p>
      <text:p text:style-name="P3"/>
      <text:p text:style-name="P3">Psalmus 144.</text:p>
      <text:p text:style-name="P30">Deum extollit ob ejus magnitudinem et beneficentiam.</text:p>
      <text:p text:style-name="P9"><text:span text:style-name="T1">Exaltábo</text:span> te Deus meus Rex : * et benedícam nómini tuo in sæculum, et in sæculum sæculi.</text:p>
      <text:p text:style-name="P9">Per síngulos dies benedícam tibi : * et laudábo nomen tuum in sæculum, et in sæculum sæculi.</text:p>
      <text:p text:style-name="P9">Magnus Dóminus et laudábilis nimis : * et magnitúdinis ejus non est finis.</text:p>
      <text:p text:style-name="P9">Generátio et generátio laudábit ópera tua : * et poténtiam tuam pronuntiábunt.</text:p>
      <text:p text:style-name="P9">Magnificéntiam glóriæ sanctitátis tuæ loquéntur : * et mirabília tua narrábunt.</text:p>
      <text:p text:style-name="P9">Et virtútem terribílium tuórum dicent : * et magnitúdinem tuam narrábunt.</text:p>
      <text:p text:style-name="P9">Memóriam abundántiæ suavitátis tuæ eructábunt : * et justítia tua exultábunt.</text:p>
      <text:p text:style-name="P9">Miserátor et miséricors Dóminus : * pátiens, et multum miséricors.</text:p>
      <text:p text:style-name="P9">Suávis Dóminus univérsis : * et miseratiónes ejus super ómnia ópera ejus.</text:p>
      <text:p text:style-name="P9"/>
      <text:p text:style-name="P1">Divisio Psalmi 144.</text:p>
      <text:p text:style-name="P9"><text:span text:style-name="T1">Confiteántur</text:span> tibi Dómine ómnia ópera tua : * et sancti tui benedícant tibi.</text:p>
      <text:p text:style-name="P9">Glóriam regni tui dicent : * et poténtiam tuam loquéntur :</text:p>
      <text:p text:style-name="P9">Ut notam fáciant fíliis hóminum poténtiam tuam : * et glóriam magnificéntiæ regni tui.</text:p>
      <text:p text:style-name="P9">Regnum tuum regnum ómnium sæculórum : * et dominátio tua in omni generatióne et generatiónem.</text:p>
      <text:p text:style-name="P9">Fidélis Dóminus in ómnibus verbis suis : * et sanctus in ómnibus opéribus suis.</text:p>
      <text:p text:style-name="P9">Allevat Dóminus omnes qui córruunt : * et érigit omnes elísos.</text:p>
      <text:p text:style-name="P9">Oculi ómnium in te sperant Dómine : * et tu das escam illórum in témpore opportúno.</text:p>
      <text:p text:style-name="P9">Aperis tu manum tuam : * el imples omne ánimal benedictióne.</text:p>
      <text:p text:style-name="P9"><text:soft-page-break/>Justus Dóminus in ómnibus viis suis : * et sanctus in ómnibus opéribus suis.</text:p>
      <text:p text:style-name="P9">Prope est Dóminus ómnibus invocántibus eum : * ómnibus invocántibus eum in veritáte.</text:p>
      <text:p text:style-name="P9">Voluntátem timéntium se fáciet, § et deprecatiónem eórum exáudiet : * et salvos fáciet eos.</text:p>
      <text:p text:style-name="P9">Cus<text:span text:style-name="T13">t</text:span>ódit Dóminus omnes diligéntes se : * et omnes peccatóres dispérdet.</text:p>
      <text:p text:style-name="P9">Laudatiónem Dómini loquétur os meum : * et benedícat omnis caro nómini sancto ejus in sæculum, et in sæculum sæculi.</text:p>
      <text:p text:style-name="P1"/>
      <text:p text:style-name="P1">Psalmus 145.</text:p>
      <text:p text:style-name="P30">Non hominibus, sed Deo fidens beatus est.</text:p>
      <text:p text:style-name="P9"><text:span text:style-name="T1">Lauda </text:span>ánima mea Dóminum, § laudábo Dóminum in vita mea : * psallam Deo meo quámdiu fúero.</text:p>
      <text:p text:style-name="P9">Nolíte confídere in princípibus : * in fíliis hóminum, in quibus non est salus.</text:p>
      <text:p text:style-name="P9">Exíbit spíritus ejus, et revertétur in terram suam : * in illa die períbunt omnes cogitatiónes eórum.</text:p>
      <text:p text:style-name="P9">Beátus, cujus Deus Jacob adjútor ejus, § spes ejus in Dómino Deo ipsíus : * qui fecit cœlum et terram, mare, et ómnia, quæ in eis sunt.</text:p>
      <text:p text:style-name="P9">Qui custódit veritátem in sæculum, § facit judícium injúriam patiéntibus : * dat escam esuriéntibus.</text:p>
      <text:p text:style-name="P9">Dóminus solvit compedítos : * Dóminus illúminat cæcos.</text:p>
      <text:p text:style-name="P9">Dóminus érigit elísos, * Dóminus díligit justos.</text:p>
      <text:p text:style-name="P9">Dóminus custódit ádvenas, § pupíllum et víduam suscípiet : * et vias peccatórum dispérdet.</text:p>
      <text:p text:style-name="P9">Regnábit Dóminus in sæcula Deus tuus Sion, * in generatiónem et generatiónem.</text:p>
      <text:p text:style-name="P9"/>
      <text:p text:style-name="P1">Psalmus 146.</text:p>
      <text:p text:style-name="P30">Deum laudat ob providentiam in suum populum, et ejus beneficia.</text:p>
      <text:p text:style-name="P9"><text:span text:style-name="T1">Laudáte</text:span> Dóminum quóniam bonus est psalmus : * Deo nostro sit jucúnda, decoráque laudátio.</text:p>
      <text:p text:style-name="P27">Ædíficans Jerúsalem Dóminus : * dispersiónes Israélis congregábit.</text:p>
      <text:p text:style-name="P9">Qui sanat contritos corde : * et álligat contritiónes eórum.</text:p>
      <text:p text:style-name="P9">Qui númerat multitúdinem stellárum : * et ómnibus eis nómina vocat.</text:p>
      <text:p text:style-name="P9">Magnus Dóminus noster, et magna virtus ejus : * et sapiéntiæ ejus non est númerus.</text:p>
      <text:p text:style-name="P9">Suscípiens mansuétos Dóminus : * humílians autem peccatóres usque ad terram.</text:p>
      <text:p text:style-name="P9">Præcínite Dómino in confessióne : * psállite Deo nostro in cíthara.</text:p>
      <text:p text:style-name="P9">Qui óperit cœlum núbibus : * et parat terræ plúviam.</text:p>
      <text:p text:style-name="P9">Qui prodúcit in móntibus fœnum : * et herbam servitúti hóminum.</text:p>
      <text:p text:style-name="P9">Qui dat juméntis escam ipsórum : * et pullis corvórum invocántibus eum.</text:p>
      <text:p text:style-name="P9">Non in fortitúdine equi voluntátem habébit : * nec in tíbiis viri beneplácitum erit ei.</text:p>
      <text:p text:style-name="P9">Beneplácitum est Dómino super timéntes eum : * et in eis, qui sperant super misericórdia ejus.</text:p>
      <text:p text:style-name="P1"/>
      <text:p text:style-name="P1">Psalmus 147.</text:p>
      <text:p text:style-name="P29">Invitatio Ecclesiæ ad Dei laudem.</text:p>
      <text:p text:style-name="P9"><text:span text:style-name="T1">Lauda</text:span> Jerúsalem Dóminum : * lauda Deum tuum Sion.</text:p>
      <text:p text:style-name="P9">Quóniam confortávit seras portárum tuárum : * benedíxit fíliis tuis in te.</text:p>
      <text:p text:style-name="P9">Qui pósuit fines tuos pacem : * et ádipe fruménti sátiat te.</text:p>
      <text:p text:style-name="P9">Qui emíttit elóquium suum terræ : * velóciter currit sermo ejus.</text:p>
      <text:p text:style-name="P9">Qui dat nivem sicut lanam : * nébulam sicut cínerem spargit.</text:p>
      <text:p text:style-name="P9">Mittit crystállum suam sicut buccéllas : * ante fáciem frígoris ejus quis sustinébit ?</text:p>
      <text:p text:style-name="P9">Emíttet verbum suum, et liquefáciet ea : * flabit spíritus ejus, et fluent aquæ.</text:p>
      <text:p text:style-name="P9">Qui annúntiat verbum suum Jacob : * justítias, et judícia sua Israël.</text:p>
      <text:p text:style-name="P9">Non fecit táliter omni natióni : * et judícia sua non manifestávit eis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French Script MT" svg:font-family="'French Script MT', 'Courier New'" style:font-family-generic="script" style:font-pitch="variable"/>
    <style:font-face style:name="Linux Libertine S.O.Cist." svg:font-family="'Linux Libertine S.O.Cist.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2pt" fo:language="en" fo:country="U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 fo:keep-with-next="always"/>
      <style:text-properties fo:font-style="italic" style:font-style-asian="italic"/>
    </style:style>
    <style:style style:name="Text_20_body_20_indent" style:display-name="Text body indent" style:family="paragraph" style:parent-style-name="Standard" style:class="text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tandardní_20_písmo_20_odstavce" style:display-name="Standardní písmo odstavce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2953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2846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275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salmus 1</dc:title>
    <dc:subject/>
    <meta:keyword/>
    <dc:description/>
    <meta:initial-creator>Michaela</meta:initial-creator>
    <meta:creation-date>2003-03-12T10:30:00</meta:creation-date>
    <dc:date>2023-07-21T15:40:33.036000000</dc:date>
    <meta:editing-cycles>77</meta:editing-cycles>
    <meta:editing-duration>P3DT13H21M47S</meta:editing-duration>
    <meta:generator>LibreOffice/7.5.4.2$Windows_x86 LibreOffice_project/36ccfdc35048b057fd9854c757a8b67ec53977b6</meta:generator>
    <meta:document-statistic meta:table-count="0" meta:image-count="0" meta:object-count="0" meta:page-count="70" meta:paragraph-count="2994" meta:word-count="36498" meta:character-count="212482" meta:non-whitespace-character-count="178951"/>
  </office:meta>
</office:document-meta>
</file>